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Pictures/10000201000001380000009479BFC2C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41" style:family="table-column">
      <style:table-column-properties fo:break-before="auto" style:column-width="1.6417in"/>
    </style:style>
    <style:style style:name="co42" style:family="table-column">
      <style:table-column-properties fo:break-before="auto" style:column-width="0.8909in"/>
    </style:style>
    <style:style style:name="co43" style:family="table-column">
      <style:table-column-properties fo:break-before="auto" style:column-width="1.148in"/>
    </style:style>
    <style:style style:name="co44" style:family="table-column">
      <style:table-column-properties fo:break-before="auto" style:column-width="3.1929in"/>
    </style:style>
    <style:style style:name="co45" style:family="table-column">
      <style:table-column-properties fo:break-before="auto" style:column-width="0.9102in"/>
    </style:style>
    <style:style style:name="co46" style:family="table-column">
      <style:table-column-properties fo:break-before="auto" style:column-width="0.6799in"/>
    </style:style>
    <style:style style:name="co17" style:family="table-column">
      <style:table-column-properties fo:break-before="auto" style:column-width="0.7126in"/>
    </style:style>
    <style:style style:name="co18" style:family="table-column">
      <style:table-column-properties fo:break-before="auto" style:column-width="2.2437in"/>
    </style:style>
    <style:style style:name="co19" style:family="table-column">
      <style:table-column-properties fo:break-before="auto" style:column-width="2.2661in"/>
    </style:style>
    <style:style style:name="co20" style:family="table-column">
      <style:table-column-properties fo:break-before="auto" style:column-width="2.6165in"/>
    </style:style>
    <style:style style:name="co21" style:family="table-column">
      <style:table-column-properties fo:break-before="auto" style:column-width="1.1756in"/>
    </style:style>
    <style:style style:name="co22" style:family="table-column">
      <style:table-column-properties fo:break-before="auto" style:column-width="1.2709in"/>
    </style:style>
    <style:style style:name="co23" style:family="table-column">
      <style:table-column-properties fo:break-before="auto" style:column-width="1.6528in"/>
    </style:style>
    <style:style style:name="co24" style:family="table-column">
      <style:table-column-properties fo:break-before="auto" style:column-width="0.889in"/>
    </style:style>
    <style:style style:name="co25" style:family="table-column">
      <style:table-column-properties fo:break-before="auto" style:column-width="1.0575in"/>
    </style:style>
    <style:style style:name="co26" style:family="table-column">
      <style:table-column-properties fo:break-before="auto" style:column-width="1.0173in"/>
    </style:style>
    <style:style style:name="co27" style:family="table-column">
      <style:table-column-properties fo:break-before="auto" style:column-width="1.4299in"/>
    </style:style>
    <style:style style:name="co28" style:family="table-column">
      <style:table-column-properties fo:break-before="auto" style:column-width="1.5307in"/>
    </style:style>
    <style:style style:name="co29" style:family="table-column">
      <style:table-column-properties fo:break-before="auto" style:column-width="4.9256in"/>
    </style:style>
    <style:style style:name="co30" style:family="table-column">
      <style:table-column-properties fo:break-before="auto" style:column-width="1.1783in"/>
    </style:style>
    <style:style style:name="co31" style:family="table-column">
      <style:table-column-properties fo:break-before="auto" style:column-width="0.6646in"/>
    </style:style>
    <style:style style:name="co32" style:family="table-column">
      <style:table-column-properties fo:break-before="auto" style:column-width="2.4882in"/>
    </style:style>
    <style:style style:name="co33" style:family="table-column">
      <style:table-column-properties fo:break-before="auto" style:column-width="0.6138in"/>
    </style:style>
    <style:style style:name="co34" style:family="table-column">
      <style:table-column-properties fo:break-before="auto" style:column-width="1.5508in"/>
    </style:style>
    <style:style style:name="co35" style:family="table-column">
      <style:table-column-properties fo:break-before="auto" style:column-width="0.9063in"/>
    </style:style>
    <style:style style:name="co36" style:family="table-column">
      <style:table-column-properties fo:break-before="auto" style:column-width="1.6319in"/>
    </style:style>
    <style:style style:name="co37" style:family="table-column">
      <style:table-column-properties fo:break-before="auto" style:column-width="1.672in"/>
    </style:style>
    <style:style style:name="co38" style:family="table-column">
      <style:table-column-properties fo:break-before="auto" style:column-width="0.6744in"/>
    </style:style>
    <style:style style:name="co39" style:family="table-column">
      <style:table-column-properties fo:break-before="auto" style:column-width="0.752in"/>
    </style:style>
    <style:style style:name="co40" style:family="table-column">
      <style:table-column-properties fo:break-before="auto" style:column-width="0.602in"/>
    </style:style>
    <style:style style:name="co47" style:family="table-column">
      <style:table-column-properties fo:break-before="auto" style:column-width="1.3744in"/>
    </style:style>
    <style:style style:name="co48" style:family="table-column">
      <style:table-column-properties fo:break-before="auto" style:column-width="2.0244in"/>
    </style:style>
    <style:style style:name="co49" style:family="table-column">
      <style:table-column-properties fo:break-before="auto" style:column-width="2.3972in"/>
    </style:style>
    <style:style style:name="co50" style:family="table-column">
      <style:table-column-properties fo:break-before="auto" style:column-width="2.2862in"/>
    </style:style>
    <style:style style:name="co51" style:family="table-column">
      <style:table-column-properties fo:break-before="auto" style:column-width="0.411in"/>
    </style:style>
    <style:style style:name="co52" style:family="table-column">
      <style:table-column-properties fo:break-before="auto" style:column-width="1.2083in"/>
    </style:style>
    <style:style style:name="co53" style:family="table-column">
      <style:table-column-properties fo:break-before="auto" style:column-width="0.772in"/>
    </style:style>
    <style:style style:name="co54" style:family="table-column">
      <style:table-column-properties fo:break-before="auto" style:column-width="0.6618in"/>
    </style:style>
    <style:style style:name="co55" style:family="table-column">
      <style:table-column-properties fo:break-before="auto" style:column-width="0.7319in"/>
    </style:style>
    <style:style style:name="ro9" style:family="table-row">
      <style:table-row-properties style:row-height="0.3728in" fo:break-before="auto" style:use-optimal-row-height="true"/>
    </style:style>
    <style:style style:name="ro7" style:family="table-row">
      <style:table-row-properties style:row-height="0.1945in" fo:break-before="auto" style:use-optimal-row-height="true"/>
    </style:style>
    <style:style style:name="ro10" style:family="table-row">
      <style:table-row-properties style:row-height="0.3311in" fo:break-before="auto" style:use-optimal-row-height="true"/>
    </style:style>
    <style:style style:name="ro40" style:family="table-row">
      <style:table-row-properties style:row-height="0.2484in" fo:break-before="auto" style:use-optimal-row-height="false"/>
    </style:style>
    <style:style style:name="ro41" style:family="table-row">
      <style:table-row-properties style:row-height="0.4972in" fo:break-before="auto" style:use-optimal-row-height="false"/>
    </style:style>
    <style:style style:name="ro5" style:family="table-row">
      <style:table-row-properties style:row-height="0.1965in" fo:break-before="auto" style:use-optimal-row-height="false"/>
    </style:style>
    <style:style style:name="ro42" style:family="table-row">
      <style:table-row-properties style:row-height="0.2693in" fo:break-before="auto" style:use-optimal-row-height="false"/>
    </style:style>
    <style:style style:name="ro12" style:family="table-row">
      <style:table-row-properties style:row-height="0.3728in" fo:break-before="auto" style:use-optimal-row-height="false"/>
    </style:style>
    <style:style style:name="ro43" style:family="table-row">
      <style:table-row-properties style:row-height="0.2173in" fo:break-before="auto" style:use-optimal-row-height="false"/>
    </style:style>
    <style:style style:name="ro44" style:family="table-row">
      <style:table-row-properties style:row-height="0.3311in" fo:break-before="auto" style:use-optimal-row-height="false"/>
    </style:style>
    <style:style style:name="ro15" style:family="table-row">
      <style:table-row-properties style:row-height="0.1957in" fo:break-before="auto" style:use-optimal-row-height="true"/>
    </style:style>
    <style:style style:name="ro16" style:family="table-row">
      <style:table-row-properties style:row-height="0.3417in" fo:break-before="auto" style:use-optimal-row-height="false"/>
    </style:style>
    <style:style style:name="ro17" style:family="table-row">
      <style:table-row-properties style:row-height="0.6425in" fo:break-before="auto" style:use-optimal-row-height="true"/>
    </style:style>
    <style:style style:name="ro18" style:family="table-row">
      <style:table-row-properties style:row-height="0.302in" fo:break-before="auto" style:use-optimal-row-height="false"/>
    </style:style>
    <style:style style:name="ro19" style:family="table-row">
      <style:table-row-properties style:row-height="0.1846in" fo:break-before="auto" style:use-optimal-row-height="true"/>
    </style:style>
    <style:style style:name="ro20" style:family="table-row">
      <style:table-row-properties style:row-height="0.2791in" fo:break-before="auto" style:use-optimal-row-height="false"/>
    </style:style>
    <style:style style:name="ro21" style:family="table-row">
      <style:table-row-properties style:row-height="0.2382in" fo:break-before="auto" style:use-optimal-row-height="false"/>
    </style:style>
    <style:style style:name="ro22" style:family="table-row">
      <style:table-row-properties style:row-height="2.0417in" fo:break-before="auto" style:use-optimal-row-height="true"/>
    </style:style>
    <style:style style:name="ro23" style:family="table-row">
      <style:table-row-properties style:row-height="0.798in" fo:break-before="auto" style:use-optimal-row-height="true"/>
    </style:style>
    <style:style style:name="ro24" style:family="table-row">
      <style:table-row-properties style:row-height="1.2638in" fo:break-before="auto" style:use-optimal-row-height="true"/>
    </style:style>
    <style:style style:name="ro25" style:family="table-row">
      <style:table-row-properties style:row-height="0.9535in" fo:break-before="auto" style:use-optimal-row-height="true"/>
    </style:style>
    <style:style style:name="ro26" style:family="table-row">
      <style:table-row-properties style:row-height="0.7457in" fo:break-before="auto" style:use-optimal-row-height="false"/>
    </style:style>
    <style:style style:name="ro27" style:family="table-row">
      <style:table-row-properties style:row-height="1.5752in" fo:break-before="auto" style:use-optimal-row-height="true"/>
    </style:style>
    <style:style style:name="ro28" style:family="table-row">
      <style:table-row-properties style:row-height="0.4866in" fo:break-before="auto" style:use-optimal-row-height="true"/>
    </style:style>
    <style:style style:name="ro29" style:family="table-row">
      <style:table-row-properties style:row-height="0.4244in" fo:break-before="auto" style:use-optimal-row-height="false"/>
    </style:style>
    <style:style style:name="ro30" style:family="table-row">
      <style:table-row-properties style:row-height="0.1681in" fo:break-before="auto" style:use-optimal-row-height="true"/>
    </style:style>
    <style:style style:name="ro31" style:family="table-row">
      <style:table-row-properties style:row-height="0.9945in" fo:break-before="auto" style:use-optimal-row-height="false"/>
    </style:style>
    <style:style style:name="ro32" style:family="table-row">
      <style:table-row-properties style:row-height="2.0598in" fo:break-before="auto" style:use-optimal-row-height="false"/>
    </style:style>
    <style:style style:name="ro33" style:family="table-row">
      <style:table-row-properties style:row-height="0.3626in" fo:break-before="auto" style:use-optimal-row-height="false"/>
    </style:style>
    <style:style style:name="ro34" style:family="table-row">
      <style:table-row-properties style:row-height="2.1972in" fo:break-before="auto" style:use-optimal-row-height="true"/>
    </style:style>
    <style:style style:name="ro35" style:family="table-row">
      <style:table-row-properties style:row-height="1.1091in" fo:break-before="auto" style:use-optimal-row-height="true"/>
    </style:style>
    <style:style style:name="ro36" style:family="table-row">
      <style:table-row-properties style:row-height="0.5283in" fo:break-before="auto" style:use-optimal-row-height="false"/>
    </style:style>
    <style:style style:name="ro37" style:family="table-row">
      <style:table-row-properties style:row-height="0.7563in" fo:break-before="auto" style:use-optimal-row-height="false"/>
    </style:style>
    <style:style style:name="ro38" style:family="table-row">
      <style:table-row-properties style:row-height="2.5701in" fo:break-before="auto" style:use-optimal-row-height="false"/>
    </style:style>
    <style:style style:name="ro39" style:family="table-row">
      <style:table-row-properties style:row-height="2.2799in" fo:break-before="auto" style:use-optimal-row-height="false"/>
    </style:style>
    <style:style style:name="ro45" style:family="table-row">
      <style:table-row-properties style:row-height="1.4193in" fo:break-before="auto" style:use-optimal-row-height="true"/>
    </style:style>
    <style:style style:name="ro46" style:family="table-row">
      <style:table-row-properties style:row-height="1.75in" fo:break-before="auto" style:use-optimal-row-height="false"/>
    </style:style>
    <style:style style:name="ro47" style:family="table-row">
      <style:table-row-properties style:row-height="2.6634in" fo:break-before="auto" style:use-optimal-row-height="true"/>
    </style:style>
    <style:style style:name="ro48" style:family="table-row">
      <style:table-row-properties style:row-height="1.7307in" fo:break-before="auto" style:use-optimal-row-height="true"/>
    </style:style>
    <style:style style:name="ro49" style:family="table-row">
      <style:table-row-properties style:row-height="2.3528in" fo:break-before="auto" style:use-optimal-row-height="true"/>
    </style:style>
    <style:style style:name="ro50" style:family="table-row">
      <style:table-row-properties style:row-height="1.8862in" fo:break-before="auto" style:use-optimal-row-height="tru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50"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text-position=""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8" style:family="table-cell" style:parent-style-name="Default">
      <style:table-cell-properties fo:wrap-option="wrap" style:vertical-align="top"/>
      <style:text-properties style:text-position=""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size-asian="10pt" style:font-weight-asian="bold" style:font-size-complex="10pt" style:font-weight-complex="bold"/>
    </style:style>
    <style:style style:name="ce60" style:family="table-cell" style:parent-style-name="Default">
      <style:table-cell-properties fo:wrap-option="wrap" style:vertical-align="middle"/>
      <style:text-properties style:text-position="" style:font-name="Arial" fo:font-size="10pt"/>
    </style:style>
    <style:style style:name="ce61" style:family="table-cell" style:parent-style-name="Default">
      <style:table-cell-properties fo:wrap-option="wrap" style:vertical-align="middle"/>
      <style:text-properties fo:color="#000000" style:text-position="" style:font-name="arial" fo:font-size="10pt" fo:font-weight="bold" style:font-name-asian="Arial" style:font-size-asian="10pt" style:font-weight-asian="bold" style:font-name-complex="Tahoma"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weight-asian="bold" style:font-weight-complex="bold"/>
    </style:style>
    <style:style style:name="ce65" style:family="table-cell" style:parent-style-name="Default">
      <style:text-properties style:text-position=""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text-position="" style:font-name="Arial" fo:font-size="10pt"/>
    </style:style>
    <style:style style:name="ce6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8" style:family="table-cell" style:parent-style-name="Default">
      <style:table-cell-properties fo:wrap-option="wrap"/>
      <style:text-properties style:use-window-font-color="true" style:text-outline="false" style:text-line-through-styl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wrap-option="wrap"/>
      <style:text-properties style:text-position="" style:font-name="Arial"/>
    </style:style>
    <style:style style:name="ce70"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fo:wrap-option="wrap"/>
      <style:text-properties style:text-position=""/>
    </style:style>
    <style:style style:name="ce72" style:family="table-cell" style:parent-style-name="Default">
      <style:text-properties style:text-position="" style:font-name="Arial"/>
    </style:style>
    <style:style style:name="ce73"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01" style:family="table-cell" style:parent-style-name="Default">
      <style:table-cell-properties fo:wrap-option="wrap" style:vertical-align="top"/>
      <style:text-properties style:text-position="" style:font-name="arial" fo:font-size="10pt" style:font-size-asian="10pt" style:font-size-complex="10pt"/>
    </style:style>
    <style:style style:name="ce10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0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fo:wrap-option="wrap" style:vertical-align="top"/>
      <style:text-properties style:text-position="" style:font-name="arial" fo:font-size="10pt" fo:font-weight="bold" style:font-size-asian="10pt" style:font-weight-asian="bold" style:font-size-complex="10pt" style:font-weight-complex="bold"/>
    </style:style>
    <style:style style:name="ce121"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3" style:family="table-cell" style:parent-style-name="Default">
      <style:table-cell-properties fo:wrap-option="wrap" style:vertical-align="top"/>
      <style:text-properties style:text-position="" style:font-name="arial" fo:font-size="10pt" fo:font-weight="normal" style:font-size-asian="10pt" style:font-weight-asian="normal" style:font-size-complex="10pt" style:font-weight-complex="normal"/>
    </style:style>
    <style:style style:name="ce128"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normal" style:font-size-asian="10pt" style:font-weight-asian="normal" style:font-size-complex="10pt" style:font-weight-complex="normal"/>
    </style:style>
    <style:style style:name="ce152"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normal" style:font-name-asian="ＭＳ Ｐゴシック" style:font-size-asian="10pt" style:font-weight-asian="normal" style:font-name-complex="Tahoma2" style:font-size-complex="10pt" style:font-weight-complex="normal"/>
    </style:style>
    <style:style style:name="ce19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9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2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2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24" style:family="table-cell" style:parent-style-name="Default" style:data-style-name="N37">
      <style:table-cell-properties style:glyph-orientation-vertical="0" fo:background-color="#00b8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25" style:family="table-cell" style:parent-style-name="Default" style:data-style-name="N37">
      <style:table-cell-properties style:glyph-orientation-vertical="0" fo:background-color="#00b8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26" style:family="table-cell" style:parent-style-name="Default">
      <style:text-properties style:text-position=""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227" style:family="table-cell" style:parent-style-name="Default" style:data-style-name="N37">
      <style:table-cell-properties style:glyph-orientation-vertical="0" fo:background-color="#ffff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28"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style:text-position="" fo:font-weight="bold" style:font-weight-asian="bold" style:font-weight-complex="bold"/>
    </style:style>
    <style:style style:name="ce22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text-position=""/>
    </style:style>
    <style:style style:name="ce230"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1" style:family="table-cell" style:parent-style-name="Default">
      <style:table-cell-properties style:glyph-orientation-vertical="0"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text-position="" fo:font-weight="bold" style:font-weight-asian="bold" style:font-weight-complex="bold"/>
    </style:style>
    <style:style style:name="ce23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34" style:family="table-cell" style:parent-style-name="Default">
      <style:table-cell-properties style:glyph-orientation-vertical="0"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5" style:family="table-cell" style:parent-style-name="Default">
      <style:text-properties style:text-position="" fo:font-weight="normal" style:font-weight-asian="normal" style:font-weight-complex="normal"/>
    </style:style>
    <style:style style:name="ce23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37"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38"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normal" style:font-weight-asian="normal" style:font-weight-complex="normal"/>
    </style:style>
    <style:style style:name="ce239" style:family="table-cell" style:parent-style-name="Default">
      <style:text-properties style:text-position="" style:font-name="Arial" fo:font-size="10pt" fo:font-weight="normal" style:font-name-asian="ＭＳ Ｐゴシック" style:font-weight-asian="normal" style:font-name-complex="Tahoma2" style:font-weight-complex="normal"/>
    </style:style>
    <style:style style:name="ce240" style:family="table-cell" style:parent-style-name="Default">
      <style:table-cell-properties fo:background-color="#000080"/>
      <style:text-properties fo:color="#ffffff" style:text-position="" fo:font-size="12pt" fo:font-weight="bold"/>
    </style:style>
    <style:style style:name="ce241" style:family="table-cell" style:parent-style-name="Default">
      <style:table-cell-properties style:glyph-orientation-vertical="0"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42"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3"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normal" style:font-name-asian="Tahoma1" style:font-size-asian="10pt" style:font-weight-asian="normal" style:font-size-complex="10pt" style:font-weight-complex="normal"/>
    </style:style>
    <style:style style:name="ce244"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text-properties style:text-position=""/>
    </style:style>
    <style:style style:name="ce245" style:family="table-cell" style:parent-style-name="Default">
      <style:table-cell-properties fo:background-color="transparent"/>
      <style:text-properties style:text-position=""/>
    </style:style>
    <style:style style:name="ce84" style:family="table-cell" style:parent-style-name="Default">
      <style:table-cell-properties fo:border="0.06pt solid #000000" fo:padding-bottom="0.0193in" fo:padding-left="0.0138in" fo:padding-right="0.0138in" fo:padding-top="0.0193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5" style:family="table-cell" style:parent-style-name="Default">
      <style:table-cell-properties fo:background-color="#ffffff" fo:border="0.06pt solid #000000" fo:padding-bottom="0.0193in" fo:padding-left="0.0138in" fo:padding-right="0.0138in" fo:padding-top="0.0193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6" style:family="table-cell" style:parent-style-name="Default">
      <style:table-cell-properties style:glyph-orientation-vertical="0" style:text-align-source="value-type" style:repeat-content="false" fo:wrap-option="no-wrap" fo:border="0.06pt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7"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0"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1" style:family="table-cell" style:parent-style-name="Default">
      <style:table-cell-properties style:diagonal-bl-tr="none" style:diagonal-tl-br="none" fo:border="0.06pt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2" style:family="table-cell" style:parent-style-name="Default">
      <style:table-cell-properties fo:border="0.06pt solid #000000"/>
    </style:style>
    <style:style style:name="ce93" style:family="table-cell" style:parent-style-name="Default">
      <style:table-cell-properties fo:background-color="#ffffff" fo:border="0.06pt solid #000000"/>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94" style:family="table-cell" style:parent-style-name="Default">
      <style:table-cell-properties fo:background-color="#ffffff" fo:border="0.06pt solid #000000" fo:padding-bottom="0.0193in" fo:padding-left="0.0138in" fo:padding-right="0.0138in" fo:padding-top="0.0193in"/>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5" style:family="table-cell" style:parent-style-name="Default">
      <style:table-cell-properties fo:background-color="#ffffff" style:text-align-source="fix" style:repeat-content="false" fo:border="0.06pt solid #000000" fo:padding-bottom="0.0193in" fo:padding-left="0.0138in" fo:padding-right="0.0138in" fo:padding-top="0.0193in" style:vertical-align="top"/>
      <style:paragraph-properties fo:text-align="star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6" style:family="table-cell" style:parent-style-name="Default">
      <style:table-cell-properties fo:border="0.06pt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7"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8"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9" style:family="table-cell" style:parent-style-name="Default" style:data-style-name="N235">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0"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2"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3" style:family="table-cell" style:parent-style-name="Default">
      <style:table-cell-properties style:diagonal-bl-tr="none" style:diagonal-tl-br="none" fo:border="0.06pt solid #000000" fo:padding-bottom="0.0193in" fo:padding-left="0.0138in" fo:padding-right="0.0138in" fo:padding-top="0.0193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4" style:family="table-cell" style:parent-style-name="Default">
      <style:table-cell-properties fo:border="0.06pt solid #000000" fo:padding-bottom="0.0193in" fo:padding-left="0.0138in" fo:padding-right="0.0138in" fo:padding-top="0.0193in"/>
    </style:style>
    <style:style style:name="ce105" style:family="table-cell" style:parent-style-name="Default">
      <style:table-cell-properties fo:background-color="#ffffff" fo:border="0.06pt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6"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0" style:family="table-cell" style:parent-style-name="Default" style:data-style-name="N512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1" style:family="table-cell" style:parent-style-name="Default" style:data-style-name="N5000">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2" style:family="table-cell" style:parent-style-name="Default">
      <style:table-cell-properties fo:border="0.06pt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3"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4"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5"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6"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7" style:family="table-cell" style:parent-style-name="Default">
      <style:table-cell-properties style:diagonal-bl-tr="none" style:diagonal-tl-br="none" fo:border="0.06pt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8" style:family="table-cell" style:parent-style-name="Default" style:data-style-name="N5121">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9"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0"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2"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124"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25"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 style:font-size-complex="9pt" style:language-complex="en" style:country-complex="US" style:font-style-complex="normal" style:font-weight-complex="normal"/>
    </style:style>
    <style:style style:name="ce126"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27"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9"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0"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1"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2"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3"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4"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5"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6"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7"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8"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9"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0"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41"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2"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43" style:family="table-cell" style:parent-style-name="Default">
      <style:table-cell-properties fo:wrap-option="wrap" style:vertical-align="top"/>
      <style:text-properties style:font-name="arial" fo:font-size="10pt" style:font-size-asian="10pt" style:font-size-complex="10pt"/>
    </style:style>
    <style:style style:name="ce14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06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48"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9"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5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1"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15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5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8"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5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6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1"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63"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4"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5"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6"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6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8"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69"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70"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171"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72"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73" style:family="table-cell" style:parent-style-name="Default">
      <style:table-cell-properties fo:background-color="transparent" fo:wrap-option="wrap" style:vertical-align="top"/>
      <style:text-properties style:font-name="arial" fo:font-size="10pt" style:font-size-asian="10pt" style:font-size-complex="10pt"/>
    </style:style>
    <style:style style:name="ce174" style:family="table-cell" style:parent-style-name="Default">
      <style:text-properties style:font-name="arial" fo:font-size="10pt" style:font-size-asian="10pt" style:font-size-complex="10pt"/>
    </style:style>
    <style:style style:name="ce175"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77"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7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80"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81"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8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3"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8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6"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7"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88"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89" style:family="table-cell" style:parent-style-name="Default">
      <style:text-properties style:font-name="arial" fo:font-size="10pt"/>
    </style:style>
    <style:style style:name="ce190"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91"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9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95"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96"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97"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98"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99"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200"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20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203" style:family="table-cell" style:parent-style-name="Default">
      <style:table-cell-properties fo:wrap-option="wrap" style:vertical-align="top"/>
      <style:text-properties fo:color="#000000" style:font-name="arial" fo:font-size="10pt" style:font-name-asian="Arial" style:font-size-asian="10pt" style:font-name-complex="Tahoma" style:font-size-complex="10pt"/>
    </style:style>
    <style:style style:name="ce204"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05"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6"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7"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8"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09" style:family="table-cell" style:parent-style-name="Default">
      <style:table-cell-properties style:text-align-source="fix" style:repeat-content="false" fo:background-color="transparent"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1"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2"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13"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4"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215"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216"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7"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8"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19"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20" style:family="table-cell" style:parent-style-name="Default">
      <style:table-cell-properties style:text-align-source="fix" style:repeat-content="false" fo:background-color="transparent"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246"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47" style:family="table-cell" style:parent-style-name="Default">
      <style:table-cell-properties style:text-align-source="fix" style:repeat-content="false" fo:background-color="transparent" fo:wrap-option="wrap" style:vertical-align="top"/>
      <style:paragraph-properties fo:text-align="start"/>
      <style:text-properties style:font-name="arial" fo:font-size="10pt" style:font-size-asian="10pt" style:font-size-complex="10pt"/>
    </style:style>
    <style:style style:name="ce248"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9" style:family="table-cell" style:parent-style-name="Default">
      <style:text-properties style:font-name="arial" fo:font-size="10pt" style:font-name-asian="ＭＳ Ｐゴシック" style:font-size-asian="10pt" style:font-name-complex="Tahoma2" style:font-size-complex="10pt"/>
    </style:style>
    <style:style style:name="ce250"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1" style:family="table-cell" style:parent-style-name="Default">
      <style:table-cell-properties style:text-align-source="fix" style:repeat-content="false" fo:background-color="transparent"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252"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53" style:family="table-cell" style:parent-style-name="Default">
      <style:table-cell-properties style:glyph-orientation-vertical="0"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4" style:family="table-cell" style:parent-style-name="Default">
      <style:table-cell-properties fo:wrap-option="wrap" fo:border="0.06pt solid #000000" fo:padding-bottom="0.0193in" fo:padding-left="0.0138in" fo:padding-right="0.0138in" fo:padding-top="0.0193in" style:vertical-align="top"/>
      <style:text-properties style:font-name="arial" fo:font-size="10pt" style:font-size-asian="10pt" style:font-size-complex="10pt"/>
    </style:style>
    <style:style style:name="ce255"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256"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7"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8"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9"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0"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6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6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63"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4"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65"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6"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67"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68"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270"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71"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73"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4"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75" style:family="table-cell" style:parent-style-name="Default">
      <style:table-cell-properties style:glyph-orientation-vertical="0"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6" style:family="table-cell" style:parent-style-name="Default">
      <style:text-properties style:font-name="Arial" fo:font-size="10pt" style:font-size-asian="10pt" style:font-size-complex="10pt"/>
    </style:style>
    <style:style style:name="ce277"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8"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9"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2" fo:font-size="10pt" fo:font-weight="normal" style:font-size-asian="10pt" style:font-size-complex="10pt"/>
    </style:style>
    <style:style style:name="ce280"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81"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82"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name-complex="Tahoma2"/>
    </style:style>
    <style:style style:name="ce28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8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8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7"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288"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9"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0"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fo:color="#ffffff" style:text-outline="false" style:text-line-through-style="none" style:text-position="0% 100%" style:font-name="Tahoma" fo:font-size="12pt" fo:font-style="normal" fo:text-shadow="none" style:text-underline-style="none" fo:font-weight="bold" style:font-size-asian="12pt" style:font-style-asian="normal" style:font-weight-asian="bold" style:font-name-complex="Tahoma" style:font-size-complex="12pt" style:font-style-complex="normal" style:font-weight-complex="bold"/>
    </style:style>
    <style:style style:name="T2" style:family="text"/>
    <style:style style:name="T3" style:family="text">
      <style:text-properties style:font-name-asian="ＭＳ Ｐゴシック" style:font-name-complex="Tahoma2"/>
    </style:style>
    <style:style style:name="T4" style:family="text">
      <style:text-properties fo:font-style="italic" style:font-name-asian="ＭＳ Ｐゴシック" style:font-style-asian="italic" style:font-name-complex="Tahoma2" style:font-style-complex="italic"/>
    </style:style>
    <style:style style:name="T5" style:family="text">
      <style:text-properties fo:font-weight="normal" style:font-weight-asian="normal" style:font-weight-complex="normal"/>
    </style:style>
    <style:style style:name="T6" style:family="text">
      <style:text-properties style:font-name="arial" style:font-name-asian="ＭＳ Ｐゴシック" style:font-name-complex="Tahoma2"/>
    </style:style>
    <style:style style:name="T7" style:family="text">
      <style:text-properties fo:font-weight="bold" style:font-weight-asian="bold" style:font-weight-complex="bold"/>
    </style:style>
    <style:style style:name="T8" style:family="text">
      <style:text-properties fo:font-weight="bold"/>
    </style:style>
    <style:style style:name="T9" style:family="text">
      <style:text-properties fo:font-weight="bold" style:font-name-asian="ＭＳ Ｐゴシック" style:font-weight-asian="bold" style:font-name-complex="Tahoma2" style:font-weight-complex="bold"/>
    </style:style>
    <style:style style:name="T10" style:family="text">
      <style:text-properties fo:font-weight="normal" style:font-name-asian="ＭＳ Ｐゴシック" style:font-weight-asian="normal" style:font-name-complex="Tahoma2" style:font-weight-complex="normal"/>
    </style:style>
    <style:style style:name="T11" style:family="text">
      <style:text-properties style:font-name-asian="Arial" style:font-name-complex="Tahoma"/>
    </style:style>
    <style:style style:name="T12"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7" table:number-columns-repeated="249" table:default-cell-style-name="Default"/>
        <table:table-row table:style-name="ro15">
          <table:table-cell table:style-name="ce84">
            <draw:frame table:end-cell-address="Cover.C6" table:end-x="0.0146in" table:end-y="0.1571in" draw:z-index="0" draw:name="Graphics 3" draw:style-name="gr1" draw:text-style-name="P1" svg:width="2.3236in" svg:height="1.137in" svg:x="0.6472in" svg:y="0in">
              <draw:image xlink:href="Pictures/10000201000001380000009479BFC2CA.png" xlink:type="simple" xlink:show="embed" xlink:actuate="onLoad">
                <text:p/>
              </draw:image>
            </draw:frame>
          </table:table-cell>
          <table:table-cell table:style-name="ce91"/>
          <table:table-cell table:style-name="ce103"/>
          <table:table-cell table:style-name="ce112"/>
          <table:table-cell table:style-name="ce112" table:number-columns-spanned="3" table:number-rows-spanned="1"/>
          <table:covered-table-cell table:number-columns-repeated="2" table:style-name="ce112"/>
          <table:table-cell table:style-name="ce90" table:number-columns-repeated="248"/>
          <table:table-cell/>
        </table:table-row>
        <table:table-row table:style-name="ro15" table:number-rows-repeated="3">
          <table:table-cell table:style-name="ce85"/>
          <table:table-cell table:style-name="ce92"/>
          <table:table-cell table:style-name="ce104"/>
          <table:table-cell table:style-name="ce105" table:number-columns-repeated="3"/>
          <table:table-cell table:style-name="ce112"/>
          <table:table-cell table:style-name="ce90" table:number-columns-repeated="248"/>
          <table:table-cell/>
        </table:table-row>
        <table:table-row table:style-name="ro5">
          <table:table-cell table:style-name="ce85"/>
          <table:table-cell table:style-name="ce92" table:number-columns-repeated="2"/>
          <table:table-cell table:style-name="ce105" table:number-columns-repeated="3"/>
          <table:table-cell table:style-name="ce112"/>
          <table:table-cell table:style-name="ce90" table:number-columns-repeated="248"/>
          <table:table-cell/>
        </table:table-row>
        <table:table-row table:style-name="ro16">
          <table:table-cell table:style-name="ce85"/>
          <table:table-cell table:style-name="ce93" office:value-type="string">
            <text:p>PLF-ECMS REGRESSION TEST CASES</text:p>
          </table:table-cell>
          <table:table-cell table:style-name="ce105" table:number-columns-repeated="4"/>
          <table:table-cell table:style-name="ce112"/>
          <table:table-cell table:style-name="ce90" table:number-columns-repeated="248"/>
          <table:table-cell/>
        </table:table-row>
        <table:table-row table:style-name="ro15">
          <table:table-cell table:style-name="ce85"/>
          <table:table-cell table:style-name="ce94" office:value-type="string">
            <text:p>Version:</text:p>
          </table:table-cell>
          <table:table-cell table:style-name="ce106" office:value-type="string">
            <text:p>1.3</text:p>
          </table:table-cell>
          <table:table-cell table:style-name="ce105" table:number-columns-repeated="3"/>
          <table:table-cell table:style-name="ce112"/>
          <table:table-cell table:style-name="ce90" table:number-columns-repeated="248"/>
          <table:table-cell/>
        </table:table-row>
        <table:table-row table:style-name="ro15">
          <table:table-cell table:style-name="ce85"/>
          <table:table-cell table:style-name="ce94" office:value-type="string">
            <text:p>Issue date:</text:p>
          </table:table-cell>
          <table:table-cell table:style-name="ce110" office:value-type="date" office:date-value="2012-05-25">
            <text:p>25-May-12</text:p>
          </table:table-cell>
          <table:table-cell table:style-name="ce105" table:number-columns-repeated="3"/>
          <table:table-cell table:style-name="ce112"/>
          <table:table-cell table:style-name="ce90" table:number-columns-repeated="248"/>
          <table:table-cell/>
        </table:table-row>
        <table:table-row table:style-name="ro15">
          <table:table-cell table:style-name="ce85"/>
          <table:table-cell table:style-name="ce94" office:value-type="string">
            <text:p>Project Suite:</text:p>
          </table:table-cell>
          <table:table-cell table:style-name="ce110"/>
          <table:table-cell table:style-name="ce105" table:number-columns-repeated="3"/>
          <table:table-cell table:style-name="ce112"/>
          <table:table-cell table:style-name="ce90" table:number-columns-repeated="248"/>
          <table:table-cell/>
        </table:table-row>
        <table:table-row table:style-name="ro15">
          <table:table-cell table:style-name="ce85"/>
          <table:table-cell table:style-name="ce94" office:value-type="string">
            <text:p>Project Name:</text:p>
          </table:table-cell>
          <table:table-cell table:style-name="ce110" office:value-type="string">
            <text:p>ECMS </text:p>
          </table:table-cell>
          <table:table-cell table:style-name="ce105" table:number-columns-repeated="3"/>
          <table:table-cell table:style-name="ce112"/>
          <table:table-cell table:style-name="ce90" table:number-columns-repeated="248"/>
          <table:table-cell/>
        </table:table-row>
        <table:table-row table:style-name="ro15">
          <table:table-cell table:style-name="ce85"/>
          <table:table-cell table:style-name="ce94" office:value-type="string">
            <text:p>Total Cases:</text:p>
          </table:table-cell>
          <table:table-cell table:style-name="ce111" table:formula="of:=SUM([Bugs_v2_1_4.C4:Bugs_v2_1_9.C4])" office:value-type="float" office:value="87">
            <text:p>87</text:p>
          </table:table-cell>
          <table:table-cell table:style-name="ce117"/>
          <table:table-cell table:style-name="ce105" table:number-columns-repeated="2"/>
          <table:table-cell table:style-name="ce112"/>
          <table:table-cell table:style-name="ce90" table:number-columns-repeated="248"/>
          <table:table-cell/>
        </table:table-row>
        <table:table-row table:style-name="ro17">
          <table:table-cell table:style-name="ce86"/>
          <table:table-cell table:style-name="ce95" office:value-type="string">
            <text:p>Test Status:</text:p>
          </table:table-cell>
          <table:table-cell table:style-name="ce110"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105"/>
          <table:table-cell table:style-name="ce105" table:number-columns-repeated="2"/>
          <table:table-cell table:style-name="ce92"/>
          <table:table-cell table:style-name="ce89" table:number-columns-repeated="248"/>
          <table:table-cell/>
        </table:table-row>
        <table:table-row table:style-name="ro18">
          <table:table-cell table:style-name="ce87"/>
          <table:table-cell table:style-name="ce96" office:value-type="string">
            <text:p>Record of change:</text:p>
          </table:table-cell>
          <table:table-cell table:style-name="ce112" table:number-columns-repeated="5"/>
          <table:table-cell table:style-name="ce88" table:number-columns-repeated="248"/>
          <table:table-cell/>
        </table:table-row>
        <table:table-row table:style-name="ro12">
          <table:table-cell table:style-name="ce88"/>
          <table:table-cell table:style-name="ce97" office:value-type="string">
            <text:p>Effective Date</text:p>
          </table:table-cell>
          <table:table-cell table:style-name="ce113" office:value-type="string">
            <text:p>Version</text:p>
          </table:table-cell>
          <table:table-cell table:style-name="ce113" office:value-type="string">
            <text:p>Change description</text:p>
          </table:table-cell>
          <table:table-cell table:style-name="ce113" office:value-type="string">
            <text:p>Originator</text:p>
          </table:table-cell>
          <table:table-cell table:style-name="ce134" office:value-type="string">
            <text:p>Reviewer/</text:p>
            <text:p>Approver</text:p>
          </table:table-cell>
          <table:table-cell table:style-name="ce135" office:value-type="string">
            <text:p>Reference</text:p>
          </table:table-cell>
          <table:table-cell table:style-name="ce88" table:number-columns-repeated="248"/>
          <table:table-cell/>
        </table:table-row>
        <table:table-row table:style-name="ro19">
          <table:table-cell table:style-name="ce88"/>
          <table:table-cell table:style-name="ce98"/>
          <table:table-cell table:style-name="ce114" office:value-type="string">
            <text:p>1.0</text:p>
          </table:table-cell>
          <table:table-cell table:style-name="ce118" office:value-type="string">
            <text:p>Create test run file</text:p>
          </table:table-cell>
          <table:table-cell table:style-name="ce130" office:value-type="string">
            <text:p>Chau.Tran</text:p>
          </table:table-cell>
          <table:table-cell table:style-name="ce131"/>
          <table:table-cell table:style-name="ce136"/>
          <table:table-cell table:style-name="ce89"/>
          <table:table-cell table:style-name="ce88" table:number-columns-repeated="247"/>
          <table:table-cell/>
        </table:table-row>
        <table:table-row table:style-name="ro10">
          <table:table-cell table:style-name="ce89"/>
          <table:table-cell table:style-name="ce99" office:value-type="date" office:date-value="2011-11-04">
            <text:p>Nov-4-11</text:p>
          </table:table-cell>
          <table:table-cell table:style-name="ce114" office:value-type="string">
            <text:p>1.1</text:p>
          </table:table-cell>
          <table:table-cell table:style-name="ce119" office:value-type="string">
            <text:p>Update CheckList, Summary report, CaseNo</text:p>
          </table:table-cell>
          <table:table-cell table:style-name="ce120" office:value-type="string">
            <text:p>Hanh.ly</text:p>
          </table:table-cell>
          <table:table-cell table:style-name="ce131"/>
          <table:table-cell table:style-name="ce136"/>
          <table:table-cell table:style-name="ce89" table:number-columns-repeated="248"/>
          <table:table-cell/>
        </table:table-row>
        <table:table-row table:style-name="ro19">
          <table:table-cell table:style-name="ce89"/>
          <table:table-cell table:style-name="ce100" office:value-type="float" office:value="40968">
            <text:p>29-Feb-12</text:p>
          </table:table-cell>
          <table:table-cell table:style-name="ce115" office:value-type="string">
            <text:p>1.2</text:p>
          </table:table-cell>
          <table:table-cell table:style-name="ce120" office:value-type="string">
            <text:p>Add Sheet Bugs_v2_1_8</text:p>
          </table:table-cell>
          <table:table-cell table:style-name="ce120" office:value-type="string">
            <text:p>Ha.Khuat</text:p>
          </table:table-cell>
          <table:table-cell table:style-name="ce131"/>
          <table:table-cell table:style-name="ce137"/>
          <table:table-cell table:style-name="ce89" table:number-columns-repeated="248"/>
          <table:table-cell/>
        </table:table-row>
        <table:table-row table:style-name="ro19">
          <table:table-cell table:style-name="ce89"/>
          <table:table-cell table:style-name="ce100" office:value-type="float" office:value="41054">
            <text:p>25-May-12</text:p>
          </table:table-cell>
          <table:table-cell table:style-name="ce115" office:value-type="string">
            <text:p>1.3</text:p>
          </table:table-cell>
          <table:table-cell table:style-name="ce120" office:value-type="string">
            <text:p>Add Sheet Bugs_v2_1_9</text:p>
          </table:table-cell>
          <table:table-cell table:style-name="ce120" office:value-type="string">
            <text:p>Hanh.ly</text:p>
          </table:table-cell>
          <table:table-cell table:style-name="ce131"/>
          <table:table-cell table:style-name="ce137"/>
          <table:table-cell table:style-name="ce89" table:number-columns-repeated="248"/>
          <table:table-cell/>
        </table:table-row>
        <table:table-row table:style-name="ro19">
          <table:table-cell table:style-name="ce89"/>
          <table:table-cell table:style-name="ce100"/>
          <table:table-cell table:style-name="ce115"/>
          <table:table-cell table:style-name="ce122"/>
          <table:table-cell table:style-name="ce131" table:number-columns-repeated="2"/>
          <table:table-cell table:style-name="ce138"/>
          <table:table-cell table:style-name="ce89" table:number-columns-repeated="248"/>
          <table:table-cell/>
        </table:table-row>
        <table:table-row table:style-name="ro19">
          <table:table-cell table:style-name="ce89"/>
          <table:table-cell table:style-name="ce100"/>
          <table:table-cell table:style-name="ce115"/>
          <table:table-cell table:style-name="ce124"/>
          <table:table-cell table:style-name="ce131" table:number-columns-repeated="2"/>
          <table:table-cell table:style-name="ce137"/>
          <table:table-cell table:style-name="ce89" table:number-columns-repeated="248"/>
          <table:table-cell/>
        </table:table-row>
        <table:table-row table:style-name="ro19">
          <table:table-cell table:style-name="ce89"/>
          <table:table-cell table:style-name="ce100"/>
          <table:table-cell table:style-name="ce115"/>
          <table:table-cell table:style-name="ce125"/>
          <table:table-cell table:style-name="ce131" table:number-columns-repeated="2"/>
          <table:table-cell table:style-name="ce137"/>
          <table:table-cell table:style-name="ce89" table:number-columns-repeated="248"/>
          <table:table-cell/>
        </table:table-row>
        <table:table-row table:style-name="ro19">
          <table:table-cell table:style-name="ce89"/>
          <table:table-cell table:style-name="ce100"/>
          <table:table-cell table:style-name="ce115"/>
          <table:table-cell table:style-name="ce126"/>
          <table:table-cell table:style-name="ce131" table:number-columns-repeated="2"/>
          <table:table-cell table:style-name="ce137"/>
          <table:table-cell table:style-name="ce90"/>
          <table:table-cell table:style-name="ce89" table:number-columns-repeated="247"/>
          <table:table-cell/>
        </table:table-row>
        <table:table-row table:style-name="ro19">
          <table:table-cell table:style-name="ce90"/>
          <table:table-cell table:style-name="ce100"/>
          <table:table-cell table:style-name="ce115"/>
          <table:table-cell table:style-name="ce127"/>
          <table:table-cell table:style-name="ce131" table:number-columns-repeated="2"/>
          <table:table-cell table:style-name="ce137"/>
          <table:table-cell table:style-name="ce90" table:number-columns-repeated="248"/>
          <table:table-cell/>
        </table:table-row>
        <table:table-row table:style-name="ro19">
          <table:table-cell table:style-name="ce90"/>
          <table:table-cell table:style-name="ce100"/>
          <table:table-cell table:style-name="ce115"/>
          <table:table-cell table:style-name="ce129"/>
          <table:table-cell table:style-name="ce131"/>
          <table:table-cell table:style-name="ce132"/>
          <table:table-cell table:style-name="ce137"/>
          <table:table-cell table:style-name="ce90" table:number-columns-repeated="248"/>
          <table:table-cell/>
        </table:table-row>
        <table:table-row table:style-name="ro19">
          <table:table-cell table:style-name="ce90"/>
          <table:table-cell table:style-name="ce100"/>
          <table:table-cell table:style-name="ce115"/>
          <table:table-cell table:style-name="ce129"/>
          <table:table-cell table:style-name="ce132" table:number-columns-repeated="2"/>
          <table:table-cell table:style-name="ce137"/>
          <table:table-cell table:style-name="ce90" table:number-columns-repeated="248"/>
          <table:table-cell/>
        </table:table-row>
        <table:table-row table:style-name="ro19">
          <table:table-cell table:style-name="ce90"/>
          <table:table-cell table:style-name="ce102"/>
          <table:table-cell table:style-name="ce116"/>
          <table:table-cell/>
          <table:table-cell table:style-name="ce133" table:number-columns-repeated="2"/>
          <table:table-cell table:style-name="ce139"/>
          <table:table-cell table:style-name="ce90" table:number-columns-repeated="248"/>
          <table:table-cell/>
        </table:table-row>
        <table:table-row table:style-name="ro19">
          <table:table-cell table:style-name="ce90" table:number-columns-repeated="255"/>
          <table:table-cell/>
        </table:table-row>
        <table:table-row table:style-name="ro19">
          <table:table-cell table:style-name="ce90"/>
          <table:table-cell table:number-columns-repeated="7"/>
          <table:table-cell table:style-name="ce90" table:number-columns-repeated="247"/>
          <table:table-cell/>
        </table:table-row>
        <table:table-row table:style-name="ro19" table:number-rows-repeated="3">
          <table:table-cell table:style-name="ce90" table:number-columns-repeated="255"/>
          <table:table-cell/>
        </table:table-row>
        <table:table-row table:style-name="ro19" table:number-rows-repeated="9">
          <table:table-cell table:style-name="ce90"/>
          <table:table-cell table:number-columns-repeated="6"/>
          <table:table-cell table:style-name="ce90" table:number-columns-repeated="248"/>
          <table:table-cell/>
        </table:table-row>
        <table:table-row table:style-name="ro19" table:number-rows-repeated="11">
          <table:table-cell table:style-name="ce90" table:number-columns-repeated="255"/>
          <table:table-cell/>
        </table:table-row>
        <table:table-row table:style-name="ro19" table:number-rows-repeated="1048524">
          <table:table-cell table:number-columns-repeated="256"/>
        </table:table-row>
        <table:table-row table:style-name="ro19">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built version:ECMS 2.1.x</text:span></text:p>
          </table: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table-cell table:style-name="ce50"/>
          <table:table-cell table:style-name="ce72"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2"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67"/>
          <table:covered-table-cell table:style-name="ce67"/>
          <table:table-cell table:style-name="ce70" office:value-type="string">
            <text:p>Total of High</text:p>
          </table:table-cell>
          <table:table-cell table:style-name="ce73" table:formula="of:=SUMPRODUCT(([.C4:.C537]=&quot;High&quot;)*([.D4:.D537]=&quot;x&quot;))" office:value-type="float" office:value="0">
            <text:p>0</text:p>
          </table:table-cell>
          <table:table-cell table:style-name="ce72" table:number-columns-repeated="250"/>
          <table:table-cell table:number-columns-repeated="768"/>
        </table:table-row>
        <table:table-row table:style-name="ro10">
          <table:table-cell table:style-name="ce53" office:value-type="string">
            <text:p>REG_PLF304_ECMS_001.001</text:p>
          </table:table-cell>
          <table:table-cell table:style-name="ce58" office:value-type="string">
            <text:p>Check life cycle in Manage Publications</text:p>
          </table:table-cell>
          <table:table-cell table:style-name="ce68" office:value-type="string">
            <text:p>High</text:p>
          </table:table-cell>
          <table:table-cell/>
          <table:table-cell table:style-name="ce70" office:value-type="string">
            <text:p>Total of Medium</text:p>
          </table:table-cell>
          <table:table-cell table:style-name="ce70" table:formula="of:=SUMPRODUCT(([.C4:.C537]=&quot;Medium&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68" office:value-type="string">
            <text:p>High</text:p>
          </table:table-cell>
          <table:table-cell/>
          <table:table-cell table:style-name="ce70" office:value-type="string">
            <text:p>Total of Low</text:p>
          </table:table-cell>
          <table:table-cell table:style-name="ce73" table:formula="of:=SUMPRODUCT(([.C4:.C537]=&quot;Low&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68"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68"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68"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68"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68"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6"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6"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6"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6"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6"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6"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text:span text:style-name="T2">Check the SignIn portlet after edit</text:span></text:p>
          </table:table-cell>
          <table:table-cell table:style-name="ce68"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4"/>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Default"/>
        <table:table-column table:style-name="co25" table:default-cell-style-name="Default"/>
        <table:table-column table:style-name="co8"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8" table:number-columns-repeated="1015" table:default-cell-style-name="Default"/>
        <table:table-row table:style-name="ro19">
          <table:table-cell table:style-name="ce140"/>
          <table:table-cell table:style-name="ce144" office:value-type="string">
            <text:p>TEST CASES</text:p>
          </table:table-cell>
          <table:table-cell table:style-name="ce153"/>
          <table:table-cell table:style-name="ce160" table:number-columns-repeated="2"/>
          <table:table-cell table:style-name="ce172"/>
          <table:table-cell table:style-name="ce160" table:number-columns-repeated="3"/>
          <table:table-cell table:style-name="ce184"/>
          <table:table-cell table:style-name="ce160"/>
          <table:table-cell table:style-name="ce185" office:value-type="string">
            <text:p>Passed</text:p>
          </table:table-cell>
          <table:table-cell table:style-name="ce185" table:formula="of:=COUNTIF([.M$7:.M$979];[.$L1])" office:value-type="float" office:value="0">
            <text:p>0</text:p>
          </table:table-cell>
          <table:table-cell table:style-name="ce185" table:formula="of:=COUNTIF([.N$7:.N$979];[.$L1])" office:value-type="float" office:value="0">
            <text:p>0</text:p>
          </table:table-cell>
          <table:table-cell table:style-name="ce185" table:formula="of:=COUNTIF([.O$7:.O$979];[.$L1])" office:value-type="float" office:value="0">
            <text:p>0</text:p>
          </table:table-cell>
          <table:table-cell table:style-name="ce185" table:formula="of:=COUNTIF([.P$7:.P$979];[.$L1])" office:value-type="float" office:value="0">
            <text:p>0</text:p>
          </table:table-cell>
          <table:table-cell table:style-name="ce184" table:number-columns-repeated="214"/>
          <table:table-cell table:number-columns-repeated="794"/>
        </table:table-row>
        <table:table-row table:style-name="ro19">
          <table:table-cell table:style-name="ce140"/>
          <table:table-cell table:style-name="ce145"/>
          <table:table-cell table:style-name="ce154"/>
          <table:table-cell table:style-name="ce160" table:number-columns-repeated="2"/>
          <table:table-cell table:style-name="ce172"/>
          <table:table-cell table:style-name="ce160" table:number-columns-repeated="3"/>
          <table:table-cell table:style-name="ce143"/>
          <table:table-cell table:style-name="ce160"/>
          <table:table-cell table:style-name="ce185" office:value-type="string">
            <text:p>Failed</text:p>
          </table:table-cell>
          <table:table-cell table:style-name="ce185" table:formula="of:=COUNTIF([.M$7:.M$979];[.$L2])" office:value-type="float" office:value="0">
            <text:p>0</text:p>
          </table:table-cell>
          <table:table-cell table:style-name="ce185" table:formula="of:=COUNTIF([.N$7:.N$979];[.$L2])" office:value-type="float" office:value="0">
            <text:p>0</text:p>
          </table:table-cell>
          <table:table-cell table:style-name="ce185" table:formula="of:=COUNTIF([.O$7:.O$979];[.$L2])" office:value-type="float" office:value="0">
            <text:p>0</text:p>
          </table:table-cell>
          <table:table-cell table:style-name="ce185" table:formula="of:=COUNTIF([.P$7:.P$979];[.$L2])" office:value-type="float" office:value="0">
            <text:p>0</text:p>
          </table:table-cell>
          <table:table-cell table:style-name="ce184" table:number-columns-repeated="214"/>
          <table:table-cell table:number-columns-repeated="794"/>
        </table:table-row>
        <table:table-row table:style-name="ro20">
          <table:table-cell table:style-name="ce140"/>
          <table:table-cell table:style-name="ce146" office:value-type="string">
            <text:p>Function List:</text:p>
          </table:table-cell>
          <table:table-cell table:style-name="ce155" office:value-type="string" table:number-columns-spanned="3" table:number-rows-spanned="1">
            <text:p>Bugs on ECMS 2.1.6 for regression test</text:p>
          </table:table-cell>
          <table:covered-table-cell table:style-name="ce161"/>
          <table:covered-table-cell table:style-name="ce167"/>
          <table:table-cell table:style-name="ce172"/>
          <table:table-cell table:style-name="ce175"/>
          <table:table-cell table:style-name="ce182" table:number-columns-repeated="2"/>
          <table:table-cell table:style-name="ce143"/>
          <table:table-cell table:style-name="ce182"/>
          <table:table-cell table:style-name="ce185" office:value-type="string">
            <text:p>Blocked</text:p>
          </table:table-cell>
          <table:table-cell table:style-name="ce185" table:formula="of:=COUNTIF([.M$7:.M$979];[.$L3])" office:value-type="float" office:value="0">
            <text:p>0</text:p>
          </table:table-cell>
          <table:table-cell table:style-name="ce185" table:formula="of:=COUNTIF([.N$7:.N$979];[.$L3])" office:value-type="float" office:value="0">
            <text:p>0</text:p>
          </table:table-cell>
          <table:table-cell table:style-name="ce185" table:formula="of:=COUNTIF([.O$7:.O$979];[.$L3])" office:value-type="float" office:value="0">
            <text:p>0</text:p>
          </table:table-cell>
          <table:table-cell table:style-name="ce185" table:formula="of:=COUNTIF([.P$7:.P$979];[.$L3])" office:value-type="float" office:value="0">
            <text:p>0</text:p>
          </table:table-cell>
          <table:table-cell table:style-name="ce184" table:number-columns-repeated="214"/>
          <table:table-cell table:number-columns-repeated="794"/>
        </table:table-row>
        <table:table-row table:style-name="ro21">
          <table:table-cell table:style-name="ce140"/>
          <table:table-cell table:style-name="ce146" office:value-type="string">
            <text:p>Total Main Cases:</text:p>
          </table:table-cell>
          <table:table-cell table:style-name="ce156" table:formula="of:=MAX([.A7:.A962])" office:value-type="float" office:value="8" table:number-columns-spanned="3" table:number-rows-spanned="1">
            <text:p>8</text:p>
          </table:table-cell>
          <table:covered-table-cell table:style-name="ce161"/>
          <table:covered-table-cell table:style-name="ce167"/>
          <table:table-cell table:style-name="ce172"/>
          <table:table-cell table:style-name="ce175"/>
          <table:table-cell table:style-name="ce182" table:number-columns-repeated="2"/>
          <table:table-cell table:style-name="ce143"/>
          <table:table-cell table:style-name="ce182"/>
          <table:table-cell table:style-name="ce184" office:value-type="string">
            <text:p>Untested</text:p>
          </table:table-cell>
          <table:table-cell table:style-name="ce185" table:formula="of:=COUNTIF([.M$7:.M$979];[.$L4])" office:value-type="float" office:value="0">
            <text:p>0</text:p>
          </table:table-cell>
          <table:table-cell table:style-name="ce185" table:formula="of:=COUNTIF([.N$7:.N$979];[.$L4])" office:value-type="float" office:value="0">
            <text:p>0</text:p>
          </table:table-cell>
          <table:table-cell table:style-name="ce185" table:formula="of:=COUNTIF([.O$7:.O$979];[.$L4])" office:value-type="float" office:value="0">
            <text:p>0</text:p>
          </table:table-cell>
          <table:table-cell table:style-name="ce185" table:formula="of:=COUNTIF([.P$7:.P$979];[.$L4])" office:value-type="float" office:value="0">
            <text:p>0</text:p>
          </table:table-cell>
          <table:table-cell table:style-name="ce184" table:number-columns-repeated="214"/>
          <table:table-cell table:number-columns-repeated="794"/>
        </table:table-row>
        <table:table-row table:style-name="ro19">
          <table:table-cell table:style-name="ce140"/>
          <table:table-cell table:style-name="ce147"/>
          <table:table-cell table:style-name="ce140"/>
          <table:table-cell table:style-name="ce162"/>
          <table:table-cell table:style-name="ce168"/>
          <table:table-cell table:style-name="ce168" office:value-type="string">
            <text:p><text:s/></text:p>
          </table:table-cell>
          <table:table-cell table:style-name="ce168" table:number-columns-repeated="3"/>
          <table:table-cell table:style-name="ce143"/>
          <table:table-cell table:style-name="ce168"/>
          <table:table-cell office:value-type="string">
            <text:p>N/A</text:p>
          </table:table-cell>
          <table:table-cell table:style-name="ce185" table:formula="of:=COUNTIF([.M$7:.M$979];[.$L5])" office:value-type="float" office:value="0">
            <text:p>0</text:p>
          </table:table-cell>
          <table:table-cell table:style-name="ce185" table:formula="of:=COUNTIF([.N$7:.N$979];[.$L5])" office:value-type="float" office:value="0">
            <text:p>0</text:p>
          </table:table-cell>
          <table:table-cell table:style-name="ce185" table:formula="of:=COUNTIF([.O$7:.O$979];[.$L5])" office:value-type="float" office:value="0">
            <text:p>0</text:p>
          </table:table-cell>
          <table:table-cell table:style-name="ce185" table:formula="of:=COUNTIF([.P$7:.P$979];[.$L5])" office:value-type="float" office:value="0">
            <text:p>0</text:p>
          </table:table-cell>
          <table:table-cell table:number-columns-repeated="1008"/>
        </table:table-row>
        <table:table-row table:style-name="ro10">
          <table:table-cell table:style-name="ce141" office:value-type="string">
            <text:p>Case No</text:p>
          </table:table-cell>
          <table:table-cell table:style-name="ce148" office:value-type="string">
            <text:p>Related function</text:p>
          </table:table-cell>
          <table:table-cell table:style-name="ce141" office:value-type="string">
            <text:p>Case ID</text:p>
          </table:table-cell>
          <table:table-cell table:style-name="ce163"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86" office:value-type="string">
            <text:p>IE7</text:p>
          </table:table-cell>
          <table:table-cell table:style-name="ce186" office:value-type="string">
            <text:p>FireFox3.5</text:p>
          </table:table-cell>
          <table:table-cell table:style-name="ce186" office:value-type="string">
            <text:p>Comment/Bug</text:p>
          </table:table-cell>
          <table:table-cell table:style-name="ce186" table:number-columns-repeated="4"/>
          <table:table-cell table:style-name="ce175" table:number-columns-repeated="211"/>
          <table:table-cell table:style-name="ce168" table:number-columns-repeated="794"/>
        </table:table-row>
        <table:table-row table:style-name="ro17">
          <table:table-cell table:style-name="ce142" office:value-type="float" office:value="1">
            <text:p>001</text:p>
          </table:table-cell>
          <table:table-cell table:style-name="ce149" office:value-type="string">
            <text:p>REG_PLF304_ECMS_001</text:p>
          </table:table-cell>
          <table:table-cell table:style-name="ce157" office:value-type="float" office:value="1">
            <text:p>001</text:p>
          </table:table-cell>
          <table:table-cell table:style-name="ce164" table:formula="of:=[.B7]" office:value-type="string" office:string-value="REG_PLF304_ECMS_001">
            <text:p>REG_PLF304_ECMS_001</text:p>
          </table:table-cell>
          <table:table-cell table:style-name="ce151" office:value-type="string">
            <text:p>Check life cycle in Manage Publications</text:p>
          </table:table-cell>
          <table:table-cell table:style-name="ce143" office:value-type="string">
            <text:p>Step 1: Select a document is not enrolled</text:p>
          </table:table-cell>
          <table:table-cell table:style-name="ce143" office:value-type="string">
            <text:p>- Go to Content Explorer, Sites Management/acme/documents</text:p>
            <text:p>- Select a document which is not enrolled (should use any of default documents: metro.pdf, …)</text:p>
            <text:p/>
          </table:table-cell>
          <table:table-cell table:style-name="ce143" office:value-type="string">
            <text:p>Document is opened</text:p>
          </table:table-cell>
          <table:table-cell table:style-name="ce143" office:value-type="string">
            <text:p>High</text:p>
          </table:table-cell>
          <table:table-cell table:style-name="ce143" office:value-type="string">
            <text:p>ECMS-1907</text:p>
            <text:p>CCP-625</text:p>
          </table:table-cell>
          <table:table-cell table:style-name="ce143" office:value-type="string">
            <text:p>Authoring lifecycle is always used.</text:p>
          </table:table-cell>
          <table:table-cell table:style-name="ce143" table:number-columns-repeated="1013"/>
        </table:table-row>
        <table:table-row table:style-name="ro22">
          <table:table-cell table:style-name="ce142"/>
          <table:table-cell table:style-name="ce149" office:value-type="string">
            <text:p>REG_PLF304_ECMS_001</text:p>
          </table:table-cell>
          <table:table-cell table:style-name="ce157" office:value-type="float" office:value="1">
            <text:p>001</text:p>
          </table:table-cell>
          <table:table-cell table:style-name="ce164" table:formula="of:=[.B8]" office:value-type="string" office:string-value="REG_PLF304_ECMS_001">
            <text:p>REG_PLF304_ECMS_001</text:p>
          </table:table-cell>
          <table:table-cell table:style-name="ce166" office:value-type="string">
            <text:p>Check life cycle in Manage Publications</text:p>
          </table:table-cell>
          <table:table-cell table:style-name="ce143" office:value-type="string">
            <text:p>Step 2: Select another lifecycle other than Authoring</text:p>
          </table:table-cell>
          <table:table-cell table:style-name="ce176" office:value-type="string">
            <text:p><text:span text:style-name="T3">- Click </text:span><text:span text:style-name="T3">Manage </text:span><text:span text:style-name="T3">Publication</text:span><text:span text:style-name="T3">s. In </text:span><text:span text:style-name="T3">condition </text:span><text:span text:style-name="T3">the </text:span><text:span text:style-name="T3">document </text:span><text:span text:style-name="T3">is not </text:span><text:span text:style-name="T3">enrolled, a </text:span><text:span text:style-name="T3">pop-up will </text:span><text:span text:style-name="T3">show to </text:span><text:span text:style-name="T3">select </text:span><text:span text:style-name="T3">lifecycle:</text:span></text:p>
            <text:p><text:span text:style-name="T3"><text:s text:c="2"/></text:span><text:span text:style-name="T3">+ </text:span><text:span text:style-name="T3">Workflow </text:span></text:p>
            <text:p><text:span text:style-name="T3"><text:s text:c="2"/></text:span><text:span text:style-name="T3">+ States </text:span><text:span text:style-name="T3">and </text:span><text:span text:style-name="T3">versions </text:span><text:span text:style-name="T3">based </text:span><text:span text:style-name="T3">publication</text:span></text:p>
            <text:p><text:span text:style-name="T3"><text:s text:c="2"/></text:span><text:span text:style-name="T3">+ </text:span><text:span text:style-name="T3">Authoring </text:span><text:span text:style-name="T3">publication</text:span></text:p>
            <text:p><text:span text:style-name="T3">- Click to </text:span><text:span text:style-name="T3">select any </text:span><text:span text:style-name="T3">lifecycle </text:span><text:span text:style-name="T3">except </text:span><text:span text:style-name="T3">“Authoring </text:span><text:span text:style-name="T3">publication”</text:span></text:p>
            <text:p><text:span text:style-name="T4">Note: If you </text:span><text:span text:style-name="T4">choose </text:span><text:span text:style-name="T4">Workflow </text:span><text:span text:style-name="T4">you have to </text:span><text:span text:style-name="T4">config to </text:span><text:span text:style-name="T4">run </text:span><text:span text:style-name="T4">workflow </text:span><text:span text:style-name="T4">before </text:span><text:span text:style-name="T4">starting </text:span><text:span text:style-name="T4">server, </text:span><text:span text:style-name="T4">otherwise </text:span><text:span text:style-name="T4">exception </text:span><text:span text:style-name="T4">will be </text:span><text:span text:style-name="T4">thrown out</text:span></text:p>
          </table:table-cell>
          <table:table-cell table:style-name="ce143" office:value-type="string">
            <text:p>The pop-up Manage Publications displays selected lifecycle, not Authoring fifecycle.</text:p>
            <text:p>(If Authoring life cycle, you will see status Draft → Pending → Approved → Staged → Published</text:p>
          </table:table-cell>
          <table:table-cell table:style-name="ce143" office:value-type="string">
            <text:p>High</text:p>
          </table:table-cell>
          <table:table-cell table:style-name="ce143" table:number-columns-repeated="1015"/>
        </table:table-row>
        <table:table-row table:style-name="ro23">
          <table:table-cell table:style-name="ce142" table:formula="of:=IF(VALUE(MID([.F9];6;FIND(&quot;:&quot;;[.F9];1)-FIND(&quot; &quot;;[.F9];1)-1))&gt;VALUE(MID([.F7];6;FIND(&quot;:&quot;;[.F7];1)-FIND(&quot; &quot;;[.F7];1)-1));&quot;&quot;;MAX([.A$7:.A7])+1)" office:value-type="float" office:value="2">
            <text:p>002</text:p>
          </table:table-cell>
          <table:table-cell table:style-name="ce149" office:value-type="string">
            <text:p>REG_PLF304_ECMS_002</text:p>
          </table:table-cell>
          <table:table-cell table:style-name="ce158" table:formula="of:=IF(VALUE(MID([.F9];6;FIND(&quot;:&quot;;[.F9];1)-FIND(&quot; &quot;;[.F9];1)-1))&gt;VALUE(MID([.F7];6;FIND(&quot;:&quot;;[.F7];1)-FIND(&quot; &quot;;[.F7];1)-1));[.C7];[.C7]+1)" office:value-type="float" office:value="2">
            <text:p>002</text:p>
          </table:table-cell>
          <table:table-cell table:style-name="ce164" table:formula="of:=[.B9]" office:value-type="string" office:string-value="REG_PLF304_ECMS_002">
            <text:p>REG_PLF304_ECMS_002</text:p>
          </table:table-cell>
          <table:table-cell table:style-name="ce151" office:value-type="string">
            <text:p>Check Category validation</text:p>
          </table:table-cell>
          <table:table-cell table:style-name="ce143" office:value-type="string">
            <text:p>Step 1: Modify dialog of template “File”</text:p>
          </table:table-cell>
          <table:table-cell table:style-name="ce143"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143" office:value-type="string">
            <text:p>Dialog of nt:file template is edited</text:p>
          </table:table-cell>
          <table:table-cell table:style-name="ce143" office:value-type="string">
            <text:p>High</text:p>
          </table:table-cell>
          <table:table-cell table:style-name="ce143" office:value-type="string">
            <text:p>ECMS-1908</text:p>
            <text:p>CCP-739</text:p>
          </table:table-cell>
          <table:table-cell table:style-name="ce143"/>
          <table:table-cell table:style-name="ce172" table:number-columns-repeated="1013"/>
        </table:table-row>
        <table:table-row table:style-name="ro17">
          <table:table-cell table:style-name="ce142" table:formula="of:=IF(VALUE(MID([.F10];6;FIND(&quot;:&quot;;[.F10];1)-FIND(&quot; &quot;;[.F10];1)-1))&gt;VALUE(MID([.F9];6;FIND(&quot;:&quot;;[.F9];1)-FIND(&quot; &quot;;[.F9];1)-1));&quot;&quot;;MAX([.A$7:.A9])+1)">
            <text:p/>
          </table:table-cell>
          <table:table-cell table:style-name="ce150" office:value-type="string">
            <text:p>REG_PLF304_ECMS_002</text:p>
          </table:table-cell>
          <table:table-cell table:style-name="ce159" table:formula="of:=IF(VALUE(MID([.F10];6;FIND(&quot;:&quot;;[.F10];1)-FIND(&quot; &quot;;[.F10];1)-1))&gt;VALUE(MID([.F9];6;FIND(&quot;:&quot;;[.F9];1)-FIND(&quot; &quot;;[.F9];1)-1));[.C9];[.C9]+1)" office:value-type="float" office:value="2">
            <text:p>002</text:p>
          </table:table-cell>
          <table:table-cell table:style-name="ce165" table:formula="of:=[.B10]" office:value-type="string" office:string-value="REG_PLF304_ECMS_002">
            <text:p>REG_PLF304_ECMS_002</text:p>
          </table:table-cell>
          <table:table-cell table:style-name="ce169" office:value-type="string">
            <text:p>Check Category validation</text:p>
          </table:table-cell>
          <table:table-cell table:style-name="ce173" office:value-type="string">
            <text:p>Step 2: Input invalid category</text:p>
          </table:table-cell>
          <table:table-cell table:style-name="ce143" office:value-type="string">
            <text:p>- Go to Content Explorer</text:p>
            <text:p>- Create a document, select template File</text:p>
            <text:p>- Input (typing) field Category which is not existed</text:p>
            <text:p>- Input all required fields then click Save</text:p>
          </table:table-cell>
          <table:table-cell table:style-name="ce143" office:value-type="string">
            <text:p>A message says that the category is wrong.</text:p>
          </table:table-cell>
          <table:table-cell table:style-name="ce143" office:value-type="string">
            <text:p>High</text:p>
          </table:table-cell>
          <table:table-cell table:style-name="ce143"/>
          <table:table-cell table:style-name="ce143" office:value-type="string">
            <text:p>Category is cleared without message.</text:p>
          </table:table-cell>
          <table:table-cell table:style-name="ce172" table:number-columns-repeated="1013"/>
        </table:table-row>
        <table:table-row table:style-name="ro24">
          <table:table-cell table:style-name="ce142" table:formula="of:=IF(VALUE(MID([.F11];6;FIND(&quot;:&quot;;[.F11];1)-FIND(&quot; &quot;;[.F11];1)-1))&gt;VALUE(MID([.F10];6;FIND(&quot;:&quot;;[.F10];1)-FIND(&quot; &quot;;[.F10];1)-1));&quot;&quot;;MAX([.A$7:.A10])+1)" office:value-type="float" office:value="3">
            <text:p>003</text:p>
          </table:table-cell>
          <table:table-cell table:style-name="ce149" office:value-type="string">
            <text:p>REG_PLF304_ECMS_003</text:p>
          </table:table-cell>
          <table:table-cell table:style-name="ce158" table:formula="of:=IF(VALUE(MID([.F11];6;FIND(&quot;:&quot;;[.F11];1)-FIND(&quot; &quot;;[.F11];1)-1))&gt;VALUE(MID([.F10];6;FIND(&quot;:&quot;;[.F10];1)-FIND(&quot; &quot;;[.F10];1)-1));[.C10];[.C10]+1)" office:value-type="float" office:value="3">
            <text:p>003</text:p>
          </table:table-cell>
          <table:table-cell table:style-name="ce164" table:formula="of:=[.B11]" office:value-type="string" office:string-value="REG_PLF304_ECMS_003">
            <text:p>REG_PLF304_ECMS_003</text:p>
          </table:table-cell>
          <table:table-cell table:style-name="ce166" office:value-type="string">
            <text:p>Check rss with special characters</text:p>
          </table:table-cell>
          <table:table-cell table:style-name="ce143" office:value-type="string">
            <text:p>Step 1: Check rss with special characters</text:p>
          </table:table-cell>
          <table:table-cell table:style-name="ce143"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143" office:value-type="string">
            <text:p>Content displays well. No exception.</text:p>
          </table:table-cell>
          <table:table-cell table:style-name="ce143" office:value-type="string">
            <text:p>High</text:p>
          </table:table-cell>
          <table:table-cell table:style-name="ce143" office:value-type="string">
            <text:p>ECMS-1953</text:p>
            <text:p>CCP-762</text:p>
          </table:table-cell>
          <table:table-cell table:style-name="ce143" office:value-type="string">
            <text:p>Exception : URLDecoder: Illegal hex characters in escape (%) pattern - For input string: "&lt;/"</text:p>
          </table:table-cell>
          <table:table-cell table:style-name="ce172" table:number-columns-repeated="1013"/>
        </table:table-row>
        <table:table-row table:style-name="ro25">
          <table:table-cell table:style-name="ce142" table:formula="of:=IF(VALUE(MID([.F12];6;FIND(&quot;:&quot;;[.F12];1)-FIND(&quot; &quot;;[.F12];1)-1))&gt;VALUE(MID([.F11];6;FIND(&quot;:&quot;;[.F11];1)-FIND(&quot; &quot;;[.F11];1)-1));&quot;&quot;;MAX([.A$7:.A11])+1)" office:value-type="float" office:value="4">
            <text:p>004</text:p>
          </table:table-cell>
          <table:table-cell table:style-name="ce149" office:value-type="string">
            <text:p>REG_PLF304_ECMS_004</text:p>
          </table:table-cell>
          <table:table-cell table:style-name="ce158" table:formula="of:=IF(VALUE(MID([.F12];6;FIND(&quot;:&quot;;[.F12];1)-FIND(&quot; &quot;;[.F12];1)-1))&gt;VALUE(MID([.F11];6;FIND(&quot;:&quot;;[.F11];1)-FIND(&quot; &quot;;[.F11];1)-1));[.C11];[.C11]+1)" office:value-type="float" office:value="4">
            <text:p>004</text:p>
          </table:table-cell>
          <table:table-cell table:style-name="ce164" table:formula="of:=[.B12]" office:value-type="string" office:string-value="REG_PLF304_ECMS_004">
            <text:p>REG_PLF304_ECMS_004</text:p>
          </table:table-cell>
          <table:table-cell table:style-name="ce166" office:value-type="string">
            <text:p>Download attachment in Content Detail portlet</text:p>
          </table:table-cell>
          <table:table-cell table:style-name="ce143" office:value-type="string">
            <text:p>Step 1: Create a document with attachment</text:p>
          </table:table-cell>
          <table:table-cell table:style-name="ce143"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143" office:value-type="string">
            <text:p>The article is created with attachments is pdf file and published</text:p>
          </table:table-cell>
          <table:table-cell table:style-name="ce143" office:value-type="string">
            <text:p>High</text:p>
          </table:table-cell>
          <table:table-cell table:style-name="ce143" office:value-type="string">
            <text:p>ECMS-1980</text:p>
            <text:p>CCP-776</text:p>
          </table:table-cell>
          <table:table-cell table:style-name="ce143"/>
          <table:table-cell table:style-name="ce172" table:number-columns-repeated="1013"/>
        </table:table-row>
        <table:table-row table:style-name="ro26">
          <table:table-cell table:style-name="ce142" table:formula="of:=IF(VALUE(MID([.F13];6;FIND(&quot;:&quot;;[.F13];1)-FIND(&quot; &quot;;[.F13];1)-1))&gt;VALUE(MID([.F12];6;FIND(&quot;:&quot;;[.F12];1)-FIND(&quot; &quot;;[.F12];1)-1));&quot;&quot;;MAX([.A$7:.A12])+1)">
            <text:p/>
          </table:table-cell>
          <table:table-cell table:style-name="ce150" office:value-type="string">
            <text:p>REG_PLF304_ECMS_004</text:p>
          </table:table-cell>
          <table:table-cell table:style-name="ce158" table:formula="of:=IF(VALUE(MID([.F13];6;FIND(&quot;:&quot;;[.F13];1)-FIND(&quot; &quot;;[.F13];1)-1))&gt;VALUE(MID([.F12];6;FIND(&quot;:&quot;;[.F12];1)-FIND(&quot; &quot;;[.F12];1)-1));[.C12];[.C12]+1)" office:value-type="float" office:value="4">
            <text:p>004</text:p>
          </table:table-cell>
          <table:table-cell table:style-name="ce164" table:formula="of:=[.B13]" office:value-type="string" office:string-value="REG_PLF304_ECMS_004">
            <text:p>REG_PLF304_ECMS_004</text:p>
          </table:table-cell>
          <table:table-cell table:style-name="ce166" office:value-type="string">
            <text:p>Download attachment in Content Detail portlet</text:p>
          </table:table-cell>
          <table:table-cell table:style-name="ce172" office:value-type="string">
            <text:p>Step 2: Download attachment in Content Detail portlet</text:p>
          </table:table-cell>
          <table:table-cell table:style-name="ce172" office:value-type="string">
            <text:p>- Go to site acme, create a page with Content detail portlet and choose this article as content, then open this page</text:p>
            <text:p>- Click the link of attachment</text:p>
          </table:table-cell>
          <table:table-cell table:style-name="ce172" office:value-type="string">
            <text:p>User can open/download the attachment</text:p>
          </table:table-cell>
          <table:table-cell table:style-name="ce143" office:value-type="string">
            <text:p>High</text:p>
          </table:table-cell>
          <table:table-cell table:style-name="ce143"/>
          <table:table-cell table:style-name="ce172" office:value-type="string">
            <text:p>Unable to open/ download the attachment</text:p>
          </table:table-cell>
          <table:table-cell table:style-name="ce172" table:number-columns-repeated="1013"/>
        </table:table-row>
        <table:table-row table:style-name="ro17">
          <table:table-cell table:style-name="ce142" table:formula="of:=IF(VALUE(MID([.F14];6;FIND(&quot;:&quot;;[.F14];1)-FIND(&quot; &quot;;[.F14];1)-1))&gt;VALUE(MID([.F13];6;FIND(&quot;:&quot;;[.F13];1)-FIND(&quot; &quot;;[.F13];1)-1));&quot;&quot;;MAX([.A$7:.A13])+1)" office:value-type="float" office:value="5">
            <text:p>005</text:p>
          </table:table-cell>
          <table:table-cell table:style-name="ce149" office:value-type="string">
            <text:p>REG_PLF304_ECMS_005</text:p>
          </table:table-cell>
          <table:table-cell table:style-name="ce158" table:formula="of:=IF(VALUE(MID([.F14];6;FIND(&quot;:&quot;;[.F14];1)-FIND(&quot; &quot;;[.F14];1)-1))&gt;VALUE(MID([.F13];6;FIND(&quot;:&quot;;[.F13];1)-FIND(&quot; &quot;;[.F13];1)-1));[.C13];[.C13]+1)" office:value-type="float" office:value="5">
            <text:p>005</text:p>
          </table:table-cell>
          <table:table-cell table:style-name="ce164" table:formula="of:=[.B14]" office:value-type="string" office:string-value="REG_PLF304_ECMS_005">
            <text:p>REG_PLF304_ECMS_005</text:p>
          </table:table-cell>
          <table:table-cell table:style-name="ce170" office:value-type="string">
            <text:p>Check Content by URL page in public, this case run only on ECMS standalone</text:p>
          </table:table-cell>
          <table:table-cell table:style-name="ce174" office:value-type="string">
            <text:p>Step 1: Create 2 documents</text:p>
          </table:table-cell>
          <table:table-cell table:style-name="ce172" office:value-type="string">
            <text:p>- Login</text:p>
            <text:p>- Go to Content Explorer, create and publish 2 documents (content1, content2)</text:p>
          </table:table-cell>
          <table:table-cell table:style-name="ce172" office:value-type="string">
            <text:p>2 documents are created and published</text:p>
          </table:table-cell>
          <table:table-cell table:style-name="ce143" office:value-type="string">
            <text:p>High</text:p>
          </table:table-cell>
          <table:table-cell table:style-name="ce172" office:value-type="string">
            <text:p>ECMS-1981</text:p>
            <text:p>CCP-777</text:p>
          </table:table-cell>
          <table:table-cell table:style-name="ce172" table:number-columns-repeated="1014"/>
        </table:table-row>
        <table:table-row table:style-name="ro24">
          <table:table-cell table:style-name="ce142" table:formula="of:=IF(VALUE(MID([.F15];6;FIND(&quot;:&quot;;[.F15];1)-FIND(&quot; &quot;;[.F15];1)-1))&gt;VALUE(MID([.F14];6;FIND(&quot;:&quot;;[.F14];1)-FIND(&quot; &quot;;[.F14];1)-1));&quot;&quot;;MAX([.A$7:.A14])+1)">
            <text:p/>
          </table:table-cell>
          <table:table-cell table:style-name="ce150" office:value-type="string">
            <text:p>REG_PLF304_ECMS_005</text:p>
          </table:table-cell>
          <table:table-cell table:style-name="ce158" table:formula="of:=IF(VALUE(MID([.F15];6;FIND(&quot;:&quot;;[.F15];1)-FIND(&quot; &quot;;[.F15];1)-1))&gt;VALUE(MID([.F14];6;FIND(&quot;:&quot;;[.F14];1)-FIND(&quot; &quot;;[.F14];1)-1));[.C14];[.C14]+1)" office:value-type="float" office:value="5">
            <text:p>005</text:p>
          </table:table-cell>
          <table:table-cell table:style-name="ce164" table:formula="of:=[.B15]" office:value-type="string" office:string-value="REG_PLF304_ECMS_005">
            <text:p>REG_PLF304_ECMS_005</text:p>
          </table:table-cell>
          <table:table-cell table:style-name="ce171" office:value-type="string">
            <text:p>Check Content by URL page in public, this case run only on ECMS standalone</text:p>
          </table:table-cell>
          <table:table-cell table:style-name="ce174" office:value-type="string">
            <text:p>Step 2: Create Content by URL page</text:p>
          </table:table-cell>
          <table:table-cell table:style-name="ce177" office:value-type="string">
            <text:p><text:span text:style-name="T3">- Create a </text:span><text:span text:style-name="T3">page under </text:span><text:span text:style-name="T3">acme home </text:span><text:span text:style-name="T3">page</text:span></text:p>
            <text:p><text:span text:style-name="T3">- Create a </text:span><text:span text:style-name="T3">new page </text:span><text:span text:style-name="T3">and add </text:span><text:span text:style-name="T3">Content by </text:span><text:span text:style-name="T3">URL portlet</text:span></text:p>
            <text:p><text:span text:style-name="T3">- Configure </text:span><text:span text:style-name="T3">portlet: </text:span></text:p>
            <text:p><text:span text:style-name="T3">+ in </text:span><text:span text:style-name="T3">Content </text:span><text:span text:style-name="T3">Selection </text:span><text:span text:style-name="T3">select </text:span><text:span text:style-name="T3">"content1"</text:span></text:p>
            <text:p><text:span text:style-name="T3">+ go to --&gt; </text:span><text:span text:style-name="T3">Advanced </text:span><text:span text:style-name="T3">--&gt;Dynamic </text:span><text:span text:style-name="T3">Navigation, </text:span><text:span text:style-name="T3">in </text:span><text:span text:style-name="T3">Contextual </text:span><text:span text:style-name="T3">Content </text:span><text:span text:style-name="T3">select </text:span><text:span text:style-name="T3">Enabled </text:span><text:span text:style-name="T3">and make </text:span><text:span text:style-name="T3">the value </text:span><text:span text:style-name="T3">by "path")</text:span></text:p>
            <text:p><text:span text:style-name="T3">- Save</text:span></text:p>
            <text:p><text:span text:style-name="T3">- Logout (to </text:span><text:span text:style-name="T3">view the </text:span><text:span text:style-name="T3">page in </text:span><text:span text:style-name="T3">public </text:span><text:span text:style-name="T3">mode as </text:span><text:span text:style-name="T3">anonymous</text:span><text:span text:style-name="T3">)</text:span></text:p>
          </table:table-cell>
          <table:table-cell table:style-name="ce172" office:value-type="string">
            <text:p>- New page with Content by URL is created</text:p>
            <text:p>- User logs out</text:p>
          </table:table-cell>
          <table:table-cell table:style-name="ce183" office:value-type="string">
            <text:p>High</text:p>
          </table:table-cell>
          <table:table-cell/>
          <table:table-cell table:style-name="ce172" table:number-columns-repeated="1014"/>
        </table:table-row>
        <table:table-row table:style-name="ro27">
          <table:table-cell table:style-name="ce142" table:formula="of:=IF(VALUE(MID([.F16];6;FIND(&quot;:&quot;;[.F16];1)-FIND(&quot; &quot;;[.F16];1)-1))&gt;VALUE(MID([.F15];6;FIND(&quot;:&quot;;[.F15];1)-FIND(&quot; &quot;;[.F15];1)-1));&quot;&quot;;MAX([.A$7:.A15])+1)">
            <text:p/>
          </table:table-cell>
          <table:table-cell table:style-name="ce150" office:value-type="string">
            <text:p>REG_PLF304_ECMS_005</text:p>
          </table:table-cell>
          <table:table-cell table:style-name="ce158" table:formula="of:=IF(VALUE(MID([.F16];6;FIND(&quot;:&quot;;[.F16];1)-FIND(&quot; &quot;;[.F16];1)-1))&gt;VALUE(MID([.F15];6;FIND(&quot;:&quot;;[.F15];1)-FIND(&quot; &quot;;[.F15];1)-1));[.C15];[.C15]+1)" office:value-type="float" office:value="5">
            <text:p>005</text:p>
          </table:table-cell>
          <table:table-cell table:style-name="ce164" table:formula="of:=[.B16]" office:value-type="string" office:string-value="REG_PLF304_ECMS_005">
            <text:p>REG_PLF304_ECMS_005</text:p>
          </table:table-cell>
          <table:table-cell table:style-name="ce171" office:value-type="string">
            <text:p>Check Content by URL page in public, this case run only on ECMS standalone</text:p>
          </table:table-cell>
          <table:table-cell table:style-name="ce172" office:value-type="string">
            <text:p>Step 3: View content in public mode</text:p>
          </table:table-cell>
          <table:table-cell table:style-name="ce172"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72" office:value-type="string">
            <text:p>The right contents are always displayed.</text:p>
          </table:table-cell>
          <table:table-cell table:style-name="ce183" office:value-type="string">
            <text:p>High</text:p>
          </table:table-cell>
          <table:table-cell table:style-name="ce172"/>
          <table:table-cell table:style-name="ce172" office:value-type="string">
            <text:p>You will see that data of content1 URL is shown in the page of content2 and vice versa. </text:p>
          </table:table-cell>
          <table:table-cell table:style-name="ce172" table:number-columns-repeated="1013"/>
        </table:table-row>
        <table:table-row table:style-name="ro28">
          <table:table-cell table:style-name="ce142" table:formula="of:=IF(VALUE(MID([.F17];6;FIND(&quot;:&quot;;[.F17];1)-FIND(&quot; &quot;;[.F17];1)-1))&gt;VALUE(MID([.F16];6;FIND(&quot;:&quot;;[.F16];1)-FIND(&quot; &quot;;[.F16];1)-1));&quot;&quot;;MAX([.A$7:.A16])+1)" office:value-type="float" office:value="6">
            <text:p>006</text:p>
          </table:table-cell>
          <table:table-cell table:style-name="ce149" office:value-type="string">
            <text:p>REG_PLF304_ECMS_006</text:p>
          </table:table-cell>
          <table:table-cell table:style-name="ce158" table:formula="of:=IF(VALUE(MID([.F17];6;FIND(&quot;:&quot;;[.F17];1)-FIND(&quot; &quot;;[.F17];1)-1))&gt;VALUE(MID([.F16];6;FIND(&quot;:&quot;;[.F16];1)-FIND(&quot; &quot;;[.F16];1)-1));[.C16];[.C16]+1)" office:value-type="float" office:value="6">
            <text:p>006</text:p>
          </table:table-cell>
          <table:table-cell table:style-name="ce164" table:formula="of:=[.B17]" office:value-type="string" office:string-value="REG_PLF304_ECMS_006">
            <text:p>REG_PLF304_ECMS_006</text:p>
          </table:table-cell>
          <table:table-cell table:style-name="ce170" office:value-type="string">
            <text:p>Check Page Navigation in WCM Content Selector</text:p>
          </table:table-cell>
          <table:table-cell table:style-name="ce172" office:value-type="string">
            <text:p>Step 1: Prepare many image documents</text:p>
          </table:table-cell>
          <table:table-cell table:style-name="ce172" office:value-type="string">
            <text:p>- Go to Content Explorer</text:p>
            <text:p>- In a folder, upload many image files (you can upload one then copy/ paste) so that the folder has many pages</text:p>
          </table:table-cell>
          <table:table-cell table:style-name="ce172" office:value-type="string">
            <text:p>Image files are uploaded successfully</text:p>
          </table:table-cell>
          <table:table-cell table:style-name="ce183" office:value-type="string">
            <text:p>Medium</text:p>
          </table:table-cell>
          <table:table-cell table:style-name="ce172" office:value-type="string">
            <text:p>ECMS-2000</text:p>
            <text:p>CCP-794</text:p>
          </table:table-cell>
          <table:table-cell table:style-name="ce172" table:number-columns-repeated="1014"/>
        </table:table-row>
        <table:table-row table:style-name="ro28">
          <table:table-cell table:style-name="ce142" table:formula="of:=IF(VALUE(MID([.F18];6;FIND(&quot;:&quot;;[.F18];1)-FIND(&quot; &quot;;[.F18];1)-1))&gt;VALUE(MID([.F17];6;FIND(&quot;:&quot;;[.F17];1)-FIND(&quot; &quot;;[.F17];1)-1));&quot;&quot;;MAX([.A$7:.A17])+1)">
            <text:p/>
          </table:table-cell>
          <table:table-cell table:style-name="ce150" office:value-type="string">
            <text:p>REG_PLF304_ECMS_006</text:p>
          </table:table-cell>
          <table:table-cell table:style-name="ce158" table:formula="of:=IF(VALUE(MID([.F18];6;FIND(&quot;:&quot;;[.F18];1)-FIND(&quot; &quot;;[.F18];1)-1))&gt;VALUE(MID([.F17];6;FIND(&quot;:&quot;;[.F17];1)-FIND(&quot; &quot;;[.F17];1)-1));[.C17];[.C17]+1)" office:value-type="float" office:value="6">
            <text:p>006</text:p>
          </table:table-cell>
          <table:table-cell table:style-name="ce164" table:formula="of:=[.B18]" office:value-type="string" office:string-value="REG_PLF304_ECMS_006">
            <text:p>REG_PLF304_ECMS_006</text:p>
          </table:table-cell>
          <table:table-cell table:style-name="ce171" office:value-type="string">
            <text:p>Check Page Navigation in WCM Content Selector</text:p>
          </table:table-cell>
          <table:table-cell table:style-name="ce172" office:value-type="string">
            <text:p>Step 2: Open WCM Content Selector</text:p>
          </table:table-cell>
          <table:table-cell table:style-name="ce172" office:value-type="string">
            <text:p>- Create an article/ Free layout web content</text:p>
            <text:p>- In main content FCK Editor, click icon Insert Content Link to open this windows</text:p>
          </table:table-cell>
          <table:table-cell table:style-name="ce172" office:value-type="string">
            <text:p>Content Selector window is opened to select content</text:p>
          </table:table-cell>
          <table:table-cell table:style-name="ce183" office:value-type="string">
            <text:p>Medium</text:p>
          </table:table-cell>
          <table:table-cell table:style-name="ce172" office:value-type="string">
            <text:p>ECMS-2000</text:p>
            <text:p>CCP-794</text:p>
          </table:table-cell>
          <table:table-cell table:style-name="ce172" table:number-columns-repeated="1014"/>
        </table:table-row>
        <table:table-row table:style-name="ro25">
          <table:table-cell table:style-name="ce142" table:formula="of:=IF(VALUE(MID([.F19];6;FIND(&quot;:&quot;;[.F19];1)-FIND(&quot; &quot;;[.F19];1)-1))&gt;VALUE(MID([.F18];6;FIND(&quot;:&quot;;[.F18];1)-FIND(&quot; &quot;;[.F18];1)-1));&quot;&quot;;MAX([.A$7:.A18])+1)">
            <text:p/>
          </table:table-cell>
          <table:table-cell table:style-name="ce150" office:value-type="string">
            <text:p>REG_PLF304_ECMS_006</text:p>
          </table:table-cell>
          <table:table-cell table:style-name="ce158" table:formula="of:=IF(VALUE(MID([.F19];6;FIND(&quot;:&quot;;[.F19];1)-FIND(&quot; &quot;;[.F19];1)-1))&gt;VALUE(MID([.F18];6;FIND(&quot;:&quot;;[.F18];1)-FIND(&quot; &quot;;[.F18];1)-1));[.C18];[.C18]+1)" office:value-type="float" office:value="6">
            <text:p>006</text:p>
          </table:table-cell>
          <table:table-cell table:style-name="ce164" table:formula="of:=[.B19]" office:value-type="string" office:string-value="REG_PLF304_ECMS_006">
            <text:p>REG_PLF304_ECMS_006</text:p>
          </table:table-cell>
          <table:table-cell table:style-name="ce171" office:value-type="string">
            <text:p>Check Page Navigation in WCM Content Selector</text:p>
          </table:table-cell>
          <table:table-cell table:style-name="ce172" office:value-type="string">
            <text:p>Step 3: Test pagination</text:p>
          </table:table-cell>
          <table:table-cell table:style-name="ce172" office:value-type="string">
            <text:p>- In Content Selector windows, navigate to the folder of step 1. Its content will be displayed in right pane.</text:p>
            <text:p>- Verify that the pagination (page 1, page 2, next page, previous page, …) works</text:p>
          </table:table-cell>
          <table:table-cell table:style-name="ce172" office:value-type="string">
            <text:p>Pagination works normally</text:p>
          </table:table-cell>
          <table:table-cell table:style-name="ce183" office:value-type="string">
            <text:p>Medium</text:p>
          </table:table-cell>
          <table:table-cell table:style-name="ce172" office:value-type="string">
            <text:p>ECMS-2000</text:p>
            <text:p>CCP-794</text:p>
          </table:table-cell>
          <table:table-cell table:style-name="ce172" office:value-type="string">
            <text:p>In Chrome and IE7, the page navigation is not visible (partly)</text:p>
          </table:table-cell>
          <table:table-cell table:style-name="ce172" table:number-columns-repeated="1013"/>
        </table:table-row>
        <table:table-row table:style-name="ro25">
          <table:table-cell table:style-name="ce142" table:formula="of:=IF(VALUE(MID([.F20];6;FIND(&quot;:&quot;;[.F20];1)-FIND(&quot; &quot;;[.F20];1)-1))&gt;VALUE(MID([.F19];6;FIND(&quot;:&quot;;[.F19];1)-FIND(&quot; &quot;;[.F19];1)-1));&quot;&quot;;MAX([.A$7:.A19])+1)">
            <text:p/>
          </table:table-cell>
          <table:table-cell table:style-name="ce150" office:value-type="string">
            <text:p>REG_PLF304_ECMS_006</text:p>
          </table:table-cell>
          <table:table-cell table:style-name="ce158" table:formula="of:=IF(VALUE(MID([.F20];6;FIND(&quot;:&quot;;[.F20];1)-FIND(&quot; &quot;;[.F20];1)-1))&gt;VALUE(MID([.F19];6;FIND(&quot;:&quot;;[.F19];1)-FIND(&quot; &quot;;[.F19];1)-1));[.C19];[.C19]+1)" office:value-type="float" office:value="6">
            <text:p>006</text:p>
          </table:table-cell>
          <table:table-cell table:style-name="ce164" table:formula="of:=[.B20]" office:value-type="string" office:string-value="REG_PLF304_ECMS_006">
            <text:p>REG_PLF304_ECMS_006</text:p>
          </table:table-cell>
          <table:table-cell table:style-name="ce171" office:value-type="string">
            <text:p>Check Page Navigation in WCM Content Selector</text:p>
          </table:table-cell>
          <table:table-cell table:style-name="ce172" office:value-type="string">
            <text:p>Step 4: Test pagination with filter</text:p>
          </table:table-cell>
          <table:table-cell table:style-name="ce172" office:value-type="string">
            <text:p>- In Content Selector, on filter box select Medias</text:p>
            <text:p>- Again verify the pagination</text:p>
          </table:table-cell>
          <table:table-cell table:style-name="ce172" office:value-type="string">
            <text:p>Pagination works normally</text:p>
          </table:table-cell>
          <table:table-cell table:style-name="ce183" office:value-type="string">
            <text:p>Medium</text:p>
          </table:table-cell>
          <table:table-cell table:style-name="ce172" office:value-type="string">
            <text:p>ECMS-2000</text:p>
            <text:p>CCP-794</text:p>
          </table:table-cell>
          <table:table-cell table:style-name="ce172" office:value-type="string">
            <text:p>In Chrome and IE7, the page navigation is not visible (partly)</text:p>
          </table:table-cell>
          <table:table-cell table:style-name="ce172" table:number-columns-repeated="1013"/>
        </table:table-row>
        <table:table-row table:style-name="ro28">
          <table:table-cell table:style-name="ce142" table:formula="of:=IF(VALUE(MID([.F21];6;FIND(&quot;:&quot;;[.F21];1)-FIND(&quot; &quot;;[.F21];1)-1))&gt;VALUE(MID([.F20];6;FIND(&quot;:&quot;;[.F20];1)-FIND(&quot; &quot;;[.F20];1)-1));&quot;&quot;;MAX([.A$7:.A20])+1)" office:value-type="float" office:value="7">
            <text:p>007</text:p>
          </table:table-cell>
          <table:table-cell table:style-name="ce149" office:value-type="string">
            <text:p>REG_PLF304_ECMS_007</text:p>
          </table:table-cell>
          <table:table-cell table:style-name="ce158" table:formula="of:=IF(VALUE(MID([.F21];6;FIND(&quot;:&quot;;[.F21];1)-FIND(&quot; &quot;;[.F21];1)-1))&gt;VALUE(MID([.F20];6;FIND(&quot;:&quot;;[.F20];1)-FIND(&quot; &quot;;[.F20];1)-1));[.C20];[.C20]+1)" office:value-type="float" office:value="7">
            <text:p>007</text:p>
          </table:table-cell>
          <table:table-cell table:style-name="ce164" table:formula="of:=[.B21]" office:value-type="string" office:string-value="REG_PLF304_ECMS_007">
            <text:p>REG_PLF304_ECMS_007</text:p>
          </table:table-cell>
          <table:table-cell table:style-name="ce170" office:value-type="string">
            <text:p>Check multi-value WISIWYG field</text:p>
          </table:table-cell>
          <table:table-cell table:style-name="ce172" office:value-type="string">
            <text:p>Step 1: Prepare (download) some necessary files</text:p>
          </table:table-cell>
          <table:table-cell table:style-name="ce172" office:value-type="string">
            <text:p>- Download https://jira.exoplatform.org/secure/attachment/31278/multivalued_wysiwyg.zip</text:p>
            <text:p>- Extract this file, there will be nodetype.xml inside</text:p>
          </table:table-cell>
          <table:table-cell table:style-name="ce172" office:value-type="string">
            <text:p>File is downloaded successfully</text:p>
          </table:table-cell>
          <table:table-cell table:style-name="ce183" office:value-type="string">
            <text:p>High</text:p>
          </table:table-cell>
          <table:table-cell table:style-name="ce172" office:value-type="string">
            <text:p>ECMS-2009</text:p>
            <text:p>CCP-801</text:p>
          </table:table-cell>
          <table:table-cell table:style-name="ce172" table:number-columns-repeated="1014"/>
        </table:table-row>
        <table:table-row table:style-name="ro25">
          <table:table-cell table:style-name="ce142" table:formula="of:=IF(VALUE(MID([.F22];6;FIND(&quot;:&quot;;[.F22];1)-FIND(&quot; &quot;;[.F22];1)-1))&gt;VALUE(MID([.F21];6;FIND(&quot;:&quot;;[.F21];1)-FIND(&quot; &quot;;[.F21];1)-1));&quot;&quot;;MAX([.A$7:.A21])+1)">
            <text:p/>
          </table:table-cell>
          <table:table-cell table:style-name="ce150" office:value-type="string">
            <text:p>REG_PLF304_ECMS_007</text:p>
          </table:table-cell>
          <table:table-cell table:style-name="ce158" table:formula="of:=IF(VALUE(MID([.F22];6;FIND(&quot;:&quot;;[.F22];1)-FIND(&quot; &quot;;[.F22];1)-1))&gt;VALUE(MID([.F21];6;FIND(&quot;:&quot;;[.F21];1)-FIND(&quot; &quot;;[.F21];1)-1));[.C21];[.C21]+1)" office:value-type="float" office:value="7">
            <text:p>007</text:p>
          </table:table-cell>
          <table:table-cell table:style-name="ce164" table:formula="of:=[.B22]" office:value-type="string" office:string-value="REG_PLF304_ECMS_007">
            <text:p>REG_PLF304_ECMS_007</text:p>
          </table:table-cell>
          <table:table-cell table:style-name="ce171" office:value-type="string">
            <text:p>Check multi-value WISIWYG field</text:p>
          </table:table-cell>
          <table:table-cell table:style-name="ce172" office:value-type="string">
            <text:p>Step 2: Import Nodetype</text:p>
          </table:table-cell>
          <table:table-cell table:style-name="ce172" office:value-type="string">
            <text:p>- Go to Content Administration/ Content Types / Manage Node Type </text:p>
            <text:p>- Import nodetype.xml</text:p>
            <text:p/>
          </table:table-cell>
          <table:table-cell table:style-name="ce172" office:value-type="string">
            <text:p>New nodetype exo:test is imported successfully, and listed in Node type list</text:p>
          </table:table-cell>
          <table:table-cell table:style-name="ce183" office:value-type="string">
            <text:p>High</text:p>
          </table:table-cell>
          <table:table-cell table:style-name="ce172" office:value-type="string">
            <text:p>ECMS-2009</text:p>
            <text:p>CCP-801</text:p>
          </table:table-cell>
          <table:table-cell table:style-name="ce172" table:number-columns-repeated="1014"/>
        </table:table-row>
        <table:table-row table:style-name="ro17">
          <table:table-cell table:style-name="ce142"/>
          <table:table-cell table:style-name="ce150" office:value-type="string">
            <text:p>REG_PLF304_ECMS_007</text:p>
          </table:table-cell>
          <table:table-cell table:style-name="ce158" office:value-type="float" office:value="1">
            <text:p>001</text:p>
          </table:table-cell>
          <table:table-cell table:style-name="ce164" table:formula="of:=[.B23]" office:value-type="string" office:string-value="REG_PLF304_ECMS_007">
            <text:p>REG_PLF304_ECMS_007</text:p>
          </table:table-cell>
          <table:table-cell table:style-name="ce171" office:value-type="string">
            <text:p>Check multi-value WISIWYG field</text:p>
          </table:table-cell>
          <table:table-cell table:style-name="ce172" office:value-type="string">
            <text:p>Step 3: Change template</text:p>
          </table:table-cell>
          <table:table-cell table:style-name="ce177" office:value-type="string">
            <text:p><text:span text:style-name="T3">- Go to </text:span><text:span text:style-name="T3">Content </text:span><text:span text:style-name="T3">Presentatio</text:span><text:span text:style-name="T3">n/ Manage </text:span><text:span text:style-name="T3">Template</text:span></text:p>
            <text:p><text:span text:style-name="T3">- Click Add </text:span><text:span text:style-name="T3">and select </text:span><text:span text:style-name="T3">name as </text:span><text:span text:style-name="T3">exo:test, </text:span><text:span text:style-name="T3">Fill lable, </text:span><text:span text:style-name="T3">choose </text:span><text:span text:style-name="T3">permission</text:span></text:p>
            <text:p><text:span text:style-name="T3">- Go to </text:span><text:span text:style-name="T3">dialog tab, </text:span><text:span text:style-name="T3">copy </text:span><text:span text:style-name="T3">content </text:span><text:span text:style-name="T3">from </text:span><text:span text:style-name="T3">multivalued</text:span><text:span text:style-name="T3">Wysiwyg_di</text:span><text:span text:style-name="T3">alog.gtmpl </text:span><text:span text:style-name="T3">to dialog </text:span><text:span text:style-name="T3">tab and </text:span><text:span text:style-name="T3">save.</text:span></text:p>
          </table:table-cell>
          <table:table-cell table:style-name="ce172" office:value-type="string">
            <text:p>New template is created successfully</text:p>
          </table:table-cell>
          <table:table-cell table:style-name="ce183" office:value-type="string">
            <text:p>High</text:p>
          </table:table-cell>
          <table:table-cell table:style-name="ce172" table:number-columns-repeated="1015"/>
        </table:table-row>
        <table:table-row table:style-name="ro17">
          <table:table-cell table:style-name="ce142" table:formula="of:=IF(VALUE(MID([.F24];6;FIND(&quot;:&quot;;[.F24];1)-FIND(&quot; &quot;;[.F24];1)-1))&gt;VALUE(MID([.F22];6;FIND(&quot;:&quot;;[.F22];1)-FIND(&quot; &quot;;[.F22];1)-1));&quot;&quot;;MAX([.A$7:.A22])+1)">
            <text:p/>
          </table:table-cell>
          <table:table-cell table:style-name="ce150" office:value-type="string">
            <text:p>REG_PLF304_ECMS_007</text:p>
          </table:table-cell>
          <table:table-cell table:style-name="ce158" table:formula="of:=IF(VALUE(MID([.F24];6;FIND(&quot;:&quot;;[.F24];1)-FIND(&quot; &quot;;[.F24];1)-1))&gt;VALUE(MID([.F22];6;FIND(&quot;:&quot;;[.F22];1)-FIND(&quot; &quot;;[.F22];1)-1));[.C22];[.C22]+1)" office:value-type="float" office:value="7">
            <text:p>007</text:p>
          </table:table-cell>
          <table:table-cell table:style-name="ce164" table:formula="of:=[.B24]" office:value-type="string" office:string-value="REG_PLF304_ECMS_007">
            <text:p>REG_PLF304_ECMS_007</text:p>
          </table:table-cell>
          <table:table-cell table:style-name="ce171" office:value-type="string">
            <text:p>Check multi-value WISIWYG field</text:p>
          </table:table-cell>
          <table:table-cell table:style-name="ce172" office:value-type="string">
            <text:p>Step 4: Create a document</text:p>
          </table:table-cell>
          <table:table-cell table:style-name="ce178" office:value-type="string">
            <text:p><text:span text:style-name="T5">- Go to </text:span><text:span text:style-name="T5">Content </text:span><text:span text:style-name="T5">Explorer</text:span></text:p>
            <text:p><text:span text:style-name="T5">- Create a </text:span><text:span text:style-name="T5">new </text:span><text:span text:style-name="T5">document </text:span><text:span text:style-name="T5">with the </text:span><text:span text:style-name="T5">above </text:span><text:span text:style-name="T5">template</text:span></text:p>
            <text:p><text:span text:style-name="T5">- Add many </text:span><text:span text:style-name="T5">values to </text:span><text:span text:style-name="T5">body field</text:span></text:p>
            <text:p><text:span text:style-name="T5">- Save</text:span></text:p>
          </table:table-cell>
          <table:table-cell table:style-name="ce172" office:value-type="string">
            <text:p>Document with new template is created</text:p>
          </table:table-cell>
          <table:table-cell table:style-name="ce183" office:value-type="string">
            <text:p>High</text:p>
          </table:table-cell>
          <table:table-cell table:style-name="ce172" table:number-columns-repeated="1015"/>
        </table:table-row>
        <table:table-row table:style-name="ro29">
          <table:table-cell table:style-name="ce142" table:formula="of:=IF(VALUE(MID([.F25];6;FIND(&quot;:&quot;;[.F25];1)-FIND(&quot; &quot;;[.F25];1)-1))&gt;VALUE(MID([.F24];6;FIND(&quot;:&quot;;[.F24];1)-FIND(&quot; &quot;;[.F24];1)-1));&quot;&quot;;MAX([.A$7:.A24])+1)">
            <text:p/>
          </table:table-cell>
          <table:table-cell table:style-name="ce150" office:value-type="string">
            <text:p>REG_PLF304_ECMS_007</text:p>
          </table:table-cell>
          <table:table-cell table:style-name="ce158" table:formula="of:=IF(VALUE(MID([.F25];6;FIND(&quot;:&quot;;[.F25];1)-FIND(&quot; &quot;;[.F25];1)-1))&gt;VALUE(MID([.F24];6;FIND(&quot;:&quot;;[.F24];1)-FIND(&quot; &quot;;[.F24];1)-1));[.C24];[.C24]+1)" office:value-type="float" office:value="7">
            <text:p>007</text:p>
          </table:table-cell>
          <table:table-cell table:style-name="ce164" table:formula="of:=[.B25]" office:value-type="string" office:string-value="REG_PLF304_ECMS_007">
            <text:p>REG_PLF304_ECMS_007</text:p>
          </table:table-cell>
          <table:table-cell table:style-name="ce171" office:value-type="string">
            <text:p>Check multi-value WISIWYG field</text:p>
          </table:table-cell>
          <table:table-cell table:style-name="ce172" office:value-type="string">
            <text:p>Step 5: Open the document</text:p>
          </table:table-cell>
          <table:table-cell table:style-name="ce179" office:value-type="string">
            <text:p>- Open the document (to view content) and test the body field</text:p>
          </table:table-cell>
          <table:table-cell table:style-name="ce172" office:value-type="string">
            <text:p>All inputed values are well displayed </text:p>
          </table:table-cell>
          <table:table-cell table:style-name="ce183" office:value-type="string">
            <text:p>High</text:p>
          </table:table-cell>
          <table:table-cell table:style-name="ce172" office:value-type="string">
            <text:p>ECMS-2009</text:p>
            <text:p>CCP-801</text:p>
          </table:table-cell>
          <table:table-cell table:style-name="ce172" office:value-type="string">
            <text:p>Field Body is empty</text:p>
          </table:table-cell>
          <table:table-cell table:style-name="ce172" table:number-columns-repeated="1013"/>
        </table:table-row>
        <table:table-row table:style-name="ro10">
          <table:table-cell table:style-name="ce142" table:formula="of:=IF(VALUE(MID([.F26];6;FIND(&quot;:&quot;;[.F26];1)-FIND(&quot; &quot;;[.F26];1)-1))&gt;VALUE(MID([.F25];6;FIND(&quot;:&quot;;[.F25];1)-FIND(&quot; &quot;;[.F25];1)-1));&quot;&quot;;MAX([.A$7:.A25])+1)" office:value-type="float" office:value="8">
            <text:p>008</text:p>
          </table:table-cell>
          <table:table-cell table:style-name="ce150" office:value-type="string">
            <text:p>REG_PLF304_ECMS_007</text:p>
          </table:table-cell>
          <table:table-cell table:style-name="ce158" table:formula="of:=IF(VALUE(MID([.F26];6;FIND(&quot;:&quot;;[.F26];1)-FIND(&quot; &quot;;[.F26];1)-1))&gt;VALUE(MID([.F25];6;FIND(&quot;:&quot;;[.F25];1)-FIND(&quot; &quot;;[.F25];1)-1));[.C25];[.C25]+1)" office:value-type="float" office:value="8">
            <text:p>008</text:p>
          </table:table-cell>
          <table:table-cell table:style-name="ce164" table:formula="of:=[.B26]" office:value-type="string" office:string-value="REG_PLF304_ECMS_007">
            <text:p>REG_PLF304_ECMS_007</text:p>
          </table:table-cell>
          <table:table-cell table:style-name="ce171" office:value-type="string">
            <text:p>Check multi-value WISIWYG field</text:p>
          </table:table-cell>
          <table:table-cell table:style-name="ce172" office:value-type="string">
            <text:p>Step 5: Edit the document</text:p>
          </table:table-cell>
          <table:table-cell table:style-name="ce179" office:value-type="string">
            <text:p>- Click 'Edit document'</text:p>
            <text:p>- Test field body</text:p>
          </table:table-cell>
          <table:table-cell table:style-name="ce172" office:value-type="string">
            <text:p>All inputed values are well displayed </text:p>
          </table:table-cell>
          <table:table-cell table:style-name="ce183" office:value-type="string">
            <text:p>High</text:p>
          </table:table-cell>
          <table:table-cell table:style-name="ce172" office:value-type="string">
            <text:p>ECMS-2009</text:p>
            <text:p>CCP-801</text:p>
          </table:table-cell>
          <table:table-cell table:style-name="ce172" office:value-type="string">
            <text:p>Field Body is empty</text:p>
          </table:table-cell>
          <table:table-cell table:style-name="ce172" table:number-columns-repeated="1013"/>
        </table:table-row>
        <table:table-row table:style-name="ro30">
          <table:table-cell table:style-name="ce140"/>
          <table:table-cell table:style-name="ce149"/>
          <table:table-cell table:style-name="ce158"/>
          <table:table-cell table:style-name="ce164"/>
          <table:table-cell table:style-name="ce170"/>
          <table:table-cell table:style-name="ce172"/>
          <table:table-cell table:style-name="ce178"/>
          <table:table-cell table:style-name="ce172"/>
          <table:table-cell table:style-name="ce183"/>
          <table:table-cell table:style-name="ce172" table:number-columns-repeated="1015"/>
        </table:table-row>
        <table:table-row table:style-name="ro30" table:number-rows-repeated="2">
          <table:table-cell table:style-name="ce140"/>
          <table:table-cell table:style-name="ce150"/>
          <table:table-cell table:style-name="ce158"/>
          <table:table-cell table:style-name="ce164"/>
          <table:table-cell table:style-name="ce171"/>
          <table:table-cell table:style-name="ce172"/>
          <table:table-cell table:style-name="ce178"/>
          <table:table-cell table:style-name="ce172"/>
          <table:table-cell table:style-name="ce183"/>
          <table:table-cell table:style-name="ce172" table:number-columns-repeated="1015"/>
        </table:table-row>
        <table:table-row table:style-name="ro30">
          <table:table-cell table:style-name="ce140"/>
          <table:table-cell table:style-name="ce149"/>
          <table:table-cell table:style-name="ce158"/>
          <table:table-cell table:style-name="ce164"/>
          <table:table-cell table:style-name="ce170"/>
          <table:table-cell table:style-name="ce174"/>
          <table:table-cell table:style-name="ce178"/>
          <table:table-cell table:style-name="ce172"/>
          <table:table-cell table:style-name="ce183"/>
          <table:table-cell table:style-name="ce172" table:number-columns-repeated="1015"/>
        </table:table-row>
        <table:table-row table:style-name="ro30">
          <table:table-cell table:style-name="ce140"/>
          <table:table-cell table:style-name="ce150"/>
          <table:table-cell table:style-name="ce158"/>
          <table:table-cell table:style-name="ce164"/>
          <table:table-cell table:style-name="ce171"/>
          <table:table-cell table:style-name="ce172"/>
          <table:table-cell table:style-name="ce178"/>
          <table:table-cell table:style-name="ce172"/>
          <table:table-cell table:style-name="ce183"/>
          <table:table-cell table:style-name="ce172" table:number-columns-repeated="1015"/>
        </table:table-row>
        <table:table-row table:style-name="ro30">
          <table:table-cell table:style-name="ce140"/>
          <table:table-cell table:style-name="ce150"/>
          <table:table-cell table:style-name="ce158"/>
          <table:table-cell table:style-name="ce164"/>
          <table:table-cell table:style-name="ce171"/>
          <table:table-cell table:style-name="ce172"/>
          <table:table-cell table:style-name="ce179"/>
          <table:table-cell table:style-name="ce172"/>
          <table:table-cell table:style-name="ce183"/>
          <table:table-cell table:style-name="ce172" table:number-columns-repeated="1015"/>
        </table:table-row>
        <table:table-row table:style-name="ro19">
          <table:table-cell table:style-name="ce143"/>
          <table:table-cell table:style-name="ce149"/>
          <table:table-cell table:style-name="ce158"/>
          <table:table-cell table:style-name="ce164"/>
          <table:table-cell table:style-name="ce151"/>
          <table:table-cell table:style-name="ce143"/>
          <table:table-cell table:style-name="ce179"/>
          <table:table-cell table:style-name="ce143"/>
          <table:table-cell table:style-name="ce183"/>
          <table:table-cell table:style-name="ce174"/>
          <table:table-cell table:number-columns-repeated="1014"/>
        </table:table-row>
        <table:table-row table:style-name="ro30">
          <table:table-cell table:style-name="ce143"/>
          <table:table-cell table:style-name="ce149"/>
          <table:table-cell table:style-name="ce158"/>
          <table:table-cell table:style-name="ce164"/>
          <table:table-cell table:style-name="ce151"/>
          <table:table-cell table:style-name="ce143"/>
          <table:table-cell table:style-name="ce178"/>
          <table:table-cell table:style-name="ce143"/>
          <table:table-cell table:style-name="ce183"/>
          <table:table-cell table:style-name="ce143" table:number-columns-repeated="1015"/>
        </table:table-row>
        <table:table-row table:style-name="ro30">
          <table:table-cell table:style-name="ce143"/>
          <table:table-cell table:style-name="ce149"/>
          <table:table-cell table:style-name="ce158"/>
          <table:table-cell table:style-name="ce164"/>
          <table:table-cell table:style-name="ce151"/>
          <table:table-cell table:style-name="ce143"/>
          <table:table-cell table:style-name="ce180"/>
          <table:table-cell table:style-name="ce143"/>
          <table:table-cell table:style-name="ce183"/>
          <table:table-cell table:style-name="ce143" table:number-columns-repeated="1015"/>
        </table:table-row>
        <table:table-row table:style-name="ro30">
          <table:table-cell table:style-name="ce143"/>
          <table:table-cell table:style-name="ce150"/>
          <table:table-cell table:style-name="ce158"/>
          <table:table-cell table:style-name="ce164"/>
          <table:table-cell table:style-name="ce166"/>
          <table:table-cell table:style-name="ce143"/>
          <table:table-cell table:style-name="ce181"/>
          <table:table-cell table:style-name="ce143"/>
          <table:table-cell table:style-name="ce183"/>
          <table:table-cell table:style-name="ce143" table:number-columns-repeated="1015"/>
        </table:table-row>
        <table:table-row table:style-name="ro31">
          <table:table-cell table:style-name="ce143"/>
          <table:table-cell table:style-name="ce149"/>
          <table:table-cell table:style-name="ce158"/>
          <table:table-cell table:style-name="ce164"/>
          <table:table-cell table:style-name="ce151"/>
          <table:table-cell table:style-name="ce143"/>
          <table:table-cell table:style-name="ce179"/>
          <table:table-cell table:style-name="ce143"/>
          <table:table-cell table:style-name="ce183"/>
          <table:table-cell table:style-name="ce143"/>
          <table:table-cell table:style-name="ce174"/>
          <table:table-cell table:number-columns-repeated="1013"/>
        </table:table-row>
        <table:table-row table:style-name="ro30">
          <table:table-cell table:style-name="ce143"/>
          <table:table-cell table:style-name="ce150"/>
          <table:table-cell table:style-name="ce158"/>
          <table:table-cell table:style-name="ce164"/>
          <table:table-cell table:style-name="ce143" table:number-columns-repeated="2"/>
          <table:table-cell table:style-name="ce179"/>
          <table:table-cell table:style-name="ce143"/>
          <table:table-cell table:style-name="ce183"/>
          <table:table-cell table:style-name="ce143" table:number-columns-repeated="1015"/>
        </table:table-row>
        <table:table-row table:style-name="ro30">
          <table:table-cell table:style-name="ce143"/>
          <table:table-cell table:style-name="ce149"/>
          <table:table-cell table:style-name="ce158"/>
          <table:table-cell table:style-name="ce164"/>
          <table:table-cell table:style-name="ce151"/>
          <table:table-cell table:style-name="ce143"/>
          <table:table-cell table:style-name="ce179"/>
          <table:table-cell table:style-name="ce143"/>
          <table:table-cell table:style-name="ce183"/>
          <table:table-cell table:style-name="ce143" table:number-columns-repeated="1015"/>
        </table:table-row>
        <table:table-row table:style-name="ro30">
          <table:table-cell table:style-name="ce143"/>
          <table:table-cell table:style-name="ce150"/>
          <table:table-cell table:style-name="ce158"/>
          <table:table-cell table:style-name="ce164"/>
          <table:table-cell table:style-name="ce143" table:number-columns-repeated="2"/>
          <table:table-cell table:style-name="ce179"/>
          <table:table-cell table:style-name="ce143"/>
          <table:table-cell table:style-name="ce183"/>
          <table:table-cell table:style-name="ce143" table:number-columns-repeated="1015"/>
        </table:table-row>
        <table:table-row table:style-name="ro30">
          <table:table-cell table:style-name="ce143"/>
          <table:table-cell table:style-name="ce149"/>
          <table:table-cell table:style-name="ce158"/>
          <table:table-cell table:style-name="ce164"/>
          <table:table-cell table:style-name="ce151"/>
          <table:table-cell table:style-name="ce143"/>
          <table:table-cell table:style-name="ce179"/>
          <table:table-cell table:style-name="ce143"/>
          <table:table-cell table:style-name="ce183"/>
          <table:table-cell table:style-name="ce143" table:number-columns-repeated="1015"/>
        </table:table-row>
        <table:table-row table:style-name="ro30" table:number-rows-repeated="3">
          <table:table-cell table:style-name="ce143"/>
          <table:table-cell table:style-name="ce150"/>
          <table:table-cell table:style-name="ce158"/>
          <table:table-cell table:style-name="ce164"/>
          <table:table-cell table:style-name="ce166"/>
          <table:table-cell table:style-name="ce143"/>
          <table:table-cell table:style-name="ce179"/>
          <table:table-cell table:style-name="ce143"/>
          <table:table-cell table:style-name="ce183"/>
          <table:table-cell table:style-name="ce143" table:number-columns-repeated="1015"/>
        </table:table-row>
        <table:table-row table:style-name="ro30">
          <table:table-cell table:style-name="ce143"/>
          <table:table-cell table:style-name="ce149"/>
          <table:table-cell table:style-name="ce158"/>
          <table:table-cell table:style-name="ce164"/>
          <table:table-cell table:style-name="ce143" table:number-columns-repeated="2"/>
          <table:table-cell table:style-name="ce179"/>
          <table:table-cell table:style-name="ce143" table:number-columns-repeated="1017"/>
        </table:table-row>
        <table:table-row table:style-name="ro32">
          <table:table-cell table:style-name="ce143"/>
          <table:table-cell table:style-name="ce149"/>
          <table:table-cell table:style-name="ce158"/>
          <table:table-cell table:style-name="ce164"/>
          <table:table-cell table:style-name="ce151"/>
          <table:table-cell table:style-name="ce143"/>
          <table:table-cell table:style-name="ce179"/>
          <table:table-cell table:style-name="ce143" table:number-columns-repeated="1017"/>
        </table:table-row>
        <table:table-row table:style-name="ro30" table:number-rows-repeated="5">
          <table:table-cell table:style-name="ce143"/>
          <table:table-cell table:style-name="ce150"/>
          <table:table-cell table:style-name="ce158"/>
          <table:table-cell table:style-name="ce164"/>
          <table:table-cell table:style-name="ce166"/>
          <table:table-cell table:style-name="ce143"/>
          <table:table-cell table:style-name="ce178"/>
          <table:table-cell table:style-name="ce143" table:number-columns-repeated="1017"/>
        </table:table-row>
        <table:table-row table:style-name="ro30" table:number-rows-repeated="8">
          <table:table-cell table:style-name="ce143"/>
          <table:table-cell table:style-name="ce151"/>
          <table:table-cell table:style-name="ce143"/>
          <table:table-cell table:style-name="ce166"/>
          <table:table-cell table:style-name="ce143" table:number-columns-repeated="2"/>
          <table:table-cell table:style-name="ce179"/>
          <table:table-cell table:style-name="ce143" table:number-columns-repeated="1017"/>
        </table:table-row>
        <table:table-row table:style-name="ro30" table:number-rows-repeated="11">
          <table:table-cell table:style-name="ce143"/>
          <table:table-cell table:style-name="ce151"/>
          <table:table-cell table:style-name="ce143"/>
          <table:table-cell table:style-name="ce166"/>
          <table:table-cell table:style-name="ce143" table:number-columns-repeated="1020"/>
        </table:table-row>
        <table:table-row table:style-name="ro19" table:number-rows-repeated="1048505">
          <table:table-cell table:number-columns-repeated="1024"/>
        </table:table-row>
        <table:table-row table:style-name="ro19">
          <table:table-cell table:number-columns-repeated="1024"/>
        </table:table-row>
      </table:table>
      <table:table table:name="Bugs_v2_1_5" table:style-name="ta1" table:print="false">
        <table:table-column table:style-name="co8" table:default-cell-style-name="Default"/>
        <table:table-column table:style-name="co25" table:default-cell-style-name="Default"/>
        <table:table-column table:style-name="co8" table:default-cell-style-name="Default"/>
        <table:table-column table:style-name="co26" table:default-cell-style-name="Default"/>
        <table:table-column table:style-name="co27" table:default-cell-style-name="Default"/>
        <table:table-column table:style-name="co28" table:default-cell-style-name="Default"/>
        <table:table-column table:style-name="co32" table:default-cell-style-name="Default"/>
        <table:table-column table:style-name="co30" table:default-cell-style-name="Default"/>
        <table:table-column table:style-name="co31" table:default-cell-style-name="Default"/>
        <table:table-column table:style-name="co8" table:number-columns-repeated="1015" table:default-cell-style-name="Default"/>
        <table:table-row table:style-name="ro19">
          <table:table-cell table:style-name="ce140"/>
          <table:table-cell table:style-name="ce144" office:value-type="string">
            <text:p>TEST CASES</text:p>
          </table:table-cell>
          <table:table-cell table:style-name="ce153"/>
          <table:table-cell table:style-name="ce160" table:number-columns-repeated="2"/>
          <table:table-cell table:style-name="ce172"/>
          <table:table-cell table:style-name="ce160" table:number-columns-repeated="3"/>
          <table:table-cell table:style-name="ce184"/>
          <table:table-cell table:style-name="ce160"/>
          <table:table-cell table:style-name="ce185" office:value-type="string">
            <text:p>Passed</text:p>
          </table:table-cell>
          <table:table-cell table:style-name="ce185" table:formula="of:=COUNTIF([.M$7:.M$979];[.$L1])" office:value-type="float" office:value="0">
            <text:p>0</text:p>
          </table:table-cell>
          <table:table-cell table:style-name="ce185" table:formula="of:=COUNTIF([.N$7:.N$979];[.$L1])" office:value-type="float" office:value="0">
            <text:p>0</text:p>
          </table:table-cell>
          <table:table-cell table:style-name="ce185" table:formula="of:=COUNTIF([.O$7:.O$979];[.$L1])" office:value-type="float" office:value="0">
            <text:p>0</text:p>
          </table:table-cell>
          <table:table-cell table:style-name="ce185" table:formula="of:=COUNTIF([.P$7:.P$979];[.$L1])" office:value-type="float" office:value="0">
            <text:p>0</text:p>
          </table:table-cell>
          <table:table-cell table:style-name="ce184" table:number-columns-repeated="214"/>
          <table:table-cell table:number-columns-repeated="794"/>
        </table:table-row>
        <table:table-row table:style-name="ro19">
          <table:table-cell table:style-name="ce140"/>
          <table:table-cell table:style-name="ce145"/>
          <table:table-cell table:style-name="ce154"/>
          <table:table-cell table:style-name="ce160" table:number-columns-repeated="2"/>
          <table:table-cell table:style-name="ce172"/>
          <table:table-cell table:style-name="ce160" table:number-columns-repeated="3"/>
          <table:table-cell table:style-name="ce143"/>
          <table:table-cell table:style-name="ce160"/>
          <table:table-cell table:style-name="ce185" office:value-type="string">
            <text:p>Failed</text:p>
          </table:table-cell>
          <table:table-cell table:style-name="ce185" table:formula="of:=COUNTIF([.M$7:.M$979];[.$L2])" office:value-type="float" office:value="0">
            <text:p>0</text:p>
          </table:table-cell>
          <table:table-cell table:style-name="ce185" table:formula="of:=COUNTIF([.N$7:.N$979];[.$L2])" office:value-type="float" office:value="0">
            <text:p>0</text:p>
          </table:table-cell>
          <table:table-cell table:style-name="ce185" table:formula="of:=COUNTIF([.O$7:.O$979];[.$L2])" office:value-type="float" office:value="0">
            <text:p>0</text:p>
          </table:table-cell>
          <table:table-cell table:style-name="ce185" table:formula="of:=COUNTIF([.P$7:.P$979];[.$L2])" office:value-type="float" office:value="0">
            <text:p>0</text:p>
          </table:table-cell>
          <table:table-cell table:style-name="ce184" table:number-columns-repeated="214"/>
          <table:table-cell table:number-columns-repeated="794"/>
        </table:table-row>
        <table:table-row table:style-name="ro33">
          <table:table-cell table:style-name="ce140"/>
          <table:table-cell table:style-name="ce146" office:value-type="string">
            <text:p>Function List:</text:p>
          </table:table-cell>
          <table:table-cell table:style-name="ce155" office:value-type="string" table:number-columns-spanned="3" table:number-rows-spanned="1">
            <text:p>Bugs on ECMS 2.1.6 for regression test</text:p>
          </table:table-cell>
          <table:covered-table-cell table:style-name="ce161"/>
          <table:covered-table-cell table:style-name="ce167"/>
          <table:table-cell table:style-name="ce172"/>
          <table:table-cell table:style-name="ce175"/>
          <table:table-cell table:style-name="ce182" table:number-columns-repeated="2"/>
          <table:table-cell table:style-name="ce143"/>
          <table:table-cell table:style-name="ce182"/>
          <table:table-cell table:style-name="ce185" office:value-type="string">
            <text:p>Blocked</text:p>
          </table:table-cell>
          <table:table-cell table:style-name="ce185" table:formula="of:=COUNTIF([.M$7:.M$979];[.$L3])" office:value-type="float" office:value="0">
            <text:p>0</text:p>
          </table:table-cell>
          <table:table-cell table:style-name="ce185" table:formula="of:=COUNTIF([.N$7:.N$979];[.$L3])" office:value-type="float" office:value="0">
            <text:p>0</text:p>
          </table:table-cell>
          <table:table-cell table:style-name="ce185" table:formula="of:=COUNTIF([.O$7:.O$979];[.$L3])" office:value-type="float" office:value="0">
            <text:p>0</text:p>
          </table:table-cell>
          <table:table-cell table:style-name="ce185" table:formula="of:=COUNTIF([.P$7:.P$979];[.$L3])" office:value-type="float" office:value="0">
            <text:p>0</text:p>
          </table:table-cell>
          <table:table-cell table:style-name="ce184" table:number-columns-repeated="214"/>
          <table:table-cell table:number-columns-repeated="794"/>
        </table:table-row>
        <table:table-row table:style-name="ro10">
          <table:table-cell table:style-name="ce140"/>
          <table:table-cell table:style-name="ce146" office:value-type="string">
            <text:p>Total Main Cases:</text:p>
          </table:table-cell>
          <table:table-cell table:style-name="ce156" table:formula="of:=MAX([.A7:.A962])" office:value-type="float" office:value="17" table:number-columns-spanned="3" table:number-rows-spanned="1">
            <text:p>17</text:p>
          </table:table-cell>
          <table:covered-table-cell table:style-name="ce161"/>
          <table:covered-table-cell table:style-name="ce167"/>
          <table:table-cell table:style-name="ce172"/>
          <table:table-cell table:style-name="ce175"/>
          <table:table-cell table:style-name="ce182" table:number-columns-repeated="2"/>
          <table:table-cell table:style-name="ce143"/>
          <table:table-cell table:style-name="ce182"/>
          <table:table-cell table:style-name="ce184" office:value-type="string">
            <text:p>Untested</text:p>
          </table:table-cell>
          <table:table-cell table:style-name="ce185" table:formula="of:=COUNTIF([.M$7:.M$979];[.$L4])" office:value-type="float" office:value="0">
            <text:p>0</text:p>
          </table:table-cell>
          <table:table-cell table:style-name="ce185" table:formula="of:=COUNTIF([.N$7:.N$979];[.$L4])" office:value-type="float" office:value="0">
            <text:p>0</text:p>
          </table:table-cell>
          <table:table-cell table:style-name="ce185" table:formula="of:=COUNTIF([.O$7:.O$979];[.$L4])" office:value-type="float" office:value="0">
            <text:p>0</text:p>
          </table:table-cell>
          <table:table-cell table:style-name="ce185" table:formula="of:=COUNTIF([.P$7:.P$979];[.$L4])" office:value-type="float" office:value="0">
            <text:p>0</text:p>
          </table:table-cell>
          <table:table-cell table:style-name="ce184" table:number-columns-repeated="214"/>
          <table:table-cell table:number-columns-repeated="794"/>
        </table:table-row>
        <table:table-row table:style-name="ro19">
          <table:table-cell table:style-name="ce140"/>
          <table:table-cell table:style-name="ce147"/>
          <table:table-cell table:style-name="ce140"/>
          <table:table-cell table:style-name="ce162"/>
          <table:table-cell table:style-name="ce168"/>
          <table:table-cell table:style-name="ce168" office:value-type="string">
            <text:p><text:s/></text:p>
          </table:table-cell>
          <table:table-cell table:style-name="ce168" table:number-columns-repeated="3"/>
          <table:table-cell table:style-name="ce143"/>
          <table:table-cell table:style-name="ce168"/>
          <table:table-cell office:value-type="string">
            <text:p>N/A</text:p>
          </table:table-cell>
          <table:table-cell table:style-name="ce185" table:formula="of:=COUNTIF([.M$7:.M$979];[.$L5])" office:value-type="float" office:value="0">
            <text:p>0</text:p>
          </table:table-cell>
          <table:table-cell table:style-name="ce185" table:formula="of:=COUNTIF([.N$7:.N$979];[.$L5])" office:value-type="float" office:value="0">
            <text:p>0</text:p>
          </table:table-cell>
          <table:table-cell table:style-name="ce185" table:formula="of:=COUNTIF([.O$7:.O$979];[.$L5])" office:value-type="float" office:value="0">
            <text:p>0</text:p>
          </table:table-cell>
          <table:table-cell table:style-name="ce185" table:formula="of:=COUNTIF([.P$7:.P$979];[.$L5])" office:value-type="float" office:value="0">
            <text:p>0</text:p>
          </table:table-cell>
          <table:table-cell table:number-columns-repeated="1008"/>
        </table:table-row>
        <table:table-row table:style-name="ro10">
          <table:table-cell table:style-name="ce141" office:value-type="string">
            <text:p>Case No</text:p>
          </table:table-cell>
          <table:table-cell table:style-name="ce148" office:value-type="string">
            <text:p>Related function</text:p>
          </table:table-cell>
          <table:table-cell table:style-name="ce141" office:value-type="string">
            <text:p>Case ID</text:p>
          </table:table-cell>
          <table:table-cell table:style-name="ce163"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86" office:value-type="string">
            <text:p>IE7</text:p>
          </table:table-cell>
          <table:table-cell table:style-name="ce186" office:value-type="string">
            <text:p>FireFox3.5</text:p>
          </table:table-cell>
          <table:table-cell table:style-name="ce186" office:value-type="string">
            <text:p>Comment/Bug</text:p>
          </table:table-cell>
          <table:table-cell table:style-name="ce186" table:number-columns-repeated="4"/>
          <table:table-cell table:style-name="ce175" table:number-columns-repeated="211"/>
          <table:table-cell table:style-name="ce168" table:number-columns-repeated="794"/>
        </table:table-row>
        <table:table-row table:style-name="ro34">
          <table:table-cell table:style-name="ce142" office:value-type="float" office:value="1">
            <text:p>001</text:p>
          </table:table-cell>
          <table:table-cell table:style-name="ce149" office:value-type="string">
            <text:p>REG_PLF305_ECMS_001</text:p>
          </table:table-cell>
          <table:table-cell table:style-name="ce157" office:value-type="float" office:value="1">
            <text:p>001</text:p>
          </table:table-cell>
          <table:table-cell table:style-name="ce164" table:formula="of:=[.B7]" office:value-type="string" office:string-value="REG_PLF305_ECMS_001">
            <text:p>REG_PLF305_ECMS_001</text:p>
          </table:table-cell>
          <table:table-cell table:style-name="ce151" office:value-type="string">
            <text:p>Check Portuguese language translation of document</text:p>
          </table:table-cell>
          <table:table-cell table:style-name="ce143" office:value-type="string">
            <text:p>Step 1: Add language in dialog template</text:p>
          </table:table-cell>
          <table:table-cell table:style-name="ce143"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143" office:value-type="string">
            <text:p>exo:article is edited with new language</text:p>
          </table:table-cell>
          <table:table-cell table:style-name="ce143" office:value-type="string">
            <text:p>High</text:p>
          </table:table-cell>
          <table:table-cell table:style-name="ce143" office:value-type="string">
            <text:p>ECMS-1913</text:p>
            <text:p>CCP-743</text:p>
            <text:p>CCP-874</text:p>
          </table:table-cell>
          <table:table-cell table:style-name="ce143" table:number-columns-repeated="1014"/>
        </table:table-row>
        <table:table-row table:style-name="ro24">
          <table:table-cell table:style-name="ce142" table:formula="of:=IF(VALUE(MID([.F8];6;FIND(&quot;:&quot;;[.F8];1)-FIND(&quot; &quot;;[.F8];1)-1))&gt;VALUE(MID([.F7];6;FIND(&quot;:&quot;;[.F7];1)-FIND(&quot; &quot;;[.F7];1)-1));&quot;&quot;;MAX([.A$7:.A7])+1)">
            <text:p/>
          </table:table-cell>
          <table:table-cell table:style-name="ce150" office:value-type="string">
            <text:p>REG_PLF305_ECMS_001</text:p>
          </table:table-cell>
          <table:table-cell table:style-name="ce187" table:formula="of:=IF(VALUE(MID([.F8];6;FIND(&quot;:&quot;;[.F8];1)-FIND(&quot; &quot;;[.F8];1)-1))&gt;VALUE(MID([.F7];6;FIND(&quot;:&quot;;[.F7];1)-FIND(&quot; &quot;;[.F7];1)-1));[.C7];[.C7]+1)" office:value-type="float" office:value="1">
            <text:p>001</text:p>
          </table:table-cell>
          <table:table-cell table:style-name="ce164" table:formula="of:=[.B8]" office:value-type="string" office:string-value="REG_PLF305_ECMS_001">
            <text:p>REG_PLF305_ECMS_001</text:p>
          </table:table-cell>
          <table:table-cell table:style-name="ce166" office:value-type="string">
            <text:p>Check Portuguese language translation of document</text:p>
          </table:table-cell>
          <table:table-cell table:style-name="ce143" office:value-type="string">
            <text:p>Step 2: Create English document and its translations (French, Portuguese)</text:p>
          </table:table-cell>
          <table:table-cell table:style-name="ce143" office:value-type="string">
            <text:p>- Go to Content Explorer</text:p>
            <text:p>- Add 3 articles in languages en, fr, pt_BR</text:p>
            <text:p>- Select en article, add 2 translations, select fr and pt_BR article to be translations of en article</text:p>
          </table:table-cell>
          <table:table-cell table:style-name="ce143" office:value-type="string">
            <text:p>- 3 articles in English, French and Portuguese are created</text:p>
            <text:p>- English article is added translation of French and Portuguese articles</text:p>
          </table:table-cell>
          <table:table-cell table:style-name="ce143" office:value-type="string">
            <text:p>High</text:p>
          </table:table-cell>
          <table:table-cell table:style-name="ce143" table:number-columns-repeated="2"/>
          <table:table-cell table:style-name="ce172" table:number-columns-repeated="1013"/>
        </table:table-row>
        <table:table-row table:style-name="ro35">
          <table:table-cell table:style-name="ce142" table:formula="of:=IF(VALUE(MID([.F9];6;FIND(&quot;:&quot;;[.F9];1)-FIND(&quot; &quot;;[.F9];1)-1))&gt;VALUE(MID([.F8];6;FIND(&quot;:&quot;;[.F8];1)-FIND(&quot; &quot;;[.F8];1)-1));&quot;&quot;;MAX([.A$7:.A8])+1)">
            <text:p/>
          </table:table-cell>
          <table:table-cell table:style-name="ce150" office:value-type="string">
            <text:p>REG_PLF305_ECMS_001</text:p>
          </table:table-cell>
          <table:table-cell table:style-name="ce187" table:formula="of:=IF(VALUE(MID([.F9];6;FIND(&quot;:&quot;;[.F9];1)-FIND(&quot; &quot;;[.F9];1)-1))&gt;VALUE(MID([.F8];6;FIND(&quot;:&quot;;[.F8];1)-FIND(&quot; &quot;;[.F8];1)-1));[.C8];[.C8]+1)" office:value-type="float" office:value="1">
            <text:p>001</text:p>
          </table:table-cell>
          <table:table-cell table:style-name="ce164" table:formula="of:=[.B9]" office:value-type="string" office:string-value="REG_PLF305_ECMS_001">
            <text:p>REG_PLF305_ECMS_001</text:p>
          </table:table-cell>
          <table:table-cell table:style-name="ce166" office:value-type="string">
            <text:p>Check Portuguese language translation of document</text:p>
          </table:table-cell>
          <table:table-cell table:style-name="ce143" office:value-type="string">
            <text:p>Step 3: Add a page to display the document</text:p>
          </table:table-cell>
          <table:table-cell table:style-name="ce143" office:value-type="string">
            <text:p>- Add a new page with Content Detail portlet</text:p>
            <text:p>- Select en article to be content of the portlet</text:p>
            <text:p>- Save the page, view the page in Edit mode (so that we do not need to publish article)</text:p>
          </table:table-cell>
          <table:table-cell table:style-name="ce143" office:value-type="string">
            <text:p>New SCV page is displayed in edit mode with content is en article</text:p>
          </table:table-cell>
          <table:table-cell table:style-name="ce143" office:value-type="string">
            <text:p>High</text:p>
          </table:table-cell>
          <table:table-cell table:style-name="ce143" table:number-columns-repeated="2"/>
          <table:table-cell table:style-name="ce172" table:number-columns-repeated="1013"/>
        </table:table-row>
        <table:table-row table:style-name="ro28">
          <table:table-cell table:style-name="ce142" table:formula="of:=IF(VALUE(MID([.F10];6;FIND(&quot;:&quot;;[.F10];1)-FIND(&quot; &quot;;[.F10];1)-1))&gt;VALUE(MID([.F9];6;FIND(&quot;:&quot;;[.F9];1)-FIND(&quot; &quot;;[.F9];1)-1));&quot;&quot;;MAX([.A$7:.A9])+1)">
            <text:p/>
          </table:table-cell>
          <table:table-cell table:style-name="ce150" office:value-type="string">
            <text:p>REG_PLF305_ECMS_001</text:p>
          </table:table-cell>
          <table:table-cell table:style-name="ce187" table:formula="of:=IF(VALUE(MID([.F10];6;FIND(&quot;:&quot;;[.F10];1)-FIND(&quot; &quot;;[.F10];1)-1))&gt;VALUE(MID([.F9];6;FIND(&quot;:&quot;;[.F9];1)-FIND(&quot; &quot;;[.F9];1)-1));[.C9];[.C9]+1)" office:value-type="float" office:value="1">
            <text:p>001</text:p>
          </table:table-cell>
          <table:table-cell table:style-name="ce164" table:formula="of:=[.B10]" office:value-type="string" office:string-value="REG_PLF305_ECMS_001">
            <text:p>REG_PLF305_ECMS_001</text:p>
          </table:table-cell>
          <table:table-cell table:style-name="ce166" office:value-type="string">
            <text:p>Check Portuguese language translation of document</text:p>
          </table:table-cell>
          <table:table-cell table:style-name="ce143" office:value-type="string">
            <text:p>Step 4: Change language to French</text:p>
          </table:table-cell>
          <table:table-cell table:style-name="ce143" office:value-type="string">
            <text:p>- Change language to French and check content display</text:p>
          </table:table-cell>
          <table:table-cell table:style-name="ce143" office:value-type="string">
            <text:p>fr content displays</text:p>
          </table:table-cell>
          <table:table-cell table:style-name="ce143" office:value-type="string">
            <text:p>High</text:p>
          </table:table-cell>
          <table:table-cell table:style-name="ce143" table:number-columns-repeated="2"/>
          <table:table-cell table:style-name="ce172" table:number-columns-repeated="1013"/>
        </table:table-row>
        <table:table-row table:style-name="ro17">
          <table:table-cell table:style-name="ce142" table:formula="of:=IF(VALUE(MID([.F11];6;FIND(&quot;:&quot;;[.F11];1)-FIND(&quot; &quot;;[.F11];1)-1))&gt;VALUE(MID([.F10];6;FIND(&quot;:&quot;;[.F10];1)-FIND(&quot; &quot;;[.F10];1)-1));&quot;&quot;;MAX([.A$7:.A10])+1)">
            <text:p/>
          </table:table-cell>
          <table:table-cell table:style-name="ce150" office:value-type="string">
            <text:p>REG_PLF305_ECMS_001</text:p>
          </table:table-cell>
          <table:table-cell table:style-name="ce187" table:formula="of:=IF(VALUE(MID([.F11];6;FIND(&quot;:&quot;;[.F11];1)-FIND(&quot; &quot;;[.F11];1)-1))&gt;VALUE(MID([.F10];6;FIND(&quot;:&quot;;[.F10];1)-FIND(&quot; &quot;;[.F10];1)-1));[.C10];[.C10]+1)" office:value-type="float" office:value="1">
            <text:p>001</text:p>
          </table:table-cell>
          <table:table-cell table:style-name="ce164" table:formula="of:=[.B11]" office:value-type="string" office:string-value="REG_PLF305_ECMS_001">
            <text:p>REG_PLF305_ECMS_001</text:p>
          </table:table-cell>
          <table:table-cell table:style-name="ce166" office:value-type="string">
            <text:p>Check Portuguese language translation of document</text:p>
          </table:table-cell>
          <table:table-cell table:style-name="ce143" office:value-type="string">
            <text:p>Step 5: Change language to Portuguese – Brazil</text:p>
          </table:table-cell>
          <table:table-cell table:style-name="ce143" office:value-type="string">
            <text:p>- Change language to Portuguese - Brazil and check content display</text:p>
          </table:table-cell>
          <table:table-cell table:style-name="ce143" office:value-type="string">
            <text:p>pt_BR displays</text:p>
          </table:table-cell>
          <table:table-cell table:style-name="ce143" office:value-type="string">
            <text:p>High</text:p>
          </table:table-cell>
          <table:table-cell/>
          <table:table-cell table:style-name="ce143" office:value-type="string">
            <text:p>fr content displays well but pr_BR does not</text:p>
          </table:table-cell>
          <table:table-cell table:style-name="ce172" table:number-columns-repeated="1013"/>
        </table:table-row>
        <table:table-row table:style-name="ro36">
          <table:table-cell table:style-name="ce142" table:formula="of:=IF(VALUE(MID([.F12];6;FIND(&quot;:&quot;;[.F12];1)-FIND(&quot; &quot;;[.F12];1)-1))&gt;VALUE(MID([.F11];6;FIND(&quot;:&quot;;[.F11];1)-FIND(&quot; &quot;;[.F11];1)-1));&quot;&quot;;MAX([.A$7:.A11])+1)" office:value-type="float" office:value="2">
            <text:p>002</text:p>
          </table:table-cell>
          <table:table-cell table:style-name="ce149" office:value-type="string">
            <text:p>REG_PLF305_ECMS_002</text:p>
          </table:table-cell>
          <table:table-cell table:style-name="ce187" table:formula="of:=IF(VALUE(MID([.F12];6;FIND(&quot;:&quot;;[.F12];1)-FIND(&quot; &quot;;[.F12];1)-1))&gt;VALUE(MID([.F11];6;FIND(&quot;:&quot;;[.F11];1)-FIND(&quot; &quot;;[.F11];1)-1));[.C11];[.C11]+1)" office:value-type="float" office:value="2">
            <text:p>002</text:p>
          </table:table-cell>
          <table:table-cell table:style-name="ce164" table:formula="of:=[.B12]" office:value-type="string" office:string-value="REG_PLF305_ECMS_002">
            <text:p>REG_PLF305_ECMS_002</text:p>
          </table:table-cell>
          <table:table-cell table:style-name="ce170" office:value-type="string">
            <text:p>Check Duplicity Content Filter in CLV</text:p>
          </table:table-cell>
          <table:table-cell table:style-name="ce172" office:value-type="string">
            <text:p>Step 1: Add Content</text:p>
          </table:table-cell>
          <table:table-cell table:style-name="ce171" office:value-type="string">
            <text:p>- Go to Content Explorer, create a document, eg Article or file …</text:p>
            <text:p/>
          </table:table-cell>
          <table:table-cell table:style-name="ce172" office:value-type="string">
            <text:p>Content is created</text:p>
          </table:table-cell>
          <table:table-cell table:style-name="ce143" office:value-type="string">
            <text:p>High</text:p>
          </table:table-cell>
          <table:table-cell table:style-name="ce172" office:value-type="string">
            <text:p>ECMS-1939</text:p>
            <text:p>CCP-853</text:p>
          </table:table-cell>
          <table:table-cell table:style-name="ce172" office:value-type="string">
            <text:p>Duplicate content.</text:p>
          </table:table-cell>
          <table:table-cell table:style-name="ce172" table:number-columns-repeated="1013"/>
        </table:table-row>
        <table:table-row table:style-name="ro37">
          <table:table-cell table:style-name="ce142"/>
          <table:table-cell table:style-name="ce150" office:value-type="string">
            <text:p>REG_PLF305_ECMS_002</text:p>
          </table:table-cell>
          <table:table-cell table:style-name="ce187" office:value-type="float" office:value="1">
            <text:p>001</text:p>
          </table:table-cell>
          <table:table-cell table:style-name="ce164" table:formula="of:=[.B13]" office:value-type="string" office:string-value="REG_PLF305_ECMS_002">
            <text:p>REG_PLF305_ECMS_002</text:p>
          </table:table-cell>
          <table:table-cell table:style-name="ce171" office:value-type="string">
            <text:p>Check Duplicity Content Filter in CLV</text:p>
          </table:table-cell>
          <table:table-cell table:style-name="ce172" office:value-type="string">
            <text:p>Step 2: Add category for document</text:p>
          </table:table-cell>
          <table:table-cell table:style-name="ce171" office:value-type="string">
            <text:p>- Choose this document, click Manage categories on action bar</text:p>
            <text:p><text:span text:style-name="T6">- <text:s/>Choose </text:span><text:span text:style-name="T6">more than </text:span><text:span text:style-name="T6">1 category </text:span><text:span text:style-name="T6">for this, eg </text:span><text:span text:style-name="T6">acme/ </text:span><text:span text:style-name="T6">Movement </text:span><text:span text:style-name="T6">and </text:span><text:span text:style-name="T6">acme/Defe</text:span><text:span text:style-name="T6">nse</text:span></text:p>
          </table:table-cell>
          <table:table-cell table:style-name="ce172" office:value-type="string">
            <text:p>Document is in 2 different categories</text:p>
          </table:table-cell>
          <table:table-cell table:style-name="ce143" office:value-type="string">
            <text:p>High</text:p>
          </table:table-cell>
          <table:table-cell table:style-name="ce172" table:number-columns-repeated="1015"/>
        </table:table-row>
        <table:table-row table:style-name="ro38">
          <table:table-cell table:style-name="ce142"/>
          <table:table-cell table:style-name="ce150" office:value-type="string">
            <text:p>REG_PLF305_ECMS_002</text:p>
          </table:table-cell>
          <table:table-cell table:style-name="ce187" office:value-type="float" office:value="1">
            <text:p>001</text:p>
          </table:table-cell>
          <table:table-cell table:style-name="ce164" table:formula="of:=[.B14]" office:value-type="string" office:string-value="REG_PLF305_ECMS_002">
            <text:p>REG_PLF305_ECMS_002</text:p>
          </table:table-cell>
          <table:table-cell table:style-name="ce171" office:value-type="string">
            <text:p>Check Duplicity Content Filter in CLV</text:p>
          </table:table-cell>
          <table:table-cell table:style-name="ce172" office:value-type="string">
            <text:p>Step 3: Create SCV page</text:p>
          </table:table-cell>
          <table:table-cell table:style-name="ce171" office:value-type="string">
            <text:p>- Create a new page with Content List portlet </text:p>
            <text:p><text:s text:c="2"/>+ Choose by content</text:p>
            <text:p><text:s text:c="2"/>+ Click on + icon to select folder path, <text:s/><text:s text:c="6"/>- choose General drives/ Sites management/ acme/ categories/ Movement</text:p>
            <text:p><text:s text:c="5"/>- choose General drives/ Sites management/ acme/ categories/ Defense</text:p>
            <text:p/>
          </table:table-cell>
          <table:table-cell table:style-name="ce172" office:value-type="string">
            <text:p>Warning message appear says that This content is already in the list content.</text:p>
          </table:table-cell>
          <table:table-cell table:style-name="ce143" office:value-type="string">
            <text:p>High</text:p>
          </table:table-cell>
          <table:table-cell table:style-name="ce172" table:number-columns-repeated="1015"/>
        </table:table-row>
        <table:table-row table:style-name="ro24">
          <table:table-cell table:style-name="ce142" table:formula="of:=IF(VALUE(MID([.F15];6;FIND(&quot;:&quot;;[.F15];1)-FIND(&quot; &quot;;[.F15];1)-1))&gt;VALUE(MID([.F12];6;FIND(&quot;:&quot;;[.F12];1)-FIND(&quot; &quot;;[.F12];1)-1));&quot;&quot;;MAX([.A$7:.A12])+1)" office:value-type="float" office:value="3">
            <text:p>003</text:p>
          </table:table-cell>
          <table:table-cell table:style-name="ce149" office:value-type="string">
            <text:p>REG_PLF305_ECMS_003</text:p>
          </table:table-cell>
          <table:table-cell table:style-name="ce187" table:formula="of:=IF(VALUE(MID([.F15];6;FIND(&quot;:&quot;;[.F15];1)-FIND(&quot; &quot;;[.F15];1)-1))&gt;VALUE(MID([.F12];6;FIND(&quot;:&quot;;[.F12];1)-FIND(&quot; &quot;;[.F12];1)-1));[.C12];[.C12]+1)" office:value-type="float" office:value="3">
            <text:p>003</text:p>
          </table:table-cell>
          <table:table-cell table:style-name="ce164" table:formula="of:=[.B15]" office:value-type="string" office:string-value="REG_PLF305_ECMS_003">
            <text:p>REG_PLF305_ECMS_003</text:p>
          </table:table-cell>
          <table:table-cell table:style-name="ce170" office:value-type="string">
            <text:p>Edit HTML in Content Explorer</text:p>
          </table:table-cell>
          <table:table-cell table:style-name="ce172" office:value-type="string">
            <text:p>Step 1: Edit html document</text:p>
          </table:table-cell>
          <table:table-cell table:style-name="ce172"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72" office:value-type="string">
            <text:p>Save successfully. No exception.</text:p>
          </table:table-cell>
          <table:table-cell table:style-name="ce143" office:value-type="string">
            <text:p>High</text:p>
          </table:table-cell>
          <table:table-cell table:style-name="ce172" office:value-type="string">
            <text:p>ECMS-1940</text:p>
            <text:p>CCP-846</text:p>
          </table:table-cell>
          <table:table-cell table:style-name="ce172" office:value-type="string">
            <text:p>Exception in console/ Unknown error in UI</text:p>
            <text:p/>
          </table:table-cell>
          <table:table-cell table:style-name="ce172" table:number-columns-repeated="1013"/>
        </table:table-row>
        <table:table-row table:style-name="ro27">
          <table:table-cell table:style-name="ce142" table:formula="of:=IF(VALUE(MID([.F16];6;FIND(&quot;:&quot;;[.F16];1)-FIND(&quot; &quot;;[.F16];1)-1))&gt;VALUE(MID([.F15];6;FIND(&quot;:&quot;;[.F15];1)-FIND(&quot; &quot;;[.F15];1)-1));&quot;&quot;;MAX([.A$7:.A15])+1)" office:value-type="float" office:value="4">
            <text:p>004</text:p>
          </table:table-cell>
          <table:table-cell table:style-name="ce149" office:value-type="string">
            <text:p>REG_PLF305_ECMS_004</text:p>
          </table:table-cell>
          <table:table-cell table:style-name="ce187" table:formula="of:=IF(VALUE(MID([.F16];6;FIND(&quot;:&quot;;[.F16];1)-FIND(&quot; &quot;;[.F16];1)-1))&gt;VALUE(MID([.F15];6;FIND(&quot;:&quot;;[.F15];1)-FIND(&quot; &quot;;[.F15];1)-1));[.C15];[.C15]+1)" office:value-type="float" office:value="4">
            <text:p>004</text:p>
          </table:table-cell>
          <table:table-cell table:style-name="ce164" table:formula="of:=[.B16]" office:value-type="string" office:string-value="REG_PLF305_ECMS_004">
            <text:p>REG_PLF305_ECMS_004</text:p>
          </table:table-cell>
          <table:table-cell table:style-name="ce170" office:value-type="string">
            <text:p>Upload illustration image in free layout web content</text:p>
          </table:table-cell>
          <table:table-cell table:style-name="ce172" office:value-type="string">
            <text:p>Step 1: Add a web content and upload an image</text:p>
          </table:table-cell>
          <table:table-cell table:style-name="ce172"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72" office:value-type="string">
            <text:p>The uploaded illustration image is located in this folder.</text:p>
          </table:table-cell>
          <table:table-cell table:style-name="ce183" office:value-type="string">
            <text:p>High</text:p>
          </table:table-cell>
          <table:table-cell table:style-name="ce172" office:value-type="string">
            <text:p>ECMS-1995</text:p>
            <text:p>CCP-789</text:p>
          </table:table-cell>
          <table:table-cell table:style-name="ce172" office:value-type="string">
            <text:p>In this folder there is an empty image.</text:p>
          </table:table-cell>
          <table:table-cell table:style-name="ce172" table:number-columns-repeated="1013"/>
        </table:table-row>
        <table:table-row table:style-name="ro25">
          <table:table-cell table:style-name="ce142" table:formula="of:=IF(VALUE(MID([.F17];6;FIND(&quot;:&quot;;[.F17];1)-FIND(&quot; &quot;;[.F17];1)-1))&gt;VALUE(MID([.F16];6;FIND(&quot;:&quot;;[.F16];1)-FIND(&quot; &quot;;[.F16];1)-1));&quot;&quot;;MAX([.A$7:.A16])+1)" office:value-type="float" office:value="5">
            <text:p>005</text:p>
          </table:table-cell>
          <table:table-cell table:style-name="ce149" office:value-type="string">
            <text:p>REG_PLF305_ECMS_005</text:p>
          </table:table-cell>
          <table:table-cell table:style-name="ce187" table:formula="of:=IF(VALUE(MID([.F17];6;FIND(&quot;:&quot;;[.F17];1)-FIND(&quot; &quot;;[.F17];1)-1))&gt;VALUE(MID([.F16];6;FIND(&quot;:&quot;;[.F16];1)-FIND(&quot; &quot;;[.F16];1)-1));[.C16];[.C16]+1)" office:value-type="float" office:value="5">
            <text:p>005</text:p>
          </table:table-cell>
          <table:table-cell table:style-name="ce164" table:formula="of:=[.B17]" office:value-type="string" office:string-value="REG_PLF305_ECMS_005">
            <text:p>REG_PLF305_ECMS_005</text:p>
          </table:table-cell>
          <table:table-cell table:style-name="ce170" office:value-type="string">
            <text:p>Check form to Select Category</text:p>
          </table:table-cell>
          <table:table-cell table:style-name="ce172" office:value-type="string">
            <text:p>Step 1: Create a document/ Upload a document then edit</text:p>
          </table:table-cell>
          <table:table-cell table:style-name="ce172" office:value-type="string">
            <text:p>- Login and navigate to Site Management/acme/documents in Content Explorer</text:p>
            <text:p>- Create a document and save or upload a document then edit it</text:p>
            <text:p/>
          </table:table-cell>
          <table:table-cell table:style-name="ce172" office:value-type="string">
            <text:p>New document is created/ uploaded and edited successfully</text:p>
          </table:table-cell>
          <table:table-cell table:style-name="ce183" office:value-type="string">
            <text:p>High</text:p>
          </table:table-cell>
          <table:table-cell table:style-name="ce172" office:value-type="string">
            <text:p>ECMS-1998</text:p>
            <text:p>CCP-791</text:p>
          </table:table-cell>
          <table:table-cell table:style-name="ce172" table:number-columns-repeated="1014"/>
        </table:table-row>
        <table:table-row table:style-name="ro27">
          <table:table-cell table:style-name="ce142" table:formula="of:=IF(VALUE(MID([.F18];6;FIND(&quot;:&quot;;[.F18];1)-FIND(&quot; &quot;;[.F18];1)-1))&gt;VALUE(MID([.F17];6;FIND(&quot;:&quot;;[.F17];1)-FIND(&quot; &quot;;[.F17];1)-1));&quot;&quot;;MAX([.A$7:.A17])+1)">
            <text:p/>
          </table:table-cell>
          <table:table-cell table:style-name="ce150" office:value-type="string">
            <text:p>REG_PLF305_ECMS_005</text:p>
          </table:table-cell>
          <table:table-cell table:style-name="ce187" table:formula="of:=IF(VALUE(MID([.F18];6;FIND(&quot;:&quot;;[.F18];1)-FIND(&quot; &quot;;[.F18];1)-1))&gt;VALUE(MID([.F17];6;FIND(&quot;:&quot;;[.F17];1)-FIND(&quot; &quot;;[.F17];1)-1));[.C17];[.C17]+1)" office:value-type="float" office:value="5">
            <text:p>005</text:p>
          </table:table-cell>
          <table:table-cell table:style-name="ce164" table:formula="of:=[.B18]" office:value-type="string" office:string-value="REG_PLF305_ECMS_005">
            <text:p>REG_PLF305_ECMS_005</text:p>
          </table:table-cell>
          <table:table-cell table:style-name="ce171" office:value-type="string">
            <text:p>Check form to Select Category</text:p>
          </table:table-cell>
          <table:table-cell table:style-name="ce172" office:value-type="string">
            <text:p>Step 2: Check default category</text:p>
          </table:table-cell>
          <table:table-cell table:style-name="ce172" office:value-type="string">
            <text:p>- Open this document, click Manage Categories</text:p>
            <text:p>- Select tab Select Category</text:p>
            <text:p>- Check default taxonomy tree and its sub nodes</text:p>
          </table:table-cell>
          <table:table-cell table:style-name="ce172" office:value-type="string">
            <text:p>By default a taxonomy tree is being selected, and list all its sub nodes to select</text:p>
          </table:table-cell>
          <table:table-cell table:style-name="ce183" office:value-type="string">
            <text:p>High</text:p>
          </table:table-cell>
          <table:table-cell table:style-name="ce172"/>
          <table:table-cell table:style-name="ce172" office:value-type="string">
            <text:p>taxonomy tree 'intranet' is being selected, but its sub nodes do not display. There is 'Child not found' notification.</text:p>
          </table:table-cell>
          <table:table-cell table:style-name="ce172" table:number-columns-repeated="1013"/>
        </table:table-row>
        <table:table-row table:style-name="ro28">
          <table:table-cell table:style-name="ce142" table:formula="of:=IF(VALUE(MID([.F19];6;FIND(&quot;:&quot;;[.F19];1)-FIND(&quot; &quot;;[.F19];1)-1))&gt;VALUE(MID([.F18];6;FIND(&quot;:&quot;;[.F18];1)-FIND(&quot; &quot;;[.F18];1)-1));&quot;&quot;;MAX([.A$7:.A18])+1)">
            <text:p/>
          </table:table-cell>
          <table:table-cell table:style-name="ce150" office:value-type="string">
            <text:p>REG_PLF305_ECMS_005</text:p>
          </table:table-cell>
          <table:table-cell table:style-name="ce187" table:formula="of:=IF(VALUE(MID([.F19];6;FIND(&quot;:&quot;;[.F19];1)-FIND(&quot; &quot;;[.F19];1)-1))&gt;VALUE(MID([.F18];6;FIND(&quot;:&quot;;[.F18];1)-FIND(&quot; &quot;;[.F18];1)-1));[.C18];[.C18]+1)" office:value-type="float" office:value="5">
            <text:p>005</text:p>
          </table:table-cell>
          <table:table-cell table:style-name="ce164" table:formula="of:=[.B19]" office:value-type="string" office:string-value="REG_PLF305_ECMS_005">
            <text:p>REG_PLF305_ECMS_005</text:p>
          </table:table-cell>
          <table:table-cell table:style-name="ce171" office:value-type="string">
            <text:p>Check form to Select Category</text:p>
          </table:table-cell>
          <table:table-cell table:style-name="ce172" office:value-type="string">
            <text:p>Step 3: Check selective categories</text:p>
          </table:table-cell>
          <table:table-cell table:style-name="ce172" office:value-type="string">
            <text:p>- Change around taxonomy trees and verify sub nodes</text:p>
          </table:table-cell>
          <table:table-cell table:style-name="ce172" office:value-type="string">
            <text:p>Sub nodes are displayed well and available to select</text:p>
          </table:table-cell>
          <table:table-cell table:style-name="ce183" office:value-type="string">
            <text:p>High</text:p>
          </table:table-cell>
          <table:table-cell table:style-name="ce172" table:number-columns-repeated="1015"/>
        </table:table-row>
        <table:table-row table:style-name="ro23">
          <table:table-cell table:style-name="ce142" table:formula="of:=IF(VALUE(MID([.F20];6;FIND(&quot;:&quot;;[.F20];1)-FIND(&quot; &quot;;[.F20];1)-1))&gt;VALUE(MID([.F19];6;FIND(&quot;:&quot;;[.F19];1)-FIND(&quot; &quot;;[.F19];1)-1));&quot;&quot;;MAX([.A$7:.A19])+1)" office:value-type="float" office:value="6">
            <text:p>006</text:p>
          </table:table-cell>
          <table:table-cell table:style-name="ce149" office:value-type="string">
            <text:p>REG_PLF305_ECMS_006</text:p>
          </table:table-cell>
          <table:table-cell table:style-name="ce187" table:formula="of:=IF(VALUE(MID([.F20];6;FIND(&quot;:&quot;;[.F20];1)-FIND(&quot; &quot;;[.F20];1)-1))&gt;VALUE(MID([.F19];6;FIND(&quot;:&quot;;[.F19];1)-FIND(&quot; &quot;;[.F19];1)-1));[.C19];[.C19]+1)" office:value-type="float" office:value="6">
            <text:p>006</text:p>
          </table:table-cell>
          <table:table-cell table:style-name="ce164" table:formula="of:=[.B20]" office:value-type="string" office:string-value="REG_PLF305_ECMS_006">
            <text:p>REG_PLF305_ECMS_006</text:p>
          </table:table-cell>
          <table:table-cell table:style-name="ce170" office:value-type="string">
            <text:p>Check long comment readability</text:p>
          </table:table-cell>
          <table:table-cell table:style-name="ce172" office:value-type="string">
            <text:p>Step 1: Add free layout web content</text:p>
          </table:table-cell>
          <table:table-cell table:style-name="ce172" office:value-type="string">
            <text:p>- Go to Content Explorer</text:p>
            <text:p>- Add a free layout web content</text:p>
            <text:p>- Enter a <text:span text:style-name="T7">short main </text:span><text:span text:style-name="T7">content</text:span> (should only one line)</text:p>
            <text:p>- Save</text:p>
          </table:table-cell>
          <table:table-cell table:style-name="ce172" office:value-type="string">
            <text:p>Free layout web content is created</text:p>
          </table:table-cell>
          <table:table-cell table:style-name="ce183" office:value-type="string">
            <text:p>Medium</text:p>
          </table:table-cell>
          <table:table-cell table:style-name="ce172" office:value-type="string">
            <text:p>ECMS-2024</text:p>
            <text:p>CCP-816</text:p>
          </table:table-cell>
          <table:table-cell table:style-name="ce172" table:number-columns-repeated="1014"/>
        </table:table-row>
        <table:table-row table:style-name="ro28">
          <table:table-cell table:style-name="ce142" table:formula="of:=IF(VALUE(MID([.F21];6;FIND(&quot;:&quot;;[.F21];1)-FIND(&quot; &quot;;[.F21];1)-1))&gt;VALUE(MID([.F20];6;FIND(&quot;:&quot;;[.F20];1)-FIND(&quot; &quot;;[.F20];1)-1));&quot;&quot;;MAX([.A$7:.A20])+1)">
            <text:p/>
          </table:table-cell>
          <table:table-cell table:style-name="ce150" office:value-type="string">
            <text:p>REG_PLF305_ECMS_006</text:p>
          </table:table-cell>
          <table:table-cell table:style-name="ce187" table:formula="of:=IF(VALUE(MID([.F21];6;FIND(&quot;:&quot;;[.F21];1)-FIND(&quot; &quot;;[.F21];1)-1))&gt;VALUE(MID([.F20];6;FIND(&quot;:&quot;;[.F20];1)-FIND(&quot; &quot;;[.F20];1)-1));[.C20];[.C20]+1)" office:value-type="float" office:value="6">
            <text:p>006</text:p>
          </table:table-cell>
          <table:table-cell table:style-name="ce164" table:formula="of:=[.B21]" office:value-type="string" office:string-value="REG_PLF305_ECMS_006">
            <text:p>REG_PLF305_ECMS_006</text:p>
          </table:table-cell>
          <table:table-cell table:style-name="ce171" office:value-type="string">
            <text:p>Check long comment readability</text:p>
          </table:table-cell>
          <table:table-cell table:style-name="ce172" office:value-type="string">
            <text:p>Step 2: Add a long comment</text:p>
          </table:table-cell>
          <table:table-cell table:style-name="ce172" office:value-type="string">
            <text:p>- Add <text:span text:style-name="T7">long </text:span><text:span text:style-name="T7">comment</text:span> for the web content</text:p>
            <text:p>- Save the comment</text:p>
          </table:table-cell>
          <table:table-cell table:style-name="ce172" office:value-type="string">
            <text:p>Comment is saved and is shown below document's content</text:p>
          </table:table-cell>
          <table:table-cell table:style-name="ce183" office:value-type="string">
            <text:p>Medium</text:p>
          </table:table-cell>
          <table:table-cell table:style-name="ce172" table:number-columns-repeated="1015"/>
        </table:table-row>
        <table:table-row table:style-name="ro17">
          <table:table-cell table:style-name="ce142" table:formula="of:=IF(VALUE(MID([.F22];6;FIND(&quot;:&quot;;[.F22];1)-FIND(&quot; &quot;;[.F22];1)-1))&gt;VALUE(MID([.F21];6;FIND(&quot;:&quot;;[.F21];1)-FIND(&quot; &quot;;[.F21];1)-1));&quot;&quot;;MAX([.A$7:.A21])+1)">
            <text:p/>
          </table:table-cell>
          <table:table-cell table:style-name="ce150" office:value-type="string">
            <text:p>REG_PLF305_ECMS_006</text:p>
          </table:table-cell>
          <table:table-cell table:style-name="ce187" table:formula="of:=IF(VALUE(MID([.F22];6;FIND(&quot;:&quot;;[.F22];1)-FIND(&quot; &quot;;[.F22];1)-1))&gt;VALUE(MID([.F21];6;FIND(&quot;:&quot;;[.F21];1)-FIND(&quot; &quot;;[.F21];1)-1));[.C21];[.C21]+1)" office:value-type="float" office:value="6">
            <text:p>006</text:p>
          </table:table-cell>
          <table:table-cell table:style-name="ce164" table:formula="of:=[.B22]" office:value-type="string" office:string-value="REG_PLF305_ECMS_006">
            <text:p>REG_PLF305_ECMS_006</text:p>
          </table:table-cell>
          <table:table-cell table:style-name="ce171" office:value-type="string">
            <text:p>Check long comment readability</text:p>
          </table:table-cell>
          <table:table-cell table:style-name="ce172" office:value-type="string">
            <text:p>Step 3: Verify if user can read full comment</text:p>
          </table:table-cell>
          <table:table-cell table:style-name="ce172" office:value-type="string">
            <text:p>- Click Show Comment</text:p>
          </table:table-cell>
          <table:table-cell table:style-name="ce172" office:value-type="string">
            <text:p>User can scroll to view full comment</text:p>
          </table:table-cell>
          <table:table-cell table:style-name="ce183" office:value-type="string">
            <text:p>Medium</text:p>
          </table:table-cell>
          <table:table-cell table:style-name="ce172"/>
          <table:table-cell table:style-name="ce172" office:value-type="string">
            <text:p>User has no way to view the whole comment</text:p>
          </table:table-cell>
          <table:table-cell table:style-name="ce172" table:number-columns-repeated="1013"/>
        </table:table-row>
        <table:table-row table:style-name="ro25">
          <table:table-cell table:style-name="ce142" table:formula="of:=IF(VALUE(MID([.F23];6;FIND(&quot;:&quot;;[.F23];1)-FIND(&quot; &quot;;[.F23];1)-1))&gt;VALUE(MID([.F22];6;FIND(&quot;:&quot;;[.F22];1)-FIND(&quot; &quot;;[.F22];1)-1));&quot;&quot;;MAX([.A$7:.A22])+1)" office:value-type="float" office:value="7">
            <text:p>007</text:p>
          </table:table-cell>
          <table:table-cell table:style-name="ce149" office:value-type="string">
            <text:p>REG_PLF305_ECMS_007</text:p>
          </table:table-cell>
          <table:table-cell table:style-name="ce187" table:formula="of:=IF(VALUE(MID([.F23];6;FIND(&quot;:&quot;;[.F23];1)-FIND(&quot; &quot;;[.F23];1)-1))&gt;VALUE(MID([.F22];6;FIND(&quot;:&quot;;[.F22];1)-FIND(&quot; &quot;;[.F22];1)-1));[.C22];[.C22]+1)" office:value-type="float" office:value="7">
            <text:p>007</text:p>
          </table:table-cell>
          <table:table-cell table:style-name="ce188" table:formula="of:=[.B23]" office:value-type="string" office:string-value="REG_PLF305_ECMS_007">
            <text:p>REG_PLF305_ECMS_007</text:p>
          </table:table-cell>
          <table:table-cell table:style-name="ce170" office:value-type="string">
            <text:p>Adding image in a content from CLV</text:p>
          </table:table-cell>
          <table:table-cell table:style-name="ce172" office:value-type="string">
            <text:p>Step 1: Add a free layout web content and an image</text:p>
          </table:table-cell>
          <table:table-cell table:style-name="ce172" office:value-type="string">
            <text:p>- Go to Content Explorer, drive Site management/acme/documents</text:p>
            <text:p>- Add a free layout web content, save</text:p>
            <text:p>- Upload an image</text:p>
          </table:table-cell>
          <table:table-cell table:style-name="ce172" office:value-type="string">
            <text:p>- New free layout web content is created</text:p>
            <text:p>- Uploaded file is child node of free layout web content</text:p>
          </table:table-cell>
          <table:table-cell table:style-name="ce183" office:value-type="string">
            <text:p>High</text:p>
          </table:table-cell>
          <table:table-cell table:style-name="ce172" office:value-type="string">
            <text:p>ECMS-2072</text:p>
            <text:p>CCP-844</text:p>
          </table:table-cell>
          <table:table-cell table:style-name="ce172" table:number-columns-repeated="1014"/>
        </table:table-row>
        <table:table-row table:style-name="ro23">
          <table:table-cell table:style-name="ce142" table:formula="of:=IF(VALUE(MID([.F24];6;FIND(&quot;:&quot;;[.F24];1)-FIND(&quot; &quot;;[.F24];1)-1))&gt;VALUE(MID([.F23];6;FIND(&quot;:&quot;;[.F23];1)-FIND(&quot; &quot;;[.F23];1)-1));&quot;&quot;;MAX([.A$7:.A23])+1)">
            <text:p/>
          </table:table-cell>
          <table:table-cell table:style-name="ce150" office:value-type="string">
            <text:p>REG_PLF305_ECMS_007</text:p>
          </table:table-cell>
          <table:table-cell table:style-name="ce187" table:formula="of:=IF(VALUE(MID([.F24];6;FIND(&quot;:&quot;;[.F24];1)-FIND(&quot; &quot;;[.F24];1)-1))&gt;VALUE(MID([.F23];6;FIND(&quot;:&quot;;[.F23];1)-FIND(&quot; &quot;;[.F23];1)-1));[.C23];[.C23]+1)" office:value-type="float" office:value="7">
            <text:p>007</text:p>
          </table:table-cell>
          <table:table-cell table:style-name="ce164" table:formula="of:=[.B24]" office:value-type="string" office:string-value="REG_PLF305_ECMS_007">
            <text:p>REG_PLF305_ECMS_007</text:p>
          </table:table-cell>
          <table:table-cell table:style-name="ce171" office:value-type="string">
            <text:p>Adding image in a content from CLV</text:p>
          </table:table-cell>
          <table:table-cell table:style-name="ce172" office:value-type="string">
            <text:p>Step 2: Add a CLV portlet</text:p>
          </table:table-cell>
          <table:table-cell table:style-name="ce172" office:value-type="string">
            <text:p>- Go to acme site home page</text:p>
            <text:p>- Add a page with a CLV portlet, add content for it selecting your web content</text:p>
            <text:p>- Save your page</text:p>
          </table:table-cell>
          <table:table-cell table:style-name="ce172" office:value-type="string">
            <text:p>- New page is created but in publish mode, you can not view content </text:p>
          </table:table-cell>
          <table:table-cell table:style-name="ce183" office:value-type="string">
            <text:p>High</text:p>
          </table:table-cell>
          <table:table-cell table:style-name="ce172" table:number-columns-repeated="1015"/>
        </table:table-row>
        <table:table-row table:style-name="ro39">
          <table:table-cell table:style-name="ce142" table:formula="of:=IF(VALUE(MID([.F25];6;FIND(&quot;:&quot;;[.F25];1)-FIND(&quot; &quot;;[.F25];1)-1))&gt;VALUE(MID([.F24];6;FIND(&quot;:&quot;;[.F24];1)-FIND(&quot; &quot;;[.F24];1)-1));&quot;&quot;;MAX([.A$7:.A24])+1)">
            <text:p/>
          </table:table-cell>
          <table:table-cell table:style-name="ce150" office:value-type="string">
            <text:p>REG_PLF305_ECMS_007</text:p>
          </table:table-cell>
          <table:table-cell table:style-name="ce187" table:formula="of:=IF(VALUE(MID([.F25];6;FIND(&quot;:&quot;;[.F25];1)-FIND(&quot; &quot;;[.F25];1)-1))&gt;VALUE(MID([.F24];6;FIND(&quot;:&quot;;[.F24];1)-FIND(&quot; &quot;;[.F24];1)-1));[.C24];[.C24]+1)" office:value-type="float" office:value="7">
            <text:p>007</text:p>
          </table:table-cell>
          <table:table-cell table:style-name="ce164" table:formula="of:=[.B25]" office:value-type="string" office:string-value="REG_PLF305_ECMS_007">
            <text:p>REG_PLF305_ECMS_007</text:p>
          </table:table-cell>
          <table:table-cell table:style-name="ce171" office:value-type="string">
            <text:p>Adding image in a content from CLV</text:p>
          </table:table-cell>
          <table:table-cell table:style-name="ce172" office:value-type="string">
            <text:p>Step 3: Edit content</text:p>
          </table:table-cell>
          <table:table-cell table:style-name="ce172"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72" office:value-type="string">
            <text:p>- Uploaded image is displayed in content of free layout web content</text:p>
            <text:p>- Go back CLV page</text:p>
          </table:table-cell>
          <table:table-cell table:style-name="ce183" office:value-type="string">
            <text:p>High</text:p>
          </table:table-cell>
          <table:table-cell table:style-name="ce172" table:number-columns-repeated="1015"/>
        </table:table-row>
        <table:table-row table:style-name="ro23">
          <table:table-cell table:style-name="ce142" table:formula="of:=IF(VALUE(MID([.F26];6;FIND(&quot;:&quot;;[.F26];1)-FIND(&quot; &quot;;[.F26];1)-1))&gt;VALUE(MID([.F25];6;FIND(&quot;:&quot;;[.F25];1)-FIND(&quot; &quot;;[.F25];1)-1));&quot;&quot;;MAX([.A$7:.A25])+1)">
            <text:p/>
          </table:table-cell>
          <table:table-cell table:style-name="ce150" office:value-type="string">
            <text:p>REG_PLF305_ECMS_007</text:p>
          </table:table-cell>
          <table:table-cell table:style-name="ce187" table:formula="of:=IF(VALUE(MID([.F26];6;FIND(&quot;:&quot;;[.F26];1)-FIND(&quot; &quot;;[.F26];1)-1))&gt;VALUE(MID([.F25];6;FIND(&quot;:&quot;;[.F25];1)-FIND(&quot; &quot;;[.F25];1)-1));[.C25];[.C25]+1)" office:value-type="float" office:value="7">
            <text:p>007</text:p>
          </table:table-cell>
          <table:table-cell table:style-name="ce164" table:formula="of:=[.B26]" office:value-type="string" office:string-value="REG_PLF305_ECMS_007">
            <text:p>REG_PLF305_ECMS_007</text:p>
          </table:table-cell>
          <table:table-cell table:style-name="ce171" office:value-type="string">
            <text:p>Adding image in a content from CLV</text:p>
          </table:table-cell>
          <table:table-cell table:style-name="ce172" office:value-type="string">
            <text:p>Step 4: View the image</text:p>
          </table:table-cell>
          <table:table-cell table:style-name="ce172"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72" office:value-type="string">
            <text:p>The image is displayed</text:p>
          </table:table-cell>
          <table:table-cell table:style-name="ce183" office:value-type="string">
            <text:p>High</text:p>
          </table:table-cell>
          <table:table-cell table:style-name="ce172"/>
          <table:table-cell table:style-name="ce172" office:value-type="string">
            <text:p>Empty main content</text:p>
          </table:table-cell>
          <table:table-cell table:style-name="ce172" table:number-columns-repeated="1013"/>
        </table:table-row>
        <table:table-row table:style-name="ro28">
          <table:table-cell table:style-name="ce142" table:formula="of:=IF(VALUE(MID([.F27];6;FIND(&quot;:&quot;;[.F27];1)-FIND(&quot; &quot;;[.F27];1)-1))&gt;VALUE(MID([.F26];6;FIND(&quot;:&quot;;[.F26];1)-FIND(&quot; &quot;;[.F26];1)-1));&quot;&quot;;MAX([.A$7:.A26])+1)" office:value-type="float" office:value="8">
            <text:p>008</text:p>
          </table:table-cell>
          <table:table-cell table:style-name="ce149" office:value-type="string">
            <text:p>REG_PLF305_ECMS_008</text:p>
          </table:table-cell>
          <table:table-cell table:style-name="ce187" table:formula="of:=IF(VALUE(MID([.F27];6;FIND(&quot;:&quot;;[.F27];1)-FIND(&quot; &quot;;[.F27];1)-1))&gt;VALUE(MID([.F26];6;FIND(&quot;:&quot;;[.F26];1)-FIND(&quot; &quot;;[.F26];1)-1));[.C26];[.C26]+1)" office:value-type="float" office:value="8">
            <text:p>008</text:p>
          </table:table-cell>
          <table:table-cell table:style-name="ce164" table:formula="of:=[.B27]" office:value-type="string" office:string-value="REG_PLF305_ECMS_008">
            <text:p>REG_PLF305_ECMS_008</text:p>
          </table:table-cell>
          <table:table-cell table:style-name="ce170" office:value-type="string">
            <text:p>Publish document in a locked folder</text:p>
          </table:table-cell>
          <table:table-cell table:style-name="ce172" office:value-type="string">
            <text:p>Step 1: Lock a folder</text:p>
          </table:table-cell>
          <table:table-cell table:style-name="ce172" office:value-type="string">
            <text:p>- Go to <text:s/>Content Explorer</text:p>
            <text:p>- Go to drive Collaboration, lock the folder “Documents”</text:p>
          </table:table-cell>
          <table:table-cell table:style-name="ce172" office:value-type="string">
            <text:p>Documents folder is locked</text:p>
          </table:table-cell>
          <table:table-cell table:style-name="ce183" office:value-type="string">
            <text:p>Medium</text:p>
          </table:table-cell>
          <table:table-cell table:style-name="ce172" office:value-type="string">
            <text:p>ECMS-2079</text:p>
            <text:p>CCP-848</text:p>
          </table:table-cell>
          <table:table-cell table:style-name="ce172" table:number-columns-repeated="1014"/>
        </table:table-row>
        <table:table-row table:style-name="ro28">
          <table:table-cell table:style-name="ce142" table:formula="of:=IF(VALUE(MID([.F28];6;FIND(&quot;:&quot;;[.F28];1)-FIND(&quot; &quot;;[.F28];1)-1))&gt;VALUE(MID([.F27];6;FIND(&quot;:&quot;;[.F27];1)-FIND(&quot; &quot;;[.F27];1)-1));&quot;&quot;;MAX([.A$7:.A27])+1)">
            <text:p/>
          </table:table-cell>
          <table:table-cell table:style-name="ce150" office:value-type="string">
            <text:p>REG_PLF305_ECMS_008</text:p>
          </table:table-cell>
          <table:table-cell table:style-name="ce187" table:formula="of:=IF(VALUE(MID([.F28];6;FIND(&quot;:&quot;;[.F28];1)-FIND(&quot; &quot;;[.F28];1)-1))&gt;VALUE(MID([.F27];6;FIND(&quot;:&quot;;[.F27];1)-FIND(&quot; &quot;;[.F27];1)-1));[.C27];[.C27]+1)" office:value-type="float" office:value="8">
            <text:p>008</text:p>
          </table:table-cell>
          <table:table-cell table:style-name="ce164" table:formula="of:=[.B28]" office:value-type="string" office:string-value="REG_PLF305_ECMS_008">
            <text:p>REG_PLF305_ECMS_008</text:p>
          </table:table-cell>
          <table:table-cell table:style-name="ce171" office:value-type="string">
            <text:p>Publish document in a locked folder</text:p>
          </table:table-cell>
          <table:table-cell table:style-name="ce172" office:value-type="string">
            <text:p>Step 2: Create a document</text:p>
          </table:table-cell>
          <table:table-cell table:style-name="ce172" office:value-type="string">
            <text:p>- In the locked folder, create a document, save as draft, close</text:p>
          </table:table-cell>
          <table:table-cell table:style-name="ce172" office:value-type="string">
            <text:p>New document is created in locked folder</text:p>
          </table:table-cell>
          <table:table-cell table:style-name="ce183" office:value-type="string">
            <text:p>Medium</text:p>
          </table:table-cell>
          <table:table-cell table:style-name="ce172" table:number-columns-repeated="1015"/>
        </table:table-row>
        <table:table-row table:style-name="ro25">
          <table:table-cell table:style-name="ce142" table:formula="of:=IF(VALUE(MID([.F29];6;FIND(&quot;:&quot;;[.F29];1)-FIND(&quot; &quot;;[.F29];1)-1))&gt;VALUE(MID([.F28];6;FIND(&quot;:&quot;;[.F28];1)-FIND(&quot; &quot;;[.F28];1)-1));&quot;&quot;;MAX([.A$7:.A28])+1)">
            <text:p/>
          </table:table-cell>
          <table:table-cell table:style-name="ce150" office:value-type="string">
            <text:p>REG_PLF305_ECMS_008</text:p>
          </table:table-cell>
          <table:table-cell table:style-name="ce187" table:formula="of:=IF(VALUE(MID([.F29];6;FIND(&quot;:&quot;;[.F29];1)-FIND(&quot; &quot;;[.F29];1)-1))&gt;VALUE(MID([.F28];6;FIND(&quot;:&quot;;[.F28];1)-FIND(&quot; &quot;;[.F28];1)-1));[.C28];[.C28]+1)" office:value-type="float" office:value="8">
            <text:p>008</text:p>
          </table:table-cell>
          <table:table-cell table:style-name="ce164" table:formula="of:=[.B29]" office:value-type="string" office:string-value="REG_PLF305_ECMS_008">
            <text:p>REG_PLF305_ECMS_008</text:p>
          </table:table-cell>
          <table:table-cell table:style-name="ce171" office:value-type="string">
            <text:p>Publish document in a locked folder</text:p>
          </table:table-cell>
          <table:table-cell table:style-name="ce172" office:value-type="string">
            <text:p>Step 3: Click Publish</text:p>
          </table:table-cell>
          <table:table-cell table:style-name="ce172" office:value-type="string">
            <text:p>- Select the created document, click Publish <text:span text:style-name="T8">(</text:span>do not use menu Manage Publication<text:span text:style-name="T8">)</text:span></text:p>
          </table:table-cell>
          <table:table-cell table:style-name="ce172" office:value-type="string">
            <text:p>The document is published successfully. No exception.</text:p>
          </table:table-cell>
          <table:table-cell table:style-name="ce183" office:value-type="string">
            <text:p>Medium</text:p>
          </table:table-cell>
          <table:table-cell table:style-name="ce172"/>
          <table:table-cell table:style-name="ce172" office:value-type="string">
            <text:p>Exception : </text:p>
            <text:p>"javax.jcr.lock.LockException: Node /Documents is locked..."</text:p>
          </table:table-cell>
          <table:table-cell table:style-name="ce172" table:number-columns-repeated="1013"/>
        </table:table-row>
        <table:table-row table:style-name="ro23">
          <table:table-cell table:style-name="ce142" table:formula="of:=IF(VALUE(MID([.F30];6;FIND(&quot;:&quot;;[.F30];1)-FIND(&quot; &quot;;[.F30];1)-1))&gt;VALUE(MID([.F29];6;FIND(&quot;:&quot;;[.F29];1)-FIND(&quot; &quot;;[.F29];1)-1));&quot;&quot;;MAX([.A$7:.A29])+1)" office:value-type="float" office:value="9">
            <text:p>009</text:p>
          </table:table-cell>
          <table:table-cell table:style-name="ce149" office:value-type="string">
            <text:p>REG_PLF305_ECMS_009</text:p>
          </table:table-cell>
          <table:table-cell table:style-name="ce187" table:formula="of:=IF(VALUE(MID([.F30];6;FIND(&quot;:&quot;;[.F30];1)-FIND(&quot; &quot;;[.F30];1)-1))&gt;VALUE(MID([.F29];6;FIND(&quot;:&quot;;[.F29];1)-FIND(&quot; &quot;;[.F29];1)-1));[.C29];[.C29]+1)" office:value-type="float" office:value="9">
            <text:p>009</text:p>
          </table:table-cell>
          <table:table-cell table:style-name="ce164" table:formula="of:=[.B30]" office:value-type="string" office:string-value="REG_PLF305_ECMS_009">
            <text:p>REG_PLF305_ECMS_009</text:p>
          </table:table-cell>
          <table:table-cell table:style-name="ce170" office:value-type="string">
            <text:p>Check returned URL when navigated back to a CLV page after editing in Content Explorer</text:p>
          </table:table-cell>
          <table:table-cell table:style-name="ce189" office:value-type="string">
            <text:p>Step 1: Add CLV page</text:p>
          </table:table-cell>
          <table:table-cell table:style-name="ce172" office:value-type="string">
            <text:p>- Login and add a page</text:p>
            <text:p>- Add a CLV portlet</text:p>
            <text:p>- Select some contents for the portlet</text:p>
            <text:p>- Save the page</text:p>
          </table:table-cell>
          <table:table-cell table:style-name="ce172" office:value-type="string">
            <text:p>CLV is created with selected contents</text:p>
          </table:table-cell>
          <table:table-cell table:style-name="ce183" office:value-type="string">
            <text:p>High</text:p>
          </table:table-cell>
          <table:table-cell table:style-name="ce172" office:value-type="string">
            <text:p>ECMS-2088</text:p>
            <text:p>CCP-856</text:p>
          </table:table-cell>
          <table:table-cell table:style-name="ce172" table:number-columns-repeated="1014"/>
        </table:table-row>
        <table:table-row table:style-name="ro45">
          <table:table-cell table:style-name="ce142" table:formula="of:=IF(VALUE(MID([.F31];6;FIND(&quot;:&quot;;[.F31];1)-FIND(&quot; &quot;;[.F31];1)-1))&gt;VALUE(MID([.F30];6;FIND(&quot;:&quot;;[.F30];1)-FIND(&quot; &quot;;[.F30];1)-1));&quot;&quot;;MAX([.A$7:.A30])+1)">
            <text:p/>
          </table:table-cell>
          <table:table-cell table:style-name="ce150" office:value-type="string">
            <text:p>REG_PLF305_ECMS_009</text:p>
          </table:table-cell>
          <table:table-cell table:style-name="ce187" table:formula="of:=IF(VALUE(MID([.F31];6;FIND(&quot;:&quot;;[.F31];1)-FIND(&quot; &quot;;[.F31];1)-1))&gt;VALUE(MID([.F30];6;FIND(&quot;:&quot;;[.F30];1)-FIND(&quot; &quot;;[.F30];1)-1));[.C30];[.C30]+1)" office:value-type="float" office:value="9">
            <text:p>009</text:p>
          </table:table-cell>
          <table:table-cell table:style-name="ce164" table:formula="of:=[.B31]" office:value-type="string" office:string-value="REG_PLF305_ECMS_009">
            <text:p>REG_PLF305_ECMS_009</text:p>
          </table:table-cell>
          <table:table-cell table:style-name="ce171" office:value-type="string">
            <text:p>Check returned URL when navigated back to a CLV page after editing in Content Explorer</text:p>
          </table:table-cell>
          <table:table-cell table:style-name="ce172" office:value-type="string">
            <text:p>Step 2: Send page request with some parameters in URL</text:p>
          </table:table-cell>
          <table:table-cell table:style-name="ce172"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72" office:value-type="string">
            <text:p>The page is displayed again</text:p>
          </table:table-cell>
          <table:table-cell table:style-name="ce183" office:value-type="string">
            <text:p>High</text:p>
          </table:table-cell>
          <table:table-cell table:style-name="ce172" office:value-type="string">
            <text:p>ECMS-2088</text:p>
            <text:p>CCP-856</text:p>
          </table:table-cell>
          <table:table-cell table:style-name="ce172" table:number-columns-repeated="1014"/>
        </table:table-row>
        <table:table-row table:style-name="ro27">
          <table:table-cell table:style-name="ce142" table:formula="of:=IF(VALUE(MID([.F32];6;FIND(&quot;:&quot;;[.F32];1)-FIND(&quot; &quot;;[.F32];1)-1))&gt;VALUE(MID([.F31];6;FIND(&quot;:&quot;;[.F31];1)-FIND(&quot; &quot;;[.F31];1)-1));&quot;&quot;;MAX([.A$7:.A31])+1)">
            <text:p/>
          </table:table-cell>
          <table:table-cell table:style-name="ce150" office:value-type="string">
            <text:p>REG_PLF305_ECMS_009</text:p>
          </table:table-cell>
          <table:table-cell table:style-name="ce187" table:formula="of:=IF(VALUE(MID([.F32];6;FIND(&quot;:&quot;;[.F32];1)-FIND(&quot; &quot;;[.F32];1)-1))&gt;VALUE(MID([.F31];6;FIND(&quot;:&quot;;[.F31];1)-FIND(&quot; &quot;;[.F31];1)-1));[.C31];[.C31]+1)" office:value-type="float" office:value="9">
            <text:p>009</text:p>
          </table:table-cell>
          <table:table-cell table:style-name="ce164" table:formula="of:=[.B32]" office:value-type="string" office:string-value="REG_PLF305_ECMS_009">
            <text:p>REG_PLF305_ECMS_009</text:p>
          </table:table-cell>
          <table:table-cell table:style-name="ce171" office:value-type="string">
            <text:p>Check returned URL when navigated back to a CLV page after editing in Content Explorer</text:p>
          </table:table-cell>
          <table:table-cell table:style-name="ce172" office:value-type="string">
            <text:p>Step 3: Edit content then back to page, check URL</text:p>
          </table:table-cell>
          <table:table-cell table:style-name="ce172"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72" office:value-type="string">
            <text:p>The URL is the same with the URL you send page request before.</text:p>
          </table:table-cell>
          <table:table-cell table:style-name="ce183" office:value-type="string">
            <text:p>High</text:p>
          </table:table-cell>
          <table:table-cell table:style-name="ce172" office:value-type="string">
            <text:p>ECMS-2088</text:p>
            <text:p>CCP-856</text:p>
          </table:table-cell>
          <table:table-cell table:style-name="ce172" office:value-type="string">
            <text:p>Parameters are missing except the first one (a=1)</text:p>
          </table:table-cell>
          <table:table-cell table:style-name="ce172" table:number-columns-repeated="1013"/>
        </table:table-row>
        <table:table-row table:style-name="ro25">
          <table:table-cell table:style-name="ce142" table:formula="of:=IF(VALUE(MID([.F33];6;FIND(&quot;:&quot;;[.F33];1)-FIND(&quot; &quot;;[.F33];1)-1))&gt;VALUE(MID([.F32];6;FIND(&quot;:&quot;;[.F32];1)-FIND(&quot; &quot;;[.F32];1)-1));&quot;&quot;;MAX([.A$7:.A32])+1)" office:value-type="float" office:value="10">
            <text:p>010</text:p>
          </table:table-cell>
          <table:table-cell table:style-name="ce149" office:value-type="string">
            <text:p>REG_PLF305_ECMS_010</text:p>
          </table:table-cell>
          <table:table-cell table:style-name="ce187" table:formula="of:=IF(VALUE(MID([.F33];6;FIND(&quot;:&quot;;[.F33];1)-FIND(&quot; &quot;;[.F33];1)-1))&gt;VALUE(MID([.F32];6;FIND(&quot;:&quot;;[.F32];1)-FIND(&quot; &quot;;[.F32];1)-1));[.C32];[.C32]+1)" office:value-type="float" office:value="10">
            <text:p>010</text:p>
          </table:table-cell>
          <table:table-cell table:style-name="ce164" table:formula="of:=[.B33]" office:value-type="string" office:string-value="REG_PLF305_ECMS_010">
            <text:p>REG_PLF305_ECMS_010</text:p>
          </table:table-cell>
          <table:table-cell table:style-name="ce151" office:value-type="string">
            <text:p>Check French Translation in Newsletter</text:p>
          </table:table-cell>
          <table:table-cell table:style-name="ce143" office:value-type="string">
            <text:p>Step 1: Check French translation</text:p>
          </table:table-cell>
          <table:table-cell table:style-name="ce143" office:value-type="string">
            <text:p>- Login</text:p>
            <text:p>- Go to ACME/Newsletters</text:p>
            <text:p>- Input email address and Check to subscribe</text:p>
            <text:p>- Click on Subscribe</text:p>
            <text:p>- Change language into French</text:p>
          </table:table-cell>
          <table:table-cell table:style-name="ce143" office:value-type="string">
            <text:p>Button “Change Subscriptions” is translated to be “Modifier mon Abonnement”</text:p>
          </table:table-cell>
          <table:table-cell table:style-name="ce183" office:value-type="string">
            <text:p>High</text:p>
          </table:table-cell>
          <table:table-cell table:style-name="ce174" office:value-type="string">
            <text:p>ECMS-2090</text:p>
            <text:p>CCP-707</text:p>
          </table:table-cell>
          <table:table-cell table:style-name="ce174" office:value-type="string">
            <text:p>Not translated</text:p>
          </table:table-cell>
          <table:table-cell table:number-columns-repeated="1013"/>
        </table:table-row>
        <table:table-row table:style-name="ro23">
          <table:table-cell table:style-name="ce142" table:formula="of:=IF(VALUE(MID([.F34];6;FIND(&quot;:&quot;;[.F34];1)-FIND(&quot; &quot;;[.F34];1)-1))&gt;VALUE(MID([.F33];6;FIND(&quot;:&quot;;[.F33];1)-FIND(&quot; &quot;;[.F33];1)-1));&quot;&quot;;MAX([.A$7:.A33])+1)" office:value-type="float" office:value="11">
            <text:p>011</text:p>
          </table:table-cell>
          <table:table-cell table:style-name="ce149" office:value-type="string">
            <text:p>REG_PLF305_ECMS_011</text:p>
          </table:table-cell>
          <table:table-cell table:style-name="ce187" table:formula="of:=IF(VALUE(MID([.F34];6;FIND(&quot;:&quot;;[.F34];1)-FIND(&quot; &quot;;[.F34];1)-1))&gt;VALUE(MID([.F33];6;FIND(&quot;:&quot;;[.F33];1)-FIND(&quot; &quot;;[.F33];1)-1));[.C33];[.C33]+1)" office:value-type="float" office:value="11">
            <text:p>011</text:p>
          </table:table-cell>
          <table:table-cell table:style-name="ce164" table:formula="of:=[.B34]" office:value-type="string" office:string-value="REG_PLF305_ECMS_011">
            <text:p>REG_PLF305_ECMS_011</text:p>
          </table:table-cell>
          <table:table-cell table:style-name="ce151" office:value-type="string">
            <text:p>Check French Translation in Content Explorer</text:p>
          </table:table-cell>
          <table:table-cell table:style-name="ce143" office:value-type="string">
            <text:p>Step 1: Check the translation when right click </text:p>
          </table:table-cell>
          <table:table-cell table:style-name="ce143" office:value-type="string">
            <text:p><text:span text:style-name="T6">- Change </text:span><text:span text:style-name="T6">language to </text:span><text:span text:style-name="T6">French</text:span></text:p>
            <text:p>- Login and go to Content Explorer</text:p>
            <text:p>- Right click on 1 node</text:p>
            <text:p/>
            <text:p/>
          </table:table-cell>
          <table:table-cell table:style-name="ce143" office:value-type="string">
            <text:p>'Download and Allow Edition' is changed to 'Télécharger pour édition'</text:p>
          </table:table-cell>
          <table:table-cell table:style-name="ce183" office:value-type="string">
            <text:p>Medium</text:p>
          </table:table-cell>
          <table:table-cell table:style-name="ce143" office:value-type="string">
            <text:p>ECMS-2103</text:p>
            <text:p>CCP-861</text:p>
          </table:table-cell>
          <table:table-cell table:style-name="ce143" office:value-type="string">
            <text:p>Some errors in translation</text:p>
          </table:table-cell>
          <table:table-cell table:style-name="ce143" table:number-columns-repeated="1013"/>
        </table:table-row>
        <table:table-row table:style-name="ro35">
          <table:table-cell table:style-name="ce142"/>
          <table:table-cell table:style-name="ce150" office:value-type="string">
            <text:p>REG_PLF305_ECMS_011</text:p>
          </table:table-cell>
          <table:table-cell table:style-name="ce187" office:value-type="float" office:value="1">
            <text:p>001</text:p>
          </table:table-cell>
          <table:table-cell table:style-name="ce164" table:formula="of:=[.B35]" office:value-type="string" office:string-value="REG_PLF305_ECMS_011">
            <text:p>REG_PLF305_ECMS_011</text:p>
          </table:table-cell>
          <table:table-cell table:style-name="ce166" office:value-type="string">
            <text:p>Check French Translation in Content Explorer</text:p>
          </table:table-cell>
          <table:table-cell table:style-name="ce143" office:value-type="string">
            <text:p>Step 2: Check the translation in Preferences Setting form</text:p>
          </table:table-cell>
          <table:table-cell table:style-name="ce143" office:value-type="string">
            <text:p>- Click on <text:span text:style-name="T7">Setup </text:span><text:span text:style-name="T7">Preference</text:span><text:span text:style-name="T7">s</text:span> <text:s/>icon</text:p>
          </table:table-cell>
          <table:table-cell table:style-name="ce143" office:value-type="string">
            <text:p>- Owned by me → <text:s/>Créés par moi</text:p>
            <text:p>- Favorites → Favoris</text:p>
            <text:p>- Hidden → <text:s/>Cachés</text:p>
            <text:p/>
          </table:table-cell>
          <table:table-cell table:style-name="ce183" office:value-type="string">
            <text:p>Medium</text:p>
          </table:table-cell>
          <table:table-cell table:style-name="ce143" table:number-columns-repeated="1015"/>
        </table:table-row>
        <table:table-row table:style-name="ro24">
          <table:table-cell table:style-name="ce142"/>
          <table:table-cell table:style-name="ce150" office:value-type="string">
            <text:p>REG_PLF305_ECMS_011</text:p>
          </table:table-cell>
          <table:table-cell table:style-name="ce187" office:value-type="float" office:value="1">
            <text:p>001</text:p>
          </table:table-cell>
          <table:table-cell table:style-name="ce164" table:formula="of:=[.B36]" office:value-type="string" office:string-value="REG_PLF305_ECMS_011">
            <text:p>REG_PLF305_ECMS_011</text:p>
          </table:table-cell>
          <table:table-cell table:style-name="ce166" office:value-type="string">
            <text:p>Check French Translation in Content Explorer</text:p>
          </table:table-cell>
          <table:table-cell table:style-name="ce143" office:value-type="string">
            <text:p>Step 3: Check the translation in Filter document Type form</text:p>
          </table:table-cell>
          <table:table-cell table:style-name="ce143" office:value-type="string">
            <text:p>- Click on <text:span text:style-name="T7">Setup </text:span><text:span text:style-name="T7">Filter </text:span><text:span text:style-name="T7">Preference</text:span><text:span text:style-name="T7">s</text:span> <text:s/>icon</text:p>
          </table:table-cell>
          <table:table-cell table:style-name="ce143" office:value-type="string">
            <text:p>- Content → Contenu</text:p>
            <text:p>- Document → Document</text:p>
            <text:p>- Image → Image</text:p>
            <text:p>- Music → Musique</text:p>
            <text:p>- Video → <text:s/>Vidéo</text:p>
            <text:p/>
          </table:table-cell>
          <table:table-cell table:style-name="ce183" office:value-type="string">
            <text:p>Medium</text:p>
          </table:table-cell>
          <table:table-cell table:style-name="ce143" table:number-columns-repeated="1015"/>
        </table:table-row>
        <table:table-row table:style-name="ro31">
          <table:table-cell table:style-name="ce142" table:formula="of:=IF(VALUE(MID([.F37];6;FIND(&quot;:&quot;;[.F37];1)-FIND(&quot; &quot;;[.F37];1)-1))&gt;VALUE(MID([.F34];6;FIND(&quot;:&quot;;[.F34];1)-FIND(&quot; &quot;;[.F34];1)-1));&quot;&quot;;MAX([.A$7:.A34])+1)" office:value-type="float" office:value="12">
            <text:p>012</text:p>
          </table:table-cell>
          <table:table-cell table:style-name="ce149" office:value-type="string">
            <text:p>REG_PLF305_ECMS_012</text:p>
          </table:table-cell>
          <table:table-cell table:style-name="ce187" table:formula="of:=IF(VALUE(MID([.F37];6;FIND(&quot;:&quot;;[.F37];1)-FIND(&quot; &quot;;[.F37];1)-1))&gt;VALUE(MID([.F34];6;FIND(&quot;:&quot;;[.F34];1)-FIND(&quot; &quot;;[.F34];1)-1));[.C34];[.C34]+1)" office:value-type="float" office:value="12">
            <text:p>012</text:p>
          </table:table-cell>
          <table:table-cell table:style-name="ce164" table:formula="of:=[.B37]" office:value-type="string" office:string-value="REG_PLF305_ECMS_012">
            <text:p>REG_PLF305_ECMS_012</text:p>
          </table:table-cell>
          <table:table-cell table:style-name="ce151" office:value-type="string">
            <text:p>Check WCM Content Selector in Chrome</text:p>
          </table:table-cell>
          <table:table-cell table:style-name="ce143" office:value-type="string">
            <text:p>Step 1: Open WCM Content Selector window</text:p>
          </table:table-cell>
          <table:table-cell table:style-name="ce143" office:value-type="string">
            <text:p><text:span text:style-name="T7">Use </text:span><text:span text:style-name="T7">Chrome to </text:span><text:span text:style-name="T7">test this </text:span><text:span text:style-name="T7">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143" office:value-type="string">
            <text:p>The icon Upload File now appears.</text:p>
          </table:table-cell>
          <table:table-cell table:style-name="ce183" office:value-type="string">
            <text:p>Medium</text:p>
          </table:table-cell>
          <table:table-cell table:style-name="ce143" office:value-type="string">
            <text:p>ECMS-2119</text:p>
            <text:p>CCP-872</text:p>
          </table:table-cell>
          <table:table-cell table:style-name="ce143" office:value-type="string">
            <text:p>Pop-up does not close.</text:p>
          </table:table-cell>
          <table:table-cell table:style-name="ce143"/>
          <table:table-cell table:number-columns-repeated="1012"/>
        </table:table-row>
        <table:table-row table:style-name="ro25">
          <table:table-cell table:style-name="ce142" table:formula="of:=IF(VALUE(MID([.F38];6;FIND(&quot;:&quot;;[.F38];1)-FIND(&quot; &quot;;[.F38];1)-1))&gt;VALUE(MID([.F37];6;FIND(&quot;:&quot;;[.F37];1)-FIND(&quot; &quot;;[.F37];1)-1));&quot;&quot;;MAX([.A$7:.A37])+1)">
            <text:p/>
          </table:table-cell>
          <table:table-cell table:style-name="ce150" office:value-type="string">
            <text:p>REG_PLF305_ECMS_012</text:p>
          </table:table-cell>
          <table:table-cell table:style-name="ce187" table:formula="of:=IF(VALUE(MID([.F38];6;FIND(&quot;:&quot;;[.F38];1)-FIND(&quot; &quot;;[.F38];1)-1))&gt;VALUE(MID([.F37];6;FIND(&quot;:&quot;;[.F37];1)-FIND(&quot; &quot;;[.F37];1)-1));[.C37];[.C37]+1)" office:value-type="float" office:value="12">
            <text:p>012</text:p>
          </table:table-cell>
          <table:table-cell table:style-name="ce164" table:formula="of:=[.B38]" office:value-type="string" office:string-value="REG_PLF305_ECMS_012">
            <text:p>REG_PLF305_ECMS_012</text:p>
          </table:table-cell>
          <table:table-cell table:style-name="ce166" office:value-type="string">
            <text:p>Check WCM Content Selector in Chrome</text:p>
          </table:table-cell>
          <table:table-cell table:style-name="ce143" office:value-type="string">
            <text:p>Step 2: Open Upload File pop-up</text:p>
          </table:table-cell>
          <table:table-cell table:style-name="ce176" office:value-type="string">
            <text:p><text:span text:style-name="T3">- Click </text:span><text:span text:style-name="T3">Upload File</text:span></text:p>
            <text:p><text:span text:style-name="T3">- Click </text:span><text:span text:style-name="T3">Browse </text:span><text:span text:style-name="T3">then click </text:span><text:span text:style-name="T3">Upload</text:span></text:p>
            <text:p><text:span text:style-name="T3">- Click on </text:span><text:span text:style-name="T3">Save </text:span><text:span text:style-name="T3">button</text:span></text:p>
          </table:table-cell>
          <table:table-cell table:style-name="ce143" office:value-type="string">
            <text:p>The File Upload pop-up closes. The uploaded file is listed in WCM Content Selector windows.</text:p>
          </table:table-cell>
          <table:table-cell table:style-name="ce183" office:value-type="string">
            <text:p>Medium</text:p>
          </table:table-cell>
          <table:table-cell table:style-name="ce143"/>
          <table:table-cell/>
          <table:table-cell table:style-name="ce143" table:number-columns-repeated="1013"/>
        </table:table-row>
        <table:table-row table:style-name="ro25">
          <table:table-cell table:style-name="ce142" table:formula="of:=IF(VALUE(MID([.F39];6;FIND(&quot;:&quot;;[.F39];1)-FIND(&quot; &quot;;[.F39];1)-1))&gt;VALUE(MID([.F38];6;FIND(&quot;:&quot;;[.F38];1)-FIND(&quot; &quot;;[.F38];1)-1));&quot;&quot;;MAX([.A$7:.A38])+1)" office:value-type="float" office:value="13">
            <text:p>013</text:p>
          </table:table-cell>
          <table:table-cell table:style-name="ce149" office:value-type="string">
            <text:p>REG_PLF305_ECMS_013</text:p>
          </table:table-cell>
          <table:table-cell table:style-name="ce187" table:formula="of:=IF(VALUE(MID([.F39];6;FIND(&quot;:&quot;;[.F39];1)-FIND(&quot; &quot;;[.F39];1)-1))&gt;VALUE(MID([.F38];6;FIND(&quot;:&quot;;[.F38];1)-FIND(&quot; &quot;;[.F38];1)-1));[.C38];[.C38]+1)" office:value-type="float" office:value="13">
            <text:p>013</text:p>
          </table:table-cell>
          <table:table-cell table:style-name="ce164" table:formula="of:=[.B39]" office:value-type="string" office:string-value="REG_PLF305_ECMS_013">
            <text:p>REG_PLF305_ECMS_013</text:p>
          </table:table-cell>
          <table:table-cell table:style-name="ce151" office:value-type="string">
            <text:p>Check FCK Editor in Chrome</text:p>
          </table:table-cell>
          <table:table-cell table:style-name="ce143" office:value-type="string">
            <text:p>Step 1: Check Document view</text:p>
          </table:table-cell>
          <table:table-cell table:style-name="ce143" office:value-type="string">
            <text:p><text:span text:style-name="T7">Use </text:span><text:span text:style-name="T7">Chrome to </text:span><text:span text:style-name="T7">test this </text:span><text:span text:style-name="T7">case.</text:span></text:p>
            <text:p>- Go to Content Explorer, drive Sites Management</text:p>
            <text:p>- Go to acme/web contents/site artifacts</text:p>
            <text:p>- Click on the document 'ACME Footer'</text:p>
          </table:table-cell>
          <table:table-cell table:style-name="ce143" office:value-type="string">
            <text:p>In tab Document view, there is a line saying “eXo Powered by eXo Platform 3.0”. This line is centered.</text:p>
          </table:table-cell>
          <table:table-cell table:style-name="ce183" office:value-type="string">
            <text:p>Medium</text:p>
          </table:table-cell>
          <table:table-cell table:style-name="ce143" office:value-type="string">
            <text:p>ECMS-2137</text:p>
            <text:p>CCP-881</text:p>
          </table:table-cell>
          <table:table-cell table:style-name="ce143" office:value-type="string">
            <text:p>The line is not centered.</text:p>
          </table:table-cell>
          <table:table-cell/>
          <table:table-cell table:style-name="ce143" table:number-columns-repeated="1012"/>
        </table:table-row>
        <table:table-row table:style-name="ro23">
          <table:table-cell table:style-name="ce142" table:formula="of:=IF(VALUE(MID([.F40];6;FIND(&quot;:&quot;;[.F40];1)-FIND(&quot; &quot;;[.F40];1)-1))&gt;VALUE(MID([.F39];6;FIND(&quot;:&quot;;[.F39];1)-FIND(&quot; &quot;;[.F39];1)-1));&quot;&quot;;MAX([.A$7:.A39])+1)">
            <text:p/>
          </table:table-cell>
          <table:table-cell table:style-name="ce150" office:value-type="string">
            <text:p>REG_PLF305_ECMS_013</text:p>
          </table:table-cell>
          <table:table-cell table:style-name="ce187" table:formula="of:=IF(VALUE(MID([.F40];6;FIND(&quot;:&quot;;[.F40];1)-FIND(&quot; &quot;;[.F40];1)-1))&gt;VALUE(MID([.F39];6;FIND(&quot;:&quot;;[.F39];1)-FIND(&quot; &quot;;[.F39];1)-1));[.C39];[.C39]+1)" office:value-type="float" office:value="13">
            <text:p>013</text:p>
          </table:table-cell>
          <table:table-cell table:style-name="ce164" table:formula="of:=[.B40]" office:value-type="string" office:string-value="REG_PLF305_ECMS_013">
            <text:p>REG_PLF305_ECMS_013</text:p>
          </table:table-cell>
          <table:table-cell table:style-name="ce143" office:value-type="string">
            <text:p>Check FCK Editor in Chrome</text:p>
          </table:table-cell>
          <table:table-cell table:style-name="ce143" office:value-type="string">
            <text:p>Step 2: Check in edit form</text:p>
          </table:table-cell>
          <table:table-cell table:style-name="ce143" office:value-type="string">
            <text:p>- Click Edit document</text:p>
          </table:table-cell>
          <table:table-cell table:style-name="ce143" office:value-type="string">
            <text:p>In Main Content the line “eXo Powered by eXo Platform 3.0” is still centered.</text:p>
          </table:table-cell>
          <table:table-cell table:style-name="ce183" office:value-type="string">
            <text:p>Medium</text:p>
          </table:table-cell>
          <table:table-cell table:style-name="ce143"/>
          <table:table-cell/>
          <table:table-cell table:style-name="ce143" table:number-columns-repeated="1013"/>
        </table:table-row>
        <table:table-row table:style-name="ro45">
          <table:table-cell table:style-name="ce142" table:formula="of:=IF(VALUE(MID([.F41];6;FIND(&quot;:&quot;;[.F41];1)-FIND(&quot; &quot;;[.F41];1)-1))&gt;VALUE(MID([.F40];6;FIND(&quot;:&quot;;[.F40];1)-FIND(&quot; &quot;;[.F40];1)-1));&quot;&quot;;MAX([.A$7:.A40])+1)" office:value-type="float" office:value="14">
            <text:p>014</text:p>
          </table:table-cell>
          <table:table-cell table:style-name="ce149" office:value-type="string">
            <text:p>REG_PLF305_ECMS_014</text:p>
          </table:table-cell>
          <table:table-cell table:style-name="ce187" table:formula="of:=IF(VALUE(MID([.F41];6;FIND(&quot;:&quot;;[.F41];1)-FIND(&quot; &quot;;[.F41];1)-1))&gt;VALUE(MID([.F40];6;FIND(&quot;:&quot;;[.F40];1)-FIND(&quot; &quot;;[.F40];1)-1));[.C40];[.C40]+1)" office:value-type="float" office:value="14">
            <text:p>014</text:p>
          </table:table-cell>
          <table:table-cell table:style-name="ce164" table:formula="of:=[.B41]" office:value-type="string" office:string-value="REG_PLF305_ECMS_014">
            <text:p>REG_PLF305_ECMS_014</text:p>
          </table:table-cell>
          <table:table-cell table:style-name="ce151" office:value-type="string">
            <text:p>Inject java script</text:p>
          </table:table-cell>
          <table:table-cell table:style-name="ce143" office:value-type="string">
            <text:p>Step 1: In public acme, inject java script</text:p>
          </table:table-cell>
          <table:table-cell table:style-name="ce143"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143" office:value-type="string">
            <text:p>Confirmation page is shown to alert that your comment has been received</text:p>
          </table:table-cell>
          <table:table-cell table:style-name="ce183" office:value-type="string">
            <text:p>High</text:p>
          </table:table-cell>
          <table:table-cell table:style-name="ce143" office:value-type="string">
            <text:p>ECMS-2174</text:p>
            <text:p>CCP-902</text:p>
          </table:table-cell>
          <table:table-cell table:style-name="ce143" table:number-columns-repeated="1014"/>
        </table:table-row>
        <table:table-row table:style-name="ro25">
          <table:table-cell table:style-name="ce142" table:formula="of:=IF(VALUE(MID([.F42];6;FIND(&quot;:&quot;;[.F42];1)-FIND(&quot; &quot;;[.F42];1)-1))&gt;VALUE(MID([.F41];6;FIND(&quot;:&quot;;[.F41];1)-FIND(&quot; &quot;;[.F41];1)-1));&quot;&quot;;MAX([.A$7:.A41])+1)">
            <text:p/>
          </table:table-cell>
          <table:table-cell table:style-name="ce150" office:value-type="string">
            <text:p>REG_PLF305_ECMS_014</text:p>
          </table:table-cell>
          <table:table-cell table:style-name="ce187" table:formula="of:=IF(VALUE(MID([.F42];6;FIND(&quot;:&quot;;[.F42];1)-FIND(&quot; &quot;;[.F42];1)-1))&gt;VALUE(MID([.F41];6;FIND(&quot;:&quot;;[.F41];1)-FIND(&quot; &quot;;[.F41];1)-1));[.C41];[.C41]+1)" office:value-type="float" office:value="14">
            <text:p>014</text:p>
          </table:table-cell>
          <table:table-cell table:style-name="ce164" table:formula="of:=[.B42]" office:value-type="string" office:string-value="REG_PLF305_ECMS_014">
            <text:p>REG_PLF305_ECMS_014</text:p>
          </table:table-cell>
          <table:table-cell table:style-name="ce143" office:value-type="string">
            <text:p>Inject java script</text:p>
          </table:table-cell>
          <table:table-cell table:style-name="ce143" office:value-type="string">
            <text:p>Step 2: Open injected document as root</text:p>
          </table:table-cell>
          <table:table-cell table:style-name="ce176" office:value-type="string">
            <text:p><text:span text:style-name="T3">- Log in as </text:span><text:span text:style-name="T3">root</text:span></text:p>
            <text:p><text:span text:style-name="T3">- Go to </text:span><text:span text:style-name="T3">ContentExp</text:span><text:span text:style-name="T3">lorer --&gt; </text:span><text:span text:style-name="T3">Sites </text:span><text:span text:style-name="T3">Manageme</text:span><text:span text:style-name="T3">nt --&gt; acme </text:span><text:span text:style-name="T3">--&gt; </text:span><text:span text:style-name="T3">documents</text:span></text:p>
            <text:p><text:span text:style-name="T3">- There will </text:span><text:span text:style-name="T3">be a newly </text:span><text:span text:style-name="T3">document </text:span><text:span text:style-name="T3">saved </text:span><text:span text:style-name="T3">there. </text:span><text:span text:style-name="T3">Double </text:span><text:span text:style-name="T3">click to </text:span><text:span text:style-name="T3">open it.</text:span></text:p>
          </table:table-cell>
          <table:table-cell table:style-name="ce143" office:value-type="string">
            <text:p>The javascript does not get executed. There is no message box 'java script executed' displays</text:p>
          </table:table-cell>
          <table:table-cell table:style-name="ce183" office:value-type="string">
            <text:p>High</text:p>
          </table:table-cell>
          <table:table-cell table:style-name="ce143" office:value-type="string">
            <text:p>ECMS-2174</text:p>
            <text:p>CCP-902</text:p>
          </table:table-cell>
          <table:table-cell table:style-name="ce143" office:value-type="string">
            <text:p>java script gets executed.</text:p>
          </table:table-cell>
          <table:table-cell table:style-name="ce143" table:number-columns-repeated="1013"/>
        </table:table-row>
        <table:table-row table:style-name="ro17">
          <table:table-cell table:style-name="ce142" table:formula="of:=IF(VALUE(MID([.F43];6;FIND(&quot;:&quot;;[.F43];1)-FIND(&quot; &quot;;[.F43];1)-1))&gt;VALUE(MID([.F42];6;FIND(&quot;:&quot;;[.F42];1)-FIND(&quot; &quot;;[.F42];1)-1));&quot;&quot;;MAX([.A$7:.A42])+1)" office:value-type="float" office:value="15">
            <text:p>015</text:p>
          </table:table-cell>
          <table:table-cell table:style-name="ce149" office:value-type="string">
            <text:p>REG_PLF305_ECMS_015</text:p>
          </table:table-cell>
          <table:table-cell table:style-name="ce187" table:formula="of:=IF(VALUE(MID([.F43];6;FIND(&quot;:&quot;;[.F43];1)-FIND(&quot; &quot;;[.F43];1)-1))&gt;VALUE(MID([.F42];6;FIND(&quot;:&quot;;[.F42];1)-FIND(&quot; &quot;;[.F42];1)-1));[.C42];[.C42]+1)" office:value-type="float" office:value="15">
            <text:p>015</text:p>
          </table:table-cell>
          <table:table-cell table:style-name="ce164" table:formula="of:=[.B43]" office:value-type="string" office:string-value="REG_PLF305_ECMS_015">
            <text:p>REG_PLF305_ECMS_015</text:p>
          </table:table-cell>
          <table:table-cell table:style-name="ce151" office:value-type="string">
            <text:p>Check multi value flag in View Node Properties</text:p>
          </table:table-cell>
          <table:table-cell table:style-name="ce143" office:value-type="string">
            <text:p>Step 1: Open form to add property for node</text:p>
          </table:table-cell>
          <table:table-cell table:style-name="ce143" office:value-type="string">
            <text:p>- Go to Content Explorer</text:p>
            <text:p>- Create a Content Folder “test”</text:p>
            <text:p>- View Node Properties</text:p>
            <text:p/>
          </table:table-cell>
          <table:table-cell table:style-name="ce143" office:value-type="string">
            <text:p>Property Management pop-up is shown</text:p>
          </table:table-cell>
          <table:table-cell table:style-name="ce183" office:value-type="string">
            <text:p>High</text:p>
          </table:table-cell>
          <table:table-cell table:style-name="ce143" office:value-type="string">
            <text:p>ECMS-2175</text:p>
            <text:p>CCP-903</text:p>
          </table:table-cell>
          <table:table-cell table:style-name="ce143" table:number-columns-repeated="1014"/>
        </table:table-row>
        <table:table-row table:style-name="ro23">
          <table:table-cell table:style-name="ce142"/>
          <table:table-cell table:style-name="ce150" office:value-type="string">
            <text:p>REG_PLF305_ECMS_015</text:p>
          </table:table-cell>
          <table:table-cell table:style-name="ce187" table:formula="of:=IF(VALUE(MID([.F44];6;FIND(&quot;:&quot;;[.F44];1)-FIND(&quot; &quot;;[.F44];1)-1))&gt;VALUE(MID([.F43];6;FIND(&quot;:&quot;;[.F43];1)-FIND(&quot; &quot;;[.F43];1)-1));[.C43];[.C43]+1)" office:value-type="float" office:value="15">
            <text:p>015</text:p>
          </table:table-cell>
          <table:table-cell table:style-name="ce164" table:formula="of:=[.B44]" office:value-type="string" office:string-value="REG_PLF305_ECMS_015">
            <text:p>REG_PLF305_ECMS_015</text:p>
          </table:table-cell>
          <table:table-cell table:style-name="ce166" office:value-type="string">
            <text:p>Check multi value flag in View Node Properties</text:p>
          </table:table-cell>
          <table:table-cell table:style-name="ce143" office:value-type="string">
            <text:p>Step 2: Add property for node</text:p>
          </table:table-cell>
          <table:table-cell table:style-name="ce176" office:value-type="string">
            <text:p><text:span text:style-name="T3">- Click </text:span><text:span text:style-name="T9">Add </text:span><text:span text:style-name="T9">a new </text:span><text:span text:style-name="T9">property </text:span><text:span text:style-name="T10">tab</text:span></text:p>
            <text:p><text:span text:style-name="T10">- </text:span><text:span text:style-name="T3">Put name </text:span><text:span text:style-name="T3">is </text:span><text:span text:style-name="T3">multiValue</text:span><text:span text:style-name="T3">Property</text:span></text:p>
            <text:p><text:span text:style-name="T3">- Select </text:span><text:span text:style-name="T3">multipe: </text:span><text:span text:style-name="T3">true</text:span></text:p>
            <text:p><text:span text:style-name="T3">- Add 2 </text:span><text:span text:style-name="T3">values are </text:span><text:span text:style-name="T3">“AAA” and </text:span><text:span text:style-name="T3">“BBB”</text:span></text:p>
            <text:p><text:span text:style-name="T3">- Save</text:span></text:p>
          </table:table-cell>
          <table:table-cell table:style-name="ce143" office:value-type="string">
            <text:p>New property is listed in <text:s/>View Node Properties tab</text:p>
          </table:table-cell>
          <table:table-cell table:style-name="ce183" office:value-type="string">
            <text:p>High</text:p>
          </table:table-cell>
          <table:table-cell table:style-name="ce143" table:number-columns-repeated="1015"/>
        </table:table-row>
        <table:table-row table:style-name="ro17">
          <table:table-cell table:style-name="ce142" table:formula="of:=IF(VALUE(MID([.F45];6;FIND(&quot;:&quot;;[.F45];1)-FIND(&quot; &quot;;[.F45];1)-1))&gt;VALUE(MID([.F43];6;FIND(&quot;:&quot;;[.F43];1)-FIND(&quot; &quot;;[.F43];1)-1));&quot;&quot;;MAX([.A$7:.A43])+1)">
            <text:p/>
          </table:table-cell>
          <table:table-cell table:style-name="ce150" office:value-type="string">
            <text:p>REG_PLF305_ECMS_015</text:p>
          </table:table-cell>
          <table:table-cell table:style-name="ce187" table:formula="of:=IF(VALUE(MID([.F45];6;FIND(&quot;:&quot;;[.F45];1)-FIND(&quot; &quot;;[.F45];1)-1))&gt;VALUE(MID([.F44];6;FIND(&quot;:&quot;;[.F44];1)-FIND(&quot; &quot;;[.F44];1)-1));[.C44];[.C44]+1)" office:value-type="float" office:value="15">
            <text:p>015</text:p>
          </table:table-cell>
          <table:table-cell table:style-name="ce164" table:formula="of:=[.B45]" office:value-type="string" office:string-value="REG_PLF305_ECMS_015">
            <text:p>REG_PLF305_ECMS_015</text:p>
          </table:table-cell>
          <table:table-cell table:style-name="ce166" office:value-type="string">
            <text:p>Check multi value flag in View Node Properties</text:p>
          </table:table-cell>
          <table:table-cell table:style-name="ce143" office:value-type="string">
            <text:p>Step 3: Remove one values</text:p>
          </table:table-cell>
          <table:table-cell table:style-name="ce143" office:value-type="string">
            <text:p>- Go to View Node Properties tab</text:p>
            <text:p>- Click on Edit icon of new added propery</text:p>
            <text:p>- Remove value "BBB"</text:p>
            <text:p>- Save</text:p>
          </table:table-cell>
          <table:table-cell table:style-name="ce143" office:value-type="string">
            <text:p>Value BBB is removed</text:p>
          </table:table-cell>
          <table:table-cell table:style-name="ce183" office:value-type="string">
            <text:p>High</text:p>
          </table:table-cell>
          <table:table-cell table:style-name="ce143" table:number-columns-repeated="1015"/>
        </table:table-row>
        <table:table-row table:style-name="ro32">
          <table:table-cell table:style-name="ce142" table:formula="of:=IF(VALUE(MID([.F46];6;FIND(&quot;:&quot;;[.F46];1)-FIND(&quot; &quot;;[.F46];1)-1))&gt;VALUE(MID([.F45];6;FIND(&quot;:&quot;;[.F45];1)-FIND(&quot; &quot;;[.F45];1)-1));&quot;&quot;;MAX([.A$7:.A45])+1)">
            <text:p/>
          </table:table-cell>
          <table:table-cell table:style-name="ce150" office:value-type="string">
            <text:p>REG_PLF305_ECMS_015</text:p>
          </table:table-cell>
          <table:table-cell table:style-name="ce187" table:formula="of:=IF(VALUE(MID([.F46];6;FIND(&quot;:&quot;;[.F46];1)-FIND(&quot; &quot;;[.F46];1)-1))&gt;VALUE(MID([.F45];6;FIND(&quot;:&quot;;[.F45];1)-FIND(&quot; &quot;;[.F45];1)-1));[.C45];[.C45]+1)" office:value-type="float" office:value="15">
            <text:p>015</text:p>
          </table:table-cell>
          <table:table-cell table:style-name="ce164" table:formula="of:=[.B46]" office:value-type="string" office:string-value="REG_PLF305_ECMS_015">
            <text:p>REG_PLF305_ECMS_015</text:p>
          </table:table-cell>
          <table:table-cell table:style-name="ce166" office:value-type="string">
            <text:p>Check multi value flag in View Node Properties</text:p>
          </table:table-cell>
          <table:table-cell table:style-name="ce143" office:value-type="string">
            <text:p>Step 4: Import and export</text:p>
          </table:table-cell>
          <table:table-cell table:style-name="ce143" office:value-type="string">
            <text:p>- Click 'Export Node' to export 'test' node.</text:p>
            <text:p>- Click 'Import Node' to import the exported xml file under 'test' node. </text:p>
          </table:table-cell>
          <table:table-cell table:style-name="ce143" office:value-type="string">
            <text:p>You will find a new 'test' node under the first 'test' node</text:p>
          </table:table-cell>
          <table:table-cell table:style-name="ce183" office:value-type="string">
            <text:p>High</text:p>
          </table:table-cell>
          <table:table-cell table:style-name="ce143" table:number-columns-repeated="1015"/>
        </table:table-row>
        <table:table-row table:style-name="ro28">
          <table:table-cell table:style-name="ce142" table:formula="of:=IF(VALUE(MID([.F47];6;FIND(&quot;:&quot;;[.F47];1)-FIND(&quot; &quot;;[.F47];1)-1))&gt;VALUE(MID([.F46];6;FIND(&quot;:&quot;;[.F46];1)-FIND(&quot; &quot;;[.F46];1)-1));&quot;&quot;;MAX([.A$7:.A46])+1)">
            <text:p/>
          </table:table-cell>
          <table:table-cell table:style-name="ce150" office:value-type="string">
            <text:p>REG_PLF305_ECMS_015</text:p>
          </table:table-cell>
          <table:table-cell table:style-name="ce187" table:formula="of:=IF(VALUE(MID([.F47];6;FIND(&quot;:&quot;;[.F47];1)-FIND(&quot; &quot;;[.F47];1)-1))&gt;VALUE(MID([.F46];6;FIND(&quot;:&quot;;[.F46];1)-FIND(&quot; &quot;;[.F46];1)-1));[.C46];[.C46]+1)" office:value-type="float" office:value="15">
            <text:p>015</text:p>
          </table:table-cell>
          <table:table-cell table:style-name="ce164" table:formula="of:=[.B47]" office:value-type="string" office:string-value="REG_PLF305_ECMS_015">
            <text:p>REG_PLF305_ECMS_015</text:p>
          </table:table-cell>
          <table:table-cell table:style-name="ce166" office:value-type="string">
            <text:p>Check multi value flag in View Node Properties</text:p>
          </table:table-cell>
          <table:table-cell table:style-name="ce143" office:value-type="string">
            <text:p>Step 5: Verify multi value flag</text:p>
          </table:table-cell>
          <table:table-cell table:style-name="ce143" office:value-type="string">
            <text:p>- View Node Properties of the new node</text:p>
            <text:p>- Check value of Multi Value flag of “multiValueProperty”</text:p>
          </table:table-cell>
          <table:table-cell table:style-name="ce143" office:value-type="string">
            <text:p>The flag is 'false'</text:p>
          </table:table-cell>
          <table:table-cell table:style-name="ce183" office:value-type="string">
            <text:p>High</text:p>
          </table:table-cell>
          <table:table-cell table:style-name="ce143" table:number-columns-repeated="1015"/>
        </table:table-row>
        <table:table-row table:style-name="ro35">
          <table:table-cell table:style-name="ce142" table:formula="of:=IF(VALUE(MID([.F48];6;FIND(&quot;:&quot;;[.F48];1)-FIND(&quot; &quot;;[.F48];1)-1))&gt;VALUE(MID([.F47];6;FIND(&quot;:&quot;;[.F47];1)-FIND(&quot; &quot;;[.F47];1)-1));&quot;&quot;;MAX([.A$7:.A47])+1)" office:value-type="float" office:value="16">
            <text:p>016</text:p>
          </table:table-cell>
          <table:table-cell table:style-name="ce149" office:value-type="string">
            <text:p>REG_PLF305_ECMS_016</text:p>
          </table:table-cell>
          <table:table-cell table:style-name="ce187" table:formula="of:=IF(VALUE(MID([.F48];6;FIND(&quot;:&quot;;[.F48];1)-FIND(&quot; &quot;;[.F48];1)-1))&gt;VALUE(MID([.F47];6;FIND(&quot;:&quot;;[.F47];1)-FIND(&quot; &quot;;[.F47];1)-1));[.C47];[.C47]+1)" office:value-type="float" office:value="16">
            <text:p>016</text:p>
          </table:table-cell>
          <table:table-cell table:style-name="ce164" table:formula="of:=[.B48]" office:value-type="string" office:string-value="REG_PLF305_ECMS_016">
            <text:p>REG_PLF305_ECMS_016</text:p>
          </table:table-cell>
          <table:table-cell table:style-name="ce151" office:value-type="string">
            <text:p>Upload a pdf file with user-input name</text:p>
          </table:table-cell>
          <table:table-cell table:style-name="ce143" office:value-type="string">
            <text:p>Step 1: Upload a pdf file with not empty name</text:p>
          </table:table-cell>
          <table:table-cell table:style-name="ce143" office:value-type="string">
            <text:p>- Go to Content Explorer, open any folder</text:p>
            <text:p>- Click upload button</text:p>
            <text:p>- Choose pdf file</text:p>
            <text:p>- Type a name, for example “test”</text:p>
            <text:p>- Save then verify the file name and node name</text:p>
            <text:p/>
          </table:table-cell>
          <table:table-cell table:style-name="ce143" office:value-type="string">
            <text:p>The node name is “test”, the file name is original name</text:p>
          </table:table-cell>
          <table:table-cell table:style-name="ce143" office:value-type="string">
            <text:p>Medium</text:p>
          </table:table-cell>
          <table:table-cell table:style-name="ce143" office:value-type="string">
            <text:p>ECMS-2272</text:p>
            <text:p>CCP-951</text:p>
          </table:table-cell>
          <table:table-cell table:style-name="ce143" office:value-type="string">
            <text:p>The node name is original name</text:p>
          </table:table-cell>
          <table:table-cell table:style-name="ce143" table:number-columns-repeated="1013"/>
        </table:table-row>
        <table:table-row table:style-name="ro17">
          <table:table-cell table:style-name="ce142" table:formula="of:=IF(VALUE(MID([.F49];6;FIND(&quot;:&quot;;[.F49];1)-FIND(&quot; &quot;;[.F49];1)-1))&gt;VALUE(MID([.F48];6;FIND(&quot;:&quot;;[.F48];1)-FIND(&quot; &quot;;[.F48];1)-1));&quot;&quot;;MAX([.A$7:.A48])+1)" office:value-type="float" office:value="17">
            <text:p>017</text:p>
          </table:table-cell>
          <table:table-cell table:style-name="ce149" office:value-type="string">
            <text:p>REG_PLF305_ECMS_017</text:p>
          </table:table-cell>
          <table:table-cell table:style-name="ce187" table:formula="of:=IF(VALUE(MID([.F49];6;FIND(&quot;:&quot;;[.F49];1)-FIND(&quot; &quot;;[.F49];1)-1))&gt;VALUE(MID([.F48];6;FIND(&quot;:&quot;;[.F48];1)-FIND(&quot; &quot;;[.F48];1)-1));[.C48];[.C48]+1)" office:value-type="float" office:value="17">
            <text:p>017</text:p>
          </table:table-cell>
          <table:table-cell table:style-name="ce164" table:formula="of:=[.B49]" office:value-type="string" office:string-value="REG_PLF305_ECMS_017">
            <text:p>REG_PLF305_ECMS_017</text:p>
          </table:table-cell>
          <table:table-cell table:style-name="ce151" office:value-type="string">
            <text:p>Manage Publications</text:p>
          </table:table-cell>
          <table:table-cell table:style-name="ce143" office:value-type="string">
            <text:p>Step 1: Create a document</text:p>
          </table:table-cell>
          <table:table-cell table:style-name="ce143" office:value-type="string">
            <text:p>- Go to Content Explorer</text:p>
            <text:p>- Create an article, input required fields</text:p>
            <text:p>- Click Save as draft (Don't click Close)</text:p>
          </table:table-cell>
          <table:table-cell table:style-name="ce143" office:value-type="string">
            <text:p>The document is created with lock status. (See in the tree )</text:p>
          </table:table-cell>
          <table:table-cell table:style-name="ce143" office:value-type="string">
            <text:p>High</text:p>
          </table:table-cell>
          <table:table-cell table:style-name="ce143" office:value-type="string">
            <text:p>ECMS-2337</text:p>
            <text:p>CCP-798</text:p>
            <text:p>CCP-807</text:p>
          </table:table-cell>
          <table:table-cell table:style-name="ce143" office:value-type="string">
            <text:p>Unknown error and exception.</text:p>
            <text:p/>
          </table:table-cell>
          <table:table-cell table:style-name="ce143" table:number-columns-repeated="1013"/>
        </table:table-row>
        <table:table-row table:style-name="ro23">
          <table:table-cell table:style-name="ce142" table:formula="of:=IF(VALUE(MID([.F50];6;FIND(&quot;:&quot;;[.F50];1)-FIND(&quot; &quot;;[.F50];1)-1))&gt;VALUE(MID([.F49];6;FIND(&quot;:&quot;;[.F49];1)-FIND(&quot; &quot;;[.F49];1)-1));&quot;&quot;;MAX([.A$7:.A49])+1)">
            <text:p/>
          </table:table-cell>
          <table:table-cell table:style-name="ce150" office:value-type="string">
            <text:p>REG_PLF305_ECMS_017</text:p>
          </table:table-cell>
          <table:table-cell table:style-name="ce187" table:formula="of:=IF(VALUE(MID([.F50];6;FIND(&quot;:&quot;;[.F50];1)-FIND(&quot; &quot;;[.F50];1)-1))&gt;VALUE(MID([.F49];6;FIND(&quot;:&quot;;[.F49];1)-FIND(&quot; &quot;;[.F49];1)-1));[.C49];[.C49]+1)" office:value-type="float" office:value="17">
            <text:p>017</text:p>
          </table:table-cell>
          <table:table-cell table:style-name="ce164" table:formula="of:=[.B50]" office:value-type="string" office:string-value="REG_PLF305_ECMS_017">
            <text:p>REG_PLF305_ECMS_017</text:p>
          </table:table-cell>
          <table:table-cell table:style-name="ce166" office:value-type="string">
            <text:p>Manage Publications</text:p>
          </table:table-cell>
          <table:table-cell table:style-name="ce143" office:value-type="string">
            <text:p>Step 2: Manage Publications</text:p>
          </table:table-cell>
          <table:table-cell table:style-name="ce143" office:value-type="string">
            <text:p>- Click Manage Publications</text:p>
            <text:p>- Under section Scheduled, click at “to” text box then select a date</text:p>
            <text:p>- Click Save (don't input “from”, don't change Status)</text:p>
          </table:table-cell>
          <table:table-cell table:style-name="ce143" office:value-type="string">
            <text:p>No exception.</text:p>
          </table:table-cell>
          <table:table-cell table:style-name="ce143" office:value-type="string">
            <text:p>High</text:p>
          </table:table-cell>
          <table:table-cell table:style-name="ce143"/>
          <table:table-cell/>
          <table:table-cell table:style-name="ce143" table:number-columns-repeated="1013"/>
        </table:table-row>
        <table:table-row table:style-name="ro30" table:number-rows-repeated="2">
          <table:table-cell table:style-name="ce143"/>
          <table:table-cell table:style-name="ce150"/>
          <table:table-cell table:style-name="ce187"/>
          <table:table-cell table:style-name="ce164"/>
          <table:table-cell table:style-name="ce166"/>
          <table:table-cell table:style-name="ce143" table:number-columns-repeated="1019"/>
        </table:table-row>
        <table:table-row table:style-name="ro30" table:number-rows-repeated="10">
          <table:table-cell table:style-name="ce143"/>
          <table:table-cell table:style-name="ce151"/>
          <table:table-cell table:style-name="ce143"/>
          <table:table-cell table:style-name="ce166"/>
          <table:table-cell table:style-name="ce143" table:number-columns-repeated="1020"/>
        </table:table-row>
        <table:table-row table:style-name="ro19" table:number-rows-repeated="1048513">
          <table:table-cell table:number-columns-repeated="1024"/>
        </table:table-row>
        <table:table-row table:style-name="ro19">
          <table:table-cell table:number-columns-repeated="1024"/>
        </table:table-row>
      </table:table>
      <table:table table:name="Bugs_v2_1_6" table:style-name="ta1" table:print="false">
        <table:table-column table:style-name="co8" table:default-cell-style-name="Default"/>
        <table:table-column table:style-name="co25" table:default-cell-style-name="Default"/>
        <table:table-column table:style-name="co8" table:default-cell-style-name="Default"/>
        <table:table-column table:style-name="co26" table:default-cell-style-name="Default"/>
        <table:table-column table:style-name="co27" table:default-cell-style-name="Default"/>
        <table:table-column table:style-name="co28" table:default-cell-style-name="Default"/>
        <table:table-column table:style-name="co32" table:default-cell-style-name="Default"/>
        <table:table-column table:style-name="co30" table:default-cell-style-name="Default"/>
        <table:table-column table:style-name="co31" table:default-cell-style-name="Default"/>
        <table:table-column table:style-name="co8" table:number-columns-repeated="1015" table:default-cell-style-name="Default"/>
        <table:table-row table:style-name="ro19">
          <table:table-cell table:style-name="ce140"/>
          <table:table-cell table:style-name="ce144" office:value-type="string">
            <text:p>TEST CASES</text:p>
          </table:table-cell>
          <table:table-cell table:style-name="ce153"/>
          <table:table-cell table:style-name="ce160" table:number-columns-repeated="2"/>
          <table:table-cell table:style-name="ce172"/>
          <table:table-cell table:style-name="ce160" table:number-columns-repeated="3"/>
          <table:table-cell table:style-name="ce184"/>
          <table:table-cell table:style-name="ce160"/>
          <table:table-cell table:style-name="ce185" office:value-type="string">
            <text:p>Passed</text:p>
          </table:table-cell>
          <table:table-cell table:style-name="ce185" table:formula="of:=COUNTIF([.M$7:.M$979];[.$L1])" office:value-type="float" office:value="0">
            <text:p>0</text:p>
          </table:table-cell>
          <table:table-cell table:style-name="ce185" table:formula="of:=COUNTIF([.N$7:.N$979];[.$L1])" office:value-type="float" office:value="0">
            <text:p>0</text:p>
          </table:table-cell>
          <table:table-cell table:style-name="ce185" table:formula="of:=COUNTIF([.O$7:.O$979];[.$L1])" office:value-type="float" office:value="0">
            <text:p>0</text:p>
          </table:table-cell>
          <table:table-cell table:style-name="ce185" table:formula="of:=COUNTIF([.P$7:.P$979];[.$L1])" office:value-type="float" office:value="0">
            <text:p>0</text:p>
          </table:table-cell>
          <table:table-cell table:style-name="ce184" table:number-columns-repeated="214"/>
          <table:table-cell table:number-columns-repeated="794"/>
        </table:table-row>
        <table:table-row table:style-name="ro19">
          <table:table-cell table:style-name="ce140"/>
          <table:table-cell table:style-name="ce145"/>
          <table:table-cell table:style-name="ce154"/>
          <table:table-cell table:style-name="ce160" table:number-columns-repeated="2"/>
          <table:table-cell table:style-name="ce172"/>
          <table:table-cell table:style-name="ce160" table:number-columns-repeated="3"/>
          <table:table-cell table:style-name="ce143"/>
          <table:table-cell table:style-name="ce160"/>
          <table:table-cell table:style-name="ce185" office:value-type="string">
            <text:p>Failed</text:p>
          </table:table-cell>
          <table:table-cell table:style-name="ce185" table:formula="of:=COUNTIF([.M$7:.M$979];[.$L2])" office:value-type="float" office:value="0">
            <text:p>0</text:p>
          </table:table-cell>
          <table:table-cell table:style-name="ce185" table:formula="of:=COUNTIF([.N$7:.N$979];[.$L2])" office:value-type="float" office:value="0">
            <text:p>0</text:p>
          </table:table-cell>
          <table:table-cell table:style-name="ce185" table:formula="of:=COUNTIF([.O$7:.O$979];[.$L2])" office:value-type="float" office:value="0">
            <text:p>0</text:p>
          </table:table-cell>
          <table:table-cell table:style-name="ce185" table:formula="of:=COUNTIF([.P$7:.P$979];[.$L2])" office:value-type="float" office:value="0">
            <text:p>0</text:p>
          </table:table-cell>
          <table:table-cell table:style-name="ce184" table:number-columns-repeated="214"/>
          <table:table-cell table:number-columns-repeated="794"/>
        </table:table-row>
        <table:table-row table:style-name="ro33">
          <table:table-cell table:style-name="ce140"/>
          <table:table-cell table:style-name="ce146" office:value-type="string">
            <text:p>Function List:</text:p>
          </table:table-cell>
          <table:table-cell table:style-name="ce155" office:value-type="string" table:number-columns-spanned="3" table:number-rows-spanned="1">
            <text:p>Bugs on ECMS 2.1.6 for regression test</text:p>
          </table:table-cell>
          <table:covered-table-cell table:style-name="ce161"/>
          <table:covered-table-cell table:style-name="ce167"/>
          <table:table-cell table:style-name="ce172"/>
          <table:table-cell table:style-name="ce175"/>
          <table:table-cell table:style-name="ce182" table:number-columns-repeated="2"/>
          <table:table-cell table:style-name="ce143"/>
          <table:table-cell table:style-name="ce182"/>
          <table:table-cell table:style-name="ce185" office:value-type="string">
            <text:p>Blocked</text:p>
          </table:table-cell>
          <table:table-cell table:style-name="ce185" table:formula="of:=COUNTIF([.M$7:.M$979];[.$L3])" office:value-type="float" office:value="0">
            <text:p>0</text:p>
          </table:table-cell>
          <table:table-cell table:style-name="ce185" table:formula="of:=COUNTIF([.N$7:.N$979];[.$L3])" office:value-type="float" office:value="0">
            <text:p>0</text:p>
          </table:table-cell>
          <table:table-cell table:style-name="ce185" table:formula="of:=COUNTIF([.O$7:.O$979];[.$L3])" office:value-type="float" office:value="0">
            <text:p>0</text:p>
          </table:table-cell>
          <table:table-cell table:style-name="ce185" table:formula="of:=COUNTIF([.P$7:.P$979];[.$L3])" office:value-type="float" office:value="0">
            <text:p>0</text:p>
          </table:table-cell>
          <table:table-cell table:style-name="ce184" table:number-columns-repeated="214"/>
          <table:table-cell table:number-columns-repeated="794"/>
        </table:table-row>
        <table:table-row table:style-name="ro10">
          <table:table-cell table:style-name="ce140"/>
          <table:table-cell table:style-name="ce146" office:value-type="string">
            <text:p>Total Main Cases:</text:p>
          </table:table-cell>
          <table:table-cell table:style-name="ce156" table:formula="of:=MAX([.A7:.A960])" office:value-type="float" office:value="15" table:number-columns-spanned="3" table:number-rows-spanned="1">
            <text:p>15</text:p>
          </table:table-cell>
          <table:covered-table-cell table:style-name="ce161"/>
          <table:covered-table-cell table:style-name="ce167"/>
          <table:table-cell table:style-name="ce172"/>
          <table:table-cell table:style-name="ce175"/>
          <table:table-cell table:style-name="ce182" table:number-columns-repeated="2"/>
          <table:table-cell table:style-name="ce143"/>
          <table:table-cell table:style-name="ce182"/>
          <table:table-cell table:style-name="ce184" office:value-type="string">
            <text:p>Untested</text:p>
          </table:table-cell>
          <table:table-cell table:style-name="ce185" table:formula="of:=COUNTIF([.M$7:.M$979];[.$L4])" office:value-type="float" office:value="0">
            <text:p>0</text:p>
          </table:table-cell>
          <table:table-cell table:style-name="ce185" table:formula="of:=COUNTIF([.N$7:.N$979];[.$L4])" office:value-type="float" office:value="0">
            <text:p>0</text:p>
          </table:table-cell>
          <table:table-cell table:style-name="ce185" table:formula="of:=COUNTIF([.O$7:.O$979];[.$L4])" office:value-type="float" office:value="0">
            <text:p>0</text:p>
          </table:table-cell>
          <table:table-cell table:style-name="ce185" table:formula="of:=COUNTIF([.P$7:.P$979];[.$L4])" office:value-type="float" office:value="0">
            <text:p>0</text:p>
          </table:table-cell>
          <table:table-cell table:style-name="ce184" table:number-columns-repeated="214"/>
          <table:table-cell table:number-columns-repeated="794"/>
        </table:table-row>
        <table:table-row table:style-name="ro19">
          <table:table-cell table:style-name="ce140"/>
          <table:table-cell table:style-name="ce147"/>
          <table:table-cell table:style-name="ce140"/>
          <table:table-cell table:style-name="ce162"/>
          <table:table-cell table:style-name="ce168"/>
          <table:table-cell table:style-name="ce168" office:value-type="string">
            <text:p><text:s/></text:p>
          </table:table-cell>
          <table:table-cell table:style-name="ce168" table:number-columns-repeated="3"/>
          <table:table-cell table:style-name="ce143"/>
          <table:table-cell table:style-name="ce168"/>
          <table:table-cell office:value-type="string">
            <text:p>N/A</text:p>
          </table:table-cell>
          <table:table-cell table:style-name="ce185" table:formula="of:=COUNTIF([.M$7:.M$979];[.$L5])" office:value-type="float" office:value="0">
            <text:p>0</text:p>
          </table:table-cell>
          <table:table-cell table:style-name="ce185" table:formula="of:=COUNTIF([.N$7:.N$979];[.$L5])" office:value-type="float" office:value="0">
            <text:p>0</text:p>
          </table:table-cell>
          <table:table-cell table:style-name="ce185" table:formula="of:=COUNTIF([.O$7:.O$979];[.$L5])" office:value-type="float" office:value="0">
            <text:p>0</text:p>
          </table:table-cell>
          <table:table-cell table:style-name="ce185" table:formula="of:=COUNTIF([.P$7:.P$979];[.$L5])" office:value-type="float" office:value="0">
            <text:p>0</text:p>
          </table:table-cell>
          <table:table-cell table:number-columns-repeated="1008"/>
        </table:table-row>
        <table:table-row table:style-name="ro10">
          <table:table-cell table:style-name="ce141" office:value-type="string">
            <text:p>Case No</text:p>
          </table:table-cell>
          <table:table-cell table:style-name="ce148" office:value-type="string">
            <text:p>Related function</text:p>
          </table:table-cell>
          <table:table-cell table:style-name="ce141" office:value-type="string">
            <text:p>Case ID</text:p>
          </table:table-cell>
          <table:table-cell table:style-name="ce163"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86" office:value-type="string">
            <text:p>IE7</text:p>
          </table:table-cell>
          <table:table-cell table:style-name="ce186" office:value-type="string">
            <text:p>FireFox3.5</text:p>
          </table:table-cell>
          <table:table-cell table:style-name="ce186" office:value-type="string">
            <text:p>Comment/Bug</text:p>
          </table:table-cell>
          <table:table-cell table:style-name="ce186" table:number-columns-repeated="4"/>
          <table:table-cell table:style-name="ce175" table:number-columns-repeated="211"/>
          <table:table-cell table:style-name="ce168" table:number-columns-repeated="794"/>
        </table:table-row>
        <table:table-row table:style-name="ro17">
          <table:table-cell table:style-name="ce190" office:value-type="float" office:value="1">
            <text:p>001</text:p>
          </table:table-cell>
          <table:table-cell table:style-name="ce191" office:value-type="string">
            <text:p>REG_PLF306_ECMS_001</text:p>
          </table:table-cell>
          <table:table-cell table:style-name="ce157" office:value-type="float" office:value="1">
            <text:p>001</text:p>
          </table:table-cell>
          <table:table-cell table:style-name="ce164" table:formula="of:=[.B7]" office:value-type="string" office:string-value="REG_PLF306_ECMS_001">
            <text:p>REG_PLF306_ECMS_001</text:p>
          </table:table-cell>
          <table:table-cell table:style-name="ce170" office:value-type="string">
            <text:p>Check limit of category length</text:p>
          </table:table-cell>
          <table:table-cell table:style-name="ce172" office:value-type="string">
            <text:p>Step 1: Open form to edit category tree</text:p>
          </table:table-cell>
          <table:table-cell table:style-name="ce177" office:value-type="string">
            <text:p><text:span text:style-name="T3">- Go to </text:span><text:span text:style-name="T9">Content </text:span><text:span text:style-name="T9">Administra</text:span><text:span text:style-name="T9">tion → </text:span><text:span text:style-name="T9">Categories</text:span><text:span text:style-name="T9">&amp;Tags</text:span></text:p>
            <text:p><text:span text:style-name="T3">- Go to </text:span><text:span text:style-name="T9">Manage </text:span><text:span text:style-name="T9">Categories</text:span></text:p>
            <text:p><text:span text:style-name="T3">- Click on </text:span><text:span text:style-name="T9">Edit</text:span><text:span text:style-name="T3"> icon of </text:span><text:span text:style-name="T3">1 category </text:span><text:span text:style-name="T3">tree</text:span></text:p>
          </table:table-cell>
          <table:table-cell table:style-name="ce172" office:value-type="string">
            <text:p>Edit Category Tree pop-up is shown. It allows to add categories inside</text:p>
          </table:table-cell>
          <table:table-cell table:style-name="ce164" office:value-type="string">
            <text:p>High</text:p>
          </table:table-cell>
          <table:table-cell table:style-name="ce164" office:value-type="string">
            <text:p>ECMS-1538</text:p>
            <text:p>CCP-621</text:p>
          </table:table-cell>
          <table:table-cell table:style-name="ce201" office:value-type="string">
            <text:p>System warning "The name too long" </text:p>
          </table:table-cell>
          <table:table-cell table:style-name="ce198" table:number-columns-repeated="6"/>
          <table:table-cell table:number-columns-repeated="1007"/>
        </table:table-row>
        <table:table-row table:style-name="ro28">
          <table:table-cell table:style-name="ce190" table:formula="of:=IF(VALUE(MID([.F8];6;FIND(&quot;:&quot;;[.F8];1)-FIND(&quot; &quot;;[.F8];1)-1))&gt;VALUE(MID([.F7];6;FIND(&quot;:&quot;;[.F7];1)-FIND(&quot; &quot;;[.F7];1)-1));&quot;&quot;;MAX([.A$7:.A7])+1)">
            <text:p/>
          </table:table-cell>
          <table:table-cell table:style-name="ce194" office:value-type="string">
            <text:p>REG_PLF306_ECMS_001</text:p>
          </table:table-cell>
          <table:table-cell table:style-name="ce195" table:formula="of:=IF(VALUE(MID([.F8];6;FIND(&quot;:&quot;;[.F8];1)-FIND(&quot; &quot;;[.F8];1)-1))&gt;VALUE(MID([.F7];6;FIND(&quot;:&quot;;[.F7];1)-FIND(&quot; &quot;;[.F7];1)-1));[.C7];[.C7]+1)" office:value-type="float" office:value="1">
            <text:p>001</text:p>
          </table:table-cell>
          <table:table-cell table:style-name="ce164" table:formula="of:=[.B8]" office:value-type="string" office:string-value="REG_PLF306_ECMS_001">
            <text:p>REG_PLF306_ECMS_001</text:p>
          </table:table-cell>
          <table:table-cell table:style-name="ce197" office:value-type="string">
            <text:p>Check limit of category length</text:p>
          </table:table-cell>
          <table:table-cell table:style-name="ce172" office:value-type="string">
            <text:p>Step 2: Open form to add category</text:p>
          </table:table-cell>
          <table:table-cell table:style-name="ce172" office:value-type="string">
            <text:p>- Select the path to add category in the left pane.</text:p>
            <text:p>- Click on <text:span text:style-name="T7">Add</text:span> icon</text:p>
          </table:table-cell>
          <table:table-cell table:style-name="ce172" office:value-type="string">
            <text:p>Form to add new category appears</text:p>
          </table:table-cell>
          <table:table-cell table:style-name="ce164" office:value-type="string">
            <text:p>High</text:p>
          </table:table-cell>
          <table:table-cell table:style-name="ce164"/>
          <table:table-cell table:style-name="ce198"/>
          <table:table-cell table:style-name="ce172" table:number-columns-repeated="1013"/>
        </table:table-row>
        <table:table-row table:style-name="ro28">
          <table:table-cell table:style-name="ce190" table:formula="of:=IF(VALUE(MID([.F9];6;FIND(&quot;:&quot;;[.F9];1)-FIND(&quot; &quot;;[.F9];1)-1))&gt;VALUE(MID([.F8];6;FIND(&quot;:&quot;;[.F8];1)-FIND(&quot; &quot;;[.F8];1)-1));&quot;&quot;;MAX([.A$7:.A8])+1)">
            <text:p/>
          </table:table-cell>
          <table:table-cell table:style-name="ce194" office:value-type="string">
            <text:p>REG_PLF306_ECMS_001</text:p>
          </table:table-cell>
          <table:table-cell table:style-name="ce195" table:formula="of:=IF(VALUE(MID([.F9];6;FIND(&quot;:&quot;;[.F9];1)-FIND(&quot; &quot;;[.F9];1)-1))&gt;VALUE(MID([.F8];6;FIND(&quot;:&quot;;[.F8];1)-FIND(&quot; &quot;;[.F8];1)-1));[.C8];[.C8]+1)" office:value-type="float" office:value="1">
            <text:p>001</text:p>
          </table:table-cell>
          <table:table-cell table:style-name="ce164" table:formula="of:=[.B9]" office:value-type="string" office:string-value="REG_PLF306_ECMS_001">
            <text:p>REG_PLF306_ECMS_001</text:p>
          </table:table-cell>
          <table:table-cell table:style-name="ce197" office:value-type="string">
            <text:p>Check limit of category length</text:p>
          </table:table-cell>
          <table:table-cell table:style-name="ce172" office:value-type="string">
            <text:p>Step 3: Check the limit of category length</text:p>
          </table:table-cell>
          <table:table-cell table:style-name="ce172" office:value-type="string">
            <text:p>- In <text:span text:style-name="T7">Category </text:span><text:span text:style-name="T7">Name </text:span><text:span text:style-name="T5">field, </text:span><text:span text:style-name="T5">put the </text:span><text:span text:style-name="T5">name of </text:span><text:span text:style-name="T5">category is </text:span><text:span text:style-name="T5">greater </text:span><text:span text:style-name="T5">than 150 </text:span><text:span text:style-name="T5">characters </text:span></text:p>
            <text:p><text:span text:style-name="T5">- Click </text:span><text:span text:style-name="T5">Save </text:span><text:span text:style-name="T5">button</text:span></text:p>
          </table:table-cell>
          <table:table-cell table:style-name="ce172" office:value-type="string">
            <text:p>Save successfully.</text:p>
          </table:table-cell>
          <table:table-cell table:style-name="ce172" office:value-type="string">
            <text:p>High</text:p>
          </table:table-cell>
          <table:table-cell table:style-name="ce164"/>
          <table:table-cell table:style-name="ce172" table:number-columns-repeated="1014"/>
        </table:table-row>
        <table:table-row table:style-name="ro25">
          <table:table-cell table:style-name="ce190" table:formula="of:=IF(VALUE(MID([.F10];6;FIND(&quot;:&quot;;[.F10];1)-FIND(&quot; &quot;;[.F10];1)-1))&gt;VALUE(MID([.F9];6;FIND(&quot;:&quot;;[.F9];1)-FIND(&quot; &quot;;[.F9];1)-1));&quot;&quot;;MAX([.A$7:.A9])+1)" office:value-type="float" office:value="2">
            <text:p>002</text:p>
          </table:table-cell>
          <table:table-cell table:style-name="ce191" office:value-type="string">
            <text:p>REG_PLF306_ECMS_002</text:p>
          </table:table-cell>
          <table:table-cell table:style-name="ce195" office:value-type="float" office:value="1">
            <text:p>001</text:p>
          </table:table-cell>
          <table:table-cell table:style-name="ce164" table:formula="of:=[.B10]" office:value-type="string" office:string-value="REG_PLF306_ECMS_002">
            <text:p>REG_PLF306_ECMS_002</text:p>
          </table:table-cell>
          <table:table-cell table:style-name="ce170" office:value-type="string">
            <text:p>Check RTF Document <text:s/>Edition Dialog</text:p>
          </table:table-cell>
          <table:table-cell table:style-name="ce198" office:value-type="string">
            <text:p>Step 1: Open soffice</text:p>
          </table:table-cell>
          <table:table-cell table:style-name="ce172" office:value-type="string">
            <text:p>- Open terminal and run soffice </text:p>
            <text:p>- Run command:</text:p>
            <text:p>Soffice -headless -accept="socket,host=127.0.0.1,port=8100;urp;" -nofirststartwizard</text:p>
            <text:p>- Restart server</text:p>
          </table:table-cell>
          <table:table-cell table:style-name="ce172" office:value-type="string">
            <text:p>Run successfully.</text:p>
          </table:table-cell>
          <table:table-cell table:style-name="ce164" office:value-type="string">
            <text:p>High</text:p>
          </table:table-cell>
          <table:table-cell table:style-name="ce172" office:value-type="string">
            <text:p>ECMS-1895</text:p>
            <text:p>CCP-734</text:p>
          </table:table-cell>
          <table:table-cell table:style-name="ce172" office:value-type="string">
            <text:p>Text area display in Edit <text:s/>dialog.</text:p>
          </table:table-cell>
          <table:table-cell table:style-name="ce172" table:number-columns-repeated="1013"/>
        </table:table-row>
        <table:table-row table:style-name="ro23">
          <table:table-cell table:style-name="ce190" table:formula="of:=IF(VALUE(MID([.F11];6;FIND(&quot;:&quot;;[.F11];1)-FIND(&quot; &quot;;[.F11];1)-1))&gt;VALUE(MID([.F10];6;FIND(&quot;:&quot;;[.F10];1)-FIND(&quot; &quot;;[.F10];1)-1));&quot;&quot;;MAX([.A$7:.A10])+1)">
            <text:p/>
          </table:table-cell>
          <table:table-cell table:style-name="ce194" office:value-type="string">
            <text:p>REG_PLF306_ECMS_002</text:p>
          </table:table-cell>
          <table:table-cell table:style-name="ce195" table:formula="of:=IF(VALUE(MID([.F11];6;FIND(&quot;:&quot;;[.F11];1)-FIND(&quot; &quot;;[.F11];1)-1))&gt;VALUE(MID([.F10];6;FIND(&quot;:&quot;;[.F10];1)-FIND(&quot; &quot;;[.F10];1)-1));[.C10];[.C10]+1)" office:value-type="float" office:value="1">
            <text:p>001</text:p>
          </table:table-cell>
          <table:table-cell table:style-name="ce164" table:formula="of:=[.B11]" office:value-type="string" office:string-value="REG_PLF306_ECMS_002">
            <text:p>REG_PLF306_ECMS_002</text:p>
          </table:table-cell>
          <table:table-cell table:style-name="ce171" office:value-type="string">
            <text:p>Check RTF Document <text:s/>Edition Dialog</text:p>
          </table:table-cell>
          <table:table-cell table:style-name="ce172" office:value-type="string">
            <text:p>Step 2: Upload a rtf file</text:p>
          </table:table-cell>
          <table:table-cell table:style-name="ce172" office:value-type="string">
            <text:p>- Go to <text:span text:style-name="T7">Content </text:span><text:span text:style-name="T7">Explorer</text:span></text:p>
            <text:p>- Select <text:span text:style-name="T7">Site </text:span><text:span text:style-name="T7">Manageme</text:span><text:span text:style-name="T7">nt</text:span> drive</text:p>
            <text:p>- Select acme/documents</text:p>
            <text:p>- Upload a RTF file</text:p>
            <text:p>- View content of uploaded file</text:p>
          </table:table-cell>
          <table:table-cell table:style-name="ce172" office:value-type="string">
            <text:p>Content of uploaded file is shown</text:p>
          </table:table-cell>
          <table:table-cell table:style-name="ce164" office:value-type="string">
            <text:p>High</text:p>
          </table:table-cell>
          <table:table-cell table:style-name="ce172" table:number-columns-repeated="1015"/>
        </table:table-row>
        <table:table-row table:style-name="ro46">
          <table:table-cell table:style-name="ce190" table:formula="of:=IF(VALUE(MID([.F12];6;FIND(&quot;:&quot;;[.F12];1)-FIND(&quot; &quot;;[.F12];1)-1))&gt;VALUE(MID([.F11];6;FIND(&quot;:&quot;;[.F11];1)-FIND(&quot; &quot;;[.F11];1)-1));&quot;&quot;;MAX([.A$7:.A11])+1)">
            <text:p/>
          </table:table-cell>
          <table:table-cell table:style-name="ce194" office:value-type="string">
            <text:p>REG_PLF306_ECMS_002</text:p>
          </table:table-cell>
          <table:table-cell table:style-name="ce195" table:formula="of:=IF(VALUE(MID([.F12];6;FIND(&quot;:&quot;;[.F12];1)-FIND(&quot; &quot;;[.F12];1)-1))&gt;VALUE(MID([.F11];6;FIND(&quot;:&quot;;[.F11];1)-FIND(&quot; &quot;;[.F11];1)-1));[.C11];[.C11]+1)" office:value-type="float" office:value="1">
            <text:p>001</text:p>
          </table:table-cell>
          <table:table-cell table:style-name="ce164" table:formula="of:=[.B12]" office:value-type="string" office:string-value="REG_PLF306_ECMS_002">
            <text:p>REG_PLF306_ECMS_002</text:p>
          </table:table-cell>
          <table:table-cell table:style-name="ce171" office:value-type="string">
            <text:p>Check RTF Document <text:s/>Edition Dialog</text:p>
          </table:table-cell>
          <table:table-cell table:style-name="ce172" office:value-type="string">
            <text:p>Step 3: Edit uploaded file</text:p>
          </table:table-cell>
          <table:table-cell table:style-name="ce172"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72" office:value-type="string">
            <text:p>After 10m (in ECMS), new content of uploaded file is shown.</text:p>
          </table:table-cell>
          <table:table-cell table:style-name="ce164" office:value-type="string">
            <text:p>High</text:p>
          </table:table-cell>
          <table:table-cell table:style-name="ce172" table:number-columns-repeated="1015"/>
        </table:table-row>
        <table:table-row table:style-name="ro35">
          <table:table-cell table:style-name="ce190" table:formula="of:=IF(VALUE(MID([.F13];6;FIND(&quot;:&quot;;[.F13];1)-FIND(&quot; &quot;;[.F13];1)-1))&gt;VALUE(MID([.F12];6;FIND(&quot;:&quot;;[.F12];1)-FIND(&quot; &quot;;[.F12];1)-1));&quot;&quot;;MAX([.A$7:.A12])+1)" office:value-type="float" office:value="3">
            <text:p>003</text:p>
          </table:table-cell>
          <table:table-cell table:style-name="ce191" office:value-type="string">
            <text:p>REG_PLF306_ECMS_003</text:p>
          </table:table-cell>
          <table:table-cell table:style-name="ce195" office:value-type="float" office:value="1">
            <text:p>001</text:p>
          </table:table-cell>
          <table:table-cell table:style-name="ce164" table:formula="of:=[.B13]" office:value-type="string" office:string-value="REG_PLF306_ECMS_003">
            <text:p>REG_PLF306_ECMS_003</text:p>
          </table:table-cell>
          <table:table-cell table:style-name="ce170" office:value-type="string">
            <text:p>Check server start-up with specified language</text:p>
          </table:table-cell>
          <table:table-cell table:style-name="ce172" office:value-type="string">
            <text:p>Step 1: Configure file</text:p>
          </table:table-cell>
          <table:table-cell table:style-name="ce172" office:value-type="string">
            <text:p>- On Linux, open file exoenv.sh and add this line:</text:p>
            <text:p><text:span text:style-name="T6">- On </text:span><text:span text:style-name="T6">Window, </text:span><text:span text:style-name="T6">open file </text:span><text:span text:style-name="T6">exoenv.bat </text:span><text:span text:style-name="T6">and add </text:span><text:span text:style-name="T6">this line:</text:span></text:p>
            <text:p>JAVA_OPTS="$JAVA_OPTS -Duser.language=zh -Duser.region=CN"</text:p>
            <text:p>- Save this file</text:p>
          </table:table-cell>
          <table:table-cell table:style-name="ce172" office:value-type="string">
            <text:p>File is save</text:p>
          </table:table-cell>
          <table:table-cell table:style-name="ce172" office:value-type="string">
            <text:p>High</text:p>
          </table:table-cell>
          <table:table-cell table:style-name="ce172" office:value-type="string">
            <text:p>ECMS-1952</text:p>
            <text:p>CCP-761</text:p>
          </table:table-cell>
          <table:table-cell table:style-name="ce172" office:value-type="string">
            <text:p>Exception in the console</text:p>
          </table:table-cell>
          <table:table-cell table:style-name="ce172" table:number-columns-repeated="1013"/>
        </table:table-row>
        <table:table-row table:style-name="ro10">
          <table:table-cell table:style-name="ce190" table:formula="of:=IF(VALUE(MID([.F14];6;FIND(&quot;:&quot;;[.F14];1)-FIND(&quot; &quot;;[.F14];1)-1))&gt;VALUE(MID([.F13];6;FIND(&quot;:&quot;;[.F13];1)-FIND(&quot; &quot;;[.F13];1)-1));&quot;&quot;;MAX([.A$7:.A13])+1)">
            <text:p/>
          </table:table-cell>
          <table:table-cell table:style-name="ce194" office:value-type="string">
            <text:p>REG_PLF306_ECMS_003</text:p>
          </table:table-cell>
          <table:table-cell table:style-name="ce195" table:formula="of:=IF(VALUE(MID([.F14];6;FIND(&quot;:&quot;;[.F14];1)-FIND(&quot; &quot;;[.F14];1)-1))&gt;VALUE(MID([.F13];6;FIND(&quot;:&quot;;[.F13];1)-FIND(&quot; &quot;;[.F13];1)-1));[.C13];[.C13]+1)" office:value-type="float" office:value="1">
            <text:p>001</text:p>
          </table:table-cell>
          <table:table-cell table:style-name="ce164" table:formula="of:=[.B14]" office:value-type="string" office:string-value="REG_PLF306_ECMS_003">
            <text:p>REG_PLF306_ECMS_003</text:p>
          </table:table-cell>
          <table:table-cell table:style-name="ce171" office:value-type="string">
            <text:p>Check server start-up with specified language</text:p>
          </table:table-cell>
          <table:table-cell table:style-name="ce172" office:value-type="string">
            <text:p>Step 2: Start server</text:p>
          </table:table-cell>
          <table:table-cell table:style-name="ce172" office:value-type="string">
            <text:p>Start server</text:p>
          </table:table-cell>
          <table:table-cell table:style-name="ce172" office:value-type="string">
            <text:p>Server starts without error</text:p>
          </table:table-cell>
          <table:table-cell table:style-name="ce172" office:value-type="string">
            <text:p>High</text:p>
          </table:table-cell>
          <table:table-cell table:style-name="ce172" table:number-columns-repeated="1015"/>
        </table:table-row>
        <table:table-row table:style-name="ro25">
          <table:table-cell table:style-name="ce190" table:formula="of:=IF(VALUE(MID([.F15];6;FIND(&quot;:&quot;;[.F15];1)-FIND(&quot; &quot;;[.F15];1)-1))&gt;VALUE(MID([.F14];6;FIND(&quot;:&quot;;[.F14];1)-FIND(&quot; &quot;;[.F14];1)-1));&quot;&quot;;MAX([.A$7:.A14])+1)" office:value-type="float" office:value="4">
            <text:p>004</text:p>
          </table:table-cell>
          <table:table-cell table:style-name="ce191" office:value-type="string">
            <text:p>REG_PLF306_ECMS_004</text:p>
          </table:table-cell>
          <table:table-cell table:style-name="ce195" office:value-type="float" office:value="1">
            <text:p>001</text:p>
          </table:table-cell>
          <table:table-cell table:style-name="ce164" table:formula="of:=[.B15]" office:value-type="string" office:string-value="REG_PLF306_ECMS_004">
            <text:p>REG_PLF306_ECMS_004</text:p>
          </table:table-cell>
          <table:table-cell table:style-name="ce170" office:value-type="string">
            <text:p>Check permission removal on document</text:p>
          </table:table-cell>
          <table:table-cell table:style-name="ce172" office:value-type="string">
            <text:p>Step 1: Creates a document</text:p>
          </table:table-cell>
          <table:table-cell table:style-name="ce172" office:value-type="string">
            <text:p>- Login as John</text:p>
            <text:p>- Go to Content Explorer</text:p>
            <text:p>- Select drive Site Management → <text:s/>acme/web contents</text:p>
            <text:p>- Add a web content document</text:p>
            <text:p/>
          </table:table-cell>
          <table:table-cell table:style-name="ce172" office:value-type="string">
            <text:p>Web content document is created under Web Content folder</text:p>
          </table:table-cell>
          <table:table-cell table:style-name="ce164" office:value-type="string">
            <text:p>Medium</text:p>
          </table:table-cell>
          <table:table-cell table:style-name="ce172" office:value-type="string">
            <text:p>ECMS-2314</text:p>
            <text:p>CCP-919</text:p>
          </table:table-cell>
          <table:table-cell table:style-name="ce172" office:value-type="string">
            <text:p>Exception on console</text:p>
          </table:table-cell>
          <table:table-cell table:style-name="ce172" table:number-columns-repeated="1013"/>
        </table:table-row>
        <table:table-row table:style-name="ro28">
          <table:table-cell table:style-name="ce190" table:formula="of:=IF(VALUE(MID([.F16];6;FIND(&quot;:&quot;;[.F16];1)-FIND(&quot; &quot;;[.F16];1)-1))&gt;VALUE(MID([.F15];6;FIND(&quot;:&quot;;[.F15];1)-FIND(&quot; &quot;;[.F15];1)-1));&quot;&quot;;MAX([.A$7:.A15])+1)">
            <text:p/>
          </table:table-cell>
          <table:table-cell table:style-name="ce194" office:value-type="string">
            <text:p>REG_PLF306_ECMS_004</text:p>
          </table:table-cell>
          <table:table-cell table:style-name="ce195" table:formula="of:=IF(VALUE(MID([.F16];6;FIND(&quot;:&quot;;[.F16];1)-FIND(&quot; &quot;;[.F16];1)-1))&gt;VALUE(MID([.F15];6;FIND(&quot;:&quot;;[.F15];1)-FIND(&quot; &quot;;[.F15];1)-1));[.C15];[.C15]+1)" office:value-type="float" office:value="1">
            <text:p>001</text:p>
          </table:table-cell>
          <table:table-cell table:style-name="ce164" table:formula="of:=[.B16]" office:value-type="string" office:string-value="REG_PLF306_ECMS_004">
            <text:p>REG_PLF306_ECMS_004</text:p>
          </table:table-cell>
          <table:table-cell table:style-name="ce171" office:value-type="string">
            <text:p>Check permission removal on document</text:p>
          </table:table-cell>
          <table:table-cell table:style-name="ce172" office:value-type="string">
            <text:p>Step 2: Add category for document</text:p>
          </table:table-cell>
          <table:table-cell table:style-name="ce177" office:value-type="string">
            <text:p><text:span text:style-name="T3">- Click on </text:span><text:span text:style-name="T3">Manage </text:span><text:span text:style-name="T3">categories</text:span></text:p>
            <text:p><text:span text:style-name="T3">- Add 1 </text:span><text:span text:style-name="T3">category </text:span><text:span text:style-name="T3">under acme </text:span><text:span text:style-name="T3">tree for this </text:span><text:span text:style-name="T3">web </text:span><text:span text:style-name="T3">content</text:span></text:p>
          </table:table-cell>
          <table:table-cell table:style-name="ce172" office:value-type="string">
            <text:p>Added category is listed on Referenced tab</text:p>
          </table:table-cell>
          <table:table-cell table:style-name="ce164" office:value-type="string">
            <text:p>Medium</text:p>
          </table:table-cell>
          <table:table-cell table:style-name="ce172" table:number-columns-repeated="1015"/>
        </table:table-row>
        <table:table-row table:style-name="ro28">
          <table:table-cell table:style-name="ce190" table:formula="of:=IF(VALUE(MID([.F17];6;FIND(&quot;:&quot;;[.F17];1)-FIND(&quot; &quot;;[.F17];1)-1))&gt;VALUE(MID([.F16];6;FIND(&quot;:&quot;;[.F16];1)-FIND(&quot; &quot;;[.F16];1)-1));&quot;&quot;;MAX([.A$7:.A16])+1)">
            <text:p/>
          </table:table-cell>
          <table:table-cell table:style-name="ce194" office:value-type="string">
            <text:p>REG_PLF306_ECMS_004</text:p>
          </table:table-cell>
          <table:table-cell table:style-name="ce195" table:formula="of:=IF(VALUE(MID([.F17];6;FIND(&quot;:&quot;;[.F17];1)-FIND(&quot; &quot;;[.F17];1)-1))&gt;VALUE(MID([.F16];6;FIND(&quot;:&quot;;[.F16];1)-FIND(&quot; &quot;;[.F16];1)-1));[.C16];[.C16]+1)" office:value-type="float" office:value="1">
            <text:p>001</text:p>
          </table:table-cell>
          <table:table-cell table:style-name="ce164" table:formula="of:=[.B17]" office:value-type="string" office:string-value="REG_PLF306_ECMS_004">
            <text:p>REG_PLF306_ECMS_004</text:p>
          </table:table-cell>
          <table:table-cell table:style-name="ce171" office:value-type="string">
            <text:p>Check permission removal on document</text:p>
          </table:table-cell>
          <table:table-cell table:style-name="ce172" office:value-type="string">
            <text:p>Step 3: Remove permission</text:p>
          </table:table-cell>
          <table:table-cell table:style-name="ce172" office:value-type="string">
            <text:p>- Click Manage Permission</text:p>
            <text:p>- Remove permission “any” and “*:/web-contributors”</text:p>
          </table:table-cell>
          <table:table-cell table:style-name="ce172" office:value-type="string">
            <text:p>Permission is removed</text:p>
          </table:table-cell>
          <table:table-cell table:style-name="ce164" office:value-type="string">
            <text:p>Medium</text:p>
          </table:table-cell>
          <table:table-cell table:style-name="ce172" table:number-columns-repeated="1015"/>
        </table:table-row>
        <table:table-row table:style-name="ro17">
          <table:table-cell table:style-name="ce190" table:formula="of:=IF(VALUE(MID([.F18];6;FIND(&quot;:&quot;;[.F18];1)-FIND(&quot; &quot;;[.F18];1)-1))&gt;VALUE(MID([.F17];6;FIND(&quot;:&quot;;[.F17];1)-FIND(&quot; &quot;;[.F17];1)-1));&quot;&quot;;MAX([.A$7:.A17])+1)">
            <text:p/>
          </table:table-cell>
          <table:table-cell table:style-name="ce194" office:value-type="string">
            <text:p>REG_PLF306_ECMS_004</text:p>
          </table:table-cell>
          <table:table-cell table:style-name="ce195" table:formula="of:=IF(VALUE(MID([.F18];6;FIND(&quot;:&quot;;[.F18];1)-FIND(&quot; &quot;;[.F18];1)-1))&gt;VALUE(MID([.F17];6;FIND(&quot;:&quot;;[.F17];1)-FIND(&quot; &quot;;[.F17];1)-1));[.C17];[.C17]+1)" office:value-type="float" office:value="1">
            <text:p>001</text:p>
          </table:table-cell>
          <table:table-cell table:style-name="ce164" table:formula="of:=[.B18]" office:value-type="string" office:string-value="REG_PLF306_ECMS_004">
            <text:p>REG_PLF306_ECMS_004</text:p>
          </table:table-cell>
          <table:table-cell table:style-name="ce171" office:value-type="string">
            <text:p>Check permission removal on document</text:p>
          </table:table-cell>
          <table:table-cell table:style-name="ce172" office:value-type="string">
            <text:p>Step 4: Mary accesses the category</text:p>
          </table:table-cell>
          <table:table-cell table:style-name="ce172" office:value-type="string">
            <text:p>- Login as mary</text:p>
            <text:p>- Go to Content Explorer, drive acme</text:p>
            <text:p>- Select the category at step 2</text:p>
            <text:p>- Check if there is exception</text:p>
          </table:table-cell>
          <table:table-cell table:style-name="ce172" office:value-type="string">
            <text:p>No exception. Mary does not see the document.</text:p>
          </table:table-cell>
          <table:table-cell table:style-name="ce164" office:value-type="string">
            <text:p>Medium</text:p>
          </table:table-cell>
          <table:table-cell table:style-name="ce172" table:number-columns-repeated="1015"/>
        </table:table-row>
        <table:table-row table:style-name="ro47">
          <table:table-cell table:style-name="ce190" table:formula="of:=IF(VALUE(MID([.F19];6;FIND(&quot;:&quot;;[.F19];1)-FIND(&quot; &quot;;[.F19];1)-1))&gt;VALUE(MID([.F18];6;FIND(&quot;:&quot;;[.F18];1)-FIND(&quot; &quot;;[.F18];1)-1));&quot;&quot;;MAX([.A$7:.A18])+1)" office:value-type="float" office:value="5">
            <text:p>005</text:p>
          </table:table-cell>
          <table:table-cell table:style-name="ce191" office:value-type="string">
            <text:p>REG_PLF306_ECMS_005</text:p>
          </table:table-cell>
          <table:table-cell table:style-name="ce195" office:value-type="float" office:value="1">
            <text:p>001</text:p>
          </table:table-cell>
          <table:table-cell table:style-name="ce164" table:formula="of:=[.B19]" office:value-type="string" office:string-value="REG_PLF306_ECMS_005">
            <text:p>REG_PLF306_ECMS_005</text:p>
          </table:table-cell>
          <table:table-cell table:style-name="ce170" office:value-type="string">
            <text:p>Edit metadata with multi-value</text:p>
          </table:table-cell>
          <table:table-cell table:style-name="ce172" office:value-type="string">
            <text:p>Step 1: Configure</text:p>
          </table:table-cell>
          <table:table-cell table:style-name="ce172"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72" office:value-type="string">
            <text:p>Files are replaced</text:p>
          </table:table-cell>
          <table:table-cell table:style-name="ce164" office:value-type="string">
            <text:p>High</text:p>
          </table:table-cell>
          <table:table-cell table:style-name="ce172" office:value-type="string">
            <text:p>ECMS-2332</text:p>
            <text:p>CCP-982</text:p>
          </table:table-cell>
          <table:table-cell table:style-name="ce172" office:value-type="string">
            <text:p>Exception on console</text:p>
          </table:table-cell>
          <table:table-cell table:style-name="ce172" table:number-columns-repeated="1013"/>
        </table:table-row>
        <table:table-row table:style-name="ro23">
          <table:table-cell table:style-name="ce190" table:formula="of:=IF(VALUE(MID([.F20];6;FIND(&quot;:&quot;;[.F20];1)-FIND(&quot; &quot;;[.F20];1)-1))&gt;VALUE(MID([.F19];6;FIND(&quot;:&quot;;[.F19];1)-FIND(&quot; &quot;;[.F19];1)-1));&quot;&quot;;MAX([.A$7:.A19])+1)">
            <text:p/>
          </table:table-cell>
          <table:table-cell table:style-name="ce194" office:value-type="string">
            <text:p>REG_PLF306_ECMS_005</text:p>
          </table:table-cell>
          <table:table-cell table:style-name="ce195" table:formula="of:=IF(VALUE(MID([.F20];6;FIND(&quot;:&quot;;[.F20];1)-FIND(&quot; &quot;;[.F20];1)-1))&gt;VALUE(MID([.F19];6;FIND(&quot;:&quot;;[.F19];1)-FIND(&quot; &quot;;[.F19];1)-1));[.C19];[.C19]+1)" office:value-type="float" office:value="1">
            <text:p>001</text:p>
          </table:table-cell>
          <table:table-cell table:style-name="ce164" table:formula="of:=[.B20]" office:value-type="string" office:string-value="REG_PLF306_ECMS_005">
            <text:p>REG_PLF306_ECMS_005</text:p>
          </table:table-cell>
          <table:table-cell table:style-name="ce171" office:value-type="string">
            <text:p>Edit metadata with multi-value</text:p>
          </table:table-cell>
          <table:table-cell table:style-name="ce172" office:value-type="string">
            <text:p>Step 2: Upload file</text:p>
          </table:table-cell>
          <table:table-cell table:style-name="ce172" office:value-type="string">
            <text:p>- Go to Content Explorer</text:p>
            <text:p>- Open form to upload a file</text:p>
            <text:p>- Choose a file to upload</text:p>
            <text:p>- Click Save. Still keep upload file form</text:p>
            <text:p/>
          </table:table-cell>
          <table:table-cell table:style-name="ce172" office:value-type="string">
            <text:p>File is choose to upload</text:p>
          </table:table-cell>
          <table:table-cell table:style-name="ce164" office:value-type="string">
            <text:p>High</text:p>
          </table:table-cell>
          <table:table-cell table:style-name="ce172" table:number-columns-repeated="1015"/>
        </table:table-row>
        <table:table-row table:style-name="ro48">
          <table:table-cell table:style-name="ce190" table:formula="of:=IF(VALUE(MID([.F21];6;FIND(&quot;:&quot;;[.F21];1)-FIND(&quot; &quot;;[.F21];1)-1))&gt;VALUE(MID([.F20];6;FIND(&quot;:&quot;;[.F20];1)-FIND(&quot; &quot;;[.F20];1)-1));&quot;&quot;;MAX([.A$7:.A20])+1)">
            <text:p/>
          </table:table-cell>
          <table:table-cell table:style-name="ce194" office:value-type="string">
            <text:p>REG_PLF306_ECMS_005</text:p>
          </table:table-cell>
          <table:table-cell table:style-name="ce195" table:formula="of:=IF(VALUE(MID([.F21];6;FIND(&quot;:&quot;;[.F21];1)-FIND(&quot; &quot;;[.F21];1)-1))&gt;VALUE(MID([.F20];6;FIND(&quot;:&quot;;[.F20];1)-FIND(&quot; &quot;;[.F20];1)-1));[.C20];[.C20]+1)" office:value-type="float" office:value="1">
            <text:p>001</text:p>
          </table:table-cell>
          <table:table-cell table:style-name="ce164" table:formula="of:=[.B21]" office:value-type="string" office:string-value="REG_PLF306_ECMS_005">
            <text:p>REG_PLF306_ECMS_005</text:p>
          </table:table-cell>
          <table:table-cell table:style-name="ce171" office:value-type="string">
            <text:p>Edit metadata with multi-value</text:p>
          </table:table-cell>
          <table:table-cell table:style-name="ce172" office:value-type="string">
            <text:p>Step 3: Edit metadata</text:p>
          </table:table-cell>
          <table:table-cell table:style-name="ce172"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72" office:value-type="string">
            <text:p>Save successfully. No exception.</text:p>
          </table:table-cell>
          <table:table-cell table:style-name="ce164" office:value-type="string">
            <text:p>High</text:p>
          </table:table-cell>
          <table:table-cell table:style-name="ce172"/>
          <table:table-cell table:style-name="ce172" office:value-type="string">
            <text:p>Cannot save.</text:p>
          </table:table-cell>
          <table:table-cell table:style-name="ce172" table:number-columns-repeated="1013"/>
        </table:table-row>
        <table:table-row table:style-name="ro17">
          <table:table-cell table:style-name="ce190" table:formula="of:=IF(VALUE(MID([.F22];6;FIND(&quot;:&quot;;[.F22];1)-FIND(&quot; &quot;;[.F22];1)-1))&gt;VALUE(MID([.F21];6;FIND(&quot;:&quot;;[.F21];1)-FIND(&quot; &quot;;[.F21];1)-1));&quot;&quot;;MAX([.A$7:.A21])+1)" office:value-type="float" office:value="6">
            <text:p>006</text:p>
          </table:table-cell>
          <table:table-cell table:style-name="ce191" office:value-type="string">
            <text:p>REG_PLF306_ECMS_006</text:p>
          </table:table-cell>
          <table:table-cell table:style-name="ce195" office:value-type="float" office:value="1">
            <text:p>001</text:p>
          </table:table-cell>
          <table:table-cell table:style-name="ce164" table:formula="of:=[.B22]" office:value-type="string" office:string-value="REG_PLF306_ECMS_006">
            <text:p>REG_PLF306_ECMS_006</text:p>
          </table:table-cell>
          <table:table-cell table:style-name="ce170" office:value-type="string">
            <text:p>Search and download file of which name contain apostrophe ( character ' )</text:p>
          </table:table-cell>
          <table:table-cell table:style-name="ce172" office:value-type="string">
            <text:p>Step 1: Upload file</text:p>
          </table:table-cell>
          <table:table-cell table:style-name="ce172" office:value-type="string">
            <text:p>- Prepare a file of which name contains apostrophe (character ' )</text:p>
            <text:p>- Go to Content Explorer, acme/documents to upload the file</text:p>
          </table:table-cell>
          <table:table-cell table:style-name="ce172" office:value-type="string">
            <text:p>File is uploaded successfully.</text:p>
          </table:table-cell>
          <table:table-cell table:style-name="ce164" office:value-type="string">
            <text:p>Medium</text:p>
          </table:table-cell>
          <table:table-cell table:style-name="ce172" office:value-type="string">
            <text:p>ECMS-2317 </text:p>
            <text:p>CCP-978</text:p>
          </table:table-cell>
          <table:table-cell table:style-name="ce172" table:number-columns-repeated="1014"/>
        </table:table-row>
        <table:table-row table:style-name="ro23">
          <table:table-cell table:style-name="ce190" table:formula="of:=IF(VALUE(MID([.F23];6;FIND(&quot;:&quot;;[.F23];1)-FIND(&quot; &quot;;[.F23];1)-1))&gt;VALUE(MID([.F22];6;FIND(&quot;:&quot;;[.F22];1)-FIND(&quot; &quot;;[.F22];1)-1));&quot;&quot;;MAX([.A$7:.A22])+1)">
            <text:p/>
          </table:table-cell>
          <table:table-cell table:style-name="ce194" office:value-type="string">
            <text:p>REG_PLF306_ECMS_006</text:p>
          </table:table-cell>
          <table:table-cell table:style-name="ce195" table:formula="of:=IF(VALUE(MID([.F23];6;FIND(&quot;:&quot;;[.F23];1)-FIND(&quot; &quot;;[.F23];1)-1))&gt;VALUE(MID([.F22];6;FIND(&quot;:&quot;;[.F22];1)-FIND(&quot; &quot;;[.F22];1)-1));[.C22];[.C22]+1)" office:value-type="float" office:value="1">
            <text:p>001</text:p>
          </table:table-cell>
          <table:table-cell table:style-name="ce164" table:formula="of:=[.B23]" office:value-type="string" office:string-value="REG_PLF306_ECMS_006">
            <text:p>REG_PLF306_ECMS_006</text:p>
          </table:table-cell>
          <table:table-cell table:style-name="ce171" office:value-type="string">
            <text:p>Search and download file of which name contain apostrophe ( character ' )</text:p>
          </table:table-cell>
          <table:table-cell table:style-name="ce172" office:value-type="string">
            <text:p>Step 2: Search the file</text:p>
          </table:table-cell>
          <table:table-cell table:style-name="ce172" office:value-type="string">
            <text:p>- Go to acme home page</text:p>
            <text:p>- Search the file by its name</text:p>
          </table:table-cell>
          <table:table-cell table:style-name="ce172" office:value-type="string">
            <text:p>File link display correctly in search result</text:p>
          </table:table-cell>
          <table:table-cell table:style-name="ce164" office:value-type="string">
            <text:p>Medium</text:p>
          </table:table-cell>
          <table:table-cell table:style-name="ce172"/>
          <table:table-cell table:style-name="ce172" office:value-type="string">
            <text:p>The apostrophe character displays as %27</text:p>
          </table:table-cell>
          <table:table-cell table:style-name="ce172" table:number-columns-repeated="1013"/>
        </table:table-row>
        <table:table-row table:style-name="ro17">
          <table:table-cell table:style-name="ce190" table:formula="of:=IF(VALUE(MID([.F24];6;FIND(&quot;:&quot;;[.F24];1)-FIND(&quot; &quot;;[.F24];1)-1))&gt;VALUE(MID([.F23];6;FIND(&quot;:&quot;;[.F23];1)-FIND(&quot; &quot;;[.F23];1)-1));&quot;&quot;;MAX([.A$7:.A23])+1)">
            <text:p/>
          </table:table-cell>
          <table:table-cell table:style-name="ce194" office:value-type="string">
            <text:p>REG_PLF306_ECMS_006</text:p>
          </table:table-cell>
          <table:table-cell table:style-name="ce195" table:formula="of:=IF(VALUE(MID([.F24];6;FIND(&quot;:&quot;;[.F24];1)-FIND(&quot; &quot;;[.F24];1)-1))&gt;VALUE(MID([.F23];6;FIND(&quot;:&quot;;[.F23];1)-FIND(&quot; &quot;;[.F23];1)-1));[.C23];[.C23]+1)" office:value-type="float" office:value="1">
            <text:p>001</text:p>
          </table:table-cell>
          <table:table-cell table:style-name="ce164" table:formula="of:=[.B24]" office:value-type="string" office:string-value="REG_PLF306_ECMS_006">
            <text:p>REG_PLF306_ECMS_006</text:p>
          </table:table-cell>
          <table:table-cell table:style-name="ce171" office:value-type="string">
            <text:p>Search and download file of which name contain apostrophe ( character ' )</text:p>
          </table:table-cell>
          <table:table-cell table:style-name="ce172" office:value-type="string">
            <text:p>Step 3: Download file in search result</text:p>
          </table:table-cell>
          <table:table-cell table:style-name="ce172" office:value-type="string">
            <text:p>- Click to download the file</text:p>
          </table:table-cell>
          <table:table-cell table:style-name="ce172" office:value-type="string">
            <text:p>Download successfully</text:p>
          </table:table-cell>
          <table:table-cell table:style-name="ce164" office:value-type="string">
            <text:p>Medium</text:p>
          </table:table-cell>
          <table:table-cell table:style-name="ce172"/>
          <table:table-cell table:style-name="ce172" office:value-type="string">
            <text:p>Cannot download</text:p>
          </table:table-cell>
          <table:table-cell table:style-name="ce172" table:number-columns-repeated="1013"/>
        </table:table-row>
        <table:table-row table:style-name="ro23">
          <table:table-cell table:style-name="ce190" table:formula="of:=IF(VALUE(MID([.F25];6;FIND(&quot;:&quot;;[.F25];1)-FIND(&quot; &quot;;[.F25];1)-1))&gt;VALUE(MID([.F24];6;FIND(&quot;:&quot;;[.F24];1)-FIND(&quot; &quot;;[.F24];1)-1));&quot;&quot;;MAX([.A$7:.A24])+1)" office:value-type="float" office:value="7">
            <text:p>007</text:p>
          </table:table-cell>
          <table:table-cell table:style-name="ce191" office:value-type="string">
            <text:p>REG_PLF306_ECMS_007</text:p>
          </table:table-cell>
          <table:table-cell table:style-name="ce195" office:value-type="float" office:value="1">
            <text:p>001</text:p>
          </table:table-cell>
          <table:table-cell table:style-name="ce164" table:formula="of:=[.B25]" office:value-type="string" office:string-value="REG_PLF306_ECMS_007">
            <text:p>REG_PLF306_ECMS_007</text:p>
          </table:table-cell>
          <table:table-cell table:style-name="ce170" office:value-type="string">
            <text:p>Check page navigation in File Explorer</text:p>
          </table:table-cell>
          <table:table-cell table:style-name="ce172" office:value-type="string">
            <text:p>Step 1: Import much content</text:p>
          </table:table-cell>
          <table:table-cell table:style-name="ce172"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72" office:value-type="string">
            <text:p>File is imported successfully</text:p>
          </table:table-cell>
          <table:table-cell table:style-name="ce164" office:value-type="string">
            <text:p>Medium</text:p>
          </table:table-cell>
          <table:table-cell table:style-name="ce172" office:value-type="string">
            <text:p>ECMS-2363</text:p>
            <text:p>CCP_994</text:p>
          </table:table-cell>
          <table:table-cell table:style-name="ce172" office:value-type="string">
            <text:p>Page number navigation never displays</text:p>
          </table:table-cell>
          <table:table-cell table:style-name="ce172" table:number-columns-repeated="1013"/>
        </table:table-row>
        <table:table-row table:style-name="ro28">
          <table:table-cell table:style-name="ce190" table:formula="of:=IF(VALUE(MID([.F26];6;FIND(&quot;:&quot;;[.F26];1)-FIND(&quot; &quot;;[.F26];1)-1))&gt;VALUE(MID([.F25];6;FIND(&quot;:&quot;;[.F25];1)-FIND(&quot; &quot;;[.F25];1)-1));&quot;&quot;;MAX([.A$7:.A25])+1)">
            <text:p/>
          </table:table-cell>
          <table:table-cell table:style-name="ce194" office:value-type="string">
            <text:p>REG_PLF306_ECMS_007</text:p>
          </table:table-cell>
          <table:table-cell table:style-name="ce195" table:formula="of:=IF(VALUE(MID([.F26];6;FIND(&quot;:&quot;;[.F26];1)-FIND(&quot; &quot;;[.F26];1)-1))&gt;VALUE(MID([.F25];6;FIND(&quot;:&quot;;[.F25];1)-FIND(&quot; &quot;;[.F25];1)-1));[.C25];[.C25]+1)" office:value-type="float" office:value="1">
            <text:p>001</text:p>
          </table:table-cell>
          <table:table-cell table:style-name="ce164" table:formula="of:=[.B26]" office:value-type="string" office:string-value="REG_PLF306_ECMS_007">
            <text:p>REG_PLF306_ECMS_007</text:p>
          </table:table-cell>
          <table:table-cell table:style-name="ce172" office:value-type="string">
            <text:p>Check page navigation in Content Explorer</text:p>
          </table:table-cell>
          <table:table-cell table:style-name="ce172" office:value-type="string">
            <text:p>Step 2: Edit Layout</text:p>
          </table:table-cell>
          <table:table-cell table:style-name="ce172" office:value-type="string">
            <text:p>- Go to Group Edit</text:p>
            <text:p>- Edit Layout, remove the footer portlet</text:p>
            <text:p>- Save Layout</text:p>
          </table:table-cell>
          <table:table-cell table:style-name="ce172" office:value-type="string">
            <text:p>Footer portlet is removed.</text:p>
          </table:table-cell>
          <table:table-cell table:style-name="ce164" office:value-type="string">
            <text:p>Medium</text:p>
          </table:table-cell>
          <table:table-cell table:style-name="ce172" table:number-columns-repeated="1015"/>
        </table:table-row>
        <table:table-row table:style-name="ro25">
          <table:table-cell table:style-name="ce190" table:formula="of:=IF(VALUE(MID([.F27];6;FIND(&quot;:&quot;;[.F27];1)-FIND(&quot; &quot;;[.F27];1)-1))&gt;VALUE(MID([.F26];6;FIND(&quot;:&quot;;[.F26];1)-FIND(&quot; &quot;;[.F26];1)-1));&quot;&quot;;MAX([.A$7:.A26])+1)">
            <text:p/>
          </table:table-cell>
          <table:table-cell table:style-name="ce194" office:value-type="string">
            <text:p>REG_PLF306_ECMS_007</text:p>
          </table:table-cell>
          <table:table-cell table:style-name="ce195" table:formula="of:=IF(VALUE(MID([.F27];6;FIND(&quot;:&quot;;[.F27];1)-FIND(&quot; &quot;;[.F27];1)-1))&gt;VALUE(MID([.F26];6;FIND(&quot;:&quot;;[.F26];1)-FIND(&quot; &quot;;[.F26];1)-1));[.C26];[.C26]+1)" office:value-type="float" office:value="1">
            <text:p>001</text:p>
          </table:table-cell>
          <table:table-cell table:style-name="ce164" table:formula="of:=[.B27]" office:value-type="string" office:string-value="REG_PLF306_ECMS_007">
            <text:p>REG_PLF306_ECMS_007</text:p>
          </table:table-cell>
          <table:table-cell table:style-name="ce172" office:value-type="string">
            <text:p>Check page navigation in Content Explorer</text:p>
          </table:table-cell>
          <table:table-cell table:style-name="ce172" office:value-type="string">
            <text:p>Step 3: Edit Page</text:p>
          </table:table-cell>
          <table:table-cell table:style-name="ce172" office:value-type="string">
            <text:p>- Go to Group Edit</text:p>
            <text:p>- Edit page, remove Authoring portlet</text:p>
            <text:p>- In tab Edit Mode, uncheck “Show Filter Bar”</text:p>
            <text:p>- Save</text:p>
            <text:p>- Check display of the page</text:p>
          </table:table-cell>
          <table:table-cell table:style-name="ce172" office:value-type="string">
            <text:p>Page number navigation displays well</text:p>
          </table:table-cell>
          <table:table-cell table:style-name="ce164" office:value-type="string">
            <text:p>Medium</text:p>
          </table:table-cell>
          <table:table-cell table:style-name="ce172"/>
          <table:table-cell/>
          <table:table-cell table:style-name="ce172" table:number-columns-repeated="1013"/>
        </table:table-row>
        <table:table-row table:style-name="ro17">
          <table:table-cell table:style-name="ce190" table:formula="of:=IF(VALUE(MID([.F28];6;FIND(&quot;:&quot;;[.F28];1)-FIND(&quot; &quot;;[.F28];1)-1))&gt;VALUE(MID([.F27];6;FIND(&quot;:&quot;;[.F27];1)-FIND(&quot; &quot;;[.F27];1)-1));&quot;&quot;;MAX([.A$7:.A27])+1)" office:value-type="float" office:value="8">
            <text:p>008</text:p>
          </table:table-cell>
          <table:table-cell table:style-name="ce191" office:value-type="string">
            <text:p>REG_PLF306_ECMS_008</text:p>
          </table:table-cell>
          <table:table-cell table:style-name="ce195" office:value-type="float" office:value="1">
            <text:p>001</text:p>
          </table:table-cell>
          <table:table-cell table:style-name="ce164" table:formula="of:=[.B28]" office:value-type="string" office:string-value="REG_PLF306_ECMS_008">
            <text:p>REG_PLF306_ECMS_008</text:p>
          </table:table-cell>
          <table:table-cell table:style-name="ce170" office:value-type="string">
            <text:p>Check content sort order in CLV</text:p>
          </table:table-cell>
          <table:table-cell table:style-name="ce172" office:value-type="string">
            <text:p>Step 1: Edit Overview page</text:p>
          </table:table-cell>
          <table:table-cell table:style-name="ce172" office:value-type="string">
            <text:p>- Go to page acme/Overview</text:p>
            <text:p>- Edit portlet configuration of the portlet “Latest news”</text:p>
            <text:p>- Sort 'Descendant' by 'Modified date'</text:p>
          </table:table-cell>
          <table:table-cell table:style-name="ce172" office:value-type="string">
            <text:p>Content is sorted correctly by modified date</text:p>
          </table:table-cell>
          <table:table-cell table:style-name="ce164" office:value-type="string">
            <text:p>Medium</text:p>
          </table:table-cell>
          <table:table-cell table:style-name="ce172" office:value-type="string">
            <text:p>ECMS-2402</text:p>
            <text:p>CCP-1003</text:p>
          </table:table-cell>
          <table:table-cell table:style-name="ce172" office:value-type="string">
            <text:p>Overview page is OK but News page is not.</text:p>
          </table:table-cell>
          <table:table-cell table:style-name="ce172" table:number-columns-repeated="1013"/>
        </table:table-row>
        <table:table-row table:style-name="ro17">
          <table:table-cell table:style-name="ce190" table:formula="of:=IF(VALUE(MID([.F29];6;FIND(&quot;:&quot;;[.F29];1)-FIND(&quot; &quot;;[.F29];1)-1))&gt;VALUE(MID([.F28];6;FIND(&quot;:&quot;;[.F28];1)-FIND(&quot; &quot;;[.F28];1)-1));&quot;&quot;;MAX([.A$7:.A28])+1)">
            <text:p/>
          </table:table-cell>
          <table:table-cell table:style-name="ce194" office:value-type="string">
            <text:p>REG_PLF306_ECMS_008</text:p>
          </table:table-cell>
          <table:table-cell table:style-name="ce195" table:formula="of:=IF(VALUE(MID([.F29];6;FIND(&quot;:&quot;;[.F29];1)-FIND(&quot; &quot;;[.F29];1)-1))&gt;VALUE(MID([.F28];6;FIND(&quot;:&quot;;[.F28];1)-FIND(&quot; &quot;;[.F28];1)-1));[.C28];[.C28]+1)" office:value-type="float" office:value="1">
            <text:p>001</text:p>
          </table:table-cell>
          <table:table-cell table:style-name="ce164" table:formula="of:=[.B29]" office:value-type="string" office:string-value="REG_PLF306_ECMS_008">
            <text:p>REG_PLF306_ECMS_008</text:p>
          </table:table-cell>
          <table:table-cell table:style-name="ce172" office:value-type="string">
            <text:p>Check content sort order in CLV</text:p>
          </table:table-cell>
          <table:table-cell table:style-name="ce172" office:value-type="string">
            <text:p>Step 2: Edit News page</text:p>
          </table:table-cell>
          <table:table-cell table:style-name="ce172" office:value-type="string">
            <text:p>- Go to page acme/News</text:p>
            <text:p>- Edit portlet configuration of the portlet “News”</text:p>
            <text:p>- Sort 'Descendant' by 'Modification date'</text:p>
          </table:table-cell>
          <table:table-cell table:style-name="ce172" office:value-type="string">
            <text:p>Content is sorted correctly by modified date</text:p>
          </table:table-cell>
          <table:table-cell table:style-name="ce164" office:value-type="string">
            <text:p>Medium</text:p>
          </table:table-cell>
          <table:table-cell table:style-name="ce172" table:number-columns-repeated="1015"/>
        </table:table-row>
        <table:table-row table:style-name="ro28">
          <table:table-cell table:style-name="ce190" table:formula="of:=IF(VALUE(MID([.F30];6;FIND(&quot;:&quot;;[.F30];1)-FIND(&quot; &quot;;[.F30];1)-1))&gt;VALUE(MID([.F29];6;FIND(&quot;:&quot;;[.F29];1)-FIND(&quot; &quot;;[.F29];1)-1));&quot;&quot;;MAX([.A$7:.A29])+1)">
            <text:p/>
          </table:table-cell>
          <table:table-cell table:style-name="ce194" office:value-type="string">
            <text:p>REG_PLF306_ECMS_008</text:p>
          </table:table-cell>
          <table:table-cell table:style-name="ce195" table:formula="of:=IF(VALUE(MID([.F30];6;FIND(&quot;:&quot;;[.F30];1)-FIND(&quot; &quot;;[.F30];1)-1))&gt;VALUE(MID([.F29];6;FIND(&quot;:&quot;;[.F29];1)-FIND(&quot; &quot;;[.F29];1)-1));[.C29];[.C29]+1)" office:value-type="float" office:value="1">
            <text:p>001</text:p>
          </table:table-cell>
          <table:table-cell table:style-name="ce164" table:formula="of:=[.B30]" office:value-type="string" office:string-value="REG_PLF306_ECMS_008">
            <text:p>REG_PLF306_ECMS_008</text:p>
          </table:table-cell>
          <table:table-cell table:style-name="ce172" office:value-type="string">
            <text:p>Check content sort order in CLV</text:p>
          </table:table-cell>
          <table:table-cell table:style-name="ce172" office:value-type="string">
            <text:p>Step 3: Edit a content to make it the newest modified content</text:p>
          </table:table-cell>
          <table:table-cell table:style-name="ce172" office:value-type="string">
            <text:p>- Go to Content Explorer</text:p>
            <text:p>- Edit a content in acme/categories/acme</text:p>
          </table:table-cell>
          <table:table-cell table:style-name="ce172" office:value-type="string">
            <text:p>Content is edited</text:p>
          </table:table-cell>
          <table:table-cell table:style-name="ce164" office:value-type="string">
            <text:p>Medium</text:p>
          </table:table-cell>
          <table:table-cell table:style-name="ce172" table:number-columns-repeated="1015"/>
        </table:table-row>
        <table:table-row table:style-name="ro10">
          <table:table-cell table:style-name="ce190" table:formula="of:=IF(VALUE(MID([.F31];6;FIND(&quot;:&quot;;[.F31];1)-FIND(&quot; &quot;;[.F31];1)-1))&gt;VALUE(MID([.F30];6;FIND(&quot;:&quot;;[.F30];1)-FIND(&quot; &quot;;[.F30];1)-1));&quot;&quot;;MAX([.A$7:.A30])+1)">
            <text:p/>
          </table:table-cell>
          <table:table-cell table:style-name="ce194" office:value-type="string">
            <text:p>REG_PLF306_ECMS_008</text:p>
          </table:table-cell>
          <table:table-cell table:style-name="ce195" table:formula="of:=IF(VALUE(MID([.F31];6;FIND(&quot;:&quot;;[.F31];1)-FIND(&quot; &quot;;[.F31];1)-1))&gt;VALUE(MID([.F30];6;FIND(&quot;:&quot;;[.F30];1)-FIND(&quot; &quot;;[.F30];1)-1));[.C30];[.C30]+1)" office:value-type="float" office:value="1">
            <text:p>001</text:p>
          </table:table-cell>
          <table:table-cell table:style-name="ce164" table:formula="of:=[.B31]" office:value-type="string" office:string-value="REG_PLF306_ECMS_008">
            <text:p>REG_PLF306_ECMS_008</text:p>
          </table:table-cell>
          <table:table-cell table:style-name="ce172" office:value-type="string">
            <text:p>Check content sort order in CLV</text:p>
          </table:table-cell>
          <table:table-cell table:style-name="ce172" office:value-type="string">
            <text:p>Step 4: Check sort order in Overview page</text:p>
          </table:table-cell>
          <table:table-cell table:style-name="ce172" office:value-type="string">
            <text:p>- Go to Overview page and check if the content is sorted correctly</text:p>
          </table:table-cell>
          <table:table-cell table:style-name="ce172" office:value-type="string">
            <text:p>Content is sorted correctly</text:p>
          </table:table-cell>
          <table:table-cell table:style-name="ce164" office:value-type="string">
            <text:p>Medium</text:p>
          </table:table-cell>
          <table:table-cell table:style-name="ce172" table:number-columns-repeated="8"/>
          <table:table-cell table:style-name="ce143" table:number-columns-repeated="1007"/>
        </table:table-row>
        <table:table-row table:style-name="ro10">
          <table:table-cell table:style-name="ce190" table:formula="of:=IF(VALUE(MID([.F32];6;FIND(&quot;:&quot;;[.F32];1)-FIND(&quot; &quot;;[.F32];1)-1))&gt;VALUE(MID([.F31];6;FIND(&quot;:&quot;;[.F31];1)-FIND(&quot; &quot;;[.F31];1)-1));&quot;&quot;;MAX([.A$7:.A31])+1)">
            <text:p/>
          </table:table-cell>
          <table:table-cell table:style-name="ce194" office:value-type="string">
            <text:p>REG_PLF306_ECMS_008</text:p>
          </table:table-cell>
          <table:table-cell table:style-name="ce195" table:formula="of:=IF(VALUE(MID([.F32];6;FIND(&quot;:&quot;;[.F32];1)-FIND(&quot; &quot;;[.F32];1)-1))&gt;VALUE(MID([.F31];6;FIND(&quot;:&quot;;[.F31];1)-FIND(&quot; &quot;;[.F31];1)-1));[.C31];[.C31]+1)" office:value-type="float" office:value="1">
            <text:p>001</text:p>
          </table:table-cell>
          <table:table-cell table:style-name="ce164" table:formula="of:=[.B32]" office:value-type="string" office:string-value="REG_PLF306_ECMS_008">
            <text:p>REG_PLF306_ECMS_008</text:p>
          </table:table-cell>
          <table:table-cell table:style-name="ce172" office:value-type="string">
            <text:p>Check content sort order in CLV</text:p>
          </table:table-cell>
          <table:table-cell table:style-name="ce172" office:value-type="string">
            <text:p>Step 5: Check sort order in News page</text:p>
          </table:table-cell>
          <table:table-cell table:style-name="ce172" office:value-type="string">
            <text:p>- Go to News page and check if the content is sorted correctly</text:p>
          </table:table-cell>
          <table:table-cell table:style-name="ce172" office:value-type="string">
            <text:p>Content is sorted correctly</text:p>
          </table:table-cell>
          <table:table-cell table:style-name="ce164" office:value-type="string">
            <text:p>Medium</text:p>
          </table:table-cell>
          <table:table-cell table:style-name="ce172"/>
          <table:table-cell/>
          <table:table-cell table:style-name="ce172" table:number-columns-repeated="6"/>
          <table:table-cell table:style-name="ce143" table:number-columns-repeated="1007"/>
        </table:table-row>
        <table:table-row table:style-name="ro35">
          <table:table-cell table:style-name="ce190" table:formula="of:=IF(VALUE(MID([.F33];6;FIND(&quot;:&quot;;[.F33];1)-FIND(&quot; &quot;;[.F33];1)-1))&gt;VALUE(MID([.F32];6;FIND(&quot;:&quot;;[.F32];1)-FIND(&quot; &quot;;[.F32];1)-1));&quot;&quot;;MAX([.A$7:.A32])+1)" office:value-type="float" office:value="9">
            <text:p>009</text:p>
          </table:table-cell>
          <table:table-cell table:style-name="ce191" office:value-type="string">
            <text:p>REG_PLF306_ECMS_009</text:p>
          </table:table-cell>
          <table:table-cell table:style-name="ce195" office:value-type="float" office:value="1">
            <text:p>001</text:p>
          </table:table-cell>
          <table:table-cell table:style-name="ce164" table:formula="of:=[.B33]" office:value-type="string" office:string-value="REG_PLF306_ECMS_009">
            <text:p>REG_PLF306_ECMS_009</text:p>
          </table:table-cell>
          <table:table-cell table:style-name="ce170" office:value-type="string">
            <text:p>Check Portuguese translation</text:p>
          </table:table-cell>
          <table:table-cell table:style-name="ce172" office:value-type="string">
            <text:p>Step 1: Portuguese translation</text:p>
          </table:table-cell>
          <table:table-cell table:style-name="ce172" office:value-type="string">
            <text:p>- Select language Portuguese</text:p>
            <text:p>- Go to Site Administration</text:p>
            <text:p>- Go to Manage Views</text:p>
            <text:p>- Edit a view to check the translation of Edit form</text:p>
          </table:table-cell>
          <table:table-cell table:style-name="ce172" office:value-type="string">
            <text:p>Portuguese translation is well-done.</text:p>
            <text:p>Save → Salva</text:p>
            <text:p>Cancel → Cancelar</text:p>
          </table:table-cell>
          <table:table-cell table:style-name="ce164" office:value-type="string">
            <text:p>High</text:p>
          </table:table-cell>
          <table:table-cell table:style-name="ce172" office:value-type="string">
            <text:p>ECMS-2448</text:p>
            <text:p>CCP-1014</text:p>
          </table:table-cell>
          <table:table-cell table:style-name="ce172" office:value-type="string">
            <text:p>Cancelar → Cancelarl.</text:p>
            <text:p>And there is a backslash in Salva and Cancelar button</text:p>
          </table:table-cell>
          <table:table-cell table:style-name="ce172" table:number-columns-repeated="6"/>
          <table:table-cell table:style-name="ce143" table:number-columns-repeated="1007"/>
        </table:table-row>
        <table:table-row table:style-name="ro23">
          <table:table-cell table:style-name="ce190" table:formula="of:=IF(VALUE(MID([.F34];6;FIND(&quot;:&quot;;[.F34];1)-FIND(&quot; &quot;;[.F34];1)-1))&gt;VALUE(MID([.F33];6;FIND(&quot;:&quot;;[.F33];1)-FIND(&quot; &quot;;[.F33];1)-1));&quot;&quot;;MAX([.A$7:.A33])+1)" office:value-type="float" office:value="10">
            <text:p>010</text:p>
          </table:table-cell>
          <table:table-cell table:style-name="ce191" office:value-type="string">
            <text:p>REG_PLF306_ECMS_010</text:p>
          </table:table-cell>
          <table:table-cell table:style-name="ce195" office:value-type="float" office:value="1">
            <text:p>001</text:p>
          </table:table-cell>
          <table:table-cell table:style-name="ce164" table:formula="of:=[.B34]" office:value-type="string" office:string-value="REG_PLF306_ECMS_010">
            <text:p>REG_PLF306_ECMS_010</text:p>
          </table:table-cell>
          <table:table-cell table:style-name="ce170" office:value-type="string">
            <text:p>Check Edit form of a File document</text:p>
          </table:table-cell>
          <table:table-cell table:style-name="ce172" office:value-type="string">
            <text:p>Step 1: Add a document</text:p>
          </table:table-cell>
          <table:table-cell table:style-name="ce172" office:value-type="string">
            <text:p>- Go to Content Explorer</text:p>
            <text:p>- Create a document</text:p>
            <text:p>- Select template 'File'</text:p>
            <text:p>- Input name and content</text:p>
            <text:p>- Save and Close</text:p>
          </table:table-cell>
          <table:table-cell table:style-name="ce172" office:value-type="string">
            <text:p>File document is created successfully</text:p>
          </table:table-cell>
          <table:table-cell table:style-name="ce164" office:value-type="string">
            <text:p>High</text:p>
          </table:table-cell>
          <table:table-cell table:style-name="ce172" office:value-type="string">
            <text:p>ECMS-2478</text:p>
            <text:p>CCP-1023</text:p>
          </table:table-cell>
          <table:table-cell table:style-name="ce172" office:value-type="string">
            <text:p>Right after selecting new category, field WYSIWYG is reset.</text:p>
          </table:table-cell>
          <table:table-cell table:style-name="ce172" table:number-columns-repeated="6"/>
          <table:table-cell table:style-name="ce143" table:number-columns-repeated="1007"/>
        </table:table-row>
        <table:table-row table:style-name="ro17">
          <table:table-cell table:style-name="ce190" table:formula="of:=IF(VALUE(MID([.F35];6;FIND(&quot;:&quot;;[.F35];1)-FIND(&quot; &quot;;[.F35];1)-1))&gt;VALUE(MID([.F34];6;FIND(&quot;:&quot;;[.F34];1)-FIND(&quot; &quot;;[.F34];1)-1));&quot;&quot;;MAX([.A$7:.A34])+1)">
            <text:p/>
          </table:table-cell>
          <table:table-cell table:style-name="ce194" office:value-type="string">
            <text:p>REG_PLF306_ECMS_010</text:p>
          </table:table-cell>
          <table:table-cell table:style-name="ce195" table:formula="of:=IF(VALUE(MID([.F35];6;FIND(&quot;:&quot;;[.F35];1)-FIND(&quot; &quot;;[.F35];1)-1))&gt;VALUE(MID([.F34];6;FIND(&quot;:&quot;;[.F34];1)-FIND(&quot; &quot;;[.F34];1)-1));[.C34];[.C34]+1)" office:value-type="float" office:value="1">
            <text:p>001</text:p>
          </table:table-cell>
          <table:table-cell table:style-name="ce164" table:formula="of:=[.B35]" office:value-type="string" office:string-value="REG_PLF306_ECMS_010">
            <text:p>REG_PLF306_ECMS_010</text:p>
          </table:table-cell>
          <table:table-cell table:style-name="ce172" office:value-type="string">
            <text:p>Check Edit form of a File document</text:p>
          </table:table-cell>
          <table:table-cell table:style-name="ce172" office:value-type="string">
            <text:p>Step 2: Edit a document</text:p>
          </table:table-cell>
          <table:table-cell table:style-name="ce172" office:value-type="string">
            <text:p>- Edit document above</text:p>
            <text:p>- Change the WYSIWYG field value</text:p>
            <text:p>- Select a new category</text:p>
            <text:p>- Save</text:p>
          </table:table-cell>
          <table:table-cell table:style-name="ce172" office:value-type="string">
            <text:p>Changes are saved</text:p>
          </table:table-cell>
          <table:table-cell table:style-name="ce164" office:value-type="string">
            <text:p>High</text:p>
          </table:table-cell>
          <table:table-cell table:style-name="ce172" table:number-columns-repeated="8"/>
          <table:table-cell table:style-name="ce143" table:number-columns-repeated="1007"/>
        </table:table-row>
        <table:table-row table:style-name="ro45">
          <table:table-cell table:style-name="ce190" table:formula="of:=IF(VALUE(MID([.F36];6;FIND(&quot;:&quot;;[.F36];1)-FIND(&quot; &quot;;[.F36];1)-1))&gt;VALUE(MID([.F35];6;FIND(&quot;:&quot;;[.F35];1)-FIND(&quot; &quot;;[.F35];1)-1));&quot;&quot;;MAX([.A$7:.A35])+1)" office:value-type="float" office:value="11">
            <text:p>011</text:p>
          </table:table-cell>
          <table:table-cell table:style-name="ce191" office:value-type="string">
            <text:p>REG_PLF306_ECMS_011</text:p>
          </table:table-cell>
          <table:table-cell table:style-name="ce195" office:value-type="float" office:value="1">
            <text:p>001</text:p>
          </table:table-cell>
          <table:table-cell table:style-name="ce164" table:formula="of:=[.B36]" office:value-type="string" office:string-value="REG_PLF306_ECMS_011">
            <text:p>REG_PLF306_ECMS_011</text:p>
          </table:table-cell>
          <table:table-cell table:style-name="ce170" office:value-type="string">
            <text:p>Check link in WYSIWYG field</text:p>
          </table:table-cell>
          <table:table-cell table:style-name="ce172" office:value-type="string">
            <text:p>Step 1: Check link in WYSIWYG field</text:p>
          </table:table-cell>
          <table:table-cell table:style-name="ce172"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72" office:value-type="string">
            <text:p>The link displays well</text:p>
          </table:table-cell>
          <table:table-cell table:style-name="ce164" office:value-type="string">
            <text:p>High</text:p>
          </table:table-cell>
          <table:table-cell table:style-name="ce172" office:value-type="string">
            <text:p>ECMS-2504</text:p>
            <text:p>CCP-1029</text:p>
          </table:table-cell>
          <table:table-cell table:style-name="ce172" office:value-type="string">
            <text:p>Links that contains the word “on” are corrupted</text:p>
          </table:table-cell>
          <table:table-cell table:style-name="ce172" table:number-columns-repeated="6"/>
          <table:table-cell table:style-name="ce143" table:number-columns-repeated="1007"/>
        </table:table-row>
        <table:table-row table:style-name="ro34">
          <table:table-cell table:style-name="ce190" table:formula="of:=IF(VALUE(MID([.F37];6;FIND(&quot;:&quot;;[.F37];1)-FIND(&quot; &quot;;[.F37];1)-1))&gt;VALUE(MID([.F36];6;FIND(&quot;:&quot;;[.F36];1)-FIND(&quot; &quot;;[.F36];1)-1));&quot;&quot;;MAX([.A$7:.A36])+1)" office:value-type="float" office:value="12">
            <text:p>012</text:p>
          </table:table-cell>
          <table:table-cell table:style-name="ce191" office:value-type="string">
            <text:p>REG_PLF306_ECMS_012</text:p>
          </table:table-cell>
          <table:table-cell table:style-name="ce195" table:formula="of:=IF(VALUE(MID([.F37];6;FIND(&quot;:&quot;;[.F37];1)-FIND(&quot; &quot;;[.F37];1)-1))&gt;VALUE(MID([.F36];6;FIND(&quot;:&quot;;[.F36];1)-FIND(&quot; &quot;;[.F36];1)-1));[.C36];[.C36]+1)" office:value-type="float" office:value="2">
            <text:p>002</text:p>
          </table:table-cell>
          <table:table-cell table:style-name="ce164" table:formula="of:=[.B37]" office:value-type="string" office:string-value="REG_PLF306_ECMS_012">
            <text:p>REG_PLF306_ECMS_012</text:p>
          </table:table-cell>
          <table:table-cell table:style-name="ce170" office:value-type="string">
            <text:p>Check 'Add Translation' with Simplified Chinese</text:p>
          </table:table-cell>
          <table:table-cell table:style-name="ce172" office:value-type="string">
            <text:p>Step 1: Add zh language to article dialog</text:p>
          </table:table-cell>
          <table:table-cell table:style-name="ce172"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72" office:value-type="string">
            <text:p>Dialog of Article template is edited successfully</text:p>
          </table:table-cell>
          <table:table-cell table:style-name="ce164" office:value-type="string">
            <text:p>High</text:p>
          </table:table-cell>
          <table:table-cell table:style-name="ce172" office:value-type="string">
            <text:p>ECMS-2596</text:p>
            <text:p>CCP-1052</text:p>
          </table:table-cell>
          <table:table-cell table:style-name="ce172" office:value-type="string">
            <text:p>en content displays</text:p>
            <text:p/>
          </table:table-cell>
          <table:table-cell table:style-name="ce172" table:number-columns-repeated="6"/>
          <table:table-cell table:style-name="ce143" table:number-columns-repeated="1007"/>
        </table:table-row>
        <table:table-row table:style-name="ro17">
          <table:table-cell table:style-name="ce190" table:formula="of:=IF(VALUE(MID([.F38];6;FIND(&quot;:&quot;;[.F38];1)-FIND(&quot; &quot;;[.F38];1)-1))&gt;VALUE(MID([.F37];6;FIND(&quot;:&quot;;[.F37];1)-FIND(&quot; &quot;;[.F37];1)-1));&quot;&quot;;MAX([.A$7:.A37])+1)">
            <text:p/>
          </table:table-cell>
          <table:table-cell table:style-name="ce194" office:value-type="string">
            <text:p>REG_PLF306_ECMS_012</text:p>
          </table:table-cell>
          <table:table-cell table:style-name="ce195" table:formula="of:=IF(VALUE(MID([.F38];6;FIND(&quot;:&quot;;[.F38];1)-FIND(&quot; &quot;;[.F38];1)-1))&gt;VALUE(MID([.F37];6;FIND(&quot;:&quot;;[.F37];1)-FIND(&quot; &quot;;[.F37];1)-1));[.C37];[.C37]+1)" office:value-type="float" office:value="2">
            <text:p>002</text:p>
          </table:table-cell>
          <table:table-cell table:style-name="ce164" table:formula="of:=[.B38]" office:value-type="string" office:string-value="REG_PLF306_ECMS_012">
            <text:p>REG_PLF306_ECMS_012</text:p>
          </table:table-cell>
          <table:table-cell table:style-name="ce172" office:value-type="string">
            <text:p>Check 'Add Translation' with Simplified Chinese</text:p>
          </table:table-cell>
          <table:table-cell table:style-name="ce172" office:value-type="string">
            <text:p>Step 2: Add documents </text:p>
          </table:table-cell>
          <table:table-cell table:style-name="ce172" office:value-type="string">
            <text:p>- Go to Content Explorer</text:p>
            <text:p>- Add an article with lang=en, save</text:p>
            <text:p>- Add another article with lang=zh, save</text:p>
            <text:p>- Publish 2 documents above</text:p>
          </table:table-cell>
          <table:table-cell table:style-name="ce199" office:value-type="string">
            <text:p>- 2 documents are created &amp; published</text:p>
            <text:p/>
          </table:table-cell>
          <table:table-cell table:style-name="ce164" office:value-type="string">
            <text:p>High</text:p>
          </table:table-cell>
          <table:table-cell table:style-name="ce172" table:number-columns-repeated="8"/>
          <table:table-cell table:style-name="ce143" table:number-columns-repeated="1007"/>
        </table:table-row>
        <table:table-row table:style-name="ro17">
          <table:table-cell table:style-name="ce190" table:formula="of:=IF(VALUE(MID([.F39];6;FIND(&quot;:&quot;;[.F39];1)-FIND(&quot; &quot;;[.F39];1)-1))&gt;VALUE(MID([.F38];6;FIND(&quot;:&quot;;[.F38];1)-FIND(&quot; &quot;;[.F38];1)-1));&quot;&quot;;MAX([.A$7:.A38])+1)">
            <text:p/>
          </table:table-cell>
          <table:table-cell table:style-name="ce194" office:value-type="string">
            <text:p>REG_PLF306_ECMS_012</text:p>
          </table:table-cell>
          <table:table-cell table:style-name="ce195" table:formula="of:=IF(VALUE(MID([.F39];6;FIND(&quot;:&quot;;[.F39];1)-FIND(&quot; &quot;;[.F39];1)-1))&gt;VALUE(MID([.F38];6;FIND(&quot;:&quot;;[.F38];1)-FIND(&quot; &quot;;[.F38];1)-1));[.C38];[.C38]+1)" office:value-type="float" office:value="2">
            <text:p>002</text:p>
          </table:table-cell>
          <table:table-cell table:style-name="ce164" table:formula="of:=[.B39]" office:value-type="string" office:string-value="REG_PLF306_ECMS_012">
            <text:p>REG_PLF306_ECMS_012</text:p>
          </table:table-cell>
          <table:table-cell table:style-name="ce172" office:value-type="string">
            <text:p>Check 'Add Translation' with Simplified Chinese</text:p>
          </table:table-cell>
          <table:table-cell table:style-name="ce172" office:value-type="string">
            <text:p>Step 3: Add translation for en-article</text:p>
          </table:table-cell>
          <table:table-cell table:style-name="ce177" office:value-type="string">
            <text:p>- Select en-article</text:p>
            <text:p>- Open form to add translation</text:p>
            <text:p>- <text:s/>Select zh-article to be translation of en-article</text:p>
          </table:table-cell>
          <table:table-cell table:style-name="ce200" office:value-type="string">
            <text:p>- zh article is added add translation of en article </text:p>
          </table:table-cell>
          <table:table-cell table:style-name="ce164" office:value-type="string">
            <text:p>High</text:p>
          </table:table-cell>
          <table:table-cell table:style-name="ce172" table:number-columns-repeated="8"/>
          <table:table-cell table:style-name="ce143" table:number-columns-repeated="1007"/>
        </table:table-row>
        <table:table-row table:style-name="ro17">
          <table:table-cell table:style-name="ce190" table:formula="of:=IF(VALUE(MID([.F40];6;FIND(&quot;:&quot;;[.F40];1)-FIND(&quot; &quot;;[.F40];1)-1))&gt;VALUE(MID([.F39];6;FIND(&quot;:&quot;;[.F39];1)-FIND(&quot; &quot;;[.F39];1)-1));&quot;&quot;;MAX([.A$7:.A39])+1)">
            <text:p/>
          </table:table-cell>
          <table:table-cell table:style-name="ce194" office:value-type="string">
            <text:p>REG_PLF306_ECMS_012</text:p>
          </table:table-cell>
          <table:table-cell table:style-name="ce195" table:formula="of:=IF(VALUE(MID([.F40];6;FIND(&quot;:&quot;;[.F40];1)-FIND(&quot; &quot;;[.F40];1)-1))&gt;VALUE(MID([.F39];6;FIND(&quot;:&quot;;[.F39];1)-FIND(&quot; &quot;;[.F39];1)-1));[.C39];[.C39]+1)" office:value-type="float" office:value="2">
            <text:p>002</text:p>
          </table:table-cell>
          <table:table-cell table:style-name="ce164" table:formula="of:=[.B40]" office:value-type="string" office:string-value="REG_PLF306_ECMS_012">
            <text:p>REG_PLF306_ECMS_012</text:p>
          </table:table-cell>
          <table:table-cell table:style-name="ce172" office:value-type="string">
            <text:p>Check 'Add Translation' with Simplified Chinese</text:p>
          </table:table-cell>
          <table:table-cell table:style-name="ce172" office:value-type="string">
            <text:p>Step 4: Add a page to display the document</text:p>
          </table:table-cell>
          <table:table-cell table:style-name="ce172" office:value-type="string">
            <text:p>- Create a new page <text:s/>add Content Detail portlet into this page</text:p>
            <text:p>- Select <text:s/>en-article as content of this page</text:p>
            <text:p>- Save the page</text:p>
          </table:table-cell>
          <table:table-cell table:style-name="ce172" office:value-type="string">
            <text:p>The en content displays</text:p>
          </table:table-cell>
          <table:table-cell table:style-name="ce164" office:value-type="string">
            <text:p>High</text:p>
          </table:table-cell>
          <table:table-cell table:style-name="ce172" table:number-columns-repeated="8"/>
          <table:table-cell table:style-name="ce143" table:number-columns-repeated="1007"/>
        </table:table-row>
        <table:table-row table:style-name="ro28">
          <table:table-cell table:style-name="ce190" table:formula="of:=IF(VALUE(MID([.F41];6;FIND(&quot;:&quot;;[.F41];1)-FIND(&quot; &quot;;[.F41];1)-1))&gt;VALUE(MID([.F40];6;FIND(&quot;:&quot;;[.F40];1)-FIND(&quot; &quot;;[.F40];1)-1));&quot;&quot;;MAX([.A$7:.A40])+1)">
            <text:p/>
          </table:table-cell>
          <table:table-cell table:style-name="ce194" office:value-type="string">
            <text:p>REG_PLF306_ECMS_012</text:p>
          </table:table-cell>
          <table:table-cell table:style-name="ce195" table:formula="of:=IF(VALUE(MID([.F41];6;FIND(&quot;:&quot;;[.F41];1)-FIND(&quot; &quot;;[.F41];1)-1))&gt;VALUE(MID([.F40];6;FIND(&quot;:&quot;;[.F40];1)-FIND(&quot; &quot;;[.F40];1)-1));[.C40];[.C40]+1)" office:value-type="float" office:value="2">
            <text:p>002</text:p>
          </table:table-cell>
          <table:table-cell table:style-name="ce164" table:formula="of:=[.B41]" office:value-type="string" office:string-value="REG_PLF306_ECMS_012">
            <text:p>REG_PLF306_ECMS_012</text:p>
          </table:table-cell>
          <table:table-cell table:style-name="ce172" office:value-type="string">
            <text:p>Check 'Add Translation' with Simplified Chinese</text:p>
          </table:table-cell>
          <table:table-cell table:style-name="ce172" office:value-type="string">
            <text:p>Step 5: Check the displaying of zh-article</text:p>
          </table:table-cell>
          <table:table-cell table:style-name="ce172" office:value-type="string">
            <text:p>- Change the language to Simplified Chinese</text:p>
            <text:p/>
          </table:table-cell>
          <table:table-cell table:style-name="ce172" office:value-type="string">
            <text:p>The zh content displays</text:p>
          </table:table-cell>
          <table:table-cell table:style-name="ce164" office:value-type="string">
            <text:p>High</text:p>
          </table:table-cell>
          <table:table-cell table:style-name="ce172" table:number-columns-repeated="8"/>
          <table:table-cell table:style-name="ce143" table:number-columns-repeated="1007"/>
        </table:table-row>
        <table:table-row table:style-name="ro23">
          <table:table-cell table:style-name="ce190" table:formula="of:=IF(VALUE(MID([.F42];6;FIND(&quot;:&quot;;[.F42];1)-FIND(&quot; &quot;;[.F42];1)-1))&gt;VALUE(MID([.F41];6;FIND(&quot;:&quot;;[.F41];1)-FIND(&quot; &quot;;[.F41];1)-1));&quot;&quot;;MAX([.A$7:.A41])+1)" office:value-type="float" office:value="13">
            <text:p>013</text:p>
          </table:table-cell>
          <table:table-cell table:style-name="ce191" office:value-type="string">
            <text:p>REG_PLF306_ECMS_013</text:p>
          </table:table-cell>
          <table:table-cell table:style-name="ce195" office:value-type="float" office:value="1">
            <text:p>001</text:p>
          </table:table-cell>
          <table:table-cell table:style-name="ce164" table:formula="of:=[.B42]" office:value-type="string" office:string-value="REG_PLF306_ECMS_013">
            <text:p>REG_PLF306_ECMS_013</text:p>
          </table:table-cell>
          <table:table-cell table:style-name="ce170" office:value-type="string">
            <text:p>Check Space Document</text:p>
          </table:table-cell>
          <table:table-cell table:style-name="ce172" office:value-type="string">
            <text:p>Step 1: Create and invite user as member of space</text:p>
          </table:table-cell>
          <table:table-cell table:style-name="ce172" office:value-type="string">
            <text:p>- Login as demo, create a space</text:p>
            <text:p>- Click on Space Setting icon</text:p>
            <text:p>- Select Member tab</text:p>
            <text:p>- Invite Mary to join this space</text:p>
            <text:p/>
          </table:table-cell>
          <table:table-cell table:style-name="ce172" office:value-type="string">
            <text:p>New space is created successfully</text:p>
          </table:table-cell>
          <table:table-cell table:style-name="ce172" office:value-type="string">
            <text:p>High</text:p>
          </table:table-cell>
          <table:table-cell table:style-name="ce172" office:value-type="string">
            <text:p>ECMS-2660</text:p>
            <text:p>CCP-1032</text:p>
          </table:table-cell>
          <table:table-cell table:style-name="ce172" office:value-type="string">
            <text:p>Private drive opens</text:p>
          </table:table-cell>
          <table:table-cell table:style-name="ce172" table:number-columns-repeated="6"/>
          <table:table-cell table:style-name="ce143" table:number-columns-repeated="1007"/>
        </table:table-row>
        <table:table-row table:style-name="ro25">
          <table:table-cell table:style-name="ce190" table:formula="of:=IF(VALUE(MID([.F43];6;FIND(&quot;:&quot;;[.F43];1)-FIND(&quot; &quot;;[.F43];1)-1))&gt;VALUE(MID([.F42];6;FIND(&quot;:&quot;;[.F42];1)-FIND(&quot; &quot;;[.F42];1)-1));&quot;&quot;;MAX([.A$7:.A42])+1)">
            <text:p/>
          </table:table-cell>
          <table:table-cell table:style-name="ce194" office:value-type="string">
            <text:p>REG_PLF306_ECMS_013</text:p>
          </table:table-cell>
          <table:table-cell table:style-name="ce195" table:formula="of:=IF(VALUE(MID([.F43];6;FIND(&quot;:&quot;;[.F43];1)-FIND(&quot; &quot;;[.F43];1)-1))&gt;VALUE(MID([.F42];6;FIND(&quot;:&quot;;[.F42];1)-FIND(&quot; &quot;;[.F42];1)-1));[.C42];[.C42]+1)" office:value-type="float" office:value="1">
            <text:p>001</text:p>
          </table:table-cell>
          <table:table-cell table:style-name="ce164" table:formula="of:=[.B43]" office:value-type="string" office:string-value="REG_PLF306_ECMS_013">
            <text:p>REG_PLF306_ECMS_013</text:p>
          </table:table-cell>
          <table:table-cell table:style-name="ce172" office:value-type="string">
            <text:p>Check Space Document</text:p>
          </table:table-cell>
          <table:table-cell table:style-name="ce172" office:value-type="string">
            <text:p>Step 2: Check Space Setting icon</text:p>
          </table:table-cell>
          <table:table-cell table:style-name="ce172" office:value-type="string">
            <text:p>- Login as mary</text:p>
            <text:p>- Go to Public space</text:p>
            <text:p>- Accept invitation</text:p>
            <text:p>- Go to this space</text:p>
            <text:p>- Click on Documents tab</text:p>
            <text:p/>
          </table:table-cell>
          <table:table-cell table:style-name="ce172" office:value-type="string">
            <text:p>Drive of space is shown</text:p>
          </table:table-cell>
          <table:table-cell table:style-name="ce172" office:value-type="string">
            <text:p>High</text:p>
          </table:table-cell>
          <table:table-cell table:style-name="ce172" table:number-columns-repeated="8"/>
          <table:table-cell table:style-name="ce143" table:number-columns-repeated="1007"/>
        </table:table-row>
        <table:table-row table:style-name="ro32">
          <table:table-cell table:style-name="ce190" table:formula="of:=IF(VALUE(MID([.F44];6;FIND(&quot;:&quot;;[.F44];1)-FIND(&quot; &quot;;[.F44];1)-1))&gt;VALUE(MID([.F43];6;FIND(&quot;:&quot;;[.F43];1)-FIND(&quot; &quot;;[.F43];1)-1));&quot;&quot;;MAX([.A$7:.A43])+1)" office:value-type="float" office:value="14">
            <text:p>014</text:p>
          </table:table-cell>
          <table:table-cell table:style-name="ce194" office:value-type="string">
            <text:p>REG_PLF306_ECMS_013</text:p>
          </table:table-cell>
          <table:table-cell table:style-name="ce195" table:formula="of:=IF(VALUE(MID([.F44];6;FIND(&quot;:&quot;;[.F44];1)-FIND(&quot; &quot;;[.F44];1)-1))&gt;VALUE(MID([.F43];6;FIND(&quot;:&quot;;[.F43];1)-FIND(&quot; &quot;;[.F43];1)-1));[.C43];[.C43]+1)" office:value-type="float" office:value="2">
            <text:p>002</text:p>
          </table:table-cell>
          <table:table-cell table:style-name="ce164" table:formula="of:=[.B44]" office:value-type="string" office:string-value="REG_PLF306_ECMS_013">
            <text:p>REG_PLF306_ECMS_013</text:p>
          </table:table-cell>
          <table:table-cell table:style-name="ce170" office:value-type="string">
            <text:p>Check Group drives</text:p>
          </table:table-cell>
          <table:table-cell table:style-name="ce172" office:value-type="string">
            <text:p>Step 1: Check group drives</text:p>
          </table:table-cell>
          <table:table-cell table:style-name="ce172" office:value-type="string">
            <text:p>- Login as john</text:p>
            <text:p>- Go to Content Explorer</text:p>
            <text:p>- Check how many group drives John see</text:p>
          </table:table-cell>
          <table:table-cell table:style-name="ce172" office:value-type="string">
            <text:p>The number of drive depend on the number of group that John join in</text:p>
          </table:table-cell>
          <table:table-cell table:style-name="ce172" office:value-type="string">
            <text:p>High</text:p>
          </table:table-cell>
          <table:table-cell table:style-name="ce172" office:value-type="string">
            <text:p>ECMS-2697</text:p>
            <text:p>CCP-1032</text:p>
          </table:table-cell>
          <table:table-cell table:style-name="ce172" office:value-type="string">
            <text:p>John does not see new drive, even after logout/re-login</text:p>
          </table:table-cell>
          <table:table-cell table:style-name="ce172" table:number-columns-repeated="6"/>
          <table:table-cell table:style-name="ce143" table:number-columns-repeated="1007"/>
        </table:table-row>
        <table:table-row table:style-name="ro28">
          <table:table-cell table:style-name="ce190" table:formula="of:=IF(VALUE(MID([.F45];6;FIND(&quot;:&quot;;[.F45];1)-FIND(&quot; &quot;;[.F45];1)-1))&gt;VALUE(MID([.F44];6;FIND(&quot;:&quot;;[.F44];1)-FIND(&quot; &quot;;[.F44];1)-1));&quot;&quot;;MAX([.A$7:.A44])+1)">
            <text:p/>
          </table:table-cell>
          <table:table-cell table:style-name="ce194" office:value-type="string">
            <text:p>REG_PLF306_ECMS_013</text:p>
          </table:table-cell>
          <table:table-cell table:style-name="ce195" table:formula="of:=IF(VALUE(MID([.F45];6;FIND(&quot;:&quot;;[.F45];1)-FIND(&quot; &quot;;[.F45];1)-1))&gt;VALUE(MID([.F44];6;FIND(&quot;:&quot;;[.F44];1)-FIND(&quot; &quot;;[.F44];1)-1));[.C44];[.C44]+1)" office:value-type="float" office:value="2">
            <text:p>002</text:p>
          </table:table-cell>
          <table:table-cell table:style-name="ce164" table:formula="of:=[.B45]" office:value-type="string" office:string-value="REG_PLF306_ECMS_013">
            <text:p>REG_PLF306_ECMS_013</text:p>
          </table:table-cell>
          <table:table-cell table:style-name="ce172" office:value-type="string">
            <text:p>Check Group drives</text:p>
          </table:table-cell>
          <table:table-cell table:style-name="ce172" office:value-type="string">
            <text:p>Step 2: Add a new membership for john</text:p>
          </table:table-cell>
          <table:table-cell table:style-name="ce172" office:value-type="string">
            <text:p>- Go to User and Group Management</text:p>
            <text:p>- Add john to a new group (or a group with new membership as well)</text:p>
          </table:table-cell>
          <table:table-cell table:style-name="ce172" office:value-type="string">
            <text:p>John is added into new group</text:p>
          </table:table-cell>
          <table:table-cell table:style-name="ce172" office:value-type="string">
            <text:p>High</text:p>
          </table:table-cell>
          <table:table-cell table:style-name="ce172" table:number-columns-repeated="8"/>
          <table:table-cell table:style-name="ce143" table:number-columns-repeated="1007"/>
        </table:table-row>
        <table:table-row table:style-name="ro10">
          <table:table-cell table:style-name="ce190" table:formula="of:=IF(VALUE(MID([.F46];6;FIND(&quot;:&quot;;[.F46];1)-FIND(&quot; &quot;;[.F46];1)-1))&gt;VALUE(MID([.F45];6;FIND(&quot;:&quot;;[.F45];1)-FIND(&quot; &quot;;[.F45];1)-1));&quot;&quot;;MAX([.A$7:.A45])+1)">
            <text:p/>
          </table:table-cell>
          <table:table-cell table:style-name="ce194" office:value-type="string">
            <text:p>REG_PLF306_ECMS_013</text:p>
          </table:table-cell>
          <table:table-cell table:style-name="ce195" table:formula="of:=IF(VALUE(MID([.F46];6;FIND(&quot;:&quot;;[.F46];1)-FIND(&quot; &quot;;[.F46];1)-1))&gt;VALUE(MID([.F45];6;FIND(&quot;:&quot;;[.F45];1)-FIND(&quot; &quot;;[.F45];1)-1));[.C45];[.C45]+1)" office:value-type="float" office:value="2">
            <text:p>002</text:p>
          </table:table-cell>
          <table:table-cell table:style-name="ce164" table:formula="of:=[.B46]" office:value-type="string" office:string-value="REG_PLF306_ECMS_013">
            <text:p>REG_PLF306_ECMS_013</text:p>
          </table:table-cell>
          <table:table-cell table:style-name="ce172" office:value-type="string">
            <text:p>Check Group drives</text:p>
          </table:table-cell>
          <table:table-cell table:style-name="ce172" office:value-type="string">
            <text:p>Step 3: Re-check group drives</text:p>
          </table:table-cell>
          <table:table-cell table:style-name="ce172" office:value-type="string">
            <text:p>- Go to Content Explorer and check if john can see a new group drive</text:p>
          </table:table-cell>
          <table:table-cell table:style-name="ce172" office:value-type="string">
            <text:p>There is a new group drive</text:p>
          </table:table-cell>
          <table:table-cell table:style-name="ce172" office:value-type="string">
            <text:p>High</text:p>
          </table:table-cell>
          <table:table-cell table:style-name="ce172" table:number-columns-repeated="8"/>
          <table:table-cell table:style-name="ce143" table:number-columns-repeated="1007"/>
        </table:table-row>
        <table:table-row table:style-name="ro27">
          <table:table-cell table:style-name="ce190" table:formula="of:=IF(VALUE(MID([.F47];6;FIND(&quot;:&quot;;[.F47];1)-FIND(&quot; &quot;;[.F47];1)-1))&gt;VALUE(MID([.F46];6;FIND(&quot;:&quot;;[.F46];1)-FIND(&quot; &quot;;[.F46];1)-1));&quot;&quot;;MAX([.A$7:.A46])+1)" office:value-type="float" office:value="15">
            <text:p>015</text:p>
          </table:table-cell>
          <table:table-cell table:style-name="ce191" office:value-type="string">
            <text:p>REG_PLF306_ECMS_014</text:p>
          </table:table-cell>
          <table:table-cell table:style-name="ce195" office:value-type="float" office:value="1">
            <text:p>001</text:p>
          </table:table-cell>
          <table:table-cell table:style-name="ce164" table:formula="of:=[.B47]" office:value-type="string" office:string-value="REG_PLF306_ECMS_014">
            <text:p>REG_PLF306_ECMS_014</text:p>
          </table:table-cell>
          <table:table-cell table:style-name="ce170" office:value-type="string">
            <text:p>Check Manage Publication Panel template</text:p>
          </table:table-cell>
          <table:table-cell table:style-name="ce172" office:value-type="string">
            <text:p>Step 1: Check Manage Publication form</text:p>
          </table:table-cell>
          <table:table-cell table:style-name="ce172"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72" office:value-type="string">
            <text:p>No exception.</text:p>
          </table:table-cell>
          <table:table-cell table:style-name="ce172" office:value-type="string">
            <text:p>High</text:p>
          </table:table-cell>
          <table:table-cell table:style-name="ce172" office:value-type="string">
            <text:p>ECMS-2699</text:p>
            <text:p>CCP-1104</text:p>
          </table:table-cell>
          <table:table-cell table:style-name="ce172" office:value-type="string">
            <text:p>Exception in console</text:p>
            <text:p/>
          </table:table-cell>
          <table:table-cell table:style-name="ce172" table:number-columns-repeated="6"/>
          <table:table-cell table:style-name="ce143" table:number-columns-repeated="1007"/>
        </table:table-row>
        <table:table-row table:style-name="ro30">
          <table:table-cell table:style-name="ce140"/>
          <table:table-cell table:style-name="ce191"/>
          <table:table-cell table:style-name="ce195"/>
          <table:table-cell table:style-name="ce164"/>
          <table:table-cell table:style-name="ce170"/>
          <table:table-cell table:style-name="ce172" table:number-columns-repeated="12"/>
          <table:table-cell table:style-name="ce143" table:number-columns-repeated="1007"/>
        </table:table-row>
        <table:table-row table:style-name="ro30">
          <table:table-cell table:style-name="ce143"/>
          <table:table-cell table:style-name="ce150"/>
          <table:table-cell table:style-name="ce196"/>
          <table:table-cell table:style-name="ce164"/>
          <table:table-cell table:style-name="ce166"/>
          <table:table-cell table:style-name="ce143" table:number-columns-repeated="1019"/>
        </table:table-row>
        <table:table-row table:style-name="ro30" table:number-rows-repeated="11">
          <table:table-cell table:style-name="ce143"/>
          <table:table-cell table:style-name="ce151"/>
          <table:table-cell table:style-name="ce143"/>
          <table:table-cell table:style-name="ce166"/>
          <table:table-cell table:style-name="ce143" table:number-columns-repeated="1020"/>
        </table:table-row>
        <table:table-row table:style-name="ro19" table:number-rows-repeated="1048515">
          <table:table-cell table:number-columns-repeated="1024"/>
        </table:table-row>
        <table:table-row table:style-name="ro19">
          <table:table-cell table:number-columns-repeated="1024"/>
        </table:table-row>
      </table:table>
      <table:table table:name="Bugs_v2_1_7" table:style-name="ta1" table:print="false">
        <table:table-column table:style-name="co33" table:default-cell-style-name="Default"/>
        <table:table-column table:style-name="co25" table:default-cell-style-name="Default"/>
        <table:table-column table:style-name="co33" table:default-cell-style-name="Default"/>
        <table:table-column table:style-name="co26" table:default-cell-style-name="Default"/>
        <table:table-column table:style-name="co28" table:default-cell-style-name="Default"/>
        <table:table-column table:style-name="co34" table:default-cell-style-name="Default"/>
        <table:table-column table:style-name="co32" table:default-cell-style-name="Default"/>
        <table:table-column table:style-name="co30" table:default-cell-style-name="Default"/>
        <table:table-column table:style-name="co35" table:default-cell-style-name="Default"/>
        <table:table-column table:style-name="co8" table:default-cell-style-name="Default"/>
        <table:table-column table:style-name="co36" table:default-cell-style-name="Default"/>
        <table:table-column table:style-name="co8" table:number-columns-repeated="1013" table:default-cell-style-name="Default"/>
        <table:table-row table:style-name="ro19">
          <table:table-cell table:style-name="ce140"/>
          <table:table-cell table:style-name="ce144" office:value-type="string">
            <text:p>TEST CASES</text:p>
          </table:table-cell>
          <table:table-cell table:style-name="ce153"/>
          <table:table-cell table:style-name="ce160" table:number-columns-repeated="2"/>
          <table:table-cell table:style-name="ce172"/>
          <table:table-cell table:style-name="ce160" table:number-columns-repeated="3"/>
          <table:table-cell table:style-name="ce184"/>
          <table:table-cell table:style-name="ce160"/>
          <table:table-cell table:style-name="ce185" office:value-type="string">
            <text:p>Passed</text:p>
          </table:table-cell>
          <table:table-cell table:style-name="ce185" table:formula="of:=COUNTIF([.M$7:.M$979];[.$L1])" office:value-type="float" office:value="0">
            <text:p>0</text:p>
          </table:table-cell>
          <table:table-cell table:style-name="ce185" table:formula="of:=COUNTIF([.N$7:.N$979];[.$L1])" office:value-type="float" office:value="0">
            <text:p>0</text:p>
          </table:table-cell>
          <table:table-cell table:style-name="ce185" table:formula="of:=COUNTIF([.O$7:.O$979];[.$L1])" office:value-type="float" office:value="0">
            <text:p>0</text:p>
          </table:table-cell>
          <table:table-cell table:style-name="ce185" table:formula="of:=COUNTIF([.P$7:.P$979];[.$L1])" office:value-type="float" office:value="0">
            <text:p>0</text:p>
          </table:table-cell>
          <table:table-cell table:style-name="ce184" table:number-columns-repeated="214"/>
          <table:table-cell table:number-columns-repeated="794"/>
        </table:table-row>
        <table:table-row table:style-name="ro19">
          <table:table-cell table:style-name="ce140"/>
          <table:table-cell table:style-name="ce145"/>
          <table:table-cell table:style-name="ce154"/>
          <table:table-cell table:style-name="ce160" table:number-columns-repeated="2"/>
          <table:table-cell table:style-name="ce172"/>
          <table:table-cell table:style-name="ce160" table:number-columns-repeated="3"/>
          <table:table-cell table:style-name="ce143"/>
          <table:table-cell table:style-name="ce160"/>
          <table:table-cell table:style-name="ce185" office:value-type="string">
            <text:p>Failed</text:p>
          </table:table-cell>
          <table:table-cell table:style-name="ce185" table:formula="of:=COUNTIF([.M$7:.M$979];[.$L2])" office:value-type="float" office:value="0">
            <text:p>0</text:p>
          </table:table-cell>
          <table:table-cell table:style-name="ce185" table:formula="of:=COUNTIF([.N$7:.N$979];[.$L2])" office:value-type="float" office:value="0">
            <text:p>0</text:p>
          </table:table-cell>
          <table:table-cell table:style-name="ce185" table:formula="of:=COUNTIF([.O$7:.O$979];[.$L2])" office:value-type="float" office:value="0">
            <text:p>0</text:p>
          </table:table-cell>
          <table:table-cell table:style-name="ce185" table:formula="of:=COUNTIF([.P$7:.P$979];[.$L2])" office:value-type="float" office:value="0">
            <text:p>0</text:p>
          </table:table-cell>
          <table:table-cell table:style-name="ce184" table:number-columns-repeated="214"/>
          <table:table-cell table:number-columns-repeated="794"/>
        </table:table-row>
        <table:table-row table:style-name="ro33">
          <table:table-cell table:style-name="ce140"/>
          <table:table-cell table:style-name="ce146" office:value-type="string">
            <text:p>Function List:</text:p>
          </table:table-cell>
          <table:table-cell table:style-name="ce155" office:value-type="string" table:number-columns-spanned="3" table:number-rows-spanned="1">
            <text:p>Bugs on ECMS 2.1.7 for regression test</text:p>
          </table:table-cell>
          <table:covered-table-cell table:style-name="ce161"/>
          <table:covered-table-cell table:style-name="ce167"/>
          <table:table-cell table:style-name="ce172"/>
          <table:table-cell table:style-name="ce175"/>
          <table:table-cell table:style-name="ce182" table:number-columns-repeated="2"/>
          <table:table-cell table:style-name="ce143"/>
          <table:table-cell table:style-name="ce182"/>
          <table:table-cell table:style-name="ce185" office:value-type="string">
            <text:p>Blocked</text:p>
          </table:table-cell>
          <table:table-cell table:style-name="ce185" table:formula="of:=COUNTIF([.M$7:.M$979];[.$L3])" office:value-type="float" office:value="0">
            <text:p>0</text:p>
          </table:table-cell>
          <table:table-cell table:style-name="ce185" table:formula="of:=COUNTIF([.N$7:.N$979];[.$L3])" office:value-type="float" office:value="0">
            <text:p>0</text:p>
          </table:table-cell>
          <table:table-cell table:style-name="ce185" table:formula="of:=COUNTIF([.O$7:.O$979];[.$L3])" office:value-type="float" office:value="0">
            <text:p>0</text:p>
          </table:table-cell>
          <table:table-cell table:style-name="ce185" table:formula="of:=COUNTIF([.P$7:.P$979];[.$L3])" office:value-type="float" office:value="0">
            <text:p>0</text:p>
          </table:table-cell>
          <table:table-cell table:style-name="ce184" table:number-columns-repeated="214"/>
          <table:table-cell table:number-columns-repeated="794"/>
        </table:table-row>
        <table:table-row table:style-name="ro10">
          <table:table-cell table:style-name="ce140"/>
          <table:table-cell table:style-name="ce146" office:value-type="string">
            <text:p>Total Main Cases:</text:p>
          </table:table-cell>
          <table:table-cell table:style-name="ce156" table:formula="of:=MAX([.A7:.A960])" office:value-type="float" office:value="20" table:number-columns-spanned="3" table:number-rows-spanned="1">
            <text:p>20</text:p>
          </table:table-cell>
          <table:covered-table-cell table:style-name="ce161"/>
          <table:covered-table-cell table:style-name="ce167"/>
          <table:table-cell table:style-name="ce172"/>
          <table:table-cell table:style-name="ce175"/>
          <table:table-cell table:style-name="ce182" table:number-columns-repeated="2"/>
          <table:table-cell table:style-name="ce143"/>
          <table:table-cell table:style-name="ce182"/>
          <table:table-cell table:style-name="ce184" office:value-type="string">
            <text:p>Untested</text:p>
          </table:table-cell>
          <table:table-cell table:style-name="ce185" table:formula="of:=COUNTIF([.M$7:.M$979];[.$L4])" office:value-type="float" office:value="0">
            <text:p>0</text:p>
          </table:table-cell>
          <table:table-cell table:style-name="ce185" table:formula="of:=COUNTIF([.N$7:.N$979];[.$L4])" office:value-type="float" office:value="0">
            <text:p>0</text:p>
          </table:table-cell>
          <table:table-cell table:style-name="ce185" table:formula="of:=COUNTIF([.O$7:.O$979];[.$L4])" office:value-type="float" office:value="0">
            <text:p>0</text:p>
          </table:table-cell>
          <table:table-cell table:style-name="ce185" table:formula="of:=COUNTIF([.P$7:.P$979];[.$L4])" office:value-type="float" office:value="0">
            <text:p>0</text:p>
          </table:table-cell>
          <table:table-cell table:style-name="ce184" table:number-columns-repeated="214"/>
          <table:table-cell table:number-columns-repeated="794"/>
        </table:table-row>
        <table:table-row table:style-name="ro19">
          <table:table-cell table:style-name="ce140"/>
          <table:table-cell table:style-name="ce147"/>
          <table:table-cell table:style-name="ce140"/>
          <table:table-cell table:style-name="ce162"/>
          <table:table-cell table:style-name="ce168"/>
          <table:table-cell table:style-name="ce168" office:value-type="string">
            <text:p><text:s/></text:p>
          </table:table-cell>
          <table:table-cell table:style-name="ce168" table:number-columns-repeated="3"/>
          <table:table-cell table:style-name="ce143"/>
          <table:table-cell table:style-name="ce168"/>
          <table:table-cell table:style-name="ce143" office:value-type="string">
            <text:p>N/A</text:p>
          </table:table-cell>
          <table:table-cell table:style-name="ce185" table:formula="of:=COUNTIF([.M$7:.M$979];[.$L5])" office:value-type="float" office:value="0">
            <text:p>0</text:p>
          </table:table-cell>
          <table:table-cell table:style-name="ce185" table:formula="of:=COUNTIF([.N$7:.N$979];[.$L5])" office:value-type="float" office:value="0">
            <text:p>0</text:p>
          </table:table-cell>
          <table:table-cell table:style-name="ce185" table:formula="of:=COUNTIF([.O$7:.O$979];[.$L5])" office:value-type="float" office:value="0">
            <text:p>0</text:p>
          </table:table-cell>
          <table:table-cell table:style-name="ce185" table:formula="of:=COUNTIF([.P$7:.P$979];[.$L5])" office:value-type="float" office:value="0">
            <text:p>0</text:p>
          </table:table-cell>
          <table:table-cell table:number-columns-repeated="1008"/>
        </table:table-row>
        <table:table-row table:style-name="ro10">
          <table:table-cell table:style-name="ce141" office:value-type="string">
            <text:p>Case No</text:p>
          </table:table-cell>
          <table:table-cell table:style-name="ce148" office:value-type="string">
            <text:p>Related function</text:p>
          </table:table-cell>
          <table:table-cell table:style-name="ce141" office:value-type="string">
            <text:p>Case ID</text:p>
          </table:table-cell>
          <table:table-cell table:style-name="ce163"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86" office:value-type="string">
            <text:p>IE7</text:p>
          </table:table-cell>
          <table:table-cell table:style-name="ce186" office:value-type="string">
            <text:p>FireFox3.5</text:p>
          </table:table-cell>
          <table:table-cell table:style-name="ce186" office:value-type="string">
            <text:p>Comment/Bug</text:p>
          </table:table-cell>
          <table:table-cell table:style-name="ce186" table:number-columns-repeated="4"/>
          <table:table-cell table:style-name="ce175" table:number-columns-repeated="211"/>
          <table:table-cell table:style-name="ce168" table:number-columns-repeated="794"/>
        </table:table-row>
        <table:table-row table:style-name="ro35">
          <table:table-cell table:style-name="ce142" office:value-type="float" office:value="1">
            <text:p>001</text:p>
          </table:table-cell>
          <table:table-cell table:style-name="ce149" office:value-type="string">
            <text:p>REG_PLF307_ECMS_001</text:p>
          </table:table-cell>
          <table:table-cell table:style-name="ce157" office:value-type="float" office:value="1">
            <text:p>001</text:p>
          </table:table-cell>
          <table:table-cell table:style-name="ce164" table:formula="of:=[.B7]" office:value-type="string" office:string-value="REG_PLF307_ECMS_001">
            <text:p>REG_PLF307_ECMS_001</text:p>
          </table:table-cell>
          <table:table-cell table:style-name="ce188" office:value-type="string">
            <text:p>"View Properties" Component </text:p>
          </table:table-cell>
          <table:table-cell table:style-name="ce203" office:value-type="string">
            <text:p>Step 1: Create an article with <text:span text:style-name="T11">HTML </text:span><text:span text:style-name="T11">content </text:span><text:span text:style-name="T11">containing </text:span><text:span text:style-name="T11">&lt;table&gt; </text:span><text:span text:style-name="T11">tags into </text:span><text:span text:style-name="T11">the source </text:span><text:span text:style-name="T11">view of the </text:span><text:span text:style-name="T11">WYSIWYG </text:span><text:span text:style-name="T11">of summary </text:span><text:span text:style-name="T11">field.</text:span></text:p>
          </table:table-cell>
          <table:table-cell table:style-name="ce203" office:value-type="string">
            <text:p><text:span text:style-name="T11">- Go to Site </text:span><text:span text:style-name="T11">Explorer </text:span><text:span text:style-name="T11">and select </text:span><text:span text:style-name="T11">article </text:span><text:span text:style-name="T11">template</text:span></text:p>
            <text:p><text:span text:style-name="T11">- Create an </text:span><text:span text:style-name="T11">article, in </text:span><text:span text:style-name="T11">summary </text:span><text:span text:style-name="T11">field, click </text:span><text:span text:style-name="T11">source and </text:span><text:span text:style-name="T11">paste the </text:span><text:span text:style-name="T11">HTML </text:span><text:span text:style-name="T11">content in </text:span><text:span text:style-name="T11">file below</text:span></text:p>
            <text:p><text:span text:style-name="T11"><text:a xlink:href="https://jira.exoplatform.org/secure/attachment/39483/html.txt">https://jira.exoplatform.org/secure/attachment/39483/html.txt</text:a></text:span></text:p>
            <text:p><text:span text:style-name="T11">- Save the </text:span><text:span text:style-name="T11">content</text:span></text:p>
          </table:table-cell>
          <table:table-cell table:style-name="ce143" office:value-type="string">
            <text:p>Article is created</text:p>
          </table:table-cell>
          <table:table-cell table:style-name="ce183" office:value-type="string">
            <text:p>High</text:p>
          </table:table-cell>
          <table:table-cell table:style-name="ce183" office:value-type="string">
            <text:p>ECMS-2526</text:p>
            <text:p>CCP-1033</text:p>
          </table:table-cell>
          <table:table-cell table:style-name="ce143" table:number-columns-repeated="1014"/>
        </table:table-row>
        <table:table-row table:style-name="ro35">
          <table:table-cell table:style-name="ce142" table:formula="of:=IF(VALUE(MID([.F8];6;FIND(&quot;:&quot;;[.F8];1)-FIND(&quot; &quot;;[.F8];1)-1))&gt;VALUE(MID([.F7];6;FIND(&quot;:&quot;;[.F7];1)-FIND(&quot; &quot;;[.F7];1)-1));&quot;&quot;;MAX([.A$7:.A7])+1)">
            <text:p/>
          </table:table-cell>
          <table:table-cell table:style-name="ce150" office:value-type="string">
            <text:p>REG_PLF307_ECMS_001</text:p>
          </table:table-cell>
          <table:table-cell table:style-name="ce196" table:formula="of:=IF(VALUE(MID([.F8];6;FIND(&quot;:&quot;;[.F8];1)-FIND(&quot; &quot;;[.F8];1)-1))&gt;VALUE(MID([.F7];6;FIND(&quot;:&quot;;[.F7];1)-FIND(&quot; &quot;;[.F7];1)-1));[.C7];[.C7]+1)" office:value-type="float" office:value="1">
            <text:p>001</text:p>
          </table:table-cell>
          <table:table-cell table:style-name="ce164" table:formula="of:=[.B8]" office:value-type="string" office:string-value="REG_PLF307_ECMS_001">
            <text:p>REG_PLF307_ECMS_001</text:p>
          </table:table-cell>
          <table:table-cell table:style-name="ce164" office:value-type="string">
            <text:p>"View Properties" Component </text:p>
          </table:table-cell>
          <table:table-cell table:style-name="ce143" office:value-type="string">
            <text:p>Step 2: View Node Properties of article</text:p>
          </table:table-cell>
          <table:table-cell table:style-name="ce164" office:value-type="string">
            <text:p>- Click on "View Node Properties"</text:p>
            <text:p>- Refresh the browser window</text:p>
          </table:table-cell>
          <table:table-cell table:style-name="ce203" office:value-type="string">
            <text:p><text:span text:style-name="T11">- The dialog </text:span><text:span text:style-name="T11">of the </text:span><text:span text:style-name="T11">component </text:span><text:span text:style-name="T11">is shown.</text:span></text:p>
            <text:p><text:span text:style-name="T11">- There is </text:span><text:span text:style-name="T11">no broken </text:span><text:span text:style-name="T11">UI on "View </text:span><text:span text:style-name="T11">Node </text:span><text:span text:style-name="T11">Properties" </text:span><text:span text:style-name="T11">dialog</text:span></text:p>
          </table:table-cell>
          <table:table-cell table:style-name="ce183" office:value-type="string">
            <text:p>High</text:p>
          </table:table-cell>
          <table:table-cell table:style-name="ce183" office:value-type="string">
            <text:p>ECMS-2526</text:p>
            <text:p>CCP-1033</text:p>
          </table:table-cell>
          <table:table-cell table:style-name="ce143" office:value-type="string">
            <text:p>- Click on "View Node Properties" and you will find that the dialog of the component is not shown.</text:p>
            <text:p>- If you refresh the browser window then you will see the dialog with broken UI.</text:p>
          </table:table-cell>
          <table:table-cell table:style-name="ce172" table:number-columns-repeated="1013"/>
        </table:table-row>
        <table:table-row table:style-name="ro25">
          <table:table-cell table:style-name="ce142" table:formula="of:=IF(VALUE(MID([.F9];6;FIND(&quot;:&quot;;[.F9];1)-FIND(&quot; &quot;;[.F9];1)-1))&gt;VALUE(MID([.F8];6;FIND(&quot;:&quot;;[.F8];1)-FIND(&quot; &quot;;[.F8];1)-1));&quot;&quot;;MAX([.A$7:.A8])+1)" office:value-type="float" office:value="2">
            <text:p>002</text:p>
          </table:table-cell>
          <table:table-cell table:style-name="ce149" office:value-type="string">
            <text:p>REG_PLF307_ECMS_002</text:p>
          </table:table-cell>
          <table:table-cell table:style-name="ce196" office:value-type="float" office:value="1">
            <text:p>001</text:p>
          </table:table-cell>
          <table:table-cell table:style-name="ce164" table:formula="of:=[.B9]" office:value-type="string" office:string-value="REG_PLF307_ECMS_002">
            <text:p>REG_PLF307_ECMS_002</text:p>
          </table:table-cell>
          <table:table-cell table:style-name="ce202" office:value-type="string">
            <text:p>Replacing a file in categories</text:p>
          </table:table-cell>
          <table:table-cell table:style-name="ce172" office:value-type="string">
            <text:p>Step 1: Upload the same file twice</text:p>
          </table:table-cell>
          <table:table-cell table:style-name="ce172" office:value-type="string">
            <text:p>In Files Explorer, categories :</text:p>
            <text:p>- Upload a file.</text:p>
            <text:p>- Upload the same file again.</text:p>
            <text:p>- Choose "Replace data".</text:p>
          </table:table-cell>
          <table:table-cell table:style-name="ce172" office:value-type="string">
            <text:p>The existed file is replaced</text:p>
          </table:table-cell>
          <table:table-cell table:style-name="ce172" office:value-type="string">
            <text:p>High</text:p>
          </table:table-cell>
          <table:table-cell table:style-name="ce183" office:value-type="string">
            <text:p>ECMS-2321</text:p>
            <text:p>CCP-880</text:p>
          </table:table-cell>
          <table:table-cell table:style-name="ce172" office:value-type="string">
            <text:p>An error message appears "The name "name of upload field" is existing. You can not upload same name file except for 'nt:file'".</text:p>
          </table:table-cell>
          <table:table-cell table:style-name="ce172" table:number-columns-repeated="1013"/>
        </table:table-row>
        <table:table-row table:style-name="ro49">
          <table:table-cell table:style-name="ce142" table:formula="of:=IF(VALUE(MID([.F10];6;FIND(&quot;:&quot;;[.F10];1)-FIND(&quot; &quot;;[.F10];1)-1))&gt;VALUE(MID([.F9];6;FIND(&quot;:&quot;;[.F9];1)-FIND(&quot; &quot;;[.F9];1)-1));&quot;&quot;;MAX([.A$7:.A9])+1)" office:value-type="float" office:value="3">
            <text:p>003</text:p>
          </table:table-cell>
          <table:table-cell table:style-name="ce149" office:value-type="string">
            <text:p>REG_PLF307_ECMS_003</text:p>
          </table:table-cell>
          <table:table-cell table:style-name="ce196" office:value-type="float" office:value="1">
            <text:p>001</text:p>
          </table:table-cell>
          <table:table-cell table:style-name="ce164" table:formula="of:=[.B10]" office:value-type="string" office:string-value="REG_PLF307_ECMS_003">
            <text:p>REG_PLF307_ECMS_003</text:p>
          </table:table-cell>
          <table:table-cell table:style-name="ce170" office:value-type="string">
            <text:p>Selecting the 'workflow' publication workflow</text:p>
          </table:table-cell>
          <table:table-cell table:style-name="ce143" office:value-type="string">
            <text:p>Step 1: Config to run workflow</text:p>
          </table:table-cell>
          <table:table-cell table:style-name="ce143" office:value-type="string">
            <text:p>- Before starting server, copy file ecmworkflow-extension.xml in</text:p>
            <text:p><text:a xlink:href="https://jira.exoplatform.org/secure/attachment/38705/ecmworkflow-extension.xml">https://jira.exoplatform.org/secure/attachment/38705/ecmworkflow-extension.xml</text:a> + In PLF Tomcat: </text:p>
            <text:p><text:s text:c="3"/>1. paste in folder tomcat/conf/Catalina/localhost</text:p>
            <text:p><text:s text:c="3"/>2. run ./start_eXo.sh all</text:p>
            <text:p><text:s/>+ in PLF JBOSS:</text:p>
            <text:p><text:s text:c="3"/>1. Paste in server/default/deploy</text:p>
            <text:p><text:s text:c="3"/>2. Go to bin folder, edit run.conf as line below:</text:p>
            <text:p># Platform environment variables</text:p>
            <text:p>EXO_PROFILES="-Dexo.profiles=default,workflow"</text:p>
            <text:p>- Start server normally</text:p>
          </table:table-cell>
          <table:table-cell table:style-name="ce177" office:value-type="string">
            <text:p>Server starts successfully without exception</text:p>
          </table:table-cell>
          <table:table-cell table:style-name="ce183" office:value-type="string">
            <text:p>High</text:p>
          </table:table-cell>
          <table:table-cell table:style-name="ce172" office:value-type="string">
            <text:p>CCP-1066 ECMS-2335</text:p>
          </table:table-cell>
          <table:table-cell table:style-name="ce172" table:number-columns-repeated="1014"/>
        </table:table-row>
        <table:table-row table:style-name="ro45">
          <table:table-cell table:style-name="ce142" table:formula="of:=IF(VALUE(MID([.F11];6;FIND(&quot;:&quot;;[.F11];1)-FIND(&quot; &quot;;[.F11];1)-1))&gt;VALUE(MID([.F10];6;FIND(&quot;:&quot;;[.F10];1)-FIND(&quot; &quot;;[.F10];1)-1));&quot;&quot;;MAX([.A$7:.A10])+1)">
            <text:p/>
          </table:table-cell>
          <table:table-cell table:style-name="ce149" office:value-type="string">
            <text:p>REG_PLF307_ECMS_003</text:p>
          </table:table-cell>
          <table:table-cell table:style-name="ce196" table:formula="of:=IF(VALUE(MID([.F11];6;FIND(&quot;:&quot;;[.F11];1)-FIND(&quot; &quot;;[.F11];1)-1))&gt;VALUE(MID([.F10];6;FIND(&quot;:&quot;;[.F10];1)-FIND(&quot; &quot;;[.F10];1)-1));[.C10];[.C10]+1)" office:value-type="float" office:value="1">
            <text:p>001</text:p>
          </table:table-cell>
          <table:table-cell table:style-name="ce164" table:formula="of:=[.B11]" office:value-type="string" office:string-value="REG_PLF307_ECMS_003">
            <text:p>REG_PLF307_ECMS_003</text:p>
          </table:table-cell>
          <table:table-cell table:style-name="ce171" office:value-type="string">
            <text:p>Selecting the 'workflow' publication workflow</text:p>
          </table:table-cell>
          <table:table-cell table:style-name="ce143" office:value-type="string">
            <text:p>Step 2: Click Manage publications at node with no publication status</text:p>
          </table:table-cell>
          <table:table-cell table:style-name="ce143"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72" office:value-type="string">
            <text:p>There is no exception</text:p>
          </table:table-cell>
          <table:table-cell table:style-name="ce183" office:value-type="string">
            <text:p>High</text:p>
          </table:table-cell>
          <table:table-cell table:style-name="ce172" office:value-type="string">
            <text:p>CCP-1066 ECMS-2335</text:p>
          </table:table-cell>
          <table:table-cell table:style-name="ce172" office:value-type="string">
            <text:p>Throw out exception</text:p>
          </table:table-cell>
          <table:table-cell table:style-name="ce172" table:number-columns-repeated="1013"/>
        </table:table-row>
        <table:table-row table:style-name="ro46">
          <table:table-cell table:style-name="ce142" table:formula="of:=IF(VALUE(MID([.F12];6;FIND(&quot;:&quot;;[.F12];1)-FIND(&quot; &quot;;[.F12];1)-1))&gt;VALUE(MID([.F11];6;FIND(&quot;:&quot;;[.F11];1)-FIND(&quot; &quot;;[.F11];1)-1));&quot;&quot;;MAX([.A$7:.A11])+1)" office:value-type="float" office:value="4">
            <text:p>004</text:p>
          </table:table-cell>
          <table:table-cell table:style-name="ce149" office:value-type="string">
            <text:p>REG_PLF307_ECMS_004</text:p>
          </table:table-cell>
          <table:table-cell table:style-name="ce196" office:value-type="float" office:value="1">
            <text:p>001</text:p>
          </table:table-cell>
          <table:table-cell table:style-name="ce164" table:formula="of:=[.B12]" office:value-type="string" office:string-value="REG_PLF307_ECMS_004">
            <text:p>REG_PLF307_ECMS_004</text:p>
          </table:table-cell>
          <table:table-cell table:style-name="ce151" office:value-type="string">
            <text:p>Images in ACME Site</text:p>
          </table:table-cell>
          <table:table-cell table:style-name="ce172" office:value-type="string">
            <text:p>Step 1: Edit one document under acme logo and republish it</text:p>
          </table:table-cell>
          <table:table-cell table:style-name="ce172"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77" office:value-type="string">
            <text:p>Illustration of republished document is displayed well, even users refresh many times</text:p>
          </table:table-cell>
          <table:table-cell table:style-name="ce183" office:value-type="string">
            <text:p>High</text:p>
          </table:table-cell>
          <table:table-cell table:style-name="ce172" office:value-type="string">
            <text:p>CCP-1005 ECMS-2426</text:p>
          </table:table-cell>
          <table:table-cell table:style-name="ce172" office:value-type="string">
            <text:p>illustration of document is visible then disappears and reappears after refreshing pages</text:p>
          </table:table-cell>
          <table:table-cell table:style-name="ce172" table:number-columns-repeated="1013"/>
        </table:table-row>
        <table:table-row table:style-name="ro27">
          <table:table-cell table:style-name="ce142" table:formula="of:=IF(VALUE(MID([.F13];6;FIND(&quot;:&quot;;[.F13];1)-FIND(&quot; &quot;;[.F13];1)-1))&gt;VALUE(MID([.F12];6;FIND(&quot;:&quot;;[.F12];1)-FIND(&quot; &quot;;[.F12];1)-1));&quot;&quot;;MAX([.A$7:.A12])+1)" office:value-type="float" office:value="5">
            <text:p>005</text:p>
          </table:table-cell>
          <table:table-cell table:style-name="ce150" office:value-type="string">
            <text:p>REG_PLF307_ECMS_004</text:p>
          </table:table-cell>
          <table:table-cell table:style-name="ce196" table:formula="of:=IF(VALUE(MID([.F13];6;FIND(&quot;:&quot;;[.F13];1)-FIND(&quot; &quot;;[.F13];1)-1))&gt;VALUE(MID([.F12];6;FIND(&quot;:&quot;;[.F12];1)-FIND(&quot; &quot;;[.F12];1)-1));[.C12];[.C12]+1)" office:value-type="float" office:value="2">
            <text:p>002</text:p>
          </table:table-cell>
          <table:table-cell table:style-name="ce164" table:formula="of:=[.B13]" office:value-type="string" office:string-value="REG_PLF307_ECMS_004">
            <text:p>REG_PLF307_ECMS_004</text:p>
          </table:table-cell>
          <table:table-cell table:style-name="ce143" office:value-type="string">
            <text:p>Images in ACME Site</text:p>
          </table:table-cell>
          <table:table-cell table:style-name="ce172" office:value-type="string">
            <text:p>Step 1: Create a Free Web Content document with illustration and add it into a CLV page</text:p>
          </table:table-cell>
          <table:table-cell table:style-name="ce172"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77" office:value-type="string">
            <text:p>Illustration of this document is displayed well, even users refresh many times</text:p>
          </table:table-cell>
          <table:table-cell table:style-name="ce183" office:value-type="string">
            <text:p>High</text:p>
          </table:table-cell>
          <table:table-cell table:style-name="ce172" office:value-type="string">
            <text:p>CCP-1005 ECMS-2426</text:p>
          </table:table-cell>
          <table:table-cell table:style-name="ce183" office:value-type="string">
            <text:p>illustration of document is visible then disappears and reappears after refreshing pages</text:p>
          </table:table-cell>
          <table:table-cell table:style-name="ce172" table:number-columns-repeated="1013"/>
        </table:table-row>
        <table:table-row table:style-name="ro23">
          <table:table-cell table:style-name="ce142" table:formula="of:=IF(VALUE(MID([.F14];6;FIND(&quot;:&quot;;[.F14];1)-FIND(&quot; &quot;;[.F14];1)-1))&gt;VALUE(MID([.F13];6;FIND(&quot;:&quot;;[.F13];1)-FIND(&quot; &quot;;[.F13];1)-1));&quot;&quot;;MAX([.A$7:.A13])+1)" office:value-type="float" office:value="6">
            <text:p>006</text:p>
          </table:table-cell>
          <table:table-cell table:style-name="ce149" office:value-type="string">
            <text:p>REG_PLF307_ECMS_005</text:p>
          </table:table-cell>
          <table:table-cell table:style-name="ce196" office:value-type="float" office:value="1">
            <text:p>001</text:p>
          </table:table-cell>
          <table:table-cell table:style-name="ce164" table:formula="of:=[.B14]" office:value-type="string" office:string-value="REG_PLF307_ECMS_005">
            <text:p>REG_PLF307_ECMS_005</text:p>
          </table:table-cell>
          <table:table-cell table:style-name="ce170" office:value-type="string">
            <text:p>*, ~, +, - characters in simple search and advanced search</text:p>
          </table:table-cell>
          <table:table-cell table:style-name="ce172" office:value-type="string">
            <text:p>Step 1: Create some documents with titles or content contain +, - characters, and some other documents</text:p>
          </table:table-cell>
          <table:table-cell table:style-name="ce172" office:value-type="string">
            <text:p>- Login</text:p>
            <text:p>- Go to Content Explorer, choose a drive and create Create some documents with titles or content contain +, - characters, and some normal documents</text:p>
          </table:table-cell>
          <table:table-cell table:style-name="ce172" office:value-type="string">
            <text:p>Documents are created successfully</text:p>
          </table:table-cell>
          <table:table-cell table:style-name="ce183" office:value-type="string">
            <text:p>High</text:p>
          </table:table-cell>
          <table:table-cell table:style-name="ce172" office:value-type="string">
            <text:p>CCP-1019 ECMS-2452</text:p>
          </table:table-cell>
          <table:table-cell table:style-name="ce172" table:number-columns-repeated="1014"/>
        </table:table-row>
        <table:table-row table:style-name="ro45">
          <table:table-cell table:style-name="ce142" table:formula="of:=IF(VALUE(MID([.F15];6;FIND(&quot;:&quot;;[.F15];1)-FIND(&quot; &quot;;[.F15];1)-1))&gt;VALUE(MID([.F14];6;FIND(&quot;:&quot;;[.F14];1)-FIND(&quot; &quot;;[.F14];1)-1));&quot;&quot;;MAX([.A$7:.A14])+1)">
            <text:p/>
          </table:table-cell>
          <table:table-cell table:style-name="ce150" office:value-type="string">
            <text:p>REG_PLF307_ECMS_005</text:p>
          </table:table-cell>
          <table:table-cell table:style-name="ce196" table:formula="of:=IF(VALUE(MID([.F15];6;FIND(&quot;:&quot;;[.F15];1)-FIND(&quot; &quot;;[.F15];1)-1))&gt;VALUE(MID([.F14];6;FIND(&quot;:&quot;;[.F14];1)-FIND(&quot; &quot;;[.F14];1)-1));[.C14];[.C14]+1)" office:value-type="float" office:value="1">
            <text:p>001</text:p>
          </table:table-cell>
          <table:table-cell table:style-name="ce164" table:formula="of:=[.B15]" office:value-type="string" office:string-value="REG_PLF307_ECMS_005">
            <text:p>REG_PLF307_ECMS_005</text:p>
          </table:table-cell>
          <table:table-cell table:style-name="ce171" office:value-type="string">
            <text:p>*, ~, +, - characters in simple search and advanced search</text:p>
          </table:table-cell>
          <table:table-cell table:style-name="ce172" office:value-type="string">
            <text:p>Step 2: Search with * and ~ character in Simple search, </text:p>
          </table:table-cell>
          <table:table-cell table:style-name="ce172"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72" office:value-type="string">
            <text:p>- All documents are listed in search result</text:p>
            <text:p>- Return documents which contain these word in search result, eg: conditions.doc, Fire </text:p>
          </table:table-cell>
          <table:table-cell table:style-name="ce183" office:value-type="string">
            <text:p>High</text:p>
          </table:table-cell>
          <table:table-cell table:style-name="ce172" office:value-type="string">
            <text:p>CCP-1019 ECMS-2452</text:p>
          </table:table-cell>
          <table:table-cell table:style-name="ce172" office:value-type="string">
            <text:p>- Cannot search with * </text:p>
            <text:p>- Cannot search with "~"</text:p>
            <text:p/>
          </table:table-cell>
          <table:table-cell table:style-name="ce172" table:number-columns-repeated="1013"/>
        </table:table-row>
        <table:table-row table:style-name="ro35">
          <table:table-cell table:style-name="ce142" table:formula="of:=IF(VALUE(MID([.F16];6;FIND(&quot;:&quot;;[.F16];1)-FIND(&quot; &quot;;[.F16];1)-1))&gt;VALUE(MID([.F15];6;FIND(&quot;:&quot;;[.F15];1)-FIND(&quot; &quot;;[.F15];1)-1));&quot;&quot;;MAX([.A$7:.A15])+1)">
            <text:p/>
          </table:table-cell>
          <table:table-cell table:style-name="ce150" office:value-type="string">
            <text:p>REG_PLF307_ECMS_005</text:p>
          </table:table-cell>
          <table:table-cell table:style-name="ce196" table:formula="of:=IF(VALUE(MID([.F16];6;FIND(&quot;:&quot;;[.F16];1)-FIND(&quot; &quot;;[.F16];1)-1))&gt;VALUE(MID([.F15];6;FIND(&quot;:&quot;;[.F15];1)-FIND(&quot; &quot;;[.F15];1)-1));[.C15];[.C15]+1)" office:value-type="float" office:value="1">
            <text:p>001</text:p>
          </table:table-cell>
          <table:table-cell table:style-name="ce164" table:formula="of:=[.B16]" office:value-type="string" office:string-value="REG_PLF307_ECMS_005">
            <text:p>REG_PLF307_ECMS_005</text:p>
          </table:table-cell>
          <table:table-cell table:style-name="ce171" office:value-type="string">
            <text:p>*, ~, +, - characters in simple search and advanced search</text:p>
          </table:table-cell>
          <table:table-cell table:style-name="ce172" office:value-type="string">
            <text:p>Step 3: Search with + and – character in advanced search</text:p>
          </table:table-cell>
          <table:table-cell table:style-name="ce172" office:value-type="string">
            <text:p>- Click Saved search then Advanced search</text:p>
            <text:p>- Fill in search by name tab title of document with + or – characters</text:p>
          </table:table-cell>
          <table:table-cell table:style-name="ce172" office:value-type="string">
            <text:p>All document with title or content containing these characters are listed in search result and no exception</text:p>
          </table:table-cell>
          <table:table-cell table:style-name="ce183" office:value-type="string">
            <text:p>High</text:p>
          </table:table-cell>
          <table:table-cell table:style-name="ce172" office:value-type="string">
            <text:p>CCP-1019 ECMS-2452</text:p>
          </table:table-cell>
          <table:table-cell table:style-name="ce172" office:value-type="string">
            <text:p>- raise exception</text:p>
          </table:table-cell>
          <table:table-cell table:style-name="ce172" table:number-columns-repeated="1013"/>
        </table:table-row>
        <table:table-row table:style-name="ro17">
          <table:table-cell table:style-name="ce142" table:formula="of:=IF(VALUE(MID([.F17];6;FIND(&quot;:&quot;;[.F17];1)-FIND(&quot; &quot;;[.F17];1)-1))&gt;VALUE(MID([.F16];6;FIND(&quot;:&quot;;[.F16];1)-FIND(&quot; &quot;;[.F16];1)-1));&quot;&quot;;MAX([.A$7:.A16])+1)" office:value-type="float" office:value="7">
            <text:p>007</text:p>
          </table:table-cell>
          <table:table-cell table:style-name="ce150" office:value-type="string">
            <text:p>REG_PLF307_ECMS_006</text:p>
          </table:table-cell>
          <table:table-cell table:style-name="ce196" office:value-type="float" office:value="1">
            <text:p>001</text:p>
          </table:table-cell>
          <table:table-cell table:style-name="ce164" table:formula="of:=[.B17]" office:value-type="string" office:string-value="REG_PLF307_ECMS_006">
            <text:p>REG_PLF307_ECMS_006</text:p>
          </table:table-cell>
          <table:table-cell table:style-name="ce170" office:value-type="string">
            <text:p>Linked documents of article is click-able in a SCV page </text:p>
          </table:table-cell>
          <table:table-cell table:style-name="ce172" office:value-type="string">
            <text:p>Step 1: Create an article</text:p>
          </table:table-cell>
          <table:table-cell table:style-name="ce172" office:value-type="string">
            <text:p>- Log into the ecmdemo portal.</text:p>
            <text:p>- Go to Content Explorer.</text:p>
            <text:p>- Create a new article.</text:p>
            <text:p>- Save as draft</text:p>
          </table:table-cell>
          <table:table-cell table:style-name="ce172" office:value-type="string">
            <text:p>Article is created</text:p>
          </table:table-cell>
          <table:table-cell table:style-name="ce183" office:value-type="string">
            <text:p>High</text:p>
          </table:table-cell>
          <table:table-cell table:style-name="ce172" office:value-type="string">
            <text:p>CCP-1031 ECMS-2511</text:p>
          </table:table-cell>
          <table:table-cell table:style-name="ce172" table:number-columns-repeated="1014"/>
        </table:table-row>
        <table:table-row table:style-name="ro28">
          <table:table-cell table:style-name="ce142" table:formula="of:=IF(VALUE(MID([.F18];6;FIND(&quot;:&quot;;[.F18];1)-FIND(&quot; &quot;;[.F18];1)-1))&gt;VALUE(MID([.F17];6;FIND(&quot;:&quot;;[.F17];1)-FIND(&quot; &quot;;[.F17];1)-1));&quot;&quot;;MAX([.A$7:.A17])+1)">
            <text:p/>
          </table:table-cell>
          <table:table-cell table:style-name="ce150" office:value-type="string">
            <text:p>REG_PLF307_ECMS_006</text:p>
          </table:table-cell>
          <table:table-cell table:style-name="ce196" table:formula="of:=IF(VALUE(MID([.F18];6;FIND(&quot;:&quot;;[.F18];1)-FIND(&quot; &quot;;[.F18];1)-1))&gt;VALUE(MID([.F17];6;FIND(&quot;:&quot;;[.F17];1)-FIND(&quot; &quot;;[.F17];1)-1));[.C17];[.C17]+1)" office:value-type="float" office:value="1">
            <text:p>001</text:p>
          </table:table-cell>
          <table:table-cell table:style-name="ce164" table:formula="of:=[.B18]" office:value-type="string" office:string-value="REG_PLF307_ECMS_006">
            <text:p>REG_PLF307_ECMS_006</text:p>
          </table:table-cell>
          <table:table-cell table:style-name="ce171" office:value-type="string">
            <text:p>Linked documents of article is click-able in a SCV page </text:p>
          </table:table-cell>
          <table:table-cell table:style-name="ce172" office:value-type="string">
            <text:p>Step 2: Add a related link for article</text:p>
          </table:table-cell>
          <table:table-cell table:style-name="ce172" office:value-type="string">
            <text:p>- Click Manage relations and add a related link</text:p>
          </table:table-cell>
          <table:table-cell table:style-name="ce172" office:value-type="string">
            <text:p>Article is linked to a document</text:p>
          </table:table-cell>
          <table:table-cell table:style-name="ce183" office:value-type="string">
            <text:p>High</text:p>
          </table:table-cell>
          <table:table-cell table:style-name="ce172" office:value-type="string">
            <text:p>CCP-1031 ECMS-2511</text:p>
          </table:table-cell>
          <table:table-cell table:style-name="ce172" table:number-columns-repeated="1014"/>
        </table:table-row>
        <table:table-row table:style-name="ro28">
          <table:table-cell table:style-name="ce142" table:formula="of:=IF(VALUE(MID([.F19];6;FIND(&quot;:&quot;;[.F19];1)-FIND(&quot; &quot;;[.F19];1)-1))&gt;VALUE(MID([.F18];6;FIND(&quot;:&quot;;[.F18];1)-FIND(&quot; &quot;;[.F18];1)-1));&quot;&quot;;MAX([.A$7:.A18])+1)">
            <text:p/>
          </table:table-cell>
          <table:table-cell table:style-name="ce150" office:value-type="string">
            <text:p>REG_PLF307_ECMS_006</text:p>
          </table:table-cell>
          <table:table-cell table:style-name="ce196" table:formula="of:=IF(VALUE(MID([.F19];6;FIND(&quot;:&quot;;[.F19];1)-FIND(&quot; &quot;;[.F19];1)-1))&gt;VALUE(MID([.F18];6;FIND(&quot;:&quot;;[.F18];1)-FIND(&quot; &quot;;[.F18];1)-1));[.C18];[.C18]+1)" office:value-type="float" office:value="1">
            <text:p>001</text:p>
          </table:table-cell>
          <table:table-cell table:style-name="ce164" table:formula="of:=[.B19]" office:value-type="string" office:string-value="REG_PLF307_ECMS_006">
            <text:p>REG_PLF307_ECMS_006</text:p>
          </table:table-cell>
          <table:table-cell table:style-name="ce171" office:value-type="string">
            <text:p>Linked documents of article is click-able in a SCV page </text:p>
          </table:table-cell>
          <table:table-cell table:style-name="ce172" office:value-type="string">
            <text:p>Step 3: Publish article</text:p>
          </table:table-cell>
          <table:table-cell table:style-name="ce172" office:value-type="string">
            <text:p>- Click Manage publications and publish this article</text:p>
          </table:table-cell>
          <table:table-cell table:style-name="ce172" office:value-type="string">
            <text:p>Article is published</text:p>
          </table:table-cell>
          <table:table-cell table:style-name="ce183" office:value-type="string">
            <text:p>High</text:p>
          </table:table-cell>
          <table:table-cell table:style-name="ce172" office:value-type="string">
            <text:p>CCP-1031 ECMS-2511</text:p>
          </table:table-cell>
          <table:table-cell table:style-name="ce172" table:number-columns-repeated="1014"/>
        </table:table-row>
        <table:table-row table:style-name="ro17">
          <table:table-cell table:style-name="ce142" table:formula="of:=IF(VALUE(MID([.F20];6;FIND(&quot;:&quot;;[.F20];1)-FIND(&quot; &quot;;[.F20];1)-1))&gt;VALUE(MID([.F19];6;FIND(&quot;:&quot;;[.F19];1)-FIND(&quot; &quot;;[.F19];1)-1));&quot;&quot;;MAX([.A$7:.A19])+1)">
            <text:p/>
          </table:table-cell>
          <table:table-cell table:style-name="ce150" office:value-type="string">
            <text:p>REG_PLF307_ECMS_006</text:p>
          </table:table-cell>
          <table:table-cell table:style-name="ce196" table:formula="of:=IF(VALUE(MID([.F20];6;FIND(&quot;:&quot;;[.F20];1)-FIND(&quot; &quot;;[.F20];1)-1))&gt;VALUE(MID([.F19];6;FIND(&quot;:&quot;;[.F19];1)-FIND(&quot; &quot;;[.F19];1)-1));[.C19];[.C19]+1)" office:value-type="float" office:value="1">
            <text:p>001</text:p>
          </table:table-cell>
          <table:table-cell table:style-name="ce164" table:formula="of:=[.B20]" office:value-type="string" office:string-value="REG_PLF307_ECMS_006">
            <text:p>REG_PLF307_ECMS_006</text:p>
          </table:table-cell>
          <table:table-cell table:style-name="ce171" office:value-type="string">
            <text:p>Linked documents of article is click-able in a SCV page </text:p>
          </table:table-cell>
          <table:table-cell table:style-name="ce172" office:value-type="string">
            <text:p>Step 4: Add Article in a SCV</text:p>
          </table:table-cell>
          <table:table-cell table:style-name="ce172" office:value-type="string">
            <text:p>- Create a page with Content detail portlet and choose article above as content</text:p>
          </table:table-cell>
          <table:table-cell table:style-name="ce172" office:value-type="string">
            <text:p>SCV is displayed with the content of article and a link beneath</text:p>
          </table:table-cell>
          <table:table-cell table:style-name="ce183" office:value-type="string">
            <text:p>High</text:p>
          </table:table-cell>
          <table:table-cell table:style-name="ce172" office:value-type="string">
            <text:p>CCP-1031 ECMS-2511</text:p>
          </table:table-cell>
          <table:table-cell table:style-name="ce172" table:number-columns-repeated="1014"/>
        </table:table-row>
        <table:table-row table:style-name="ro23">
          <table:table-cell table:style-name="ce142" table:formula="of:=IF(VALUE(MID([.F21];6;FIND(&quot;:&quot;;[.F21];1)-FIND(&quot; &quot;;[.F21];1)-1))&gt;VALUE(MID([.F20];6;FIND(&quot;:&quot;;[.F20];1)-FIND(&quot; &quot;;[.F20];1)-1));&quot;&quot;;MAX([.A$7:.A20])+1)">
            <text:p/>
          </table:table-cell>
          <table:table-cell table:style-name="ce150" office:value-type="string">
            <text:p>REG_PLF307_ECMS_006</text:p>
          </table:table-cell>
          <table:table-cell table:style-name="ce196" table:formula="of:=IF(VALUE(MID([.F21];6;FIND(&quot;:&quot;;[.F21];1)-FIND(&quot; &quot;;[.F21];1)-1))&gt;VALUE(MID([.F20];6;FIND(&quot;:&quot;;[.F20];1)-FIND(&quot; &quot;;[.F20];1)-1));[.C20];[.C20]+1)" office:value-type="float" office:value="1">
            <text:p>001</text:p>
          </table:table-cell>
          <table:table-cell table:style-name="ce164" table:formula="of:=[.B21]" office:value-type="string" office:string-value="REG_PLF307_ECMS_006">
            <text:p>REG_PLF307_ECMS_006</text:p>
          </table:table-cell>
          <table:table-cell table:style-name="ce171" office:value-type="string">
            <text:p>Linked documents of article is click-able in a SCV page </text:p>
          </table:table-cell>
          <table:table-cell table:style-name="ce172" office:value-type="string">
            <text:p>Step 5: Click on the link of article</text:p>
          </table:table-cell>
          <table:table-cell table:style-name="ce172" office:value-type="string">
            <text:p>- Click on the link</text:p>
          </table:table-cell>
          <table:table-cell table:style-name="ce172" office:value-type="string">
            <text:p>Show detail of the linked document</text:p>
          </table:table-cell>
          <table:table-cell table:style-name="ce183" office:value-type="string">
            <text:p>High</text:p>
          </table:table-cell>
          <table:table-cell table:style-name="ce172" office:value-type="string">
            <text:p>CCP-1031 ECMS-2511</text:p>
          </table:table-cell>
          <table:table-cell table:style-name="ce172" office:value-type="string">
            <text:p>The related links are not clickable : code source displayed and if there is no related documents, label link is still displayed</text:p>
          </table:table-cell>
          <table:table-cell table:style-name="ce172" table:number-columns-repeated="1013"/>
        </table:table-row>
        <table:table-row table:style-name="ro23">
          <table:table-cell table:style-name="ce142" table:formula="of:=IF(VALUE(MID([.F22];6;FIND(&quot;:&quot;;[.F22];1)-FIND(&quot; &quot;;[.F22];1)-1))&gt;VALUE(MID([.F21];6;FIND(&quot;:&quot;;[.F21];1)-FIND(&quot; &quot;;[.F21];1)-1));&quot;&quot;;MAX([.A$7:.A21])+1)" office:value-type="float" office:value="8">
            <text:p>008</text:p>
          </table:table-cell>
          <table:table-cell table:style-name="ce150" office:value-type="string">
            <text:p>REG_PLF307_ECMS_007</text:p>
          </table:table-cell>
          <table:table-cell table:style-name="ce196" office:value-type="float" office:value="1">
            <text:p>001</text:p>
          </table:table-cell>
          <table:table-cell table:style-name="ce164" table:formula="of:=[.B22]" office:value-type="string" office:string-value="REG_PLF307_ECMS_007">
            <text:p>REG_PLF307_ECMS_007</text:p>
          </table:table-cell>
          <table:table-cell table:style-name="ce170" office:value-type="string">
            <text:p>Check the displaying of Content based on custom node type a CLV page </text:p>
          </table:table-cell>
          <table:table-cell table:style-name="ce172" office:value-type="string">
            <text:p>Step 1: Create a new name space</text:p>
          </table:table-cell>
          <table:table-cell table:style-name="ce172" office:value-type="string">
            <text:p>- Login as root</text:p>
            <text:p>- Go to Content Administration/ Content Types/ Namespace Registry: Create a new namespace with Namespace Prefix is "zzz"</text:p>
          </table:table-cell>
          <table:table-cell table:style-name="ce172" office:value-type="string">
            <text:p>A new namspace is created</text:p>
          </table:table-cell>
          <table:table-cell table:style-name="ce183" office:value-type="string">
            <text:p>High</text:p>
          </table:table-cell>
          <table:table-cell table:style-name="ce172" office:value-type="string">
            <text:p>CCP-1082 ECMS-2687</text:p>
          </table:table-cell>
          <table:table-cell table:style-name="ce172" table:number-columns-repeated="1014"/>
        </table:table-row>
        <table:table-row table:style-name="ro48">
          <table:table-cell table:style-name="ce142" table:formula="of:=IF(VALUE(MID([.F23];6;FIND(&quot;:&quot;;[.F23];1)-FIND(&quot; &quot;;[.F23];1)-1))&gt;VALUE(MID([.F22];6;FIND(&quot;:&quot;;[.F22];1)-FIND(&quot; &quot;;[.F22];1)-1));&quot;&quot;;MAX([.A$7:.A22])+1)">
            <text:p/>
          </table:table-cell>
          <table:table-cell table:style-name="ce150" office:value-type="string">
            <text:p>REG_PLF307_ECMS_007</text:p>
          </table:table-cell>
          <table:table-cell table:style-name="ce196" table:formula="of:=IF(VALUE(MID([.F23];6;FIND(&quot;:&quot;;[.F23];1)-FIND(&quot; &quot;;[.F23];1)-1))&gt;VALUE(MID([.F22];6;FIND(&quot;:&quot;;[.F22];1)-FIND(&quot; &quot;;[.F22];1)-1));[.C22];[.C22]+1)" office:value-type="float" office:value="1">
            <text:p>001</text:p>
          </table:table-cell>
          <table:table-cell table:style-name="ce164" table:formula="of:=[.B23]" office:value-type="string" office:string-value="REG_PLF307_ECMS_007">
            <text:p>REG_PLF307_ECMS_007</text:p>
          </table:table-cell>
          <table:table-cell table:style-name="ce171" office:value-type="string">
            <text:p>Check the displaying of Content based on custom node type a CLV page </text:p>
          </table:table-cell>
          <table:table-cell table:style-name="ce172" office:value-type="string">
            <text:p>Step 2: Create a new node type</text:p>
          </table:table-cell>
          <table:table-cell table:style-name="ce177"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72" office:value-type="string">
            <text:p>A new node type is created</text:p>
          </table:table-cell>
          <table:table-cell table:style-name="ce183" office:value-type="string">
            <text:p>High</text:p>
          </table:table-cell>
          <table:table-cell table:style-name="ce172" office:value-type="string">
            <text:p>CCP-1082 ECMS-2687</text:p>
          </table:table-cell>
          <table:table-cell table:style-name="ce172" table:number-columns-repeated="1014"/>
        </table:table-row>
        <table:table-row table:style-name="ro25">
          <table:table-cell table:style-name="ce142" table:formula="of:=IF(VALUE(MID([.F24];6;FIND(&quot;:&quot;;[.F24];1)-FIND(&quot; &quot;;[.F24];1)-1))&gt;VALUE(MID([.F23];6;FIND(&quot;:&quot;;[.F23];1)-FIND(&quot; &quot;;[.F23];1)-1));&quot;&quot;;MAX([.A$7:.A23])+1)">
            <text:p/>
          </table:table-cell>
          <table:table-cell table:style-name="ce150" office:value-type="string">
            <text:p>REG_PLF307_ECMS_007</text:p>
          </table:table-cell>
          <table:table-cell table:style-name="ce196" table:formula="of:=IF(VALUE(MID([.F24];6;FIND(&quot;:&quot;;[.F24];1)-FIND(&quot; &quot;;[.F24];1)-1))&gt;VALUE(MID([.F23];6;FIND(&quot;:&quot;;[.F23];1)-FIND(&quot; &quot;;[.F23];1)-1));[.C23];[.C23]+1)" office:value-type="float" office:value="1">
            <text:p>001</text:p>
          </table:table-cell>
          <table:table-cell table:style-name="ce164" table:formula="of:=[.B24]" office:value-type="string" office:string-value="REG_PLF307_ECMS_007">
            <text:p>REG_PLF307_ECMS_007</text:p>
          </table:table-cell>
          <table:table-cell table:style-name="ce171" office:value-type="string">
            <text:p>Check the displaying of Content based on custom node type a CLV page </text:p>
          </table:table-cell>
          <table:table-cell table:style-name="ce172" office:value-type="string">
            <text:p>Step 3: Create a new template </text:p>
          </table:table-cell>
          <table:table-cell table:style-name="ce172" office:value-type="string">
            <text:p>- Click on Content Presentation -&gt; Manage Templates</text:p>
            <text:p>- Add the new template with label "Teste do nodetype1"</text:p>
            <text:p>- Choose "Any permission" and save it.</text:p>
            <text:p/>
          </table:table-cell>
          <table:table-cell table:style-name="ce172" office:value-type="string">
            <text:p>A new template is created</text:p>
          </table:table-cell>
          <table:table-cell table:style-name="ce183" office:value-type="string">
            <text:p>High</text:p>
          </table:table-cell>
          <table:table-cell table:style-name="ce172" office:value-type="string">
            <text:p>CCP-1082 ECMS-2687</text:p>
          </table:table-cell>
          <table:table-cell table:style-name="ce172" table:number-columns-repeated="1014"/>
        </table:table-row>
        <table:table-row table:style-name="ro17">
          <table:table-cell table:style-name="ce142" table:formula="of:=IF(VALUE(MID([.F25];6;FIND(&quot;:&quot;;[.F25];1)-FIND(&quot; &quot;;[.F25];1)-1))&gt;VALUE(MID([.F24];6;FIND(&quot;:&quot;;[.F24];1)-FIND(&quot; &quot;;[.F24];1)-1));&quot;&quot;;MAX([.A$7:.A24])+1)">
            <text:p/>
          </table:table-cell>
          <table:table-cell table:style-name="ce150" office:value-type="string">
            <text:p>REG_PLF307_ECMS_007</text:p>
          </table:table-cell>
          <table:table-cell table:style-name="ce196" table:formula="of:=IF(VALUE(MID([.F25];6;FIND(&quot;:&quot;;[.F25];1)-FIND(&quot; &quot;;[.F25];1)-1))&gt;VALUE(MID([.F24];6;FIND(&quot;:&quot;;[.F24];1)-FIND(&quot; &quot;;[.F24];1)-1));[.C24];[.C24]+1)" office:value-type="float" office:value="1">
            <text:p>001</text:p>
          </table:table-cell>
          <table:table-cell table:style-name="ce164" table:formula="of:=[.B25]" office:value-type="string" office:string-value="REG_PLF307_ECMS_007">
            <text:p>REG_PLF307_ECMS_007</text:p>
          </table:table-cell>
          <table:table-cell table:style-name="ce171" office:value-type="string">
            <text:p>Check the displaying of Content based on custom node type a CLV page </text:p>
          </table:table-cell>
          <table:table-cell table:style-name="ce172" office:value-type="string">
            <text:p>Step 4: Create content folder in classic/ web contents</text:p>
          </table:table-cell>
          <table:table-cell table:style-name="ce172" office:value-type="string">
            <text:p>Click on the "Content Explorer" tab &gt; Create a new content folder "test_nodetype" in "/classic/web contents</text:p>
          </table:table-cell>
          <table:table-cell table:style-name="ce172" office:value-type="string">
            <text:p>Content folder is created</text:p>
          </table:table-cell>
          <table:table-cell table:style-name="ce183" office:value-type="string">
            <text:p>High</text:p>
          </table:table-cell>
          <table:table-cell table:style-name="ce172" office:value-type="string">
            <text:p>CCP-1082 ECMS-2687</text:p>
          </table:table-cell>
          <table:table-cell table:style-name="ce172" table:number-columns-repeated="1014"/>
        </table:table-row>
        <table:table-row table:style-name="ro45">
          <table:table-cell table:style-name="ce142" table:formula="of:=IF(VALUE(MID([.F26];6;FIND(&quot;:&quot;;[.F26];1)-FIND(&quot; &quot;;[.F26];1)-1))&gt;VALUE(MID([.F25];6;FIND(&quot;:&quot;;[.F25];1)-FIND(&quot; &quot;;[.F25];1)-1));&quot;&quot;;MAX([.A$7:.A25])+1)">
            <text:p/>
          </table:table-cell>
          <table:table-cell table:style-name="ce150" office:value-type="string">
            <text:p>REG_PLF307_ECMS_007</text:p>
          </table:table-cell>
          <table:table-cell table:style-name="ce196" table:formula="of:=IF(VALUE(MID([.F26];6;FIND(&quot;:&quot;;[.F26];1)-FIND(&quot; &quot;;[.F26];1)-1))&gt;VALUE(MID([.F25];6;FIND(&quot;:&quot;;[.F25];1)-FIND(&quot; &quot;;[.F25];1)-1));[.C25];[.C25]+1)" office:value-type="float" office:value="1">
            <text:p>001</text:p>
          </table:table-cell>
          <table:table-cell table:style-name="ce164" table:formula="of:=[.B26]" office:value-type="string" office:string-value="REG_PLF307_ECMS_007">
            <text:p>REG_PLF307_ECMS_007</text:p>
          </table:table-cell>
          <table:table-cell table:style-name="ce171" office:value-type="string">
            <text:p>Check the displaying of Content based on custom node type a CLV page </text:p>
          </table:table-cell>
          <table:table-cell table:style-name="ce172" office:value-type="string">
            <text:p>Step 5: Create 2 contents <text:s/>and publish them</text:p>
          </table:table-cell>
          <table:table-cell table:style-name="ce172"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72" office:value-type="string">
            <text:p>2 Documents are created and published</text:p>
          </table:table-cell>
          <table:table-cell table:style-name="ce183" office:value-type="string">
            <text:p>High</text:p>
          </table:table-cell>
          <table:table-cell table:style-name="ce172" office:value-type="string">
            <text:p>CCP-1082 ECMS-2687</text:p>
          </table:table-cell>
          <table:table-cell table:style-name="ce172" table:number-columns-repeated="1014"/>
        </table:table-row>
        <table:table-row table:style-name="ro27">
          <table:table-cell table:style-name="ce142" table:formula="of:=IF(VALUE(MID([.F27];6;FIND(&quot;:&quot;;[.F27];1)-FIND(&quot; &quot;;[.F27];1)-1))&gt;VALUE(MID([.F26];6;FIND(&quot;:&quot;;[.F26];1)-FIND(&quot; &quot;;[.F26];1)-1));&quot;&quot;;MAX([.A$7:.A26])+1)">
            <text:p/>
          </table:table-cell>
          <table:table-cell table:style-name="ce150" office:value-type="string">
            <text:p>REG_PLF307_ECMS_007</text:p>
          </table:table-cell>
          <table:table-cell table:style-name="ce196" table:formula="of:=IF(VALUE(MID([.F27];6;FIND(&quot;:&quot;;[.F27];1)-FIND(&quot; &quot;;[.F27];1)-1))&gt;VALUE(MID([.F26];6;FIND(&quot;:&quot;;[.F26];1)-FIND(&quot; &quot;;[.F26];1)-1));[.C26];[.C26]+1)" office:value-type="float" office:value="1">
            <text:p>001</text:p>
          </table:table-cell>
          <table:table-cell table:style-name="ce164" table:formula="of:=[.B27]" office:value-type="string" office:string-value="REG_PLF307_ECMS_007">
            <text:p>REG_PLF307_ECMS_007</text:p>
          </table:table-cell>
          <table:table-cell table:style-name="ce171" office:value-type="string">
            <text:p>Check the displaying of Content based on custom node type a CLV page </text:p>
          </table:table-cell>
          <table:table-cell table:style-name="ce172" office:value-type="string">
            <text:p>Step 6: Add a CLV in classic overview page</text:p>
          </table:table-cell>
          <table:table-cell table:style-name="ce172"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72" office:value-type="string">
            <text:p>The two contents are shown in the "content list" in over page</text:p>
          </table:table-cell>
          <table:table-cell table:style-name="ce183" office:value-type="string">
            <text:p>High</text:p>
          </table:table-cell>
          <table:table-cell table:style-name="ce172" office:value-type="string">
            <text:p>CCP-1082 ECMS-2687</text:p>
          </table:table-cell>
          <table:table-cell table:style-name="ce172" office:value-type="string">
            <text:p>It will show the Overview page again. The two contents should be showed in the "content list", but we see the "Sorry, no articles available" message</text:p>
          </table:table-cell>
          <table:table-cell table:style-name="ce172" table:number-columns-repeated="1013"/>
        </table:table-row>
        <table:table-row table:style-name="ro48">
          <table:table-cell table:style-name="ce142" table:formula="of:=IF(VALUE(MID([.F28];6;FIND(&quot;:&quot;;[.F28];1)-FIND(&quot; &quot;;[.F28];1)-1))&gt;VALUE(MID([.F27];6;FIND(&quot;:&quot;;[.F27];1)-FIND(&quot; &quot;;[.F27];1)-1));&quot;&quot;;MAX([.A$7:.A27])+1)" office:value-type="float" office:value="9">
            <text:p>009</text:p>
          </table:table-cell>
          <table:table-cell table:style-name="ce150" office:value-type="string">
            <text:p>REG_PLF307_ECMS_008</text:p>
          </table:table-cell>
          <table:table-cell table:style-name="ce196" office:value-type="float" office:value="1">
            <text:p>001</text:p>
          </table:table-cell>
          <table:table-cell table:style-name="ce164" table:formula="of:=[.B28]" office:value-type="string" office:string-value="REG_PLF307_ECMS_008">
            <text:p>REG_PLF307_ECMS_008</text:p>
          </table:table-cell>
          <table:table-cell table:style-name="ce170" office:value-type="string">
            <text:p>Check right URL when in put title of node with specical characters in IE 7 and IE 8</text:p>
          </table:table-cell>
          <table:table-cell table:style-name="ce172" office:value-type="string">
            <text:p>Step 1: In edit mode, Create 2 articles with name containing special characters</text:p>
          </table:table-cell>
          <table:table-cell table:style-name="ce172"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77" office:value-type="string">
            <text:p>The right content is shown in the detail portlet.</text:p>
          </table:table-cell>
          <table:table-cell table:style-name="ce183" office:value-type="string">
            <text:p>High</text:p>
          </table:table-cell>
          <table:table-cell table:style-name="ce172" office:value-type="string">
            <text:p>CCP-1098 ECMS-2720</text:p>
          </table:table-cell>
          <table:table-cell table:style-name="ce172" office:value-type="string">
            <text:p>A wrong content is shown in the detail portlet (show ACM introduce page)</text:p>
          </table:table-cell>
          <table:table-cell table:style-name="ce172" table:number-columns-repeated="1013"/>
        </table:table-row>
        <table:table-row table:style-name="ro35">
          <table:table-cell table:style-name="ce142" table:formula="of:=IF(VALUE(MID([.F29];6;FIND(&quot;:&quot;;[.F29];1)-FIND(&quot; &quot;;[.F29];1)-1))&gt;VALUE(MID([.F28];6;FIND(&quot;:&quot;;[.F28];1)-FIND(&quot; &quot;;[.F28];1)-1));&quot;&quot;;MAX([.A$7:.A28])+1)" office:value-type="float" office:value="10">
            <text:p>010</text:p>
          </table:table-cell>
          <table:table-cell table:style-name="ce150" office:value-type="string">
            <text:p>REG_PLF307_ECMS_009</text:p>
          </table:table-cell>
          <table:table-cell table:style-name="ce196" office:value-type="float" office:value="1">
            <text:p>001</text:p>
          </table:table-cell>
          <table:table-cell table:style-name="ce164" table:formula="of:=[.B29]" office:value-type="string" office:string-value="REG_PLF307_ECMS_009">
            <text:p>REG_PLF307_ECMS_009</text:p>
          </table:table-cell>
          <table:table-cell table:style-name="ce170" office:value-type="string">
            <text:p>Check search result with keyword in comment of document </text:p>
          </table:table-cell>
          <table:table-cell table:style-name="ce172" office:value-type="string">
            <text:p>Step 1: Make a comment on a document in Events drive then search</text:p>
          </table:table-cell>
          <table:table-cell table:style-name="ce172" office:value-type="string">
            <text:p>- Go to the drive Events in the Sites Explorer</text:p>
            <text:p>- Make a comment on any document on this drive</text:p>
            <text:p>- Back to the root and do a search with any word which is found in the comment </text:p>
            <text:p/>
          </table:table-cell>
          <table:table-cell table:style-name="ce177" office:value-type="string">
            <text:p>Search result contains the node having the relevant comment</text:p>
          </table:table-cell>
          <table:table-cell table:style-name="ce183" office:value-type="string">
            <text:p>High</text:p>
          </table:table-cell>
          <table:table-cell table:style-name="ce172" office:value-type="string">
            <text:p>CCP-1121 ECMS-2787</text:p>
          </table:table-cell>
          <table:table-cell table:style-name="ce172" office:value-type="string">
            <text:p>An error appears</text:p>
          </table:table-cell>
          <table:table-cell table:style-name="ce172" table:number-columns-repeated="1013"/>
        </table:table-row>
        <table:table-row table:style-name="ro27">
          <table:table-cell table:style-name="ce142" table:formula="of:=IF(VALUE(MID([.F30];6;FIND(&quot;:&quot;;[.F30];1)-FIND(&quot; &quot;;[.F30];1)-1))&gt;VALUE(MID([.F29];6;FIND(&quot;:&quot;;[.F29];1)-FIND(&quot; &quot;;[.F29];1)-1));&quot;&quot;;MAX([.A$7:.A29])+1)" office:value-type="float" office:value="11">
            <text:p>011</text:p>
          </table:table-cell>
          <table:table-cell table:style-name="ce150" office:value-type="string">
            <text:p>REG_PLF307_ECMS_010</text:p>
          </table:table-cell>
          <table:table-cell table:style-name="ce196" office:value-type="float" office:value="1">
            <text:p>001</text:p>
          </table:table-cell>
          <table:table-cell table:style-name="ce164" table:formula="of:=[.B30]" office:value-type="string" office:string-value="REG_PLF307_ECMS_010">
            <text:p>REG_PLF307_ECMS_010</text:p>
          </table:table-cell>
          <table:table-cell table:style-name="ce170" office:value-type="string">
            <text:p>Check the displaying of Content explorer portlet in 'level3' page</text:p>
          </table:table-cell>
          <table:table-cell table:style-name="ce172" office:value-type="string">
            <text:p>Step 1: Create a page at level 3 with content explorer portlet</text:p>
          </table:table-cell>
          <table:table-cell table:style-name="ce172"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77" office:value-type="string">
            <text:p>The content explorer in "level3" page is showed</text:p>
          </table:table-cell>
          <table:table-cell table:style-name="ce183" office:value-type="string">
            <text:p>High</text:p>
          </table:table-cell>
          <table:table-cell table:style-name="ce172" office:value-type="string">
            <text:p>CCP-1134 ECMS-2902</text:p>
          </table:table-cell>
          <table:table-cell table:style-name="ce177" office:value-type="string">
            <text:p>The portlet contents / content explorer is corrupted</text:p>
          </table:table-cell>
          <table:table-cell table:style-name="ce172" table:number-columns-repeated="1013"/>
        </table:table-row>
        <table:table-row table:style-name="ro17">
          <table:table-cell table:style-name="ce142" table:formula="of:=IF(VALUE(MID([.F31];6;FIND(&quot;:&quot;;[.F31];1)-FIND(&quot; &quot;;[.F31];1)-1))&gt;VALUE(MID([.F30];6;FIND(&quot;:&quot;;[.F30];1)-FIND(&quot; &quot;;[.F30];1)-1));&quot;&quot;;MAX([.A$7:.A30])+1)" office:value-type="float" office:value="12">
            <text:p>012</text:p>
          </table:table-cell>
          <table:table-cell table:style-name="ce150" office:value-type="string">
            <text:p>REG_PLF307_ECMS_011</text:p>
          </table:table-cell>
          <table:table-cell table:style-name="ce196" office:value-type="float" office:value="1">
            <text:p>001</text:p>
          </table:table-cell>
          <table:table-cell table:style-name="ce164" table:formula="of:=[.B31]" office:value-type="string" office:string-value="REG_PLF307_ECMS_011">
            <text:p>REG_PLF307_ECMS_011</text:p>
          </table:table-cell>
          <table:table-cell table:style-name="ce151" office:value-type="string">
            <text:p>Check that Double left click on a node works properly in Chrome</text:p>
          </table:table-cell>
          <table:table-cell table:style-name="ce143" office:value-type="string">
            <text:p>Step 1: Left mouse double-click on a node</text:p>
          </table:table-cell>
          <table:table-cell table:style-name="ce143" office:value-type="string">
            <text:p>- Go to Sites Management</text:p>
            <text:p>- Left mouse double-click on a node</text:p>
            <text:p/>
            <text:p/>
          </table:table-cell>
          <table:table-cell table:style-name="ce176" office:value-type="string">
            <text:p>Node is opened Mediumly</text:p>
          </table:table-cell>
          <table:table-cell table:style-name="ce183" office:value-type="string">
            <text:p>Medium</text:p>
          </table:table-cell>
          <table:table-cell table:style-name="ce143" office:value-type="string">
            <text:p>CCP-871 ECMS-2118</text:p>
          </table:table-cell>
          <table:table-cell table:style-name="ce176" office:value-type="string">
            <text:p>The dialog to ask for movement of this node appears.</text:p>
          </table:table-cell>
          <table:table-cell table:style-name="ce143" table:number-columns-repeated="1013"/>
        </table:table-row>
        <table:table-row table:style-name="ro23">
          <table:table-cell table:style-name="ce142" table:formula="of:=IF(VALUE(MID([.F32];6;FIND(&quot;:&quot;;[.F32];1)-FIND(&quot; &quot;;[.F32];1)-1))&gt;VALUE(MID([.F31];6;FIND(&quot;:&quot;;[.F31];1)-FIND(&quot; &quot;;[.F31];1)-1));&quot;&quot;;MAX([.A$7:.A31])+1)" office:value-type="float" office:value="13">
            <text:p>013</text:p>
          </table:table-cell>
          <table:table-cell table:style-name="ce150" office:value-type="string">
            <text:p>REG_PLF307_ECMS_012</text:p>
          </table:table-cell>
          <table:table-cell table:style-name="ce196" office:value-type="float" office:value="1">
            <text:p>001</text:p>
          </table:table-cell>
          <table:table-cell table:style-name="ce164" table:formula="of:=[.B32]" office:value-type="string" office:string-value="REG_PLF307_ECMS_012">
            <text:p>REG_PLF307_ECMS_012</text:p>
          </table:table-cell>
          <table:table-cell table:style-name="ce151" office:value-type="string">
            <text:p>Check delete Favorites folder in Private Drive of user</text:p>
          </table:table-cell>
          <table:table-cell table:style-name="ce143" office:value-type="string">
            <text:p>Step 1: Delete favorite folder in Private drive</text:p>
          </table:table-cell>
          <table:table-cell table:style-name="ce143" office:value-type="string">
            <text:p>- Login as root or john</text:p>
            <text:p>- Go to Content Explorer</text:p>
            <text:p>- Delete Favorite folder in the Private Driver</text:p>
          </table:table-cell>
          <table:table-cell table:style-name="ce143" office:value-type="string">
            <text:p>There is no exception</text:p>
          </table:table-cell>
          <table:table-cell table:style-name="ce183" office:value-type="string">
            <text:p>Medium</text:p>
          </table:table-cell>
          <table:table-cell table:style-name="ce143" office:value-type="string">
            <text:p>CCP-1056 ECMS-2617</text:p>
          </table:table-cell>
          <table:table-cell table:style-name="ce143" office:value-type="string">
            <text:p>Exception appears “javax.jcr.PathNotFoundException: Node not found /Users/root/Private/Favorites”</text:p>
          </table:table-cell>
          <table:table-cell table:style-name="ce143" table:number-columns-repeated="1013"/>
        </table:table-row>
        <table:table-row table:style-name="ro28">
          <table:table-cell table:style-name="ce142" table:formula="of:=IF(VALUE(MID([.F33];6;FIND(&quot;:&quot;;[.F33];1)-FIND(&quot; &quot;;[.F33];1)-1))&gt;VALUE(MID([.F32];6;FIND(&quot;:&quot;;[.F32];1)-FIND(&quot; &quot;;[.F32];1)-1));&quot;&quot;;MAX([.A$7:.A32])+1)">
            <text:p/>
          </table:table-cell>
          <table:table-cell table:style-name="ce150" office:value-type="string">
            <text:p>REG_PLF307_ECMS_012</text:p>
          </table:table-cell>
          <table:table-cell table:style-name="ce196" table:formula="of:=IF(VALUE(MID([.F33];6;FIND(&quot;:&quot;;[.F33];1)-FIND(&quot; &quot;;[.F33];1)-1))&gt;VALUE(MID([.F32];6;FIND(&quot;:&quot;;[.F32];1)-FIND(&quot; &quot;;[.F32];1)-1));[.C32];[.C32]+1)" office:value-type="float" office:value="1">
            <text:p>001</text:p>
          </table:table-cell>
          <table:table-cell table:style-name="ce164" table:formula="of:=[.B33]" office:value-type="string" office:string-value="REG_PLF307_ECMS_012">
            <text:p>REG_PLF307_ECMS_012</text:p>
          </table:table-cell>
          <table:table-cell table:style-name="ce143" office:value-type="string">
            <text:p>Check delete Favorites folder in Private Drive of user</text:p>
          </table:table-cell>
          <table:table-cell table:style-name="ce143" office:value-type="string">
            <text:p>Step 2: Choose another drive/ folder</text:p>
          </table:table-cell>
          <table:table-cell table:style-name="ce176" office:value-type="string">
            <text:p>Choose another drive/ folder</text:p>
          </table:table-cell>
          <table:table-cell table:style-name="ce143" office:value-type="string">
            <text:p>No UI error and no exception</text:p>
          </table:table-cell>
          <table:table-cell table:style-name="ce183" office:value-type="string">
            <text:p>Medium</text:p>
          </table:table-cell>
          <table:table-cell table:style-name="ce143" office:value-type="string">
            <text:p>CCP-1056 ECMS-2617</text:p>
          </table:table-cell>
          <table:table-cell table:style-name="ce143" office:value-type="string">
            <text:p>UI error and Exception on console occur</text:p>
          </table:table-cell>
          <table:table-cell table:style-name="ce143" table:number-columns-repeated="1013"/>
        </table:table-row>
        <table:table-row table:style-name="ro35">
          <table:table-cell table:style-name="ce142" table:formula="of:=IF(VALUE(MID([.F34];6;FIND(&quot;:&quot;;[.F34];1)-FIND(&quot; &quot;;[.F34];1)-1))&gt;VALUE(MID([.F33];6;FIND(&quot;:&quot;;[.F33];1)-FIND(&quot; &quot;;[.F33];1)-1));&quot;&quot;;MAX([.A$7:.A33])+1)" office:value-type="float" office:value="14">
            <text:p>014</text:p>
          </table:table-cell>
          <table:table-cell table:style-name="ce150" office:value-type="string">
            <text:p>REG_PLF307_ECMS_013</text:p>
          </table:table-cell>
          <table:table-cell table:style-name="ce196" office:value-type="float" office:value="1">
            <text:p>001</text:p>
          </table:table-cell>
          <table:table-cell table:style-name="ce164" table:formula="of:=[.B34]" office:value-type="string" office:string-value="REG_PLF307_ECMS_013">
            <text:p>REG_PLF307_ECMS_013</text:p>
          </table:table-cell>
          <table:table-cell table:style-name="ce151" office:value-type="string">
            <text:p>Check "Add/Manage Content" actions from CLV in "Dynamic Navigation" <text:s/>active mode</text:p>
          </table:table-cell>
          <table:table-cell table:style-name="ce143" office:value-type="string">
            <text:p>Step 1: Check display of back button</text:p>
          </table:table-cell>
          <table:table-cell table:style-name="ce143" office:value-type="string">
            <text:p>- Start a clean server</text:p>
            <text:p>- Log in and go to $POTAL/ecmdemo/private/acme/news then go to World category</text:p>
            <text:p>- Activate Edit mode</text:p>
            <text:p>- Add new content to category World in Dynamic Mode</text:p>
          </table:table-cell>
          <table:table-cell table:style-name="ce143" office:value-type="string">
            <text:p>Back button appears for user to click to come back to <text:s/>World category</text:p>
          </table:table-cell>
          <table:table-cell table:style-name="ce183" office:value-type="string">
            <text:p>Medium</text:p>
          </table:table-cell>
          <table:table-cell table:style-name="ce143" office:value-type="string">
            <text:p>CCP-1045 ECMS-2580</text:p>
          </table:table-cell>
          <table:table-cell table:style-name="ce176" office:value-type="string">
            <text:p><text:span text:style-name="T3">Cannot find </text:span><text:span text:style-name="T3">back </text:span><text:span text:style-name="T3">button. </text:span><text:span text:style-name="T3">Back button </text:span><text:span text:style-name="T3">appears </text:span><text:span text:style-name="T3">only we try </text:span><text:span text:style-name="T3">to edit an </text:span><text:span text:style-name="T3">available </text:span><text:span text:style-name="T3">content in </text:span><text:span text:style-name="T3">dynamic </text:span><text:span text:style-name="T3">mode</text:span></text:p>
            <text:p><text:span text:style-name="T3"/></text:p>
          </table:table-cell>
          <table:table-cell table:style-name="ce143" table:number-columns-repeated="1013"/>
        </table:table-row>
        <table:table-row table:style-name="ro35">
          <table:table-cell table:style-name="ce142" table:formula="of:=IF(VALUE(MID([.F35];6;FIND(&quot;:&quot;;[.F35];1)-FIND(&quot; &quot;;[.F35];1)-1))&gt;VALUE(MID([.F34];6;FIND(&quot;:&quot;;[.F34];1)-FIND(&quot; &quot;;[.F34];1)-1));&quot;&quot;;MAX([.A$7:.A34])+1)">
            <text:p/>
          </table:table-cell>
          <table:table-cell table:style-name="ce150" office:value-type="string">
            <text:p>REG_PLF307_ECMS_013</text:p>
          </table:table-cell>
          <table:table-cell table:style-name="ce196" table:formula="of:=IF(VALUE(MID([.F35];6;FIND(&quot;:&quot;;[.F35];1)-FIND(&quot; &quot;;[.F35];1)-1))&gt;VALUE(MID([.F34];6;FIND(&quot;:&quot;;[.F34];1)-FIND(&quot; &quot;;[.F34];1)-1));[.C34];[.C34]+1)" office:value-type="float" office:value="1">
            <text:p>001</text:p>
          </table:table-cell>
          <table:table-cell table:style-name="ce164" table:formula="of:=[.B35]" office:value-type="string" office:string-value="REG_PLF307_ECMS_013">
            <text:p>REG_PLF307_ECMS_013</text:p>
          </table:table-cell>
          <table:table-cell table:style-name="ce166" office:value-type="string">
            <text:p>Check "Add/Manage Content" actions from CLV in "Dynamic Navigation" <text:s/>active mode</text:p>
          </table:table-cell>
          <table:table-cell table:style-name="ce143" office:value-type="string">
            <text:p>Step 2: Check location of new content</text:p>
          </table:table-cell>
          <table:table-cell table:style-name="ce143" office:value-type="string">
            <text:p>- Start a clean server</text:p>
            <text:p>- Log in and go to $POTAL/ecmdemo/private/acme/news then go to World category</text:p>
            <text:p>- Activate Edit mode</text:p>
            <text:p>- Add new content to category World in Dynamic Mode</text:p>
          </table:table-cell>
          <table:table-cell table:style-name="ce143" office:value-type="string">
            <text:p>New content is created in /acme/World </text:p>
          </table:table-cell>
          <table:table-cell table:style-name="ce183" office:value-type="string">
            <text:p>Medium</text:p>
          </table:table-cell>
          <table:table-cell table:style-name="ce143" office:value-type="string">
            <text:p>CCP-1045 ECMS-2580</text:p>
          </table:table-cell>
          <table:table-cell table:style-name="ce176" office:value-type="string">
            <text:p>Error on place of new created document. It's always created in /acme</text:p>
          </table:table-cell>
          <table:table-cell table:style-name="ce143" table:number-columns-repeated="1013"/>
        </table:table-row>
        <table:table-row table:style-name="ro27">
          <table:table-cell table:style-name="ce142" table:formula="of:=IF(VALUE(MID([.F36];6;FIND(&quot;:&quot;;[.F36];1)-FIND(&quot; &quot;;[.F36];1)-1))&gt;VALUE(MID([.F35];6;FIND(&quot;:&quot;;[.F35];1)-FIND(&quot; &quot;;[.F35];1)-1));&quot;&quot;;MAX([.A$7:.A35])+1)">
            <text:p/>
          </table:table-cell>
          <table:table-cell table:style-name="ce150" office:value-type="string">
            <text:p>REG_PLF307_ECMS_013</text:p>
          </table:table-cell>
          <table:table-cell table:style-name="ce196" table:formula="of:=IF(VALUE(MID([.F36];6;FIND(&quot;:&quot;;[.F36];1)-FIND(&quot; &quot;;[.F36];1)-1))&gt;VALUE(MID([.F35];6;FIND(&quot;:&quot;;[.F35];1)-FIND(&quot; &quot;;[.F35];1)-1));[.C35];[.C35]+1)" office:value-type="float" office:value="1">
            <text:p>001</text:p>
          </table:table-cell>
          <table:table-cell table:style-name="ce164" table:formula="of:=[.B36]" office:value-type="string" office:string-value="REG_PLF307_ECMS_013">
            <text:p>REG_PLF307_ECMS_013</text:p>
          </table:table-cell>
          <table:table-cell table:style-name="ce166" office:value-type="string">
            <text:p>Check "Add/Manage Content" actions from CLV in "Dynamic Navigation" <text:s/>active mode</text:p>
          </table:table-cell>
          <table:table-cell table:style-name="ce143" office:value-type="string">
            <text:p>Step 3: Check returned page after press back button</text:p>
          </table:table-cell>
          <table:table-cell table:style-name="ce143"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143" office:value-type="string">
            <text:p>Come back to World category</text:p>
          </table:table-cell>
          <table:table-cell table:style-name="ce183" office:value-type="string">
            <text:p>Medium</text:p>
          </table:table-cell>
          <table:table-cell table:style-name="ce143" office:value-type="string">
            <text:p>CCP-1045 ECMS-2580</text:p>
          </table:table-cell>
          <table:table-cell table:style-name="ce176" office:value-type="string">
            <text:p><text:span text:style-name="T3">The </text:span><text:span text:style-name="T3">homepage </text:span><text:span text:style-name="T3">is </text:span><text:span text:style-name="T3">displayed, </text:span><text:span text:style-name="T3">not World </text:span><text:span text:style-name="T3">category</text:span></text:p>
            <text:p><text:span text:style-name="T3"/></text:p>
          </table:table-cell>
          <table:table-cell table:style-name="ce143" table:number-columns-repeated="1013"/>
        </table:table-row>
        <table:table-row table:style-name="ro48">
          <table:table-cell table:style-name="ce142" table:formula="of:=IF(VALUE(MID([.F37];6;FIND(&quot;:&quot;;[.F37];1)-FIND(&quot; &quot;;[.F37];1)-1))&gt;VALUE(MID([.F36];6;FIND(&quot;:&quot;;[.F36];1)-FIND(&quot; &quot;;[.F36];1)-1));&quot;&quot;;MAX([.A$7:.A36])+1)" office:value-type="float" office:value="15">
            <text:p>015</text:p>
          </table:table-cell>
          <table:table-cell table:style-name="ce150" office:value-type="string">
            <text:p>REG_PLF307_ECMS_014</text:p>
          </table:table-cell>
          <table:table-cell table:style-name="ce196" office:value-type="float" office:value="1">
            <text:p>001</text:p>
          </table:table-cell>
          <table:table-cell table:style-name="ce164" table:formula="of:=[.B37]" office:value-type="string" office:string-value="REG_PLF307_ECMS_014">
            <text:p>REG_PLF307_ECMS_014</text:p>
          </table:table-cell>
          <table:table-cell table:style-name="ce151" office:value-type="string">
            <text:p>Check load icon in Simple View</text:p>
          </table:table-cell>
          <table:table-cell table:style-name="ce143" office:value-type="string">
            <text:p>Step 1: Check load icon in Simple View</text:p>
          </table:table-cell>
          <table:table-cell table:style-name="ce143" office:value-type="string">
            <text:p>- Go to Group &gt; Content Explorer</text:p>
            <text:p>- Choose "/organization/management/executive-board"</text:p>
            <text:p>- Click "Content Explorer" several time or refresh web browser.</text:p>
          </table:table-cell>
          <table:table-cell table:style-name="ce143" office:value-type="string">
            <text:p>Icon can be loaded and no error in Firebug</text:p>
          </table:table-cell>
          <table:table-cell table:style-name="ce183" office:value-type="string">
            <text:p>Medium</text:p>
          </table:table-cell>
          <table:table-cell table:style-name="ce143" office:value-type="string">
            <text:p>CCP-1109 ECMS-2455</text:p>
          </table:table-cell>
          <table:table-cell table:style-name="ce143" office:value-type="string">
            <text:p>Icons can not be loaded and get this error in Firebug :</text:p>
            <text:p/>
            <text:p><text:s text:c="4"/>* eXo.ecm.UISimpleView is undefined</text:p>
            <text:p><text:s text:c="4"/>* eXo.ecm.UISimpleView.errorCallback(this);</text:p>
            <text:p/>
          </table:table-cell>
          <table:table-cell table:style-name="ce143" table:number-columns-repeated="1013"/>
        </table:table-row>
        <table:table-row table:style-name="ro45">
          <table:table-cell table:style-name="ce142" table:formula="of:=IF(VALUE(MID([.F38];6;FIND(&quot;:&quot;;[.F38];1)-FIND(&quot; &quot;;[.F38];1)-1))&gt;VALUE(MID([.F37];6;FIND(&quot;:&quot;;[.F37];1)-FIND(&quot; &quot;;[.F37];1)-1));&quot;&quot;;MAX([.A$7:.A37])+1)" office:value-type="float" office:value="16">
            <text:p>016</text:p>
          </table:table-cell>
          <table:table-cell table:style-name="ce150" office:value-type="string">
            <text:p>REG_PLF307_ECMS_015</text:p>
          </table:table-cell>
          <table:table-cell table:style-name="ce196" office:value-type="float" office:value="1">
            <text:p>001</text:p>
          </table:table-cell>
          <table:table-cell table:style-name="ce164" table:formula="of:=[.B38]" office:value-type="string" office:string-value="REG_PLF307_ECMS_015">
            <text:p>REG_PLF307_ECMS_015</text:p>
          </table:table-cell>
          <table:table-cell table:style-name="ce151" office:value-type="string">
            <text:p>Check java.util.MissingResourceException when try to open a PDF file.</text:p>
          </table:table-cell>
          <table:table-cell table:style-name="ce143" office:value-type="string">
            <text:p>Step 1: Check java.util.MissingResourceException when try to open a PDF file.</text:p>
          </table:table-cell>
          <table:table-cell table:style-name="ce143" office:value-type="string">
            <text:p>- Change the portal language to Italian.</text:p>
            <text:p>- Open the Content explorer</text:p>
            <text:p>- Go to /acme/documents/ and open the metro.pdf file</text:p>
            <text:p/>
          </table:table-cell>
          <table:table-cell table:style-name="ce143" office:value-type="string">
            <text:p>pdf file is opened and there is no exception</text:p>
          </table:table-cell>
          <table:table-cell table:style-name="ce183" office:value-type="string">
            <text:p>Medium</text:p>
          </table:table-cell>
          <table:table-cell table:style-name="ce143" office:value-type="string">
            <text:p>CCP-1129</text:p>
            <text:p>ECMS-2836</text:p>
          </table:table-cell>
          <table:table-cell table:style-name="ce176" office:value-type="string">
            <text:p>We get the following exception "java.util.MissingResourceException: Can't find resource for bundle java.util.PropertyResourceBundle, key PDFViewer.label.nextPage".</text:p>
          </table:table-cell>
          <table:table-cell table:style-name="ce143" table:number-columns-repeated="1013"/>
        </table:table-row>
        <table:table-row table:style-name="ro23">
          <table:table-cell table:style-name="ce142" table:formula="of:=IF(VALUE(MID([.F39];6;FIND(&quot;:&quot;;[.F39];1)-FIND(&quot; &quot;;[.F39];1)-1))&gt;VALUE(MID([.F38];6;FIND(&quot;:&quot;;[.F38];1)-FIND(&quot; &quot;;[.F38];1)-1));&quot;&quot;;MAX([.A$7:.A38])+1)" office:value-type="float" office:value="17">
            <text:p>017</text:p>
          </table:table-cell>
          <table:table-cell table:style-name="ce150" office:value-type="string">
            <text:p>REG_PLF307_ECMS_016</text:p>
          </table:table-cell>
          <table:table-cell table:style-name="ce196" office:value-type="float" office:value="1">
            <text:p>001</text:p>
          </table:table-cell>
          <table:table-cell table:style-name="ce164" table:formula="of:=[.B39]" office:value-type="string" office:string-value="REG_PLF307_ECMS_016">
            <text:p>REG_PLF307_ECMS_016</text:p>
          </table:table-cell>
          <table:table-cell table:style-name="ce151" office:value-type="string">
            <text:p>Check: delete a node of a workspace different from trash one's</text:p>
          </table:table-cell>
          <table:table-cell table:style-name="ce143" office:value-type="string">
            <text:p>Step 1: Delete a node of a workspace different from trash one's</text:p>
          </table:table-cell>
          <table:table-cell table:style-name="ce143" office:value-type="string">
            <text:p>- Go to Content Explorer &gt; DMS Administration Drive</text:p>
            <text:p>- Upload a document then remove it</text:p>
          </table:table-cell>
          <table:table-cell table:style-name="ce143" office:value-type="string">
            <text:p>Uploaded document is remove successfully, no error in console</text:p>
          </table:table-cell>
          <table:table-cell table:style-name="ce143" office:value-type="string">
            <text:p>Medium</text:p>
          </table:table-cell>
          <table:table-cell table:style-name="ce143" office:value-type="string">
            <text:p>CCP-1127 ECMS-2826</text:p>
          </table:table-cell>
          <table:table-cell table:style-name="ce143" office:value-type="string">
            <text:p>error on console and Statuts Invalid on browser</text:p>
          </table:table-cell>
          <table:table-cell table:style-name="ce143" table:number-columns-repeated="1013"/>
        </table:table-row>
        <table:table-row table:style-name="ro24">
          <table:table-cell table:style-name="ce142" table:formula="of:=IF(VALUE(MID([.F40];6;FIND(&quot;:&quot;;[.F40];1)-FIND(&quot; &quot;;[.F40];1)-1))&gt;VALUE(MID([.F39];6;FIND(&quot;:&quot;;[.F39];1)-FIND(&quot; &quot;;[.F39];1)-1));&quot;&quot;;MAX([.A$7:.A39])+1)" office:value-type="float" office:value="18">
            <text:p>018</text:p>
          </table:table-cell>
          <table:table-cell table:style-name="ce150" office:value-type="string">
            <text:p>REG_PLF307_ECMS_017</text:p>
          </table:table-cell>
          <table:table-cell table:style-name="ce196" office:value-type="float" office:value="1">
            <text:p>001</text:p>
          </table:table-cell>
          <table:table-cell table:style-name="ce164" table:formula="of:=[.B40]" office:value-type="string" office:string-value="REG_PLF307_ECMS_017">
            <text:p>REG_PLF307_ECMS_017</text:p>
          </table:table-cell>
          <table:table-cell table:style-name="ce151" office:value-type="string">
            <text:p>Check: Shared css and js is reloaded after server restart</text:p>
          </table:table-cell>
          <table:table-cell table:style-name="ce176" office:value-type="string">
            <text:p>Step 1: Shared css and js is reloaded after server restart</text:p>
          </table:table-cell>
          <table:table-cell table:style-name="ce143" office:value-type="string">
            <text:p>- Create and upload a CSS file to /Sites Management/shared/css in Content Explorer with content</text:p>
            <text:p><text:s text:c="3"/><text:span text:style-name="T12">#ACMESig</text:span><text:span text:style-name="T12">nin </text:span><text:span text:style-name="T12">{backgroun</text:span><text:span text:style-name="T12">d-</text:span><text:span text:style-name="T12">color:white;</text:span><text:span text:style-name="T12">}</text:span></text:p>
            <text:p/>
            <text:p>- Go to acme homepage, refresh and see that background of Signin portlet is white.</text:p>
            <text:p>- Stop the server and restart it</text:p>
          </table:table-cell>
          <table:table-cell table:style-name="ce176" office:value-type="string">
            <text:p>The background is now still white, the global css is taken effect</text:p>
          </table:table-cell>
          <table:table-cell table:style-name="ce143" office:value-type="string">
            <text:p>Medium</text:p>
          </table:table-cell>
          <table:table-cell table:style-name="ce143" office:value-type="string">
            <text:p>CCP-1100 ECMS-2763</text:p>
          </table:table-cell>
          <table:table-cell table:style-name="ce143" office:value-type="string">
            <text:p>The background is now grey, the global css is not taken effect.</text:p>
          </table:table-cell>
          <table:table-cell table:style-name="ce143" table:number-columns-repeated="1013"/>
        </table:table-row>
        <table:table-row table:style-name="ro35">
          <table:table-cell table:style-name="ce142" table:formula="of:=IF(VALUE(MID([.F41];6;FIND(&quot;:&quot;;[.F41];1)-FIND(&quot; &quot;;[.F41];1)-1))&gt;VALUE(MID([.F40];6;FIND(&quot;:&quot;;[.F40];1)-FIND(&quot; &quot;;[.F40];1)-1));&quot;&quot;;MAX([.A$7:.A40])+1)" office:value-type="float" office:value="19">
            <text:p>019</text:p>
          </table:table-cell>
          <table:table-cell table:style-name="ce150" office:value-type="string">
            <text:p>REG_PLF307_ECMS_018</text:p>
          </table:table-cell>
          <table:table-cell table:style-name="ce196" office:value-type="float" office:value="1">
            <text:p>001</text:p>
          </table:table-cell>
          <table:table-cell table:style-name="ce164" table:formula="of:=[.B41]" office:value-type="string" office:string-value="REG_PLF307_ECMS_018">
            <text:p>REG_PLF307_ECMS_018</text:p>
          </table:table-cell>
          <table:table-cell table:style-name="ce151" office:value-type="string">
            <text:p>A node that don't point to a page does not have a link on Navigation portlet</text:p>
          </table:table-cell>
          <table:table-cell table:style-name="ce166" office:value-type="string">
            <text:p>Step 1: Create 2 node on ACME navigation</text:p>
          </table:table-cell>
          <table:table-cell table:style-name="ce143"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76" office:value-type="string">
            <text:p><text:span text:style-name="T3">Web </text:span><text:span text:style-name="T3">browser </text:span><text:span text:style-name="T3">retains the </text:span><text:span text:style-name="T3">current </text:span><text:span text:style-name="T3">page.</text:span></text:p>
            <text:p><text:span text:style-name="T3"/></text:p>
          </table:table-cell>
          <table:table-cell table:style-name="ce143" office:value-type="string">
            <text:p>Medium</text:p>
          </table:table-cell>
          <table:table-cell table:style-name="ce143" office:value-type="string">
            <text:p>CCP-1110 ECMS-2748</text:p>
          </table:table-cell>
          <table:table-cell table:style-name="ce143" office:value-type="string">
            <text:p>A page is displayed with the following message: "Page not found."</text:p>
          </table:table-cell>
          <table:table-cell table:style-name="ce143" table:number-columns-repeated="1013"/>
        </table:table-row>
        <table:table-row table:style-name="ro48">
          <table:table-cell table:style-name="ce142" table:formula="of:=IF(VALUE(MID([.F42];6;FIND(&quot;:&quot;;[.F42];1)-FIND(&quot; &quot;;[.F42];1)-1))&gt;VALUE(MID([.F41];6;FIND(&quot;:&quot;;[.F41];1)-FIND(&quot; &quot;;[.F41];1)-1));&quot;&quot;;MAX([.A$7:.A41])+1)" office:value-type="float" office:value="20">
            <text:p>020</text:p>
          </table:table-cell>
          <table:table-cell table:style-name="ce150" office:value-type="string">
            <text:p>REG_PLF307_ECMS_019</text:p>
          </table:table-cell>
          <table:table-cell table:style-name="ce196" office:value-type="float" office:value="1">
            <text:p>001</text:p>
          </table:table-cell>
          <table:table-cell table:style-name="ce164" table:formula="of:=[.B42]" office:value-type="string" office:string-value="REG_PLF307_ECMS_019">
            <text:p>REG_PLF307_ECMS_019</text:p>
          </table:table-cell>
          <table:table-cell table:style-name="ce151" office:value-type="string">
            <text:p>Setting a content Explorer with parameterize option</text:p>
          </table:table-cell>
          <table:table-cell table:style-name="ce143" office:value-type="string">
            <text:p>Step 1: Setting a content Explorer with parameterize option</text:p>
          </table:table-cell>
          <table:table-cell table:style-name="ce143"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143" office:value-type="string">
            <text:p>File explorer point to the selected path</text:p>
          </table:table-cell>
          <table:table-cell table:style-name="ce143" office:value-type="string">
            <text:p>Medium</text:p>
          </table:table-cell>
          <table:table-cell table:style-name="ce143" office:value-type="string">
            <text:p>CCP-1035 ECMS-2717</text:p>
          </table:table-cell>
          <table:table-cell table:style-name="ce143" office:value-type="string">
            <text:p>File explorer doesn't point to the selected path</text:p>
          </table:table-cell>
          <table:table-cell table:style-name="ce143" table:number-columns-repeated="1013"/>
        </table:table-row>
        <table:table-row table:style-name="ro30">
          <table:table-cell table:style-name="ce142"/>
          <table:table-cell table:style-name="ce150"/>
          <table:table-cell table:style-name="ce196"/>
          <table:table-cell table:style-name="ce164"/>
          <table:table-cell table:style-name="ce143" table:number-columns-repeated="1020"/>
        </table:table-row>
        <table:table-row table:style-name="ro32">
          <table:table-cell table:style-name="ce142"/>
          <table:table-cell table:style-name="ce149"/>
          <table:table-cell table:style-name="ce196"/>
          <table:table-cell table:style-name="ce164"/>
          <table:table-cell table:style-name="ce151"/>
          <table:table-cell table:style-name="ce143" table:number-columns-repeated="1019"/>
        </table:table-row>
        <table:table-row table:style-name="ro30">
          <table:table-cell table:style-name="ce143"/>
          <table:table-cell table:style-name="ce149"/>
          <table:table-cell table:style-name="ce196"/>
          <table:table-cell table:style-name="ce164"/>
          <table:table-cell table:style-name="ce151"/>
          <table:table-cell table:style-name="ce143" table:number-columns-repeated="1019"/>
        </table:table-row>
        <table:table-row table:style-name="ro30" table:number-rows-repeated="4">
          <table:table-cell table:style-name="ce143"/>
          <table:table-cell table:style-name="ce150"/>
          <table:table-cell table:style-name="ce196"/>
          <table:table-cell table:style-name="ce164"/>
          <table:table-cell table:style-name="ce166"/>
          <table:table-cell table:style-name="ce143" table:number-columns-repeated="1019"/>
        </table:table-row>
        <table:table-row table:style-name="ro30" table:number-rows-repeated="39">
          <table:table-cell table:style-name="ce143"/>
          <table:table-cell table:style-name="ce151"/>
          <table:table-cell table:style-name="ce143"/>
          <table:table-cell table:style-name="ce164"/>
          <table:table-cell table:style-name="ce143" table:number-columns-repeated="1020"/>
        </table:table-row>
        <table:table-row table:style-name="ro30" table:number-rows-repeated="11">
          <table:table-cell table:style-name="ce143"/>
          <table:table-cell table:style-name="ce151"/>
          <table:table-cell table:style-name="ce143"/>
          <table:table-cell table:style-name="ce166"/>
          <table:table-cell table:style-name="ce143" table:number-columns-repeated="1020"/>
        </table:table-row>
        <table:table-row table:style-name="ro19" table:number-rows-repeated="1048476">
          <table:table-cell table:number-columns-repeated="1024"/>
        </table:table-row>
        <table:table-row table:style-name="ro19">
          <table:table-cell table:number-columns-repeated="1024"/>
        </table:table-row>
      </table:table>
      <table:table table:name="Bugs_v2_1_8" table:style-name="ta1" table:print="false">
        <office:forms form:automatic-focus="false" form:apply-design-mode="false"/>
        <table:table-column table:style-name="co33" table:default-cell-style-name="Default"/>
        <table:table-column table:style-name="co25" table:default-cell-style-name="Default"/>
        <table:table-column table:style-name="co33" table:default-cell-style-name="Default"/>
        <table:table-column table:style-name="co26" table:default-cell-style-name="Default"/>
        <table:table-column table:style-name="co28" table:default-cell-style-name="Default"/>
        <table:table-column table:style-name="co34" table:default-cell-style-name="Default"/>
        <table:table-column table:style-name="co32" table:default-cell-style-name="Default"/>
        <table:table-column table:style-name="co37" table:default-cell-style-name="Default"/>
        <table:table-column table:style-name="co38" table:default-cell-style-name="Default"/>
        <table:table-column table:style-name="co8" table:default-cell-style-name="Default"/>
        <table:table-column table:style-name="co36" table:default-cell-style-name="Default"/>
        <table:table-column table:style-name="co39" table:default-cell-style-name="Default"/>
        <table:table-column table:style-name="co40" table:default-cell-style-name="Default"/>
        <table:table-column table:style-name="co8" table:number-columns-repeated="1011" table:default-cell-style-name="Default"/>
        <table:table-row table:style-name="ro19">
          <table:table-cell table:style-name="ce140"/>
          <table:table-cell table:style-name="ce205" office:value-type="string">
            <text:p>TEST CASES</text:p>
          </table:table-cell>
          <table:table-cell table:style-name="ce210"/>
          <table:table-cell table:style-name="ce216" table:number-columns-repeated="2"/>
          <table:table-cell table:style-name="ce246"/>
          <table:table-cell table:style-name="ce216" table:number-columns-repeated="3"/>
          <table:table-cell table:style-name="ce253"/>
          <table:table-cell table:style-name="ce216"/>
          <table:table-cell table:style-name="ce185" office:value-type="string">
            <text:p>Passed</text:p>
          </table:table-cell>
          <table:table-cell table:style-name="ce185" table:formula="of:=COUNTIF([.M$7:.M$972];[.$L1])" office:value-type="float" office:value="17">
            <text:p>17</text:p>
          </table:table-cell>
          <table:table-cell table:style-name="ce185" table:formula="of:=COUNTIF([.N$7:.N$972];[.$L1])" office:value-type="float" office:value="19">
            <text:p>19</text:p>
          </table:table-cell>
          <table:table-cell table:style-name="ce185" table:formula="of:=COUNTIF([.O$7:.O$972];[.$L1])" office:value-type="float" office:value="0">
            <text:p>0</text:p>
          </table:table-cell>
          <table:table-cell table:style-name="ce185" table:formula="of:=COUNTIF([.P$7:.P$972];[.$L1])" office:value-type="float" office:value="0">
            <text:p>0</text:p>
          </table:table-cell>
          <table:table-cell table:style-name="ce184" table:number-columns-repeated="214"/>
          <table:table-cell table:number-columns-repeated="794"/>
        </table:table-row>
        <table:table-row table:style-name="ro19">
          <table:table-cell table:style-name="ce140"/>
          <table:table-cell table:style-name="ce206"/>
          <table:table-cell table:style-name="ce211"/>
          <table:table-cell table:style-name="ce216" table:number-columns-repeated="2"/>
          <table:table-cell table:style-name="ce246"/>
          <table:table-cell table:style-name="ce216" table:number-columns-repeated="3"/>
          <table:table-cell table:style-name="ce254"/>
          <table:table-cell table:style-name="ce216"/>
          <table:table-cell table:style-name="ce185" office:value-type="string">
            <text:p>Failed</text:p>
          </table:table-cell>
          <table:table-cell table:style-name="ce185" table:formula="of:=COUNTIF([.M$7:.M$972];[.$L2])" office:value-type="float" office:value="3">
            <text:p>3</text:p>
          </table:table-cell>
          <table:table-cell table:style-name="ce185" table:formula="of:=COUNTIF([.N$7:.N$972];[.$L2])" office:value-type="float" office:value="1">
            <text:p>1</text:p>
          </table:table-cell>
          <table:table-cell table:style-name="ce185" table:formula="of:=COUNTIF([.O$7:.O$972];[.$L2])" office:value-type="float" office:value="0">
            <text:p>0</text:p>
          </table:table-cell>
          <table:table-cell table:style-name="ce185" table:formula="of:=COUNTIF([.P$7:.P$972];[.$L2])" office:value-type="float" office:value="0">
            <text:p>0</text:p>
          </table:table-cell>
          <table:table-cell table:style-name="ce184" table:number-columns-repeated="214"/>
          <table:table-cell table:number-columns-repeated="794"/>
        </table:table-row>
        <table:table-row table:style-name="ro33">
          <table:table-cell table:style-name="ce140"/>
          <table:table-cell table:style-name="ce207" office:value-type="string">
            <text:p>Function List:</text:p>
          </table:table-cell>
          <table:table-cell table:style-name="ce212" office:value-type="string" table:number-columns-spanned="3" table:number-rows-spanned="1">
            <text:p>Bugs on ECMS 2.1.8 for regression test</text:p>
          </table:table-cell>
          <table:covered-table-cell table:number-columns-repeated="2" table:style-name="ce217"/>
          <table:table-cell table:style-name="ce246"/>
          <table:table-cell table:style-name="ce248"/>
          <table:table-cell table:style-name="ce250" table:number-columns-repeated="2"/>
          <table:table-cell table:style-name="ce254"/>
          <table:table-cell table:style-name="ce250"/>
          <table:table-cell table:style-name="ce185" office:value-type="string">
            <text:p>Blocked</text:p>
          </table:table-cell>
          <table:table-cell table:style-name="ce185" table:formula="of:=COUNTIF([.M$7:.M$972];[.$L3])" office:value-type="float" office:value="0">
            <text:p>0</text:p>
          </table:table-cell>
          <table:table-cell table:style-name="ce185" table:formula="of:=COUNTIF([.N$7:.N$972];[.$L3])" office:value-type="float" office:value="0">
            <text:p>0</text:p>
          </table:table-cell>
          <table:table-cell table:style-name="ce185" table:formula="of:=COUNTIF([.O$7:.O$972];[.$L3])" office:value-type="float" office:value="0">
            <text:p>0</text:p>
          </table:table-cell>
          <table:table-cell table:style-name="ce185" table:formula="of:=COUNTIF([.P$7:.P$972];[.$L3])" office:value-type="float" office:value="0">
            <text:p>0</text:p>
          </table:table-cell>
          <table:table-cell table:style-name="ce184" table:number-columns-repeated="214"/>
          <table:table-cell table:number-columns-repeated="794"/>
        </table:table-row>
        <table:table-row table:style-name="ro10">
          <table:table-cell table:style-name="ce140"/>
          <table:table-cell table:style-name="ce207" office:value-type="string">
            <text:p>Total Main Cases:</text:p>
          </table:table-cell>
          <table:table-cell table:style-name="ce213" table:formula="of:=MAX([.A7:.A953])" office:value-type="float" office:value="15" table:number-columns-spanned="3" table:number-rows-spanned="1">
            <text:p>15</text:p>
          </table:table-cell>
          <table:covered-table-cell table:number-columns-repeated="2" table:style-name="ce217"/>
          <table:table-cell table:style-name="ce246"/>
          <table:table-cell table:style-name="ce248"/>
          <table:table-cell table:style-name="ce250" table:number-columns-repeated="2"/>
          <table:table-cell table:style-name="ce254"/>
          <table:table-cell table:style-name="ce250"/>
          <table:table-cell table:style-name="ce184" office:value-type="string">
            <text:p>Untested</text:p>
          </table:table-cell>
          <table:table-cell table:style-name="ce185" table:formula="of:=COUNTIF([.M$7:.M$972];[.$L4])" office:value-type="float" office:value="0">
            <text:p>0</text:p>
          </table:table-cell>
          <table:table-cell table:style-name="ce185" table:formula="of:=COUNTIF([.N$7:.N$972];[.$L4])" office:value-type="float" office:value="0">
            <text:p>0</text:p>
          </table:table-cell>
          <table:table-cell table:style-name="ce185" table:formula="of:=COUNTIF([.O$7:.O$972];[.$L4])" office:value-type="float" office:value="0">
            <text:p>0</text:p>
          </table:table-cell>
          <table:table-cell table:style-name="ce185" table:formula="of:=COUNTIF([.P$7:.P$972];[.$L4])" office:value-type="float" office:value="0">
            <text:p>0</text:p>
          </table:table-cell>
          <table:table-cell table:style-name="ce184" table:number-columns-repeated="214"/>
          <table:table-cell table:number-columns-repeated="794"/>
        </table:table-row>
        <table:table-row table:style-name="ro19">
          <table:table-cell table:style-name="ce140"/>
          <table:table-cell table:style-name="ce208"/>
          <table:table-cell table:style-name="ce214"/>
          <table:table-cell table:style-name="ce218"/>
          <table:table-cell table:style-name="ce219"/>
          <table:table-cell table:style-name="ce219" office:value-type="string">
            <text:p><text:s/></text:p>
          </table:table-cell>
          <table:table-cell table:style-name="ce219" table:number-columns-repeated="3"/>
          <table:table-cell table:style-name="ce254"/>
          <table:table-cell table:style-name="ce219"/>
          <table:table-cell table:style-name="ce143" office:value-type="string">
            <text:p>N/A</text:p>
          </table:table-cell>
          <table:table-cell table:style-name="ce185" table:formula="of:=COUNTIF([.M$7:.M$972];[.$L5])" office:value-type="float" office:value="2">
            <text:p>2</text:p>
          </table:table-cell>
          <table:table-cell table:style-name="ce185" table:formula="of:=COUNTIF([.N$7:.N$972];[.$L5])" office:value-type="float" office:value="2">
            <text:p>2</text:p>
          </table:table-cell>
          <table:table-cell table:style-name="ce185" table:formula="of:=COUNTIF([.O$7:.O$972];[.$L5])" office:value-type="float" office:value="0">
            <text:p>0</text:p>
          </table:table-cell>
          <table:table-cell table:style-name="ce185" table:formula="of:=COUNTIF([.P$7:.P$972];[.$L5])" office:value-type="float" office:value="0">
            <text:p>0</text:p>
          </table:table-cell>
          <table:table-cell table:number-columns-repeated="1008"/>
        </table:table-row>
        <table:table-row table:style-name="ro10">
          <table:table-cell table:style-name="ce141" office:value-type="string">
            <text:p>Case No</text:p>
          </table:table-cell>
          <table:table-cell table:style-name="ce148" office:value-type="string">
            <text:p>Related function</text:p>
          </table:table-cell>
          <table:table-cell table:style-name="ce141" office:value-type="string">
            <text:p>Case ID</text:p>
          </table:table-cell>
          <table:table-cell table:style-name="ce163"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86" office:value-type="string">
            <text:p>IE7</text:p>
          </table:table-cell>
          <table:table-cell table:style-name="ce186" office:value-type="string">
            <text:p>FireFox3.5</text:p>
          </table:table-cell>
          <table:table-cell table:style-name="ce186" office:value-type="string">
            <text:p>Comment/Bug</text:p>
          </table:table-cell>
          <table:table-cell table:style-name="ce186" table:number-columns-repeated="4"/>
          <table:table-cell table:style-name="ce175" table:number-columns-repeated="211"/>
          <table:table-cell table:style-name="ce168" table:number-columns-repeated="794"/>
        </table:table-row>
        <table:table-row table:style-name="ro23">
          <table:table-cell table:style-name="ce142" office:value-type="float" office:value="1">
            <text:p>001</text:p>
          </table:table-cell>
          <table:table-cell table:style-name="ce149" office:value-type="string">
            <text:p>REG_PLF308_ECMS_001</text:p>
          </table:table-cell>
          <table:table-cell table:style-name="ce157" office:value-type="float" office:value="1">
            <text:p>001</text:p>
          </table:table-cell>
          <table:table-cell table:style-name="ce164" table:formula="of:=[.B7]" office:value-type="string" office:string-value="REG_PLF308_ECMS_001">
            <text:p>REG_PLF308_ECMS_001</text:p>
          </table:table-cell>
          <table:table-cell table:style-name="ce188" office:value-type="string">
            <text:p><text:s/>Check whether unknown error appears when do action on document while trying to edit</text:p>
          </table:table-cell>
          <table:table-cell table:style-name="ce203" office:value-type="string">
            <text:p>Step 1: Create new document</text:p>
          </table:table-cell>
          <table:table-cell table:style-name="ce203" office:value-type="string">
            <text:p>- Login as root</text:p>
            <text:p>- Go to Sites Explorer/Sites Management/acme/documents</text:p>
            <text:p>- Add new document</text:p>
          </table:table-cell>
          <table:table-cell table:style-name="ce143" office:value-type="string">
            <text:p>New document is created successfully</text:p>
          </table:table-cell>
          <table:table-cell table:style-name="ce183" office:value-type="string">
            <text:p>High</text:p>
          </table:table-cell>
          <table:table-cell table:style-name="ce183" office:value-type="string">
            <text:p>CCP-1102 ECMS-2095</text:p>
          </table:table-cell>
          <table:table-cell table:style-name="ce143" table:number-columns-repeated="1014"/>
        </table:table-row>
        <table:table-row table:style-name="ro17">
          <table:table-cell table:style-name="ce142" table:formula="of:=IF(VALUE(MID([.F8];6;FIND(&quot;:&quot;;[.F8];1)-FIND(&quot; &quot;;[.F8];1)-1))&gt;VALUE(MID([.F7];6;FIND(&quot;:&quot;;[.F7];1)-FIND(&quot; &quot;;[.F7];1)-1));&quot;&quot;;MAX([.A$7:.A7])+1)">
            <text:p/>
          </table:table-cell>
          <table:table-cell table:style-name="ce150" office:value-type="string">
            <text:p>REG_PLF308_ECMS_001</text:p>
          </table:table-cell>
          <table:table-cell table:style-name="ce196" table:formula="of:=IF(VALUE(MID([.F8];6;FIND(&quot;:&quot;;[.F8];1)-FIND(&quot; &quot;;[.F8];1)-1))&gt;VALUE(MID([.F7];6;FIND(&quot;:&quot;;[.F7];1)-FIND(&quot; &quot;;[.F7];1)-1));[.C7];[.C7]+1)" office:value-type="float" office:value="1">
            <text:p>001</text:p>
          </table:table-cell>
          <table:table-cell table:style-name="ce164" table:formula="of:=[.B8]" office:value-type="string" office:string-value="REG_PLF308_ECMS_001">
            <text:p>REG_PLF308_ECMS_001</text:p>
          </table:table-cell>
          <table:table-cell table:style-name="ce164" office:value-type="string">
            <text:p><text:s/>Check whether unknown error appears when do action on document while trying to edit</text:p>
          </table:table-cell>
          <table:table-cell table:style-name="ce143" office:value-type="string">
            <text:p>Step 2: Add a SCV page</text:p>
          </table:table-cell>
          <table:table-cell table:style-name="ce164" office:value-type="string">
            <text:p>- Go to acme home page add a new SCV page</text:p>
            <text:p>- Browse added document to be content of SCV, then save</text:p>
          </table:table-cell>
          <table:table-cell table:style-name="ce203" office:value-type="string">
            <text:p>SCV is created with added document successfully</text:p>
          </table:table-cell>
          <table:table-cell table:style-name="ce183" office:value-type="string">
            <text:p>High</text:p>
          </table:table-cell>
          <table:table-cell table:style-name="ce183" office:value-type="string">
            <text:p>CCP-1102 ECMS-2095</text:p>
          </table:table-cell>
          <table:table-cell table:style-name="ce143"/>
          <table:table-cell table:style-name="ce172" table:number-columns-repeated="1013"/>
        </table:table-row>
        <table:table-row table:style-name="ro17">
          <table:table-cell table:style-name="ce142" table:formula="of:=IF(VALUE(MID([.F9];6;FIND(&quot;:&quot;;[.F9];1)-FIND(&quot; &quot;;[.F9];1)-1))&gt;VALUE(MID([.F8];6;FIND(&quot;:&quot;;[.F8];1)-FIND(&quot; &quot;;[.F8];1)-1));&quot;&quot;;MAX([.A$7:.A8])+1)">
            <text:p/>
          </table:table-cell>
          <table:table-cell table:style-name="ce150" office:value-type="string">
            <text:p>REG_PLF308_ECMS_001</text:p>
          </table:table-cell>
          <table:table-cell table:style-name="ce196" table:formula="of:=IF(VALUE(MID([.F9];6;FIND(&quot;:&quot;;[.F9];1)-FIND(&quot; &quot;;[.F9];1)-1))&gt;VALUE(MID([.F8];6;FIND(&quot;:&quot;;[.F8];1)-FIND(&quot; &quot;;[.F8];1)-1));[.C8];[.C8]+1)" office:value-type="float" office:value="1">
            <text:p>001</text:p>
          </table:table-cell>
          <table:table-cell table:style-name="ce164" table:formula="of:=[.B9]" office:value-type="string" office:string-value="REG_PLF308_ECMS_001">
            <text:p>REG_PLF308_ECMS_001</text:p>
          </table:table-cell>
          <table:table-cell table:style-name="ce164" office:value-type="string">
            <text:p><text:s/>Check whether unknown error appears when do action on document while trying to edit</text:p>
          </table:table-cell>
          <table:table-cell table:style-name="ce172" office:value-type="string">
            <text:p>Step 3: Change to Edit mode</text:p>
          </table:table-cell>
          <table:table-cell table:style-name="ce172" office:value-type="string">
            <text:p>- Select SCV page</text:p>
            <text:p>- Change to edit mode</text:p>
            <text:p>- Click edit icon to edit the document (inside SCV)</text:p>
          </table:table-cell>
          <table:table-cell table:style-name="ce172" office:value-type="string">
            <text:p>Document is opened in edit mode</text:p>
          </table:table-cell>
          <table:table-cell table:style-name="ce183" office:value-type="string">
            <text:p>High</text:p>
          </table:table-cell>
          <table:table-cell table:style-name="ce183" office:value-type="string">
            <text:p>CCP-1102 ECMS-2095</text:p>
          </table:table-cell>
          <table:table-cell table:style-name="ce172" table:number-columns-repeated="1014"/>
        </table:table-row>
        <table:table-row table:style-name="ro50">
          <table:table-cell table:style-name="ce142" table:formula="of:=IF(VALUE(MID([.F10];6;FIND(&quot;:&quot;;[.F10];1)-FIND(&quot; &quot;;[.F10];1)-1))&gt;VALUE(MID([.F9];6;FIND(&quot;:&quot;;[.F9];1)-FIND(&quot; &quot;;[.F9];1)-1));&quot;&quot;;MAX([.A$7:.A9])+1)">
            <text:p/>
          </table:table-cell>
          <table:table-cell table:style-name="ce150" office:value-type="string">
            <text:p>REG_PLF308_ECMS_001</text:p>
          </table:table-cell>
          <table:table-cell table:style-name="ce196" table:formula="of:=IF(VALUE(MID([.F10];6;FIND(&quot;:&quot;;[.F10];1)-FIND(&quot; &quot;;[.F10];1)-1))&gt;VALUE(MID([.F9];6;FIND(&quot;:&quot;;[.F9];1)-FIND(&quot; &quot;;[.F9];1)-1));[.C9];[.C9]+1)" office:value-type="float" office:value="1">
            <text:p>001</text:p>
          </table:table-cell>
          <table:table-cell table:style-name="ce164" table:formula="of:=[.B10]" office:value-type="string" office:string-value="REG_PLF308_ECMS_001">
            <text:p>REG_PLF308_ECMS_001</text:p>
          </table:table-cell>
          <table:table-cell table:style-name="ce164" office:value-type="string">
            <text:p><text:s/>Check whether unknown error appears when do action on document while trying to edit</text:p>
          </table:table-cell>
          <table:table-cell table:style-name="ce143" office:value-type="string">
            <text:p>Step 4: Click Request Approval or Publish</text:p>
          </table:table-cell>
          <table:table-cell table:style-name="ce143" office:value-type="string">
            <text:p>Click Request Approval or Publish</text:p>
          </table:table-cell>
          <table:table-cell table:style-name="ce177" office:value-type="string">
            <text:p>Document is sent to request approval or published, and can be view in Published mode in SCV and no exception</text:p>
          </table:table-cell>
          <table:table-cell table:style-name="ce183" office:value-type="string">
            <text:p>High</text:p>
          </table:table-cell>
          <table:table-cell table:style-name="ce183" office:value-type="string">
            <text:p>CCP-1102 ECMS-2095</text:p>
          </table:table-cell>
          <table:table-cell table:style-name="ce172"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72" table:number-columns-repeated="1013"/>
        </table:table-row>
        <table:table-row table:style-name="ro23">
          <table:table-cell table:style-name="ce142" table:formula="of:=IF(VALUE(MID([.F11];6;FIND(&quot;:&quot;;[.F11];1)-FIND(&quot; &quot;;[.F11];1)-1))&gt;VALUE(MID([.F10];6;FIND(&quot;:&quot;;[.F10];1)-FIND(&quot; &quot;;[.F10];1)-1));&quot;&quot;;MAX([.A$7:.A10])+1)" office:value-type="float" office:value="2">
            <text:p>002</text:p>
          </table:table-cell>
          <table:table-cell table:style-name="ce150" office:value-type="string">
            <text:p>REG_PLF308_ECMS_002</text:p>
          </table:table-cell>
          <table:table-cell table:style-name="ce196" office:value-type="float" office:value="1">
            <text:p>001</text:p>
          </table:table-cell>
          <table:table-cell table:style-name="ce164" table:formula="of:=[.B11]" office:value-type="string" office:string-value="REG_PLF308_ECMS_002">
            <text:p>REG_PLF308_ECMS_002</text:p>
          </table:table-cell>
          <table:table-cell table:style-name="ce170" office:value-type="string">
            <text:p>Create and delete javascript files from Content Explorer</text:p>
          </table:table-cell>
          <table:table-cell table:style-name="ce143" office:value-type="string">
            <text:p>Step 1: Add JS document</text:p>
          </table:table-cell>
          <table:table-cell table:style-name="ce143" office:value-type="string">
            <text:p>- Log in</text:p>
            <text:p>- Go to Site explorer/ Sites management</text:p>
            <text:p>- Go to folder /acme/js</text:p>
            <text:p>- Add JS document Test.js with content “alert("here is Acme site");”</text:p>
          </table:table-cell>
          <table:table-cell table:style-name="ce172" office:value-type="string">
            <text:p>New JS document is created successfully</text:p>
          </table:table-cell>
          <table:table-cell table:style-name="ce183" office:value-type="string">
            <text:p>High</text:p>
          </table:table-cell>
          <table:table-cell table:style-name="ce172" office:value-type="string">
            <text:p>CCP-961 ECMS-2297</text:p>
          </table:table-cell>
          <table:table-cell table:style-name="ce172" table:number-columns-repeated="1014"/>
        </table:table-row>
        <table:table-row table:style-name="ro17">
          <table:table-cell table:style-name="ce142" table:formula="of:=IF(VALUE(MID([.F12];6;FIND(&quot;:&quot;;[.F12];1)-FIND(&quot; &quot;;[.F12];1)-1))&gt;VALUE(MID([.F11];6;FIND(&quot;:&quot;;[.F11];1)-FIND(&quot; &quot;;[.F11];1)-1));&quot;&quot;;MAX([.A$7:.A11])+1)">
            <text:p/>
          </table:table-cell>
          <table:table-cell table:style-name="ce150" office:value-type="string">
            <text:p>REG_PLF308_ECMS_002</text:p>
          </table:table-cell>
          <table:table-cell table:style-name="ce196" table:formula="of:=IF(VALUE(MID([.F12];6;FIND(&quot;:&quot;;[.F12];1)-FIND(&quot; &quot;;[.F12];1)-1))&gt;VALUE(MID([.F11];6;FIND(&quot;:&quot;;[.F11];1)-FIND(&quot; &quot;;[.F11];1)-1));[.C11];[.C11]+1)" office:value-type="float" office:value="1">
            <text:p>001</text:p>
          </table:table-cell>
          <table:table-cell table:style-name="ce164" table:formula="of:=[.B12]" office:value-type="string" office:string-value="REG_PLF308_ECMS_002">
            <text:p>REG_PLF308_ECMS_002</text:p>
          </table:table-cell>
          <table:table-cell table:style-name="ce171" office:value-type="string">
            <text:p>Create and delete javascript files from Content Explorer</text:p>
          </table:table-cell>
          <table:table-cell table:style-name="ce172" office:value-type="string">
            <text:p>Step 2: Check show javascript alert</text:p>
          </table:table-cell>
          <table:table-cell table:style-name="ce172" office:value-type="string">
            <text:p>- Go to acme homepage</text:p>
            <text:p>- Clear cache and refresh</text:p>
          </table:table-cell>
          <table:table-cell table:style-name="ce177" office:value-type="string">
            <text:p>One alert is showed on ACME site “here is Acme site”</text:p>
          </table:table-cell>
          <table:table-cell table:style-name="ce183" office:value-type="string">
            <text:p>High</text:p>
          </table:table-cell>
          <table:table-cell table:style-name="ce172" office:value-type="string">
            <text:p>CCP-961 ECMS-2297</text:p>
          </table:table-cell>
          <table:table-cell table:style-name="ce172" office:value-type="string">
            <text:p>Go to Front-page site ACME the adding script is not loaded, even cache is cleared</text:p>
          </table:table-cell>
          <table:table-cell table:style-name="ce172" table:number-columns-repeated="1013"/>
        </table:table-row>
        <table:table-row table:style-name="ro17">
          <table:table-cell table:style-name="ce142" table:formula="of:=IF(VALUE(MID([.F13];6;FIND(&quot;:&quot;;[.F13];1)-FIND(&quot; &quot;;[.F13];1)-1))&gt;VALUE(MID([.F12];6;FIND(&quot;:&quot;;[.F12];1)-FIND(&quot; &quot;;[.F12];1)-1));&quot;&quot;;MAX([.A$7:.A12])+1)">
            <text:p/>
          </table:table-cell>
          <table:table-cell table:style-name="ce150" office:value-type="string">
            <text:p>REG_PLF308_ECMS_002</text:p>
          </table:table-cell>
          <table:table-cell table:style-name="ce196" table:formula="of:=IF(VALUE(MID([.F13];6;FIND(&quot;:&quot;;[.F13];1)-FIND(&quot; &quot;;[.F13];1)-1))&gt;VALUE(MID([.F12];6;FIND(&quot;:&quot;;[.F12];1)-FIND(&quot; &quot;;[.F12];1)-1));[.C12];[.C12]+1)" office:value-type="float" office:value="1">
            <text:p>001</text:p>
          </table:table-cell>
          <table:table-cell table:style-name="ce164" table:formula="of:=[.B13]" office:value-type="string" office:string-value="REG_PLF308_ECMS_002">
            <text:p>REG_PLF308_ECMS_002</text:p>
          </table:table-cell>
          <table:table-cell table:style-name="ce171" office:value-type="string">
            <text:p>Create and delete javascript files from Content Explorer</text:p>
          </table:table-cell>
          <table:table-cell table:style-name="ce172" office:value-type="string">
            <text:p>Step 3: Delete JS file from acme/js folder</text:p>
          </table:table-cell>
          <table:table-cell table:style-name="ce172" office:value-type="string">
            <text:p><text:span text:style-name="T6">- Go to Site </text:span><text:span text:style-name="T6">explorer/ </text:span><text:span text:style-name="T6">Sites </text:span><text:span text:style-name="T6">manageme</text:span><text:span text:style-name="T6">nt</text:span></text:p>
            <text:p><text:span text:style-name="T6">- Go to </text:span><text:span text:style-name="T6">folder </text:span><text:span text:style-name="T6">/acme/js</text:span></text:p>
            <text:p><text:span text:style-name="T6">- Delete file </text:span><text:span text:style-name="T6">Test.js </text:span><text:span text:style-name="T6">above</text:span></text:p>
            <text:p><text:span text:style-name="T6">- Clear </text:span><text:span text:style-name="T6">cache and </text:span><text:span text:style-name="T6">refresh </text:span><text:span text:style-name="T6">browser</text:span></text:p>
          </table:table-cell>
          <table:table-cell table:style-name="ce177" office:value-type="string">
            <text:p>Alert does not appear again</text:p>
          </table:table-cell>
          <table:table-cell table:style-name="ce183" office:value-type="string">
            <text:p>High</text:p>
          </table:table-cell>
          <table:table-cell table:style-name="ce172" office:value-type="string">
            <text:p>CCP-961 ECMS-2297</text:p>
          </table:table-cell>
          <table:table-cell table:style-name="ce183" office:value-type="string">
            <text:p>Alert still appears though browser cache is cleared.</text:p>
          </table:table-cell>
          <table:table-cell table:style-name="ce172" table:number-columns-repeated="1013"/>
        </table:table-row>
        <table:table-row table:style-name="ro24">
          <table:table-cell table:style-name="ce142" table:formula="of:=IF(VALUE(MID([.F14];6;FIND(&quot;:&quot;;[.F14];1)-FIND(&quot; &quot;;[.F14];1)-1))&gt;VALUE(MID([.F13];6;FIND(&quot;:&quot;;[.F13];1)-FIND(&quot; &quot;;[.F13];1)-1));&quot;&quot;;MAX([.A$7:.A13])+1)" office:value-type="float" office:value="3">
            <text:p>003</text:p>
          </table:table-cell>
          <table:table-cell table:style-name="ce150" office:value-type="string">
            <text:p>REG_PLF308_ECMS_003</text:p>
          </table:table-cell>
          <table:table-cell table:style-name="ce196" office:value-type="float" office:value="1">
            <text:p>001</text:p>
          </table:table-cell>
          <table:table-cell table:style-name="ce164" table:formula="of:=[.B14]" office:value-type="string" office:string-value="REG_PLF308_ECMS_003">
            <text:p>REG_PLF308_ECMS_003</text:p>
          </table:table-cell>
          <table:table-cell table:style-name="ce170" office:value-type="string">
            <text:p>Check name is automatically generated when creating a new content</text:p>
          </table:table-cell>
          <table:table-cell table:style-name="ce172" office:value-type="string">
            <text:p>Step 1: Create new document which have title and name</text:p>
          </table:table-cell>
          <table:table-cell table:style-name="ce172"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72" office:value-type="string">
            <text:p>Title of document is automatically generated, and no JS error is shown</text:p>
          </table:table-cell>
          <table:table-cell table:style-name="ce183" office:value-type="string">
            <text:p>High</text:p>
          </table:table-cell>
          <table:table-cell table:style-name="ce172" office:value-type="string">
            <text:p>ECMS-2441</text:p>
          </table:table-cell>
          <table:table-cell table:style-name="ce172" office:value-type="string">
            <text:p>Name is not automatically generated and JS error is shown : eXo.ecm.SELocalization is undefined</text:p>
          </table:table-cell>
          <table:table-cell table:style-name="ce172" table:number-columns-repeated="1013"/>
        </table:table-row>
        <table:table-row table:style-name="ro17">
          <table:table-cell table:style-name="ce142" table:formula="of:=IF(VALUE(MID([.F15];6;FIND(&quot;:&quot;;[.F15];1)-FIND(&quot; &quot;;[.F15];1)-1))&gt;VALUE(MID([.F14];6;FIND(&quot;:&quot;;[.F14];1)-FIND(&quot; &quot;;[.F14];1)-1));&quot;&quot;;MAX([.A$7:.A14])+1)" office:value-type="float" office:value="4">
            <text:p>004</text:p>
          </table:table-cell>
          <table:table-cell table:style-name="ce150" office:value-type="string">
            <text:p>REG_PLF308_ECMS_004</text:p>
          </table:table-cell>
          <table:table-cell table:style-name="ce196" office:value-type="float" office:value="1">
            <text:p>001</text:p>
          </table:table-cell>
          <table:table-cell table:style-name="ce164" table:formula="of:=[.B15]" office:value-type="string" office:string-value="REG_PLF308_ECMS_004">
            <text:p>REG_PLF308_ECMS_004</text:p>
          </table:table-cell>
          <table:table-cell table:style-name="ce170" office:value-type="string">
            <text:p>Check whether Uploaded image gets overwritten</text:p>
          </table:table-cell>
          <table:table-cell table:style-name="ce172" office:value-type="string">
            <text:p>Step 1: Upload an image</text:p>
          </table:table-cell>
          <table:table-cell table:style-name="ce172" office:value-type="string">
            <text:p>- Login and go to content explorer, choose a drive</text:p>
            <text:p>- Upload an image</text:p>
            <text:p>- Open this image to preview</text:p>
          </table:table-cell>
          <table:table-cell table:style-name="ce172" office:value-type="string">
            <text:p>Image is uploaded successfully and well previewed</text:p>
          </table:table-cell>
          <table:table-cell table:style-name="ce183" office:value-type="string">
            <text:p>High</text:p>
          </table:table-cell>
          <table:table-cell table:style-name="ce172" office:value-type="string">
            <text:p>CCP-1152 ECMS-3059</text:p>
          </table:table-cell>
          <table:table-cell table:style-name="ce172" table:number-columns-repeated="1014"/>
        </table:table-row>
        <table:table-row table:style-name="ro24">
          <table:table-cell table:style-name="ce142" table:formula="of:=IF(VALUE(MID([.F16];6;FIND(&quot;:&quot;;[.F16];1)-FIND(&quot; &quot;;[.F16];1)-1))&gt;VALUE(MID([.F15];6;FIND(&quot;:&quot;;[.F15];1)-FIND(&quot; &quot;;[.F15];1)-1));&quot;&quot;;MAX([.A$7:.A15])+1)">
            <text:p/>
          </table:table-cell>
          <table:table-cell table:style-name="ce150" office:value-type="string">
            <text:p>REG_PLF308_ECMS_004</text:p>
          </table:table-cell>
          <table:table-cell table:style-name="ce196" table:formula="of:=IF(VALUE(MID([.F16];6;FIND(&quot;:&quot;;[.F16];1)-FIND(&quot; &quot;;[.F16];1)-1))&gt;VALUE(MID([.F15];6;FIND(&quot;:&quot;;[.F15];1)-FIND(&quot; &quot;;[.F15];1)-1));[.C15];[.C15]+1)" office:value-type="float" office:value="1">
            <text:p>001</text:p>
          </table:table-cell>
          <table:table-cell table:style-name="ce164" table:formula="of:=[.B16]" office:value-type="string" office:string-value="REG_PLF308_ECMS_004">
            <text:p>REG_PLF308_ECMS_004</text:p>
          </table:table-cell>
          <table:table-cell table:style-name="ce171" office:value-type="string">
            <text:p>Check whether Uploaded image gets overwritten</text:p>
          </table:table-cell>
          <table:table-cell table:style-name="ce172" office:value-type="string">
            <text:p>Step 2: Upload another image which has the same extension</text:p>
          </table:table-cell>
          <table:table-cell table:style-name="ce172" office:value-type="string">
            <text:p>- Click Upload file on action bar and upload file successfully</text:p>
          </table:table-cell>
          <table:table-cell table:style-name="ce172"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83" office:value-type="string">
            <text:p>High</text:p>
          </table:table-cell>
          <table:table-cell table:style-name="ce172" office:value-type="string">
            <text:p>CCP-1152 ECMS-3059</text:p>
          </table:table-cell>
          <table:table-cell table:style-name="ce172" office:value-type="string">
            <text:p>The first image that was in the preview gets replaced by the second uploaded image keeping the same title but without any warning.</text:p>
          </table:table-cell>
          <table:table-cell table:style-name="ce172" table:number-columns-repeated="1013"/>
        </table:table-row>
        <table:table-row table:style-name="ro23">
          <table:table-cell table:style-name="ce142" table:formula="of:=IF(VALUE(MID([.F17];6;FIND(&quot;:&quot;;[.F17];1)-FIND(&quot; &quot;;[.F17];1)-1))&gt;VALUE(MID([.F16];6;FIND(&quot;:&quot;;[.F16];1)-FIND(&quot; &quot;;[.F16];1)-1));&quot;&quot;;MAX([.A$7:.A16])+1)" office:value-type="float" office:value="5">
            <text:p>005</text:p>
          </table:table-cell>
          <table:table-cell table:style-name="ce150" office:value-type="string">
            <text:p>REG_PLF308_ECMS_005</text:p>
          </table:table-cell>
          <table:table-cell table:style-name="ce196" office:value-type="float" office:value="1">
            <text:p>001</text:p>
          </table:table-cell>
          <table:table-cell table:style-name="ce164" table:formula="of:=[.B17]" office:value-type="string" office:string-value="REG_PLF308_ECMS_005">
            <text:p>REG_PLF308_ECMS_005</text:p>
          </table:table-cell>
          <table:table-cell table:style-name="ce170" office:value-type="string">
            <text:p>Check Search results are displayed 10 items per page</text:p>
          </table:table-cell>
          <table:table-cell table:style-name="ce172" office:value-type="string">
            <text:p>Step 1: Create many document</text:p>
          </table:table-cell>
          <table:table-cell table:style-name="ce172" office:value-type="string">
            <text:p>- Go to Content explorer, choose a drive</text:p>
            <text:p>- Create a document containing a key word (Eg, search)</text:p>
            <text:p>- Copy and paste this document more than 100 times</text:p>
          </table:table-cell>
          <table:table-cell table:style-name="ce172" office:value-type="string">
            <text:p>More than 100 document is created</text:p>
          </table:table-cell>
          <table:table-cell table:style-name="ce183" office:value-type="string">
            <text:p>High</text:p>
          </table:table-cell>
          <table:table-cell table:style-name="ce172" office:value-type="string">
            <text:p>ECMS-3104</text:p>
            <text:p>CCP-1166</text:p>
          </table:table-cell>
          <table:table-cell table:style-name="ce172" table:number-columns-repeated="1014"/>
        </table:table-row>
        <table:table-row table:style-name="ro28">
          <table:table-cell table:style-name="ce142" table:formula="of:=IF(VALUE(MID([.F18];6;FIND(&quot;:&quot;;[.F18];1)-FIND(&quot; &quot;;[.F18];1)-1))&gt;VALUE(MID([.F17];6;FIND(&quot;:&quot;;[.F17];1)-FIND(&quot; &quot;;[.F17];1)-1));&quot;&quot;;MAX([.A$7:.A17])+1)">
            <text:p/>
          </table:table-cell>
          <table:table-cell table:style-name="ce150" office:value-type="string">
            <text:p>REG_PLF308_ECMS_005</text:p>
          </table:table-cell>
          <table:table-cell table:style-name="ce196" table:formula="of:=IF(VALUE(MID([.F18];6;FIND(&quot;:&quot;;[.F18];1)-FIND(&quot; &quot;;[.F18];1)-1))&gt;VALUE(MID([.F17];6;FIND(&quot;:&quot;;[.F17];1)-FIND(&quot; &quot;;[.F17];1)-1));[.C17];[.C17]+1)" office:value-type="float" office:value="1">
            <text:p>001</text:p>
          </table:table-cell>
          <table:table-cell table:style-name="ce164" table:formula="of:=[.B18]" office:value-type="string" office:string-value="REG_PLF308_ECMS_005">
            <text:p>REG_PLF308_ECMS_005</text:p>
          </table:table-cell>
          <table:table-cell table:style-name="ce171" office:value-type="string">
            <text:p>Check Search results are displayed 10 items per page</text:p>
          </table:table-cell>
          <table:table-cell table:style-name="ce172" office:value-type="string">
            <text:p>Step 2: Set up node displayed per page</text:p>
          </table:table-cell>
          <table:table-cell table:style-name="ce172" office:value-type="string">
            <text:p>- Click Set up your browsing preferences</text:p>
            <text:p>- Setting 'Nodes Per Page' is 10</text:p>
          </table:table-cell>
          <table:table-cell table:style-name="ce172" office:value-type="string">
            <text:p>10 nodes will be displayed per page</text:p>
          </table:table-cell>
          <table:table-cell table:style-name="ce183" office:value-type="string">
            <text:p>High</text:p>
          </table:table-cell>
          <table:table-cell table:style-name="ce172" office:value-type="string">
            <text:p>ECMS-3104</text:p>
            <text:p>CCP-1166</text:p>
          </table:table-cell>
          <table:table-cell table:style-name="ce172" table:number-columns-repeated="1014"/>
        </table:table-row>
        <table:table-row table:style-name="ro23">
          <table:table-cell table:style-name="ce142" table:formula="of:=IF(VALUE(MID([.F19];6;FIND(&quot;:&quot;;[.F19];1)-FIND(&quot; &quot;;[.F19];1)-1))&gt;VALUE(MID([.F18];6;FIND(&quot;:&quot;;[.F18];1)-FIND(&quot; &quot;;[.F18];1)-1));&quot;&quot;;MAX([.A$7:.A18])+1)">
            <text:p/>
          </table:table-cell>
          <table:table-cell table:style-name="ce150" office:value-type="string">
            <text:p>REG_PLF308_ECMS_005</text:p>
          </table:table-cell>
          <table:table-cell table:style-name="ce196" table:formula="of:=IF(VALUE(MID([.F19];6;FIND(&quot;:&quot;;[.F19];1)-FIND(&quot; &quot;;[.F19];1)-1))&gt;VALUE(MID([.F18];6;FIND(&quot;:&quot;;[.F18];1)-FIND(&quot; &quot;;[.F18];1)-1));[.C18];[.C18]+1)" office:value-type="float" office:value="1">
            <text:p>001</text:p>
          </table:table-cell>
          <table:table-cell table:style-name="ce164" table:formula="of:=[.B19]" office:value-type="string" office:string-value="REG_PLF308_ECMS_005">
            <text:p>REG_PLF308_ECMS_005</text:p>
          </table:table-cell>
          <table:table-cell table:style-name="ce171" office:value-type="string">
            <text:p>Check Search results are displayed 10 items per page</text:p>
          </table:table-cell>
          <table:table-cell table:style-name="ce172" office:value-type="string">
            <text:p>Step 3: Do Search</text:p>
          </table:table-cell>
          <table:table-cell table:style-name="ce172" office:value-type="string">
            <text:p>Fill 'search' in simple search box above action bar</text:p>
          </table:table-cell>
          <table:table-cell table:style-name="ce172" office:value-type="string">
            <text:p>There is more than 100 results of search divided in many pages. Each page should show 10 items per page</text:p>
          </table:table-cell>
          <table:table-cell table:style-name="ce183" office:value-type="string">
            <text:p>High</text:p>
          </table:table-cell>
          <table:table-cell table:style-name="ce172" office:value-type="string">
            <text:p>ECMS-3104</text:p>
            <text:p>CCP-1166</text:p>
          </table:table-cell>
          <table:table-cell table:style-name="ce172" office:value-type="string">
            <text:p>Search result does not display 10 nodes per page</text:p>
          </table:table-cell>
          <table:table-cell table:style-name="ce172" table:number-columns-repeated="1013"/>
        </table:table-row>
        <table:table-row table:style-name="ro17">
          <table:table-cell table:style-name="ce142" table:formula="of:=IF(VALUE(MID([.F20];6;FIND(&quot;:&quot;;[.F20];1)-FIND(&quot; &quot;;[.F20];1)-1))&gt;VALUE(MID([.F19];6;FIND(&quot;:&quot;;[.F19];1)-FIND(&quot; &quot;;[.F19];1)-1));&quot;&quot;;MAX([.A$7:.A19])+1)" office:value-type="float" office:value="6">
            <text:p>006</text:p>
          </table:table-cell>
          <table:table-cell table:style-name="ce150" office:value-type="string">
            <text:p>REG_PLF308_ECMS_006</text:p>
          </table:table-cell>
          <table:table-cell table:style-name="ce196" office:value-type="float" office:value="1">
            <text:p>001</text:p>
          </table:table-cell>
          <table:table-cell table:style-name="ce164" table:formula="of:=[.B20]" office:value-type="string" office:string-value="REG_PLF308_ECMS_006">
            <text:p>REG_PLF308_ECMS_006</text:p>
          </table:table-cell>
          <table:table-cell table:style-name="ce170" office:value-type="string">
            <text:p>Check displaying of Content Explorer portlet in home page</text:p>
          </table:table-cell>
          <table:table-cell table:style-name="ce172" office:value-type="string">
            <text:p>Step 1: Add Content Explorer portlet into homepage</text:p>
          </table:table-cell>
          <table:table-cell table:style-name="ce172" office:value-type="string">
            <text:p>- Login as root</text:p>
            <text:p>- Go to acme home page</text:p>
            <text:p>- Edit page then add Content Explorer portlet</text:p>
          </table:table-cell>
          <table:table-cell table:style-name="ce172" office:value-type="string">
            <text:p>Home page is displayed with Content explorer portlet</text:p>
          </table:table-cell>
          <table:table-cell table:style-name="ce183" office:value-type="string">
            <text:p>High</text:p>
          </table:table-cell>
          <table:table-cell table:style-name="ce172" office:value-type="string">
            <text:p>CCP-1185 ECMS-3249</text:p>
          </table:table-cell>
          <table:table-cell table:style-name="ce172"/>
          <table:table-cell table:style-name="ce172" office:value-type="string">
            <text:p>thu.nguyen</text:p>
          </table:table-cell>
          <table:table-cell table:style-name="ce172" office:value-type="string">
            <text:p>Failed</text:p>
          </table:table-cell>
          <table:table-cell table:style-name="ce172" office:value-type="string">
            <text:p>Passed</text:p>
          </table:table-cell>
          <table:table-cell table:style-name="ce172" office:value-type="string">
            <text:p>SPUB-203</text:p>
          </table:table-cell>
          <table:table-cell table:style-name="ce172" table:number-columns-repeated="1009"/>
        </table:table-row>
        <table:table-row table:style-name="ro28">
          <table:table-cell table:style-name="ce142" table:formula="of:=IF(VALUE(MID([.F21];6;FIND(&quot;:&quot;;[.F21];1)-FIND(&quot; &quot;;[.F21];1)-1))&gt;VALUE(MID([.F20];6;FIND(&quot;:&quot;;[.F20];1)-FIND(&quot; &quot;;[.F20];1)-1));&quot;&quot;;MAX([.A$7:.A20])+1)">
            <text:p/>
          </table:table-cell>
          <table:table-cell table:style-name="ce150" office:value-type="string">
            <text:p>REG_PLF308_ECMS_006</text:p>
          </table:table-cell>
          <table:table-cell table:style-name="ce196" table:formula="of:=IF(VALUE(MID([.F21];6;FIND(&quot;:&quot;;[.F21];1)-FIND(&quot; &quot;;[.F21];1)-1))&gt;VALUE(MID([.F20];6;FIND(&quot;:&quot;;[.F20];1)-FIND(&quot; &quot;;[.F20];1)-1));[.C20];[.C20]+1)" office:value-type="float" office:value="1">
            <text:p>001</text:p>
          </table:table-cell>
          <table:table-cell table:style-name="ce164" table:formula="of:=[.B21]" office:value-type="string" office:string-value="REG_PLF308_ECMS_006">
            <text:p>REG_PLF308_ECMS_006</text:p>
          </table:table-cell>
          <table:table-cell table:style-name="ce171" office:value-type="string">
            <text:p>Check displaying oof Content Explorer portlet in home page</text:p>
          </table:table-cell>
          <table:table-cell table:style-name="ce172" office:value-type="string">
            <text:p>Step 2: Click acme drive in Content explorer portlet</text:p>
          </table:table-cell>
          <table:table-cell table:style-name="ce177" office:value-type="string">
            <text:p>Click acme drive in Content explorer portlet</text:p>
          </table:table-cell>
          <table:table-cell table:style-name="ce172" office:value-type="string">
            <text:p>Content of acme drive is shown inside portlet and no error</text:p>
          </table:table-cell>
          <table:table-cell table:style-name="ce183" office:value-type="string">
            <text:p>High</text:p>
          </table:table-cell>
          <table:table-cell table:style-name="ce172" office:value-type="string">
            <text:p>CCP-1185 ECMS-3249</text:p>
          </table:table-cell>
          <table:table-cell table:style-name="ce172" office:value-type="string">
            <text:p>Back to homepage then click acme driver on CE portlet -&gt; error</text:p>
          </table:table-cell>
          <table:table-cell table:style-name="ce172" office:value-type="string">
            <text:p>thu.nguyen</text:p>
          </table:table-cell>
          <table:table-cell table:style-name="ce172" office:value-type="string">
            <text:p>Failed</text:p>
          </table:table-cell>
          <table:table-cell table:style-name="ce172" office:value-type="string">
            <text:p>Passed</text:p>
          </table:table-cell>
          <table:table-cell table:style-name="ce172" office:value-type="string">
            <text:p>SPUB-203</text:p>
          </table:table-cell>
          <table:table-cell table:style-name="ce172" table:number-columns-repeated="1009"/>
        </table:table-row>
        <table:table-row table:style-name="ro28">
          <table:table-cell table:style-name="ce142" table:formula="of:=IF(VALUE(MID([.F22];6;FIND(&quot;:&quot;;[.F22];1)-FIND(&quot; &quot;;[.F22];1)-1))&gt;VALUE(MID([.F21];6;FIND(&quot;:&quot;;[.F21];1)-FIND(&quot; &quot;;[.F21];1)-1));&quot;&quot;;MAX([.A$7:.A21])+1)" office:value-type="float" office:value="7">
            <text:p>007</text:p>
          </table:table-cell>
          <table:table-cell table:style-name="ce150" office:value-type="string">
            <text:p>REG_PLF308_ECMS_007</text:p>
          </table:table-cell>
          <table:table-cell table:style-name="ce196" office:value-type="float" office:value="1">
            <text:p>001</text:p>
          </table:table-cell>
          <table:table-cell table:style-name="ce164" table:formula="of:=[.B22]" office:value-type="string" office:string-value="REG_PLF308_ECMS_007">
            <text:p>REG_PLF308_ECMS_007</text:p>
          </table:table-cell>
          <table:table-cell table:style-name="ce170" office:value-type="string">
            <text:p>Click on "View document" in a space </text:p>
          </table:table-cell>
          <table:table-cell table:style-name="ce172" office:value-type="string">
            <text:p>Step 1: Create a new space</text:p>
          </table:table-cell>
          <table:table-cell table:style-name="ce172" office:value-type="string">
            <text:p>- Login</text:p>
            <text:p>- Go to intranet and add a new space</text:p>
            <text:p>- Choose Documents tab</text:p>
          </table:table-cell>
          <table:table-cell table:style-name="ce172" office:value-type="string">
            <text:p>New space is created and document tab is choosen</text:p>
          </table:table-cell>
          <table:table-cell table:style-name="ce183" office:value-type="string">
            <text:p>High</text:p>
          </table:table-cell>
          <table:table-cell table:style-name="ce172" office:value-type="string">
            <text:p>ECMS-3302</text:p>
            <text:p/>
          </table:table-cell>
          <table:table-cell table:style-name="ce172"/>
          <table:table-cell table:style-name="ce172" office:value-type="string">
            <text:p>thu.nguyen</text:p>
          </table:table-cell>
          <table:table-cell table:number-columns-repeated="2" table:style-name="ce172" office:value-type="string">
            <text:p>N/A</text:p>
          </table:table-cell>
          <table:table-cell table:style-name="ce172" table:number-columns-repeated="1010"/>
        </table:table-row>
        <table:table-row table:style-name="ro17">
          <table:table-cell table:style-name="ce142" table:formula="of:=IF(VALUE(MID([.F23];6;FIND(&quot;:&quot;;[.F23];1)-FIND(&quot; &quot;;[.F23];1)-1))&gt;VALUE(MID([.F22];6;FIND(&quot;:&quot;;[.F22];1)-FIND(&quot; &quot;;[.F22];1)-1));&quot;&quot;;MAX([.A$7:.A22])+1)">
            <text:p/>
          </table:table-cell>
          <table:table-cell table:style-name="ce150" office:value-type="string">
            <text:p>REG_PLF308_ECMS_007</text:p>
          </table:table-cell>
          <table:table-cell table:style-name="ce196" table:formula="of:=IF(VALUE(MID([.F23];6;FIND(&quot;:&quot;;[.F23];1)-FIND(&quot; &quot;;[.F23];1)-1))&gt;VALUE(MID([.F22];6;FIND(&quot;:&quot;;[.F22];1)-FIND(&quot; &quot;;[.F22];1)-1));[.C22];[.C22]+1)" office:value-type="float" office:value="1">
            <text:p>001</text:p>
          </table:table-cell>
          <table:table-cell table:style-name="ce164" table:formula="of:=[.B23]" office:value-type="string" office:string-value="REG_PLF308_ECMS_007">
            <text:p>REG_PLF308_ECMS_007</text:p>
          </table:table-cell>
          <table:table-cell table:style-name="ce171" office:value-type="string">
            <text:p>Click on "View document" in a space </text:p>
          </table:table-cell>
          <table:table-cell table:style-name="ce172" office:value-type="string">
            <text:p>Step 2: Upload a document and View it</text:p>
          </table:table-cell>
          <table:table-cell table:style-name="ce177" office:value-type="string">
            <text:p>- Upload a document</text:p>
            <text:p>- Right click it and choose "View document"</text:p>
          </table:table-cell>
          <table:table-cell table:style-name="ce172" office:value-type="string">
            <text:p>Content of document is displayed well</text:p>
          </table:table-cell>
          <table:table-cell table:style-name="ce183" office:value-type="string">
            <text:p>High</text:p>
          </table:table-cell>
          <table:table-cell table:style-name="ce172" office:value-type="string">
            <text:p>ECMS-3302 </text:p>
          </table:table-cell>
          <table:table-cell table:style-name="ce172" office:value-type="string">
            <text:p/>
            <text:p>You'll be redirected to the space's home page instead of viewing the document</text:p>
          </table:table-cell>
          <table:table-cell table:style-name="ce172" office:value-type="string">
            <text:p>thu.nguyen</text:p>
          </table:table-cell>
          <table:table-cell table:number-columns-repeated="2" table:style-name="ce172" office:value-type="string">
            <text:p>N/A</text:p>
          </table:table-cell>
          <table:table-cell table:style-name="ce172" table:number-columns-repeated="1010"/>
        </table:table-row>
        <table:table-row table:style-name="ro17">
          <table:table-cell table:style-name="ce142" table:formula="of:=IF(VALUE(MID([.F24];6;FIND(&quot;:&quot;;[.F24];1)-FIND(&quot; &quot;;[.F24];1)-1))&gt;VALUE(MID([.F23];6;FIND(&quot;:&quot;;[.F23];1)-FIND(&quot; &quot;;[.F23];1)-1));&quot;&quot;;MAX([.A$7:.A23])+1)" office:value-type="float" office:value="8">
            <text:p>008</text:p>
          </table:table-cell>
          <table:table-cell table:style-name="ce150" office:value-type="string">
            <text:p>REG_PLF308_ECMS_008</text:p>
          </table:table-cell>
          <table:table-cell table:style-name="ce196" office:value-type="float" office:value="1">
            <text:p>001</text:p>
          </table:table-cell>
          <table:table-cell table:style-name="ce164" table:formula="of:=[.B24]" office:value-type="string" office:string-value="REG_PLF308_ECMS_008">
            <text:p>REG_PLF308_ECMS_008</text:p>
          </table:table-cell>
          <table:table-cell table:style-name="ce170" office:value-type="string">
            <text:p>Check applying two filters in the Filter By Type of File Explorer</text:p>
          </table:table-cell>
          <table:table-cell table:style-name="ce172" office:value-type="string">
            <text:p>Step 1: Create some documents and upload files</text:p>
          </table:table-cell>
          <table:table-cell table:style-name="ce172" office:value-type="string">
            <text:p>- Login</text:p>
            <text:p>- Access to Site Explorer</text:p>
            <text:p>- Add some documents and images in a drive (Eg: Collaboration)</text:p>
          </table:table-cell>
          <table:table-cell table:style-name="ce172" office:value-type="string">
            <text:p>Document is created/ files is uploaded</text:p>
          </table:table-cell>
          <table:table-cell table:style-name="ce183" office:value-type="string">
            <text:p>High</text:p>
          </table:table-cell>
          <table:table-cell table:style-name="ce172" office:value-type="string">
            <text:p>CCP-1196 ECMS-3316</text:p>
          </table:table-cell>
          <table:table-cell table:style-name="ce172"/>
          <table:table-cell table:style-name="ce172" office:value-type="string">
            <text:p>thu.nguyen</text:p>
          </table:table-cell>
          <table:table-cell table:number-columns-repeated="2" table:style-name="ce172" office:value-type="string">
            <text:p>Passed</text:p>
          </table:table-cell>
          <table:table-cell table:style-name="ce172" table:number-columns-repeated="1010"/>
        </table:table-row>
        <table:table-row table:style-name="ro28">
          <table:table-cell table:style-name="ce142" table:formula="of:=IF(VALUE(MID([.F25];6;FIND(&quot;:&quot;;[.F25];1)-FIND(&quot; &quot;;[.F25];1)-1))&gt;VALUE(MID([.F24];6;FIND(&quot;:&quot;;[.F24];1)-FIND(&quot; &quot;;[.F24];1)-1));&quot;&quot;;MAX([.A$7:.A24])+1)">
            <text:p/>
          </table:table-cell>
          <table:table-cell table:style-name="ce150" office:value-type="string">
            <text:p>REG_PLF308_ECMS_008</text:p>
          </table:table-cell>
          <table:table-cell table:style-name="ce196" table:formula="of:=IF(VALUE(MID([.F25];6;FIND(&quot;:&quot;;[.F25];1)-FIND(&quot; &quot;;[.F25];1)-1))&gt;VALUE(MID([.F24];6;FIND(&quot;:&quot;;[.F24];1)-FIND(&quot; &quot;;[.F24];1)-1));[.C24];[.C24]+1)" office:value-type="float" office:value="1">
            <text:p>001</text:p>
          </table:table-cell>
          <table:table-cell table:style-name="ce164" table:formula="of:=[.B25]" office:value-type="string" office:string-value="REG_PLF308_ECMS_008">
            <text:p>REG_PLF308_ECMS_008</text:p>
          </table:table-cell>
          <table:table-cell table:style-name="ce171" office:value-type="string">
            <text:p>Check applying two filters in the Filter By Type of File Explorer</text:p>
          </table:table-cell>
          <table:table-cell table:style-name="ce172" office:value-type="string">
            <text:p>Step 2: Choose filters: Document and Image</text:p>
          </table:table-cell>
          <table:table-cell table:style-name="ce172" office:value-type="string">
            <text:p>- In the filter by type of the sidebar, choose two filters: Document and Image </text:p>
          </table:table-cell>
          <table:table-cell table:style-name="ce172" office:value-type="string">
            <text:p>Documents and image is shown as filler</text:p>
          </table:table-cell>
          <table:table-cell table:style-name="ce183" office:value-type="string">
            <text:p>High</text:p>
          </table:table-cell>
          <table:table-cell table:style-name="ce172" office:value-type="string">
            <text:p>CCP-1196 ECMS-3316</text:p>
          </table:table-cell>
          <table:table-cell table:style-name="ce177" office:value-type="string">
            <text:p>Nothing is shown in the drive. The filter Contents is not working too</text:p>
          </table:table-cell>
          <table:table-cell table:style-name="ce172" office:value-type="string">
            <text:p>thu.nguyen</text:p>
          </table:table-cell>
          <table:table-cell table:number-columns-repeated="2" table:style-name="ce172" office:value-type="string">
            <text:p>Passed</text:p>
          </table:table-cell>
          <table:table-cell table:style-name="ce172" table:number-columns-repeated="1010"/>
        </table:table-row>
        <table:table-row table:style-name="ro17">
          <table:table-cell table:style-name="ce142" table:formula="of:=IF(VALUE(MID([.F26];6;FIND(&quot;:&quot;;[.F26];1)-FIND(&quot; &quot;;[.F26];1)-1))&gt;VALUE(MID([.F25];6;FIND(&quot;:&quot;;[.F25];1)-FIND(&quot; &quot;;[.F25];1)-1));&quot;&quot;;MAX([.A$7:.A25])+1)" office:value-type="float" office:value="9">
            <text:p>009</text:p>
          </table:table-cell>
          <table:table-cell table:style-name="ce150" office:value-type="string">
            <text:p>REG_PLF308_ECMS_009</text:p>
          </table:table-cell>
          <table:table-cell table:style-name="ce196" office:value-type="float" office:value="1">
            <text:p>001</text:p>
          </table:table-cell>
          <table:table-cell table:style-name="ce164" table:formula="of:=[.B26]" office:value-type="string" office:string-value="REG_PLF308_ECMS_009">
            <text:p>REG_PLF308_ECMS_009</text:p>
          </table:table-cell>
          <table:table-cell table:style-name="ce170" office:value-type="string">
            <text:p>Check the results of an initial research is cleared during a second search</text:p>
          </table:table-cell>
          <table:table-cell table:style-name="ce172" office:value-type="string">
            <text:p>Step 1: Create 5 or more documents with 'auto' word</text:p>
          </table:table-cell>
          <table:table-cell table:style-name="ce172" office:value-type="string">
            <text:p>- Go to Content explorer, create <text:s/>5 or more documents with 'auto' word</text:p>
          </table:table-cell>
          <table:table-cell table:style-name="ce172" office:value-type="string">
            <text:p>Document is created</text:p>
          </table:table-cell>
          <table:table-cell table:style-name="ce183" office:value-type="string">
            <text:p>High</text:p>
          </table:table-cell>
          <table:table-cell table:style-name="ce172" office:value-type="string">
            <text:p>ECM-5584</text:p>
            <text:p>CCP-1210</text:p>
          </table:table-cell>
          <table:table-cell table:style-name="ce172"/>
          <table:table-cell table:style-name="ce172" office:value-type="string">
            <text:p>thu.nguyen</text:p>
          </table:table-cell>
          <table:table-cell table:number-columns-repeated="2" table:style-name="ce172" office:value-type="string">
            <text:p>Passed</text:p>
          </table:table-cell>
          <table:table-cell table:style-name="ce172" table:number-columns-repeated="1010"/>
        </table:table-row>
        <table:table-row table:style-name="ro28">
          <table:table-cell table:style-name="ce142" table:formula="of:=IF(VALUE(MID([.F27];6;FIND(&quot;:&quot;;[.F27];1)-FIND(&quot; &quot;;[.F27];1)-1))&gt;VALUE(MID([.F26];6;FIND(&quot;:&quot;;[.F26];1)-FIND(&quot; &quot;;[.F26];1)-1));&quot;&quot;;MAX([.A$7:.A26])+1)">
            <text:p/>
          </table:table-cell>
          <table:table-cell table:style-name="ce150" office:value-type="string">
            <text:p>REG_PLF308_ECMS_009</text:p>
          </table:table-cell>
          <table:table-cell table:style-name="ce196" table:formula="of:=IF(VALUE(MID([.F27];6;FIND(&quot;:&quot;;[.F27];1)-FIND(&quot; &quot;;[.F27];1)-1))&gt;VALUE(MID([.F26];6;FIND(&quot;:&quot;;[.F26];1)-FIND(&quot; &quot;;[.F26];1)-1));[.C26];[.C26]+1)" office:value-type="float" office:value="1">
            <text:p>001</text:p>
          </table:table-cell>
          <table:table-cell table:style-name="ce164" table:formula="of:=[.B27]" office:value-type="string" office:string-value="REG_PLF308_ECMS_009">
            <text:p>REG_PLF308_ECMS_009</text:p>
          </table:table-cell>
          <table:table-cell table:style-name="ce171" office:value-type="string">
            <text:p>Check the results of an initial research is cleared during a second search</text:p>
          </table:table-cell>
          <table:table-cell table:style-name="ce172" office:value-type="string">
            <text:p>Step 2: Create more than 100 documents with 'colpin' word</text:p>
          </table:table-cell>
          <table:table-cell table:style-name="ce177" office:value-type="string">
            <text:p>- Create 100 documents with 'colpin' word</text:p>
          </table:table-cell>
          <table:table-cell table:style-name="ce172" office:value-type="string">
            <text:p>Document is created</text:p>
          </table:table-cell>
          <table:table-cell table:style-name="ce183" office:value-type="string">
            <text:p>High</text:p>
          </table:table-cell>
          <table:table-cell table:style-name="ce172" office:value-type="string">
            <text:p>ECM-5584</text:p>
            <text:p>CCP-1210</text:p>
          </table:table-cell>
          <table:table-cell table:style-name="ce172"/>
          <table:table-cell table:style-name="ce172" office:value-type="string">
            <text:p>thu.nguyen</text:p>
          </table:table-cell>
          <table:table-cell table:number-columns-repeated="2" table:style-name="ce172" office:value-type="string">
            <text:p>Passed</text:p>
          </table:table-cell>
          <table:table-cell table:style-name="ce172" table:number-columns-repeated="1010"/>
        </table:table-row>
        <table:table-row table:style-name="ro28">
          <table:table-cell table:style-name="ce142" table:formula="of:=IF(VALUE(MID([.F28];6;FIND(&quot;:&quot;;[.F28];1)-FIND(&quot; &quot;;[.F28];1)-1))&gt;VALUE(MID([.F27];6;FIND(&quot;:&quot;;[.F27];1)-FIND(&quot; &quot;;[.F27];1)-1));&quot;&quot;;MAX([.A$7:.A27])+1)">
            <text:p/>
          </table:table-cell>
          <table:table-cell table:style-name="ce150" office:value-type="string">
            <text:p>REG_PLF308_ECMS_009</text:p>
          </table:table-cell>
          <table:table-cell table:style-name="ce196" table:formula="of:=IF(VALUE(MID([.F28];6;FIND(&quot;:&quot;;[.F28];1)-FIND(&quot; &quot;;[.F28];1)-1))&gt;VALUE(MID([.F27];6;FIND(&quot;:&quot;;[.F27];1)-FIND(&quot; &quot;;[.F27];1)-1));[.C27];[.C27]+1)" office:value-type="float" office:value="1">
            <text:p>001</text:p>
          </table:table-cell>
          <table:table-cell table:style-name="ce164" table:formula="of:=[.B28]" office:value-type="string" office:string-value="REG_PLF308_ECMS_009">
            <text:p>REG_PLF308_ECMS_009</text:p>
          </table:table-cell>
          <table:table-cell table:style-name="ce171" office:value-type="string">
            <text:p>Check the results of an initial research is cleared during a second search</text:p>
          </table:table-cell>
          <table:table-cell table:style-name="ce172" office:value-type="string">
            <text:p>Step 3: Search with word “auto”</text:p>
          </table:table-cell>
          <table:table-cell table:style-name="ce249" office:value-type="string">
            <text:p>- Fill in the simple search above action bar the word “auto”</text:p>
          </table:table-cell>
          <table:table-cell table:style-name="ce172" office:value-type="string">
            <text:p>- All documents with word 'auto' is displayed</text:p>
          </table:table-cell>
          <table:table-cell table:style-name="ce183" office:value-type="string">
            <text:p>High</text:p>
          </table:table-cell>
          <table:table-cell table:style-name="ce172" office:value-type="string">
            <text:p>ECM-5584</text:p>
            <text:p>CCP-1210</text:p>
          </table:table-cell>
          <table:table-cell table:style-name="ce172"/>
          <table:table-cell table:style-name="ce172" office:value-type="string">
            <text:p>thu.nguyen</text:p>
          </table:table-cell>
          <table:table-cell table:number-columns-repeated="2" table:style-name="ce172" office:value-type="string">
            <text:p>Passed</text:p>
          </table:table-cell>
          <table:table-cell table:style-name="ce172" table:number-columns-repeated="1010"/>
        </table:table-row>
        <table:table-row table:style-name="ro23">
          <table:table-cell table:style-name="ce142" table:formula="of:=IF(VALUE(MID([.F29];6;FIND(&quot;:&quot;;[.F29];1)-FIND(&quot; &quot;;[.F29];1)-1))&gt;VALUE(MID([.F28];6;FIND(&quot;:&quot;;[.F28];1)-FIND(&quot; &quot;;[.F28];1)-1));&quot;&quot;;MAX([.A$7:.A28])+1)">
            <text:p/>
          </table:table-cell>
          <table:table-cell table:style-name="ce150" office:value-type="string">
            <text:p>REG_PLF308_ECMS_009</text:p>
          </table:table-cell>
          <table:table-cell table:style-name="ce196" table:formula="of:=IF(VALUE(MID([.F29];6;FIND(&quot;:&quot;;[.F29];1)-FIND(&quot; &quot;;[.F29];1)-1))&gt;VALUE(MID([.F28];6;FIND(&quot;:&quot;;[.F28];1)-FIND(&quot; &quot;;[.F28];1)-1));[.C28];[.C28]+1)" office:value-type="float" office:value="1">
            <text:p>001</text:p>
          </table:table-cell>
          <table:table-cell table:style-name="ce164" table:formula="of:=[.B29]" office:value-type="string" office:string-value="REG_PLF308_ECMS_009">
            <text:p>REG_PLF308_ECMS_009</text:p>
          </table:table-cell>
          <table:table-cell table:style-name="ce171" office:value-type="string">
            <text:p>Check the results of an initial research is cleared during a second search</text:p>
          </table:table-cell>
          <table:table-cell table:style-name="ce172" office:value-type="string">
            <text:p>Step 4: Search with word “colpin”</text:p>
          </table:table-cell>
          <table:table-cell table:style-name="ce249" office:value-type="string">
            <text:p>- Fill in the simple search above action bar the word “colpin”</text:p>
          </table:table-cell>
          <table:table-cell table:style-name="ce177" office:value-type="string">
            <text:p>Search result of above search is cleared and Display new search result with all documents with "colpin" word</text:p>
          </table:table-cell>
          <table:table-cell table:style-name="ce183" office:value-type="string">
            <text:p>High</text:p>
          </table:table-cell>
          <table:table-cell table:style-name="ce172" office:value-type="string">
            <text:p>ECM-5584</text:p>
            <text:p>CCP-1210</text:p>
          </table:table-cell>
          <table:table-cell table:style-name="ce172" office:value-type="string">
            <text:p>The second query contains more than 100 documents, the results of the second search will be added to the first</text:p>
          </table:table-cell>
          <table:table-cell table:style-name="ce172" office:value-type="string">
            <text:p>thu.nguyen</text:p>
          </table:table-cell>
          <table:table-cell table:number-columns-repeated="2" table:style-name="ce172" office:value-type="string">
            <text:p>Passed</text:p>
          </table:table-cell>
          <table:table-cell table:style-name="ce172" table:number-columns-repeated="1010"/>
        </table:table-row>
        <table:table-row table:style-name="ro35">
          <table:table-cell table:style-name="ce204" table:formula="of:=IF(VALUE(MID([.F30];6;FIND(&quot;:&quot;;[.F30];1)-FIND(&quot; &quot;;[.F30];1)-1))&gt;VALUE(MID([.F29];6;FIND(&quot;:&quot;;[.F29];1)-FIND(&quot; &quot;;[.F29];1)-1));&quot;&quot;;MAX([.A$7:.A29])+1)" office:value-type="float" office:value="10">
            <text:p>010</text:p>
          </table:table-cell>
          <table:table-cell table:style-name="ce209" office:value-type="string">
            <text:p>REG_PLF308_ECMS_010</text:p>
          </table:table-cell>
          <table:table-cell table:style-name="ce215" office:value-type="float" office:value="1">
            <text:p>001</text:p>
          </table:table-cell>
          <table:table-cell table:style-name="ce165" table:formula="of:=[.B30]" office:value-type="string" office:string-value="REG_PLF308_ECMS_010">
            <text:p>REG_PLF308_ECMS_010</text:p>
          </table:table-cell>
          <table:table-cell table:style-name="ce220" office:value-type="string">
            <text:p>Searching under a category in Sites Explorer</text:p>
          </table:table-cell>
          <table:table-cell table:style-name="ce247" office:value-type="string">
            <text:p>Step 1: Search with Saved search</text:p>
          </table:table-cell>
          <table:table-cell table:style-name="ce247" office:value-type="string">
            <text:p>- Login</text:p>
            <text:p>- Go to Content Explorer &gt; Site management</text:p>
            <text:p>- Click Saved Search then choose Created Document</text:p>
          </table:table-cell>
          <table:table-cell table:style-name="ce251" office:value-type="string">
            <text:p>All created documents are listed</text:p>
          </table:table-cell>
          <table:table-cell table:style-name="ce252" office:value-type="string">
            <text:p>Medium</text:p>
          </table:table-cell>
          <table:table-cell table:style-name="ce251" office:value-type="string">
            <text:p>CCP-970 ECMS-2309</text:p>
          </table:table-cell>
          <table:table-cell table:style-name="ce247" office:value-type="string">
            <text:p><text:s text:c="4"/>* <text:s/>Error 1: Duplicated results on the 1st and 2nd page.</text:p>
            <text:p><text:s text:c="4"/>* Error 2: Wrong in number of displayed results.</text:p>
            <text:p/>
          </table:table-cell>
          <table:table-cell table:style-name="ce247" office:value-type="string">
            <text:p>thu.nguyen</text:p>
          </table:table-cell>
          <table:table-cell table:number-columns-repeated="2" table:style-name="ce247" office:value-type="string">
            <text:p>Passed</text:p>
          </table:table-cell>
          <table:table-cell table:style-name="ce247" table:number-columns-repeated="1010"/>
        </table:table-row>
        <table:table-row table:style-name="ro25">
          <table:table-cell table:style-name="ce142" office:value-type="float" office:value="11">
            <text:p>011</text:p>
          </table:table-cell>
          <table:table-cell table:style-name="ce150" office:value-type="string">
            <text:p>REG_PLF308_ECMS_010</text:p>
          </table:table-cell>
          <table:table-cell table:style-name="ce196" office:value-type="float" office:value="2">
            <text:p>002</text:p>
          </table:table-cell>
          <table:table-cell table:style-name="ce164" table:formula="of:=[.B31]" office:value-type="string" office:string-value="REG_PLF308_ECMS_010">
            <text:p>REG_PLF308_ECMS_010</text:p>
          </table:table-cell>
          <table:table-cell table:style-name="ce171" office:value-type="string">
            <text:p>Searching under a category in Sites Explorer</text:p>
          </table:table-cell>
          <table:table-cell table:style-name="ce143" office:value-type="string">
            <text:p>Step 1: Search under category</text:p>
          </table:table-cell>
          <table:table-cell table:style-name="ce143" office:value-type="string">
            <text:p>- Login</text:p>
            <text:p>- Go to Site Explorer &gt; Site Management &gt;acme &gt; categories &gt; acme</text:p>
            <text:p>- Search with keyword 'Power' in simple search box</text:p>
          </table:table-cell>
          <table:table-cell table:style-name="ce176" office:value-type="string">
            <text:p>Documents are included in the search results with each document is in different path</text:p>
            <text:p>Title of document is displayed not name.</text:p>
          </table:table-cell>
          <table:table-cell table:style-name="ce183" office:value-type="string">
            <text:p>Medium</text:p>
          </table:table-cell>
          <table:table-cell table:style-name="ce177" office:value-type="string">
            <text:p>CCP-970 ECMS-2309</text:p>
          </table:table-cell>
          <table:table-cell table:style-name="ce176" office:value-type="string">
            <text:p><text:s text:c="4"/>* <text:s/>Lack of 1 symlink for New1 on result.</text:p>
            <text:p><text:s text:c="4"/>* Titles should be displayed instead of name</text:p>
            <text:p/>
          </table:table-cell>
          <table:table-cell table:style-name="ce143" office:value-type="string">
            <text:p>thu.nguyen</text:p>
          </table:table-cell>
          <table:table-cell table:number-columns-repeated="2" table:style-name="ce143" office:value-type="string">
            <text:p>Passed</text:p>
          </table:table-cell>
          <table:table-cell table:style-name="ce143" table:number-columns-repeated="1010"/>
        </table:table-row>
        <table:table-row table:style-name="ro17">
          <table:table-cell table:style-name="ce142" office:value-type="float" office:value="12">
            <text:p>012</text:p>
          </table:table-cell>
          <table:table-cell table:style-name="ce150" office:value-type="string">
            <text:p>REG_PLF308_ECMS_010</text:p>
          </table:table-cell>
          <table:table-cell table:style-name="ce196" office:value-type="float" office:value="3">
            <text:p>003</text:p>
          </table:table-cell>
          <table:table-cell table:style-name="ce164" table:formula="of:=[.B32]" office:value-type="string" office:string-value="REG_PLF308_ECMS_010">
            <text:p>REG_PLF308_ECMS_010</text:p>
          </table:table-cell>
          <table:table-cell table:style-name="ce171" office:value-type="string">
            <text:p>Searching under a category in Sites Explorer</text:p>
          </table:table-cell>
          <table:table-cell table:style-name="ce143" office:value-type="string">
            <text:p>Step 1: Do a search which provides more than 100 results</text:p>
          </table:table-cell>
          <table:table-cell table:style-name="ce143" office:value-type="string">
            <text:p>- Create more than 100 documents</text:p>
            <text:p>- Do search with a keyword in these documents</text:p>
          </table:table-cell>
          <table:table-cell table:style-name="ce143" office:value-type="string">
            <text:p>The result of previous search is clean, and display search result of these document</text:p>
          </table:table-cell>
          <table:table-cell table:style-name="ce183" office:value-type="string">
            <text:p>Medium</text:p>
          </table:table-cell>
          <table:table-cell table:style-name="ce177" office:value-type="string">
            <text:p>CCP-970 ECMS-2309</text:p>
          </table:table-cell>
          <table:table-cell table:style-name="ce143" office:value-type="string">
            <text:p>The result of previous search isn't clean.</text:p>
          </table:table-cell>
          <table:table-cell table:style-name="ce143" office:value-type="string">
            <text:p>thu.nguyen</text:p>
          </table:table-cell>
          <table:table-cell table:number-columns-repeated="2" table:style-name="ce143" office:value-type="string">
            <text:p>Passed</text:p>
          </table:table-cell>
          <table:table-cell table:style-name="ce143" table:number-columns-repeated="1010"/>
        </table:table-row>
        <table:table-row table:style-name="ro24">
          <table:table-cell table:style-name="ce142" table:formula="of:=IF(VALUE(MID([.F33];6;FIND(&quot;:&quot;;[.F33];1)-FIND(&quot; &quot;;[.F33];1)-1))&gt;VALUE(MID([.F32];6;FIND(&quot;:&quot;;[.F32];1)-FIND(&quot; &quot;;[.F32];1)-1));&quot;&quot;;MAX([.A$7:.A32])+1)" office:value-type="float" office:value="13">
            <text:p>013</text:p>
          </table:table-cell>
          <table:table-cell table:style-name="ce150" office:value-type="string">
            <text:p>REG_PLF308_ECMS_011</text:p>
          </table:table-cell>
          <table:table-cell table:style-name="ce196" office:value-type="float" office:value="1">
            <text:p>001</text:p>
          </table:table-cell>
          <table:table-cell table:style-name="ce164" table:formula="of:=[.B33]" office:value-type="string" office:string-value="REG_PLF308_ECMS_011">
            <text:p>REG_PLF308_ECMS_011</text:p>
          </table:table-cell>
          <table:table-cell table:style-name="ce170" office:value-type="string">
            <text:p>Check nullPointerException when Setting a name to taxonomyAction</text:p>
          </table:table-cell>
          <table:table-cell table:style-name="ce143" office:value-type="string">
            <text:p>Step 1: Add Taxonomy Tree</text:p>
          </table:table-cell>
          <table:table-cell table:style-name="ce176"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76" office:value-type="string">
            <text:p><text:s/>The Taxonomy Tree is created successfully</text:p>
          </table:table-cell>
          <table:table-cell table:style-name="ce183" office:value-type="string">
            <text:p>Medium</text:p>
          </table:table-cell>
          <table:table-cell table:style-name="ce143" office:value-type="string">
            <text:p>CCP-1150 ECMS-3057</text:p>
          </table:table-cell>
          <table:table-cell table:style-name="ce143"/>
          <table:table-cell table:style-name="ce143" office:value-type="string">
            <text:p>thu.nguyen</text:p>
          </table:table-cell>
          <table:table-cell table:number-columns-repeated="2" table:style-name="ce143" office:value-type="string">
            <text:p>Passed</text:p>
          </table:table-cell>
          <table:table-cell table:style-name="ce143" table:number-columns-repeated="1010"/>
        </table:table-row>
        <table:table-row table:style-name="ro17">
          <table:table-cell table:style-name="ce142" table:formula="of:=IF(VALUE(MID([.F34];6;FIND(&quot;:&quot;;[.F34];1)-FIND(&quot; &quot;;[.F34];1)-1))&gt;VALUE(MID([.F33];6;FIND(&quot;:&quot;;[.F33];1)-FIND(&quot; &quot;;[.F33];1)-1));&quot;&quot;;MAX([.A$7:.A33])+1)">
            <text:p/>
          </table:table-cell>
          <table:table-cell table:style-name="ce150" office:value-type="string">
            <text:p>REG_PLF308_ECMS_011</text:p>
          </table:table-cell>
          <table:table-cell table:style-name="ce196" office:value-type="float" office:value="1">
            <text:p>001</text:p>
          </table:table-cell>
          <table:table-cell table:style-name="ce164" table:formula="of:=[.B34]" office:value-type="string" office:string-value="REG_PLF308_ECMS_011">
            <text:p>REG_PLF308_ECMS_011</text:p>
          </table:table-cell>
          <table:table-cell table:style-name="ce171" office:value-type="string">
            <text:p>Check nullPointerException when Setting a name to taxonomyAction</text:p>
          </table:table-cell>
          <table:table-cell table:style-name="ce143" office:value-type="string">
            <text:p>Step 2: Create new node type <text:s/>in Form builder</text:p>
          </table:table-cell>
          <table:table-cell table:style-name="ce143" office:value-type="string">
            <text:p>- Go to 'Form Builder'</text:p>
            <text:p>- Fill 'Name' and 'Description'</text:p>
            <text:p>- Click 'Save'</text:p>
          </table:table-cell>
          <table:table-cell table:style-name="ce143" office:value-type="string">
            <text:p>New node type is created successfully, and no exception</text:p>
          </table:table-cell>
          <table:table-cell table:style-name="ce183" office:value-type="string">
            <text:p>Medium</text:p>
          </table:table-cell>
          <table:table-cell table:style-name="ce143" office:value-type="string">
            <text:p>CCP-1150 ECMS-3057</text:p>
          </table:table-cell>
          <table:table-cell table:style-name="ce176" office:value-type="string">
            <text:p>You will see NullPointerException.</text:p>
          </table:table-cell>
          <table:table-cell table:style-name="ce143" office:value-type="string">
            <text:p>thu.nguyen</text:p>
          </table:table-cell>
          <table:table-cell table:number-columns-repeated="2" table:style-name="ce143" office:value-type="string">
            <text:p>Failed</text:p>
          </table:table-cell>
          <table:table-cell table:style-name="ce143" office:value-type="string">
            <text:p>SPUB-205</text:p>
          </table:table-cell>
          <table:table-cell table:style-name="ce143" table:number-columns-repeated="1009"/>
        </table:table-row>
        <table:table-row table:style-name="ro49">
          <table:table-cell table:style-name="ce142" table:formula="of:=IF(VALUE(MID([.F35];6;FIND(&quot;:&quot;;[.F35];1)-FIND(&quot; &quot;;[.F35];1)-1))&gt;VALUE(MID([.F34];6;FIND(&quot;:&quot;;[.F34];1)-FIND(&quot; &quot;;[.F34];1)-1));&quot;&quot;;MAX([.A$7:.A34])+1)" office:value-type="float" office:value="14">
            <text:p>014</text:p>
          </table:table-cell>
          <table:table-cell table:style-name="ce150" office:value-type="string">
            <text:p>REG_PLF308_ECMS_012</text:p>
          </table:table-cell>
          <table:table-cell table:style-name="ce196" office:value-type="float" office:value="1">
            <text:p>001</text:p>
          </table:table-cell>
          <table:table-cell table:style-name="ce164" table:formula="of:=[.B35]" office:value-type="string" office:string-value="REG_PLF308_ECMS_012">
            <text:p>REG_PLF308_ECMS_012</text:p>
          </table:table-cell>
          <table:table-cell table:style-name="ce151" office:value-type="string">
            <text:p>Check displaying HTM Lists in exo content.</text:p>
          </table:table-cell>
          <table:table-cell table:style-name="ce143" office:value-type="string">
            <text:p>Step 1: Create free Layout webcontent</text:p>
          </table:table-cell>
          <table:table-cell table:style-name="ce143"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143" office:value-type="string">
            <text:p>Content of free layout web content is displayed as a list</text:p>
          </table:table-cell>
          <table:table-cell table:style-name="ce183" office:value-type="string">
            <text:p>Medium</text:p>
          </table:table-cell>
          <table:table-cell table:style-name="ce143" office:value-type="string">
            <text:p>ECMS-3131</text:p>
            <text:p>CCP-1167</text:p>
          </table:table-cell>
          <table:table-cell table:style-name="ce176" office:value-type="string">
            <text:p>the HTML list was not displayed</text:p>
          </table:table-cell>
          <table:table-cell table:style-name="ce143" office:value-type="string">
            <text:p>thu.nguyen</text:p>
          </table:table-cell>
          <table:table-cell table:number-columns-repeated="2" table:style-name="ce143" office:value-type="string">
            <text:p>Passed</text:p>
          </table:table-cell>
          <table:table-cell table:style-name="ce143" table:number-columns-repeated="1010"/>
        </table:table-row>
        <table:table-row table:style-name="ro35">
          <table:table-cell table:style-name="ce142" table:formula="of:=IF(VALUE(MID([.F36];6;FIND(&quot;:&quot;;[.F36];1)-FIND(&quot; &quot;;[.F36];1)-1))&gt;VALUE(MID([.F35];6;FIND(&quot;:&quot;;[.F35];1)-FIND(&quot; &quot;;[.F35];1)-1));&quot;&quot;;MAX([.A$7:.A35])+1)" office:value-type="float" office:value="15">
            <text:p>015</text:p>
          </table:table-cell>
          <table:table-cell table:style-name="ce150" office:value-type="string">
            <text:p>REG_PLF308_ECMS_013</text:p>
          </table:table-cell>
          <table:table-cell table:style-name="ce196" office:value-type="float" office:value="1">
            <text:p>001</text:p>
          </table:table-cell>
          <table:table-cell table:style-name="ce164" table:formula="of:=[.B36]" office:value-type="string" office:string-value="REG_PLF308_ECMS_013">
            <text:p>REG_PLF308_ECMS_013</text:p>
          </table:table-cell>
          <table:table-cell table:style-name="ce151" office:value-type="string">
            <text:p>Check Hidden Field's value is reset when editing a document</text:p>
          </table:table-cell>
          <table:table-cell table:style-name="ce143" office:value-type="string">
            <text:p>Step 1: Create a new node type "exo:mynodetype</text:p>
          </table:table-cell>
          <table:table-cell table:style-name="ce143"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76" office:value-type="string">
            <text:p>exo:mynodetype is created successfully</text:p>
          </table:table-cell>
          <table:table-cell table:style-name="ce143" office:value-type="string">
            <text:p>Medium</text:p>
          </table:table-cell>
          <table:table-cell table:style-name="ce143" office:value-type="string">
            <text:p>CCP-1177 ECMS-3227</text:p>
          </table:table-cell>
          <table:table-cell table:style-name="ce143"/>
          <table:table-cell table:style-name="ce143" office:value-type="string">
            <text:p>thu.nguyen</text:p>
          </table:table-cell>
          <table:table-cell table:number-columns-repeated="2" table:style-name="ce143" office:value-type="string">
            <text:p>Passed</text:p>
          </table:table-cell>
          <table:table-cell table:style-name="ce143" table:number-columns-repeated="1010"/>
        </table:table-row>
        <table:table-row table:style-name="ro45">
          <table:table-cell table:style-name="ce142" table:formula="of:=IF(VALUE(MID([.F37];6;FIND(&quot;:&quot;;[.F37];1)-FIND(&quot; &quot;;[.F37];1)-1))&gt;VALUE(MID([.F36];6;FIND(&quot;:&quot;;[.F36];1)-FIND(&quot; &quot;;[.F36];1)-1));&quot;&quot;;MAX([.A$7:.A36])+1)">
            <text:p/>
          </table:table-cell>
          <table:table-cell table:style-name="ce150" office:value-type="string">
            <text:p>REG_PLF308_ECMS_013</text:p>
          </table:table-cell>
          <table:table-cell table:style-name="ce196" office:value-type="float" office:value="1">
            <text:p>001</text:p>
          </table:table-cell>
          <table:table-cell table:style-name="ce164" table:formula="of:=[.B37]" office:value-type="string" office:string-value="REG_PLF308_ECMS_013">
            <text:p>REG_PLF308_ECMS_013</text:p>
          </table:table-cell>
          <table:table-cell table:style-name="ce166" office:value-type="string">
            <text:p>Check Hidden Field's value is reset when editing a document</text:p>
          </table:table-cell>
          <table:table-cell table:style-name="ce143" office:value-type="string">
            <text:p>Step 2: Create new template named mynodetype</text:p>
          </table:table-cell>
          <table:table-cell table:style-name="ce143" office:value-type="string">
            <text:p><text:span text:style-name="T6">- Go to </text:span><text:span text:style-name="T6">Content </text:span><text:span text:style-name="T6">Administrati</text:span><text:span text:style-name="T6">on/ </text:span></text:p>
            <text:p><text:span text:style-name="T6">Content </text:span><text:span text:style-name="T6">Presentatio</text:span><text:span text:style-name="T6">n/ Manage </text:span><text:span text:style-name="T6">Templates</text:span></text:p>
            <text:p><text:span text:style-name="T6">- Click Add</text:span></text:p>
            <text:p><text:span text:style-name="T6">Choose </text:span><text:span text:style-name="T6">name as </text:span><text:span text:style-name="T6">exo:mynod</text:span><text:span text:style-name="T6">etype, </text:span></text:p>
            <text:p><text:span text:style-name="T6">Label: </text:span><text:span text:style-name="T6">mynodetyp</text:span><text:span text:style-name="T6">e</text:span></text:p>
            <text:p><text:span text:style-name="T6">Set </text:span><text:span text:style-name="T6">permission</text:span></text:p>
            <text:p><text:span text:style-name="T6">- In dialog </text:span><text:span text:style-name="T6">tab, paste </text:span><text:span text:style-name="T6">content as </text:span><text:span text:style-name="T6">file: </text:span><text:span text:style-name="T6"><text:a xlink:href="https://jira.exoplatform.org/secure/attachment/49397/49397_dialog.gtmpl">https://jira.exoplatform.org/secure/attachment/49397/49397_dialog.gtmpl</text:a></text:span></text:p>
            <text:p><text:span text:style-name="T6">- Click </text:span><text:span text:style-name="T6">Save</text:span></text:p>
          </table:table-cell>
          <table:table-cell table:style-name="ce143" office:value-type="string">
            <text:p>New template is created successfully</text:p>
          </table:table-cell>
          <table:table-cell table:style-name="ce143" office:value-type="string">
            <text:p>Medium</text:p>
          </table:table-cell>
          <table:table-cell table:style-name="ce143" office:value-type="string">
            <text:p>CCP-1177 ECMS-3227</text:p>
          </table:table-cell>
          <table:table-cell table:style-name="ce143"/>
          <table:table-cell table:style-name="ce143" office:value-type="string">
            <text:p>thu.nguyen</text:p>
          </table:table-cell>
          <table:table-cell table:number-columns-repeated="2" table:style-name="ce143" office:value-type="string">
            <text:p>Passed</text:p>
          </table:table-cell>
          <table:table-cell table:style-name="ce143" table:number-columns-repeated="1010"/>
        </table:table-row>
        <table:table-row table:style-name="ro25">
          <table:table-cell table:style-name="ce143"/>
          <table:table-cell table:style-name="ce150" office:value-type="string">
            <text:p>REG_PLF308_ECMS_013</text:p>
          </table:table-cell>
          <table:table-cell table:style-name="ce196" office:value-type="float" office:value="1">
            <text:p>001</text:p>
          </table:table-cell>
          <table:table-cell table:style-name="ce164" table:formula="of:=[.B38]" office:value-type="string" office:string-value="REG_PLF308_ECMS_013">
            <text:p>REG_PLF308_ECMS_013</text:p>
          </table:table-cell>
          <table:table-cell table:style-name="ce166" office:value-type="string">
            <text:p>Check Hidden Field's value is reset when editing a document</text:p>
          </table:table-cell>
          <table:table-cell table:style-name="ce143" office:value-type="string">
            <text:p>Step 3: Create new node with new template in CE and view node properties</text:p>
          </table:table-cell>
          <table:table-cell table:style-name="ce143" office:value-type="string">
            <text:p>- Go to CE</text:p>
            <text:p>- Add Content, choose template mynodetype above and fill in 2 boxes with "content of my node", Click Save</text:p>
            <text:p>- Click View Node Properties on action bar</text:p>
          </table:table-cell>
          <table:table-cell table:style-name="ce143" office:value-type="string">
            <text:p>- New node is created successfully</text:p>
            <text:p>- There will be a property exo_content with value is <text:s/><text:span text:style-name="T7">content </text:span><text:span text:style-name="T7">of my </text:span><text:span text:style-name="T7">node</text:span></text:p>
          </table:table-cell>
          <table:table-cell table:style-name="ce143" office:value-type="string">
            <text:p>Medium</text:p>
          </table:table-cell>
          <table:table-cell table:style-name="ce143" office:value-type="string">
            <text:p>CCP-1177 ECMS-3227</text:p>
          </table:table-cell>
          <table:table-cell table:style-name="ce143"/>
          <table:table-cell table:style-name="ce143" office:value-type="string">
            <text:p>thu.nguyen</text:p>
          </table:table-cell>
          <table:table-cell table:number-columns-repeated="2" table:style-name="ce143" office:value-type="string">
            <text:p>Passed</text:p>
          </table:table-cell>
          <table:table-cell table:style-name="ce143" table:number-columns-repeated="1010"/>
        </table:table-row>
        <table:table-row table:style-name="ro17">
          <table:table-cell table:style-name="ce143"/>
          <table:table-cell table:style-name="ce150" office:value-type="string">
            <text:p>REG_PLF308_ECMS_013</text:p>
          </table:table-cell>
          <table:table-cell table:style-name="ce196" office:value-type="float" office:value="1">
            <text:p>001</text:p>
          </table:table-cell>
          <table:table-cell table:style-name="ce164" table:formula="of:=[.B39]" office:value-type="string" office:string-value="REG_PLF308_ECMS_013">
            <text:p>REG_PLF308_ECMS_013</text:p>
          </table:table-cell>
          <table:table-cell table:style-name="ce166" office:value-type="string">
            <text:p>Check Hidden Field's value is reset when editing a document</text:p>
          </table:table-cell>
          <table:table-cell table:style-name="ce143" office:value-type="string">
            <text:p>Step 4: Edit dialog content</text:p>
          </table:table-cell>
          <table:table-cell table:style-name="ce143" office:value-type="string">
            <text:p>Go back to site administration, edit dialog of new template and make exo:content property hidden by commenting lines 7-8 and uncommenting lines 5-6.</text:p>
          </table:table-cell>
          <table:table-cell table:style-name="ce143" office:value-type="string">
            <text:p>Template is edited successfully</text:p>
          </table:table-cell>
          <table:table-cell table:style-name="ce143" office:value-type="string">
            <text:p>Medium</text:p>
          </table:table-cell>
          <table:table-cell table:style-name="ce143" office:value-type="string">
            <text:p>CCP-1177 ECMS-3227</text:p>
          </table:table-cell>
          <table:table-cell table:style-name="ce143"/>
          <table:table-cell table:style-name="ce143" office:value-type="string">
            <text:p>thu.nguyen</text:p>
          </table:table-cell>
          <table:table-cell table:number-columns-repeated="2" table:style-name="ce143" office:value-type="string">
            <text:p>Passed</text:p>
          </table:table-cell>
          <table:table-cell table:style-name="ce143" table:number-columns-repeated="1010"/>
        </table:table-row>
        <table:table-row table:style-name="ro28">
          <table:table-cell table:style-name="ce143"/>
          <table:table-cell table:style-name="ce150" office:value-type="string">
            <text:p>REG_PLF308_ECMS_013</text:p>
          </table:table-cell>
          <table:table-cell table:style-name="ce196" office:value-type="float" office:value="1">
            <text:p>001</text:p>
          </table:table-cell>
          <table:table-cell table:style-name="ce164" table:formula="of:=[.B40]" office:value-type="string" office:string-value="REG_PLF308_ECMS_013">
            <text:p>REG_PLF308_ECMS_013</text:p>
          </table:table-cell>
          <table:table-cell table:style-name="ce166" office:value-type="string">
            <text:p>Check Hidden Field's value is reset when editing a document</text:p>
          </table:table-cell>
          <table:table-cell table:style-name="ce143" office:value-type="string">
            <text:p>Step 5: Edit node in CE</text:p>
          </table:table-cell>
          <table:table-cell table:style-name="ce143" office:value-type="string">
            <text:p>Go back to site explorer, edit the node of step 3 and save.</text:p>
          </table:table-cell>
          <table:table-cell table:style-name="ce143" office:value-type="string">
            <text:p>Node is edited</text:p>
          </table:table-cell>
          <table:table-cell table:style-name="ce143" office:value-type="string">
            <text:p>Medium</text:p>
          </table:table-cell>
          <table:table-cell table:style-name="ce143" office:value-type="string">
            <text:p>CCP-1177 ECMS-3227</text:p>
          </table:table-cell>
          <table:table-cell table:style-name="ce143"/>
          <table:table-cell table:style-name="ce143" office:value-type="string">
            <text:p>thu.nguyen</text:p>
          </table:table-cell>
          <table:table-cell table:number-columns-repeated="2" table:style-name="ce143" office:value-type="string">
            <text:p>Passed</text:p>
          </table:table-cell>
          <table:table-cell table:style-name="ce143" table:number-columns-repeated="1010"/>
        </table:table-row>
        <table:table-row table:style-name="ro23">
          <table:table-cell table:style-name="ce143"/>
          <table:table-cell table:style-name="ce150" office:value-type="string">
            <text:p>REG_PLF308_ECMS_013</text:p>
          </table:table-cell>
          <table:table-cell table:style-name="ce196" office:value-type="float" office:value="1">
            <text:p>001</text:p>
          </table:table-cell>
          <table:table-cell table:style-name="ce164" table:formula="of:=[.B41]" office:value-type="string" office:string-value="REG_PLF308_ECMS_013">
            <text:p>REG_PLF308_ECMS_013</text:p>
          </table:table-cell>
          <table:table-cell table:style-name="ce166" office:value-type="string">
            <text:p>Check Hidden Field's value is reset when editing a document</text:p>
          </table:table-cell>
          <table:table-cell table:style-name="ce143" office:value-type="string">
            <text:p>Step 6: View Node properties</text:p>
          </table:table-cell>
          <table:table-cell table:style-name="ce176" office:value-type="string">
            <text:p>Click View Node Properties on action bar</text:p>
          </table:table-cell>
          <table:table-cell table:style-name="ce143" office:value-type="string">
            <text:p>The property exo:content of that node keeps its old value "content of my node" as we didn't change it when editing the node</text:p>
          </table:table-cell>
          <table:table-cell table:style-name="ce143" office:value-type="string">
            <text:p>Medium</text:p>
          </table:table-cell>
          <table:table-cell table:style-name="ce143" office:value-type="string">
            <text:p>CCP-1177 ECMS-3227</text:p>
          </table:table-cell>
          <table:table-cell table:style-name="ce143" office:value-type="string">
            <text:p>This property is reset (it's empty)</text:p>
          </table:table-cell>
          <table:table-cell table:style-name="ce143" office:value-type="string">
            <text:p>thu.nguyen</text:p>
          </table:table-cell>
          <table:table-cell table:number-columns-repeated="2" table:style-name="ce143" office:value-type="string">
            <text:p>Passed</text:p>
          </table:table-cell>
          <table:table-cell table:style-name="ce143" table:number-columns-repeated="1010"/>
        </table:table-row>
        <table:table-row table:style-name="ro30">
          <table:table-cell table:style-name="ce143"/>
          <table:table-cell table:style-name="ce150"/>
          <table:table-cell table:style-name="ce196"/>
          <table:table-cell table:style-name="ce164"/>
          <table:table-cell table:style-name="ce166"/>
          <table:table-cell table:style-name="ce143" table:number-columns-repeated="1019"/>
        </table:table-row>
        <table:table-row table:style-name="ro30" table:number-rows-repeated="39">
          <table:table-cell table:style-name="ce143"/>
          <table:table-cell table:style-name="ce151"/>
          <table:table-cell table:style-name="ce143"/>
          <table:table-cell table:style-name="ce164"/>
          <table:table-cell table:style-name="ce143" table:number-columns-repeated="1020"/>
        </table:table-row>
        <table:table-row table:style-name="ro30" table:number-rows-repeated="11">
          <table:table-cell table:style-name="ce143"/>
          <table:table-cell table:style-name="ce151"/>
          <table:table-cell table:style-name="ce143"/>
          <table:table-cell table:style-name="ce166"/>
          <table:table-cell table:style-name="ce143" table:number-columns-repeated="1020"/>
        </table:table-row>
        <table:table-row table:style-name="ro19" table:number-rows-repeated="1048483">
          <table:table-cell table:number-columns-repeated="1024"/>
        </table:table-row>
        <table:table-row table:style-name="ro19">
          <table:table-cell table:number-columns-repeated="1024"/>
        </table:table-row>
      </table:table>
      <table:table table:name="Bugs_v2_1_9" table:style-name="ta1" table:print="false">
        <office:forms form:automatic-focus="false" form:apply-design-mode="false"/>
        <table:table-column table:style-name="co8" table:number-columns-repeated="4"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8"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8" table:number-columns-repeated="1010" table:default-cell-style-name="Default"/>
        <table:table-row table:style-name="ro10">
          <table:table-cell table:style-name="ce255"/>
          <table:table-cell table:style-name="ce257" office:value-type="string">
            <text:p>TEST CASES</text:p>
          </table:table-cell>
          <table:table-cell table:style-name="ce257"/>
          <table:table-cell table:style-name="ce263" table:number-columns-repeated="2"/>
          <table:table-cell table:style-name="ce270"/>
          <table:table-cell table:style-name="ce263" table:number-columns-repeated="3"/>
          <table:table-cell table:style-name="ce275"/>
          <table:table-cell table:style-name="ce277"/>
          <table:table-cell table:style-name="ce285" office:value-type="string">
            <text:p>Passed</text:p>
          </table:table-cell>
          <table:table-cell table:style-name="ce285" table:formula="of:=COUNTIF([.M$7:.M$972];[.$L1])" office:value-type="float" office:value="25">
            <text:p>25</text:p>
          </table:table-cell>
          <table:table-cell table:style-name="ce285" table:formula="of:=COUNTIF([.N$7:.N$972];[.$L1])" office:value-type="float" office:value="27">
            <text:p>27</text:p>
          </table:table-cell>
          <table:table-cell table:style-name="ce285" table:formula="of:=COUNTIF([.O$7:.O$972];[.$L1])" office:value-type="float" office:value="0">
            <text:p>0</text:p>
          </table:table-cell>
          <table:table-cell table:style-name="ce285" table:formula="of:=COUNTIF([.P$7:.P$972];[.$L1])" office:value-type="float" office:value="0">
            <text:p>0</text:p>
          </table:table-cell>
          <table:table-cell table:style-name="ce286" table:number-columns-repeated="214"/>
          <table:table-cell table:number-columns-repeated="794"/>
        </table:table-row>
        <table:table-row table:style-name="ro19">
          <table:table-cell table:style-name="ce255"/>
          <table:table-cell table:style-name="ce258"/>
          <table:table-cell table:style-name="ce263" table:number-columns-repeated="3"/>
          <table:table-cell table:style-name="ce270"/>
          <table:table-cell table:style-name="ce263" table:number-columns-repeated="3"/>
          <table:table-cell table:style-name="ce270"/>
          <table:table-cell table:style-name="ce277"/>
          <table:table-cell table:style-name="ce285" office:value-type="string">
            <text:p>Failed</text:p>
          </table:table-cell>
          <table:table-cell table:style-name="ce285" table:formula="of:=COUNTIF([.M$7:.M$972];[.$L2])" office:value-type="float" office:value="3">
            <text:p>3</text:p>
          </table:table-cell>
          <table:table-cell table:style-name="ce285" table:formula="of:=COUNTIF([.N$7:.N$972];[.$L2])" office:value-type="float" office:value="2">
            <text:p>2</text:p>
          </table:table-cell>
          <table:table-cell table:style-name="ce285" table:formula="of:=COUNTIF([.O$7:.O$972];[.$L2])" office:value-type="float" office:value="0">
            <text:p>0</text:p>
          </table:table-cell>
          <table:table-cell table:style-name="ce285" table:formula="of:=COUNTIF([.P$7:.P$972];[.$L2])" office:value-type="float" office:value="0">
            <text:p>0</text:p>
          </table:table-cell>
          <table:table-cell table:style-name="ce286" table:number-columns-repeated="214"/>
          <table:table-cell table:number-columns-repeated="794"/>
        </table:table-row>
        <table:table-row table:style-name="ro33">
          <table:table-cell table:style-name="ce255"/>
          <table:table-cell table:style-name="ce259" office:value-type="string">
            <text:p>Function List:</text:p>
          </table:table-cell>
          <table:table-cell table:style-name="ce264" office:value-type="string" table:number-columns-spanned="3" table:number-rows-spanned="1">
            <text:p>Bugs on ECMS 2.1.9 for regression test</text:p>
          </table:table-cell>
          <table:covered-table-cell table:number-columns-repeated="2" table:style-name="ce265"/>
          <table:table-cell table:style-name="ce270"/>
          <table:table-cell table:style-name="ce271"/>
          <table:table-cell table:style-name="ce273" table:number-columns-repeated="2"/>
          <table:table-cell table:style-name="ce270"/>
          <table:table-cell table:style-name="ce278"/>
          <table:table-cell table:style-name="ce285" office:value-type="string">
            <text:p>Blocked</text:p>
          </table:table-cell>
          <table:table-cell table:style-name="ce285" table:formula="of:=COUNTIF([.M$7:.M$972];[.$L3])" office:value-type="float" office:value="0">
            <text:p>0</text:p>
          </table:table-cell>
          <table:table-cell table:style-name="ce285" table:formula="of:=COUNTIF([.N$7:.N$972];[.$L3])" office:value-type="float" office:value="0">
            <text:p>0</text:p>
          </table:table-cell>
          <table:table-cell table:style-name="ce285" table:formula="of:=COUNTIF([.O$7:.O$972];[.$L3])" office:value-type="float" office:value="0">
            <text:p>0</text:p>
          </table:table-cell>
          <table:table-cell table:style-name="ce285" table:formula="of:=COUNTIF([.P$7:.P$972];[.$L3])" office:value-type="float" office:value="0">
            <text:p>0</text:p>
          </table:table-cell>
          <table:table-cell table:style-name="ce286" table:number-columns-repeated="214"/>
          <table:table-cell table:number-columns-repeated="794"/>
        </table:table-row>
        <table:table-row table:style-name="ro10">
          <table:table-cell table:style-name="ce255"/>
          <table:table-cell table:style-name="ce259" office:value-type="string">
            <text:p>Total Main Cases:</text:p>
          </table:table-cell>
          <table:table-cell table:style-name="ce265" table:formula="of:=MAX([.A7:.A953])" office:value-type="float" office:value="12" table:number-columns-spanned="3" table:number-rows-spanned="1">
            <text:p>12</text:p>
          </table:table-cell>
          <table:covered-table-cell table:number-columns-repeated="2" table:style-name="ce265"/>
          <table:table-cell table:style-name="ce270"/>
          <table:table-cell table:style-name="ce271"/>
          <table:table-cell table:style-name="ce273" table:number-columns-repeated="2"/>
          <table:table-cell table:style-name="ce270"/>
          <table:table-cell table:style-name="ce278"/>
          <table:table-cell table:style-name="ce286" office:value-type="string">
            <text:p>Untested</text:p>
          </table:table-cell>
          <table:table-cell table:style-name="ce285" table:formula="of:=COUNTIF([.M$7:.M$972];[.$L4])" office:value-type="float" office:value="0">
            <text:p>0</text:p>
          </table:table-cell>
          <table:table-cell table:style-name="ce285" table:formula="of:=COUNTIF([.N$7:.N$972];[.$L4])" office:value-type="float" office:value="0">
            <text:p>0</text:p>
          </table:table-cell>
          <table:table-cell table:style-name="ce285" table:formula="of:=COUNTIF([.O$7:.O$972];[.$L4])" office:value-type="float" office:value="0">
            <text:p>0</text:p>
          </table:table-cell>
          <table:table-cell table:style-name="ce285" table:formula="of:=COUNTIF([.P$7:.P$972];[.$L4])" office:value-type="float" office:value="0">
            <text:p>0</text:p>
          </table:table-cell>
          <table:table-cell table:style-name="ce286" table:number-columns-repeated="214"/>
          <table:table-cell table:number-columns-repeated="794"/>
        </table:table-row>
        <table:table-row table:style-name="ro19">
          <table:table-cell table:style-name="ce255"/>
          <table:table-cell table:style-name="ce260"/>
          <table:table-cell table:style-name="ce266"/>
          <table:table-cell table:style-name="ce267"/>
          <table:table-cell table:style-name="ce266"/>
          <table:table-cell table:style-name="ce266" office:value-type="string">
            <text:p><text:s/></text:p>
          </table:table-cell>
          <table:table-cell table:style-name="ce266" table:number-columns-repeated="3"/>
          <table:table-cell table:style-name="ce270"/>
          <table:table-cell table:style-name="ce279"/>
          <table:table-cell table:style-name="ce287" office:value-type="string">
            <text:p>N/A</text:p>
          </table:table-cell>
          <table:table-cell table:style-name="ce285" table:formula="of:=COUNTIF([.M$7:.M$972];[.$L5])" office:value-type="float" office:value="1">
            <text:p>1</text:p>
          </table:table-cell>
          <table:table-cell table:style-name="ce285" table:formula="of:=COUNTIF([.N$7:.N$972];[.$L5])" office:value-type="float" office:value="0">
            <text:p>0</text:p>
          </table:table-cell>
          <table:table-cell table:style-name="ce285" table:formula="of:=COUNTIF([.O$7:.O$972];[.$L5])" office:value-type="float" office:value="0">
            <text:p>0</text:p>
          </table:table-cell>
          <table:table-cell table:style-name="ce285" table:formula="of:=COUNTIF([.P$7:.P$972];[.$L5])" office:value-type="float" office:value="0">
            <text:p>0</text:p>
          </table:table-cell>
          <table:table-cell table:number-columns-repeated="1008"/>
        </table:table-row>
        <table:table-row table:style-name="ro10">
          <table:table-cell table:style-name="ce256" office:value-type="string">
            <text:p>Case No</text:p>
          </table:table-cell>
          <table:table-cell table:style-name="ce256" office:value-type="string">
            <text:p>Related function</text:p>
          </table:table-cell>
          <table:table-cell table:style-name="ce256" office:value-type="string">
            <text:p>Case ID</text:p>
          </table:table-cell>
          <table:table-cell table:style-name="ce268" office:value-type="string">
            <text:p>Path</text:p>
          </table:table-cell>
          <table:table-cell table:style-name="ce256" office:value-type="string">
            <text:p>Case Description</text:p>
          </table:table-cell>
          <table:table-cell table:style-name="ce256" office:value-type="string">
            <text:p>Step Description</text:p>
          </table:table-cell>
          <table:table-cell table:style-name="ce256" office:value-type="string">
            <text:p>Steps to produce</text:p>
          </table:table-cell>
          <table:table-cell table:style-name="ce256" office:value-type="string">
            <text:p>Expected Output</text:p>
          </table:table-cell>
          <table:table-cell table:style-name="ce256" office:value-type="string">
            <text:p>Priority</text:p>
          </table:table-cell>
          <table:table-cell table:style-name="ce256" office:value-type="string">
            <text:p>Link</text:p>
          </table:table-cell>
          <table:table-cell table:style-name="ce280" office:value-type="string">
            <text:p>Bug description</text:p>
          </table:table-cell>
          <table:table-cell table:style-name="ce256" office:value-type="string">
            <text:p>Tester</text:p>
          </table:table-cell>
          <table:table-cell table:style-name="ce288" office:value-type="string">
            <text:p>IE7</text:p>
          </table:table-cell>
          <table:table-cell table:style-name="ce288" office:value-type="string">
            <text:p>FireFox3.5</text:p>
          </table:table-cell>
          <table:table-cell table:style-name="ce288" office:value-type="string">
            <text:p>Comment/Bug</text:p>
          </table:table-cell>
          <table:table-cell table:style-name="ce288" table:number-columns-repeated="4"/>
          <table:table-cell table:style-name="ce289" table:number-columns-repeated="211"/>
          <table:table-cell table:style-name="ce290" table:number-columns-repeated="794"/>
        </table:table-row>
        <table:table-row table:style-name="ro28">
          <table:table-cell table:style-name="ce142" office:value-type="float" office:value="1">
            <text:p>001</text:p>
          </table:table-cell>
          <table:table-cell table:style-name="ce261" office:value-type="string">
            <text:p>REG_PLF309_ECMS_001</text:p>
          </table:table-cell>
          <table:table-cell table:style-name="ce157" office:value-type="float" office:value="1">
            <text:p>001</text:p>
          </table:table-cell>
          <table:table-cell table:style-name="ce199" table:formula="of:=[.B7]" office:value-type="string" office:string-value="REG_PLF309_ECMS_001">
            <text:p>REG_PLF309_ECMS_001</text:p>
          </table:table-cell>
          <table:table-cell table:style-name="ce269" office:value-type="string">
            <text:p>Check XSS with Navigation on URL</text:p>
          </table:table-cell>
          <table:table-cell table:style-name="ce199" office:value-type="string">
            <text:p>Step 1: Check XSS with Navigation on URL</text:p>
          </table:table-cell>
          <table:table-cell table:style-name="ce199" office:value-type="string">
            <text:p>- Go to acme home page</text:p>
            <text:p>- input into the URL</text:p>
            <text:p><text:a xlink:href="http://localhost:8080/portal/public/acme/'-alert(1)-">http://localhost:8080/portal/public/acme/'-alert(1)-</text:a></text:p>
          </table:table-cell>
          <table:table-cell table:style-name="ce199" office:value-type="string">
            <text:p>No pop-up is shown</text:p>
          </table:table-cell>
          <table:table-cell table:style-name="ce199" office:value-type="string">
            <text:p>High</text:p>
          </table:table-cell>
          <table:table-cell table:style-name="ce199" office:value-type="string">
            <text:p>ECMS-3665</text:p>
            <text:p>CCP-1282</text:p>
          </table:table-cell>
          <table:table-cell table:style-name="ce281" office:value-type="string">
            <text:p>Pop-up is shown</text:p>
          </table:table-cell>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35">
          <table:table-cell table:style-name="ce142" table:formula="of:=IF(VALUE(MID([.F8];6;FIND(&quot;:&quot;;[.F8];1)-FIND(&quot; &quot;;[.F8];1)-1))&gt;VALUE(MID([.F7];6;FIND(&quot;:&quot;;[.F7];1)-FIND(&quot; &quot;;[.F7];1)-1));&quot;&quot;;MAX([.A$7:.A7])+1)" office:value-type="float" office:value="2">
            <text:p>002</text:p>
          </table:table-cell>
          <table:table-cell table:style-name="ce261" office:value-type="string">
            <text:p>REG_PLF309_ECMS_002</text:p>
          </table:table-cell>
          <table:table-cell table:style-name="ce196" office:value-type="float" office:value="1">
            <text:p>001</text:p>
          </table:table-cell>
          <table:table-cell table:style-name="ce199" table:formula="of:=[.B8]" office:value-type="string" office:string-value="REG_PLF309_ECMS_002">
            <text:p>REG_PLF309_ECMS_002</text:p>
          </table:table-cell>
          <table:table-cell table:style-name="ce269" office:value-type="string">
            <text:p>Check the displaying of <text:s/>content in CLV portlet</text:p>
          </table:table-cell>
          <table:table-cell table:style-name="ce199" office:value-type="string">
            <text:p>Step 1: Open form to set permission for folder</text:p>
          </table:table-cell>
          <table:table-cell table:style-name="ce199" office:value-type="string">
            <text:p>- Connect as root user</text:p>
            <text:p>- Go to Acme website</text:p>
            <text:p>- Open the Sites Explorer Portlet</text:p>
            <text:p>- Go to collaboration/sites content/live/acme/documents</text:p>
            <text:p>- Click on View Permission on action bar</text:p>
          </table:table-cell>
          <table:table-cell table:style-name="ce199" office:value-type="string">
            <text:p>Permission Management pop-up appear</text:p>
          </table:table-cell>
          <table:table-cell table:style-name="ce199" office:value-type="string">
            <text:p>High</text:p>
          </table:table-cell>
          <table:table-cell table:style-name="ce199" office:value-type="string">
            <text:p>ECMS-3694</text:p>
            <text:p><text:s/>CCP-1292</text:p>
          </table:table-cell>
          <table:table-cell table:style-name="ce281" office:value-type="string">
            <text:p>The contents are not shown in public mode</text:p>
          </table:table-cell>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28">
          <table:table-cell table:style-name="ce142" table:formula="of:=IF(VALUE(MID([.F9];6;FIND(&quot;:&quot;;[.F9];1)-FIND(&quot; &quot;;[.F9];1)-1))&gt;VALUE(MID([.F8];6;FIND(&quot;:&quot;;[.F8];1)-FIND(&quot; &quot;;[.F8];1)-1));&quot;&quot;;MAX([.A$7:.A8])+1)">
            <text:p/>
          </table:table-cell>
          <table:table-cell table:style-name="ce262" office:value-type="string">
            <text:p>REG_PLF309_ECMS_002</text:p>
          </table:table-cell>
          <table:table-cell table:style-name="ce196" table:formula="of:=IF(VALUE(MID([.F9];6;FIND(&quot;:&quot;;[.F9];1)-FIND(&quot; &quot;;[.F9];1)-1))&gt;VALUE(MID([.F8];6;FIND(&quot;:&quot;;[.F8];1)-FIND(&quot; &quot;;[.F8];1)-1));[.C8];[.C8]+1)" office:value-type="float" office:value="1">
            <text:p>001</text:p>
          </table:table-cell>
          <table:table-cell table:style-name="ce199" table:formula="of:=[.B9]" office:value-type="string" office:string-value="REG_PLF309_ECMS_002">
            <text:p>REG_PLF309_ECMS_002</text:p>
          </table:table-cell>
          <table:table-cell table:style-name="ce199"/>
          <table:table-cell table:style-name="ce199" office:value-type="string">
            <text:p>Step 2: Set permission for folder</text:p>
          </table:table-cell>
          <table:table-cell table:style-name="ce272" office:value-type="string">
            <text:p>- Remove all permissions and keep only permissions for *:/platform/administrators group</text:p>
          </table:table-cell>
          <table:table-cell table:style-name="ce199" office:value-type="string">
            <text:p>Only users in *:/platform/administrators group can do action in this folder</text:p>
          </table:table-cell>
          <table:table-cell table:style-name="ce199" office:value-type="string">
            <text:p>High</text:p>
          </table:table-cell>
          <table:table-cell table:style-name="ce199"/>
          <table:table-cell table:style-name="ce281"/>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45">
          <table:table-cell table:style-name="ce142" table:formula="of:=IF(VALUE(MID([.F10];6;FIND(&quot;:&quot;;[.F10];1)-FIND(&quot; &quot;;[.F10];1)-1))&gt;VALUE(MID([.F9];6;FIND(&quot;:&quot;;[.F9];1)-FIND(&quot; &quot;;[.F9];1)-1));&quot;&quot;;MAX([.A$7:.A9])+1)">
            <text:p/>
          </table:table-cell>
          <table:table-cell table:style-name="ce262" office:value-type="string">
            <text:p>REG_PLF309_ECMS_002</text:p>
          </table:table-cell>
          <table:table-cell table:style-name="ce196" table:formula="of:=IF(VALUE(MID([.F10];6;FIND(&quot;:&quot;;[.F10];1)-FIND(&quot; &quot;;[.F10];1)-1))&gt;VALUE(MID([.F9];6;FIND(&quot;:&quot;;[.F9];1)-FIND(&quot; &quot;;[.F9];1)-1));[.C9];[.C9]+1)" office:value-type="float" office:value="1">
            <text:p>001</text:p>
          </table:table-cell>
          <table:table-cell table:style-name="ce199" table:formula="of:=[.B10]" office:value-type="string" office:string-value="REG_PLF309_ECMS_002">
            <text:p>REG_PLF309_ECMS_002</text:p>
          </table:table-cell>
          <table:table-cell table:style-name="ce199"/>
          <table:table-cell table:style-name="ce199" office:value-type="string">
            <text:p>Step 3: Create CLV page</text:p>
          </table:table-cell>
          <table:table-cell table:style-name="ce199"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274" office:value-type="string">
            <text:p>The contents are displayed</text:p>
          </table:table-cell>
          <table:table-cell table:style-name="ce199" office:value-type="string">
            <text:p>High</text:p>
          </table:table-cell>
          <table:table-cell table:style-name="ce199"/>
          <table:table-cell table:style-name="ce282"/>
          <table:table-cell table:style-name="ce199" office:value-type="string">
            <text:p>thu.nguyen</text:p>
          </table:table-cell>
          <table:table-cell table:number-columns-repeated="2" table:style-name="ce199" office:value-type="string">
            <text:p>Failed</text:p>
          </table:table-cell>
          <table:table-cell table:style-name="ce199" office:value-type="string">
            <text:p>ECMS-3940</text:p>
          </table:table-cell>
          <table:table-cell table:style-name="ce199" table:number-columns-repeated="1009"/>
        </table:table-row>
        <table:table-row table:style-name="ro28">
          <table:table-cell table:style-name="ce142" table:formula="of:=IF(VALUE(MID([.F11];6;FIND(&quot;:&quot;;[.F11];1)-FIND(&quot; &quot;;[.F11];1)-1))&gt;VALUE(MID([.F10];6;FIND(&quot;:&quot;;[.F10];1)-FIND(&quot; &quot;;[.F10];1)-1));&quot;&quot;;MAX([.A$7:.A10])+1)">
            <text:p/>
          </table:table-cell>
          <table:table-cell table:style-name="ce262" office:value-type="string">
            <text:p>REG_PLF309_ECMS_002</text:p>
          </table:table-cell>
          <table:table-cell table:style-name="ce196" office:value-type="float" office:value="1">
            <text:p>001</text:p>
          </table:table-cell>
          <table:table-cell table:style-name="ce199" table:formula="of:=[.B11]" office:value-type="string" office:string-value="REG_PLF309_ECMS_002">
            <text:p>REG_PLF309_ECMS_002</text:p>
          </table:table-cell>
          <table:table-cell table:style-name="ce199"/>
          <table:table-cell table:style-name="ce199" office:value-type="string">
            <text:p>Step 4: View contents in edit mode</text:p>
          </table:table-cell>
          <table:table-cell table:style-name="ce199" office:value-type="string">
            <text:p>- Change to Edit mode</text:p>
          </table:table-cell>
          <table:table-cell table:style-name="ce274" office:value-type="string">
            <text:p>The contents are displayed</text:p>
          </table:table-cell>
          <table:table-cell table:style-name="ce199" office:value-type="string">
            <text:p>High</text:p>
          </table:table-cell>
          <table:table-cell table:style-name="ce199"/>
          <table:table-cell table:style-name="ce281"/>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27">
          <table:table-cell table:style-name="ce142" table:formula="of:=IF(VALUE(MID([.F12];6;FIND(&quot;:&quot;;[.F12];1)-FIND(&quot; &quot;;[.F12];1)-1))&gt;VALUE(MID([.F11];6;FIND(&quot;:&quot;;[.F11];1)-FIND(&quot; &quot;;[.F11];1)-1));&quot;&quot;;MAX([.A$7:.A11])+1)" office:value-type="float" office:value="3">
            <text:p>003</text:p>
          </table:table-cell>
          <table:table-cell table:style-name="ce261" office:value-type="string">
            <text:p>REG_PLF309_ECMS_003</text:p>
          </table:table-cell>
          <table:table-cell table:style-name="ce196" office:value-type="float" office:value="1">
            <text:p>001</text:p>
          </table:table-cell>
          <table:table-cell table:style-name="ce199" table:formula="of:=[.B12]" office:value-type="string" office:string-value="REG_PLF309_ECMS_003">
            <text:p>REG_PLF309_ECMS_003</text:p>
          </table:table-cell>
          <table:table-cell table:style-name="ce269" office:value-type="string">
            <text:p>Check XSS in Search portlet</text:p>
          </table:table-cell>
          <table:table-cell table:style-name="ce199" office:value-type="string">
            <text:p>Step 1: Check XSS in Search portlet</text:p>
          </table:table-cell>
          <table:table-cell table:style-name="ce199"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table:style-name="ce199" office:value-type="string">
            <text:p>No result found</text:p>
          </table:table-cell>
          <table:table-cell table:style-name="ce199" office:value-type="string">
            <text:p>High</text:p>
          </table:table-cell>
          <table:table-cell table:style-name="ce199"/>
          <table:table-cell table:style-name="ce281" office:value-type="string">
            <text:p>The result is shown with iframe</text:p>
          </table:table-cell>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28">
          <table:table-cell table:style-name="ce142" table:formula="of:=IF(VALUE(MID([.F13];6;FIND(&quot;:&quot;;[.F13];1)-FIND(&quot; &quot;;[.F13];1)-1))&gt;VALUE(MID([.F12];6;FIND(&quot;:&quot;;[.F12];1)-FIND(&quot; &quot;;[.F12];1)-1));&quot;&quot;;MAX([.A$7:.A12])+1)">
            <text:p/>
          </table:table-cell>
          <table:table-cell table:style-name="ce262" office:value-type="string">
            <text:p>REG_PLF309_ECMS_003</text:p>
          </table:table-cell>
          <table:table-cell table:style-name="ce196" table:formula="of:=IF(VALUE(MID([.F13];6;FIND(&quot;:&quot;;[.F13];1)-FIND(&quot; &quot;;[.F13];1)-1))&gt;VALUE(MID([.F12];6;FIND(&quot;:&quot;;[.F12];1)-FIND(&quot; &quot;;[.F12];1)-1));[.C12];[.C12]+1)" office:value-type="float" office:value="1">
            <text:p>001</text:p>
          </table:table-cell>
          <table:table-cell table:style-name="ce199" table:formula="of:=[.B13]" office:value-type="string" office:string-value="REG_PLF309_ECMS_003">
            <text:p>REG_PLF309_ECMS_003</text:p>
          </table:table-cell>
          <table:table-cell table:style-name="ce199"/>
          <table:table-cell table:style-name="ce199" office:value-type="string">
            <text:p>Step 2: Check XSS in Search portlet</text:p>
          </table:table-cell>
          <table:table-cell table:style-name="ce199" office:value-type="string">
            <text:p>Chang the keyword= &lt;button&gt;Push my &lt;strong&gt;button&lt;/strong&gt; baby&lt;/button&gt;</text:p>
          </table:table-cell>
          <table:table-cell table:style-name="ce199" office:value-type="string">
            <text:p>No result found</text:p>
          </table:table-cell>
          <table:table-cell table:style-name="ce199" office:value-type="string">
            <text:p>High</text:p>
          </table:table-cell>
          <table:table-cell table:style-name="ce199"/>
          <table:table-cell table:style-name="ce281" office:value-type="string">
            <text:p>The result is shown with button</text:p>
          </table:table-cell>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17">
          <table:table-cell table:style-name="ce142" table:formula="of:=IF(VALUE(MID([.F14];6;FIND(&quot;:&quot;;[.F14];1)-FIND(&quot; &quot;;[.F14];1)-1))&gt;VALUE(MID([.F13];6;FIND(&quot;:&quot;;[.F13];1)-FIND(&quot; &quot;;[.F13];1)-1));&quot;&quot;;MAX([.A$7:.A13])+1)" office:value-type="float" office:value="4">
            <text:p>004</text:p>
          </table:table-cell>
          <table:table-cell table:style-name="ce261" office:value-type="string">
            <text:p>REG_PLF309_ECMS_004</text:p>
          </table:table-cell>
          <table:table-cell table:style-name="ce196" office:value-type="float" office:value="1">
            <text:p>001</text:p>
          </table:table-cell>
          <table:table-cell table:style-name="ce199" table:formula="of:=[.B14]" office:value-type="string" office:string-value="REG_PLF309_ECMS_004">
            <text:p>REG_PLF309_ECMS_004</text:p>
          </table:table-cell>
          <table:table-cell table:style-name="ce269" office:value-type="string">
            <text:p>Check default value of Calendar field </text:p>
          </table:table-cell>
          <table:table-cell table:style-name="ce199" office:value-type="string">
            <text:p>Step 1: Open form to create new document</text:p>
          </table:table-cell>
          <table:table-cell table:style-name="ce199" office:value-type="string">
            <text:p>- Go to Content Explorer</text:p>
            <text:p>- Select 1 drive</text:p>
            <text:p>- Click Add Content in action bar to add new content</text:p>
          </table:table-cell>
          <table:table-cell table:style-name="ce199" office:value-type="string">
            <text:p>Form to add new content is shown</text:p>
          </table:table-cell>
          <table:table-cell table:style-name="ce199" office:value-type="string">
            <text:p>High</text:p>
          </table:table-cell>
          <table:table-cell table:style-name="ce199" office:value-type="string">
            <text:p>ECMS-3724</text:p>
            <text:p>CCP-1222</text:p>
          </table:table-cell>
          <table:table-cell table:style-name="ce281" office:value-type="string">
            <text:p>The current date/time is not shown</text:p>
          </table:table-cell>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28">
          <table:table-cell table:style-name="ce142" table:formula="of:=IF(VALUE(MID([.F15];6;FIND(&quot;:&quot;;[.F15];1)-FIND(&quot; &quot;;[.F15];1)-1))&gt;VALUE(MID([.F14];6;FIND(&quot;:&quot;;[.F14];1)-FIND(&quot; &quot;;[.F14];1)-1));&quot;&quot;;MAX([.A$7:.A14])+1)">
            <text:p/>
          </table:table-cell>
          <table:table-cell table:style-name="ce262" office:value-type="string">
            <text:p>REG_PLF309_ECMS_004</text:p>
          </table:table-cell>
          <table:table-cell table:style-name="ce196" office:value-type="float" office:value="1">
            <text:p>001</text:p>
          </table:table-cell>
          <table:table-cell table:style-name="ce199" table:formula="of:=[.B15]" office:value-type="string" office:string-value="REG_PLF309_ECMS_004">
            <text:p>REG_PLF309_ECMS_004</text:p>
          </table:table-cell>
          <table:table-cell table:style-name="ce199"/>
          <table:table-cell table:style-name="ce199" office:value-type="string">
            <text:p>Step 2: Check default value of Calendar field of Podcast document</text:p>
          </table:table-cell>
          <table:table-cell table:style-name="ce199" office:value-type="string">
            <text:p>- Choose template: Podcast</text:p>
          </table:table-cell>
          <table:table-cell table:style-name="ce199" office:value-type="string">
            <text:p>Current Date/Time is shown in Published field</text:p>
          </table:table-cell>
          <table:table-cell table:style-name="ce199" office:value-type="string">
            <text:p>High</text:p>
          </table:table-cell>
          <table:table-cell table:style-name="ce199"/>
          <table:table-cell table:style-name="ce281"/>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28">
          <table:table-cell table:style-name="ce142" table:formula="of:=IF(VALUE(MID([.F16];6;FIND(&quot;:&quot;;[.F16];1)-FIND(&quot; &quot;;[.F16];1)-1))&gt;VALUE(MID([.F15];6;FIND(&quot;:&quot;;[.F15];1)-FIND(&quot; &quot;;[.F15];1)-1));&quot;&quot;;MAX([.A$7:.A15])+1)">
            <text:p/>
          </table:table-cell>
          <table:table-cell table:style-name="ce262" office:value-type="string">
            <text:p>REG_PLF309_ECMS_004</text:p>
          </table:table-cell>
          <table:table-cell table:style-name="ce196" table:formula="of:=IF(VALUE(MID([.F16];6;FIND(&quot;:&quot;;[.F16];1)-FIND(&quot; &quot;;[.F16];1)-1))&gt;VALUE(MID([.F15];6;FIND(&quot;:&quot;;[.F15];1)-FIND(&quot; &quot;;[.F15];1)-1));[.C15];[.C15]+1)" office:value-type="float" office:value="1">
            <text:p>001</text:p>
          </table:table-cell>
          <table:table-cell table:style-name="ce199" table:formula="of:=[.B16]" office:value-type="string" office:string-value="REG_PLF309_ECMS_004">
            <text:p>REG_PLF309_ECMS_004</text:p>
          </table:table-cell>
          <table:table-cell table:style-name="ce199"/>
          <table:table-cell table:style-name="ce199" office:value-type="string">
            <text:p>Step 3: Check default value of Calendar field of Sample node document</text:p>
          </table:table-cell>
          <table:table-cell table:style-name="ce199" office:value-type="string">
            <text:p>- Choose template: Sample node</text:p>
          </table:table-cell>
          <table:table-cell table:style-name="ce199" office:value-type="string">
            <text:p>Current Date/Time is shown in Date/Date time field</text:p>
          </table:table-cell>
          <table:table-cell table:style-name="ce199" office:value-type="string">
            <text:p>High</text:p>
          </table:table-cell>
          <table:table-cell table:style-name="ce199"/>
          <table:table-cell table:style-name="ce281"/>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24">
          <table:table-cell table:style-name="ce142" table:formula="of:=IF(VALUE(MID([.F17];6;FIND(&quot;:&quot;;[.F17];1)-FIND(&quot; &quot;;[.F17];1)-1))&gt;VALUE(MID([.F16];6;FIND(&quot;:&quot;;[.F16];1)-FIND(&quot; &quot;;[.F16];1)-1));&quot;&quot;;MAX([.A$7:.A16])+1)" office:value-type="float" office:value="5">
            <text:p>005</text:p>
          </table:table-cell>
          <table:table-cell table:style-name="ce261" office:value-type="string">
            <text:p>REG_PLF309_ECMS_005</text:p>
          </table:table-cell>
          <table:table-cell table:style-name="ce196" office:value-type="float" office:value="1">
            <text:p>001</text:p>
          </table:table-cell>
          <table:table-cell table:style-name="ce199" table:formula="of:=[.B17]" office:value-type="string" office:string-value="REG_PLF309_ECMS_005">
            <text:p>REG_PLF309_ECMS_005</text:p>
          </table:table-cell>
          <table:table-cell table:style-name="ce269" office:value-type="string">
            <text:p>Add new webcontent with java script</text:p>
          </table:table-cell>
          <table:table-cell table:style-name="ce199" office:value-type="string">
            <text:p>Step 1: Add new webcontent with java script</text:p>
          </table:table-cell>
          <table:table-cell table:style-name="ce199"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201" office:value-type="string">
            <text:p>the webContent is displayed and the javascript is executed</text:p>
          </table:table-cell>
          <table:table-cell table:style-name="ce199" office:value-type="string">
            <text:p>High</text:p>
          </table:table-cell>
          <table:table-cell table:style-name="ce276" office:value-type="string">
            <text:p>ECMS-3420</text:p>
            <text:p>CCP-1224, </text:p>
          </table:table-cell>
          <table:table-cell table:style-name="ce283" office:value-type="string">
            <text:p><text:a xlink:href="https://jira.exoplatform.org/browse/ECMS-3420"> </text:a></text:p>
          </table:table-cell>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23">
          <table:table-cell table:style-name="ce142" table:formula="of:=IF(VALUE(MID([.F18];6;FIND(&quot;:&quot;;[.F18];1)-FIND(&quot; &quot;;[.F18];1)-1))&gt;VALUE(MID([.F17];6;FIND(&quot;:&quot;;[.F17];1)-FIND(&quot; &quot;;[.F17];1)-1));&quot;&quot;;MAX([.A$7:.A17])+1)" office:value-type="float" office:value="6">
            <text:p>006</text:p>
          </table:table-cell>
          <table:table-cell table:style-name="ce261" office:value-type="string">
            <text:p>REG_PLF309_ECMS_006</text:p>
          </table:table-cell>
          <table:table-cell table:style-name="ce196" office:value-type="float" office:value="1">
            <text:p>001</text:p>
          </table:table-cell>
          <table:table-cell table:style-name="ce199" table:formula="of:=[.B18]" office:value-type="string" office:string-value="REG_PLF309_ECMS_006">
            <text:p>REG_PLF309_ECMS_006</text:p>
          </table:table-cell>
          <table:table-cell table:style-name="ce269" office:value-type="string">
            <text:p>Filter some actions insite nt: file</text:p>
          </table:table-cell>
          <table:table-cell table:style-name="ce199" office:value-type="string">
            <text:p>Step 1: Create new File content</text:p>
          </table:table-cell>
          <table:table-cell table:style-name="ce200" office:value-type="string">
            <text:p><text:span text:style-name="T3">- Go to </text:span><text:span text:style-name="T3">Content </text:span><text:span text:style-name="T3">Explorer</text:span></text:p>
            <text:p><text:span text:style-name="T3">- Open </text:span><text:span text:style-name="T3">form to </text:span><text:span text:style-name="T3">create new </text:span><text:span text:style-name="T3">content</text:span></text:p>
            <text:p><text:span text:style-name="T3">- Choose: </text:span><text:span text:style-name="T3">File</text:span></text:p>
            <text:p><text:span text:style-name="T3">- Put values </text:span><text:span text:style-name="T3">in required </text:span><text:span text:style-name="T3">field</text:span></text:p>
            <text:p><text:span text:style-name="T3">- Save</text:span></text:p>
          </table:table-cell>
          <table:table-cell table:style-name="ce199" office:value-type="string">
            <text:p>File is created successfully</text:p>
          </table:table-cell>
          <table:table-cell table:style-name="ce199" office:value-type="string">
            <text:p>High</text:p>
          </table:table-cell>
          <table:table-cell table:style-name="ce276" office:value-type="string">
            <text:p>ECMS-3534</text:p>
            <text:p>CCP-1252, </text:p>
          </table:table-cell>
          <table:table-cell table:style-name="ce281"/>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28">
          <table:table-cell table:style-name="ce142" table:formula="of:=IF(VALUE(MID([.F19];6;FIND(&quot;:&quot;;[.F19];1)-FIND(&quot; &quot;;[.F19];1)-1))&gt;VALUE(MID([.F18];6;FIND(&quot;:&quot;;[.F18];1)-FIND(&quot; &quot;;[.F18];1)-1));&quot;&quot;;MAX([.A$7:.A18])+1)">
            <text:p/>
          </table:table-cell>
          <table:table-cell table:style-name="ce262" office:value-type="string">
            <text:p>REG_PLF309_ECMS_006</text:p>
          </table:table-cell>
          <table:table-cell table:style-name="ce196" table:formula="of:=IF(VALUE(MID([.F19];6;FIND(&quot;:&quot;;[.F19];1)-FIND(&quot; &quot;;[.F19];1)-1))&gt;VALUE(MID([.F18];6;FIND(&quot;:&quot;;[.F18];1)-FIND(&quot; &quot;;[.F18];1)-1));[.C18];[.C18]+1)" office:value-type="float" office:value="1">
            <text:p>001</text:p>
          </table:table-cell>
          <table:table-cell table:style-name="ce199" table:formula="of:=[.B19]" office:value-type="string" office:string-value="REG_PLF309_ECMS_006">
            <text:p>REG_PLF309_ECMS_006</text:p>
          </table:table-cell>
          <table:table-cell table:style-name="ce199"/>
          <table:table-cell table:style-name="ce199" office:value-type="string">
            <text:p>Step 2: Filter some actions insite nt:file</text:p>
          </table:table-cell>
          <table:table-cell table:style-name="ce199" office:value-type="string">
            <text:p>- Select created file</text:p>
          </table:table-cell>
          <table:table-cell table:style-name="ce199" office:value-type="string">
            <text:p>In the action bar: there is no action: Add Folder, Add Content, Upload file, Import Node</text:p>
          </table:table-cell>
          <table:table-cell table:style-name="ce199" office:value-type="string">
            <text:p>High</text:p>
          </table:table-cell>
          <table:table-cell table:style-name="ce199"/>
          <table:table-cell table:style-name="ce281"/>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28">
          <table:table-cell table:style-name="ce142" table:formula="of:=IF(VALUE(MID([.F20];6;FIND(&quot;:&quot;;[.F20];1)-FIND(&quot; &quot;;[.F20];1)-1))&gt;VALUE(MID([.F19];6;FIND(&quot;:&quot;;[.F19];1)-FIND(&quot; &quot;;[.F19];1)-1));&quot;&quot;;MAX([.A$7:.A19])+1)" office:value-type="float" office:value="7">
            <text:p>007</text:p>
          </table:table-cell>
          <table:table-cell table:style-name="ce262" office:value-type="string">
            <text:p>REG_PLF309_ECMS_006</text:p>
          </table:table-cell>
          <table:table-cell table:style-name="ce196" table:formula="of:=IF(VALUE(MID([.F20];6;FIND(&quot;:&quot;;[.F20];1)-FIND(&quot; &quot;;[.F20];1)-1))&gt;VALUE(MID([.F19];6;FIND(&quot;:&quot;;[.F19];1)-FIND(&quot; &quot;;[.F19];1)-1));[.C19];[.C19]+1)" office:value-type="float" office:value="2">
            <text:p>002</text:p>
          </table:table-cell>
          <table:table-cell table:style-name="ce199" table:formula="of:=[.B20]" office:value-type="string" office:string-value="REG_PLF309_ECMS_006">
            <text:p>REG_PLF309_ECMS_006</text:p>
          </table:table-cell>
          <table:table-cell table:style-name="ce269" office:value-type="string">
            <text:p>Filter some actions insite nt: file</text:p>
          </table:table-cell>
          <table:table-cell table:style-name="ce199" office:value-type="string">
            <text:p>Step 1:Upload new file</text:p>
          </table:table-cell>
          <table:table-cell table:style-name="ce200" office:value-type="string">
            <text:p><text:span text:style-name="T3">- Go to </text:span><text:span text:style-name="T3">Content </text:span><text:span text:style-name="T3">Explorer</text:span></text:p>
            <text:p><text:span text:style-name="T3">- Upload </text:span><text:span text:style-name="T3">new file</text:span></text:p>
          </table:table-cell>
          <table:table-cell table:style-name="ce199" office:value-type="string">
            <text:p>File is uploaded successfully successfully</text:p>
          </table:table-cell>
          <table:table-cell table:style-name="ce199" office:value-type="string">
            <text:p>High</text:p>
          </table:table-cell>
          <table:table-cell table:style-name="ce199"/>
          <table:table-cell table:style-name="ce281"/>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28">
          <table:table-cell table:style-name="ce142" table:formula="of:=IF(VALUE(MID([.F21];6;FIND(&quot;:&quot;;[.F21];1)-FIND(&quot; &quot;;[.F21];1)-1))&gt;VALUE(MID([.F20];6;FIND(&quot;:&quot;;[.F20];1)-FIND(&quot; &quot;;[.F20];1)-1));&quot;&quot;;MAX([.A$7:.A20])+1)">
            <text:p/>
          </table:table-cell>
          <table:table-cell table:style-name="ce262" office:value-type="string">
            <text:p>REG_PLF309_ECMS_006</text:p>
          </table:table-cell>
          <table:table-cell table:style-name="ce196" table:formula="of:=IF(VALUE(MID([.F21];6;FIND(&quot;:&quot;;[.F21];1)-FIND(&quot; &quot;;[.F21];1)-1))&gt;VALUE(MID([.F20];6;FIND(&quot;:&quot;;[.F20];1)-FIND(&quot; &quot;;[.F20];1)-1));[.C20];[.C20]+1)" office:value-type="float" office:value="2">
            <text:p>002</text:p>
          </table:table-cell>
          <table:table-cell table:style-name="ce199" table:formula="of:=[.B21]" office:value-type="string" office:string-value="REG_PLF309_ECMS_006">
            <text:p>REG_PLF309_ECMS_006</text:p>
          </table:table-cell>
          <table:table-cell table:style-name="ce199"/>
          <table:table-cell table:style-name="ce199" office:value-type="string">
            <text:p>Step 2: Filter some actions insite nt:file</text:p>
          </table:table-cell>
          <table:table-cell table:style-name="ce199" office:value-type="string">
            <text:p>- Select uploaded file</text:p>
          </table:table-cell>
          <table:table-cell table:style-name="ce199" office:value-type="string">
            <text:p>In the action bar: there is no action: Add Folder, Add Content, Upload file, Import Node</text:p>
          </table:table-cell>
          <table:table-cell table:style-name="ce199" office:value-type="string">
            <text:p>High</text:p>
          </table:table-cell>
          <table:table-cell table:style-name="ce199"/>
          <table:table-cell table:style-name="ce281"/>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10">
          <table:table-cell table:style-name="ce142" table:formula="of:=IF(VALUE(MID([.F22];6;FIND(&quot;:&quot;;[.F22];1)-FIND(&quot; &quot;;[.F22];1)-1))&gt;VALUE(MID([.F21];6;FIND(&quot;:&quot;;[.F21];1)-FIND(&quot; &quot;;[.F21];1)-1));&quot;&quot;;MAX([.A$7:.A21])+1)" office:value-type="float" office:value="8">
            <text:p>008</text:p>
          </table:table-cell>
          <table:table-cell table:style-name="ce261" office:value-type="string">
            <text:p>REG_PLF309_ECMS_007</text:p>
          </table:table-cell>
          <table:table-cell table:style-name="ce196" office:value-type="float" office:value="1">
            <text:p>001</text:p>
          </table:table-cell>
          <table:table-cell table:style-name="ce199" table:formula="of:=[.B22]" office:value-type="string" office:string-value="REG_PLF309_ECMS_007">
            <text:p>REG_PLF309_ECMS_007</text:p>
          </table:table-cell>
          <table:table-cell table:style-name="ce269" office:value-type="string">
            <text:p>Check webDAV link</text:p>
          </table:table-cell>
          <table:table-cell table:style-name="ce199" office:value-type="string">
            <text:p>Step 1:Upload new file</text:p>
          </table:table-cell>
          <table:table-cell table:style-name="ce200" office:value-type="string">
            <text:p><text:span text:style-name="T3">- Go to </text:span><text:span text:style-name="T3">Content </text:span><text:span text:style-name="T3">Explorer</text:span></text:p>
            <text:p><text:span text:style-name="T3">- Upload </text:span><text:span text:style-name="T3">new file</text:span></text:p>
          </table:table-cell>
          <table:table-cell table:style-name="ce199" office:value-type="string">
            <text:p>File is uploaded successfully successfully</text:p>
          </table:table-cell>
          <table:table-cell table:style-name="ce199" office:value-type="string">
            <text:p>High</text:p>
          </table:table-cell>
          <table:table-cell table:style-name="ce199" office:value-type="string">
            <text:p>ECMS-3377</text:p>
            <text:p><text:s/>CCP-1207</text:p>
          </table:table-cell>
          <table:table-cell table:style-name="ce281" office:value-type="string">
            <text:p>The link doesnot contains 'private'</text:p>
          </table:table-cell>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28">
          <table:table-cell table:style-name="ce142" table:formula="of:=IF(VALUE(MID([.F23];6;FIND(&quot;:&quot;;[.F23];1)-FIND(&quot; &quot;;[.F23];1)-1))&gt;VALUE(MID([.F22];6;FIND(&quot;:&quot;;[.F22];1)-FIND(&quot; &quot;;[.F22];1)-1));&quot;&quot;;MAX([.A$7:.A22])+1)">
            <text:p/>
          </table:table-cell>
          <table:table-cell table:style-name="ce262" office:value-type="string">
            <text:p>REG_PLF309_ECMS_007</text:p>
          </table:table-cell>
          <table:table-cell table:style-name="ce196" table:formula="of:=IF(VALUE(MID([.F23];6;FIND(&quot;:&quot;;[.F23];1)-FIND(&quot; &quot;;[.F23];1)-1))&gt;VALUE(MID([.F22];6;FIND(&quot;:&quot;;[.F22];1)-FIND(&quot; &quot;;[.F22];1)-1));[.C22];[.C22]+1)" office:value-type="float" office:value="1">
            <text:p>001</text:p>
          </table:table-cell>
          <table:table-cell table:style-name="ce199" table:formula="of:=[.B23]" office:value-type="string" office:string-value="REG_PLF309_ECMS_007">
            <text:p>REG_PLF309_ECMS_007</text:p>
          </table:table-cell>
          <table:table-cell table:style-name="ce199"/>
          <table:table-cell table:style-name="ce199" office:value-type="string">
            <text:p>Step 2: Check the webDAV link</text:p>
          </table:table-cell>
          <table:table-cell table:style-name="ce199" office:value-type="string">
            <text:p>- Right click on uploaded file and select Download And Allow Edition</text:p>
          </table:table-cell>
          <table:table-cell table:style-name="ce199" office:value-type="string">
            <text:p>The link should be shown: <text:a xlink:href="http://localhost:8080/rest/private/jcr/repository/collaboration">http://localhost:8080/rest/private/jcr/repository/collaboration</text:a> ….</text:p>
          </table:table-cell>
          <table:table-cell table:style-name="ce199" office:value-type="string">
            <text:p>High</text:p>
          </table:table-cell>
          <table:table-cell table:style-name="ce199"/>
          <table:table-cell table:style-name="ce281"/>
          <table:table-cell table:style-name="ce199" office:value-type="string">
            <text:p>thu.nguyen</text:p>
          </table:table-cell>
          <table:table-cell table:style-name="ce199" office:value-type="string">
            <text:p>Failed</text:p>
          </table:table-cell>
          <table:table-cell table:style-name="ce199" office:value-type="string">
            <text:p>Passed</text:p>
          </table:table-cell>
          <table:table-cell table:style-name="ce199" office:value-type="string">
            <text:p>ECMS-4026</text:p>
          </table:table-cell>
          <table:table-cell table:style-name="ce199" table:number-columns-repeated="1009"/>
        </table:table-row>
        <table:table-row table:style-name="ro28">
          <table:table-cell table:style-name="ce142" table:formula="of:=IF(VALUE(MID([.F24];6;FIND(&quot;:&quot;;[.F24];1)-FIND(&quot; &quot;;[.F24];1)-1))&gt;VALUE(MID([.F23];6;FIND(&quot;:&quot;;[.F23];1)-FIND(&quot; &quot;;[.F23];1)-1));&quot;&quot;;MAX([.A$7:.A23])+1)" office:value-type="float" office:value="9">
            <text:p>009</text:p>
          </table:table-cell>
          <table:table-cell table:style-name="ce261" office:value-type="string">
            <text:p>REG_PLF309_ECMS_008</text:p>
          </table:table-cell>
          <table:table-cell table:style-name="ce196" office:value-type="float" office:value="1">
            <text:p>001</text:p>
          </table:table-cell>
          <table:table-cell table:style-name="ce199" table:formula="of:=[.B24]" office:value-type="string" office:string-value="REG_PLF309_ECMS_008">
            <text:p>REG_PLF309_ECMS_008</text:p>
          </table:table-cell>
          <table:table-cell table:style-name="ce269" office:value-type="string">
            <text:p>Printing PDF</text:p>
          </table:table-cell>
          <table:table-cell table:style-name="ce199" office:value-type="string">
            <text:p>Step 1:Upload new PDF file</text:p>
          </table:table-cell>
          <table:table-cell table:style-name="ce200" office:value-type="string">
            <text:p><text:span text:style-name="T3">- Go to </text:span><text:span text:style-name="T3">Content </text:span><text:span text:style-name="T3">Explorer</text:span></text:p>
            <text:p><text:span text:style-name="T3">- Upload </text:span><text:span text:style-name="T3">new PFD </text:span><text:span text:style-name="T3">file</text:span></text:p>
          </table:table-cell>
          <table:table-cell table:style-name="ce199" office:value-type="string">
            <text:p>File is uploaded successfully successfully</text:p>
          </table:table-cell>
          <table:table-cell table:style-name="ce199" office:value-type="string">
            <text:p>High</text:p>
          </table:table-cell>
          <table:table-cell table:style-name="ce199" office:value-type="string">
            <text:p>ECMS-3725</text:p>
            <text:p>CCP-1223</text:p>
          </table:table-cell>
          <table:table-cell table:style-name="ce284" office:value-type="string">
            <text:p>the content doesn't exist in the printed page</text:p>
          </table:table-cell>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17">
          <table:table-cell table:style-name="ce142" table:formula="of:=IF(VALUE(MID([.F25];6;FIND(&quot;:&quot;;[.F25];1)-FIND(&quot; &quot;;[.F25];1)-1))&gt;VALUE(MID([.F24];6;FIND(&quot;:&quot;;[.F24];1)-FIND(&quot; &quot;;[.F24];1)-1));&quot;&quot;;MAX([.A$7:.A24])+1)">
            <text:p/>
          </table:table-cell>
          <table:table-cell table:style-name="ce262" office:value-type="string">
            <text:p>REG_PLF309_ECMS_008</text:p>
          </table:table-cell>
          <table:table-cell table:style-name="ce196" table:formula="of:=IF(VALUE(MID([.F25];6;FIND(&quot;:&quot;;[.F25];1)-FIND(&quot; &quot;;[.F25];1)-1))&gt;VALUE(MID([.F24];6;FIND(&quot;:&quot;;[.F24];1)-FIND(&quot; &quot;;[.F24];1)-1));[.C24];[.C24]+1)" office:value-type="float" office:value="1">
            <text:p>001</text:p>
          </table:table-cell>
          <table:table-cell table:style-name="ce199" table:formula="of:=[.B25]" office:value-type="string" office:string-value="REG_PLF309_ECMS_008">
            <text:p>REG_PLF309_ECMS_008</text:p>
          </table:table-cell>
          <table:table-cell table:style-name="ce199"/>
          <table:table-cell table:style-name="ce199" office:value-type="string">
            <text:p>Step 2: Publish file</text:p>
          </table:table-cell>
          <table:table-cell table:style-name="ce199" office:value-type="string">
            <text:p>- Select uploaded file above</text:p>
            <text:p>- Click on Manage Publication in action bar</text:p>
            <text:p>- Click on Publish</text:p>
          </table:table-cell>
          <table:table-cell table:style-name="ce199" office:value-type="string">
            <text:p>Uploaded file is published</text:p>
          </table:table-cell>
          <table:table-cell table:style-name="ce199" office:value-type="string">
            <text:p>High</text:p>
          </table:table-cell>
          <table:table-cell table:style-name="ce199"/>
          <table:table-cell table:style-name="ce281"/>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17">
          <table:table-cell table:style-name="ce142" table:formula="of:=IF(VALUE(MID([.F26];6;FIND(&quot;:&quot;;[.F26];1)-FIND(&quot; &quot;;[.F26];1)-1))&gt;VALUE(MID([.F25];6;FIND(&quot;:&quot;;[.F25];1)-FIND(&quot; &quot;;[.F25];1)-1));&quot;&quot;;MAX([.A$7:.A25])+1)">
            <text:p/>
          </table:table-cell>
          <table:table-cell table:style-name="ce262" office:value-type="string">
            <text:p>REG_PLF309_ECMS_008</text:p>
          </table:table-cell>
          <table:table-cell table:style-name="ce196" table:formula="of:=IF(VALUE(MID([.F26];6;FIND(&quot;:&quot;;[.F26];1)-FIND(&quot; &quot;;[.F26];1)-1))&gt;VALUE(MID([.F25];6;FIND(&quot;:&quot;;[.F25];1)-FIND(&quot; &quot;;[.F25];1)-1));[.C25];[.C25]+1)" office:value-type="float" office:value="1">
            <text:p>001</text:p>
          </table:table-cell>
          <table:table-cell table:style-name="ce199" table:formula="of:=[.B26]" office:value-type="string" office:string-value="REG_PLF309_ECMS_008">
            <text:p>REG_PLF309_ECMS_008</text:p>
          </table:table-cell>
          <table:table-cell table:style-name="ce199"/>
          <table:table-cell table:style-name="ce199" office:value-type="string">
            <text:p>Step 3: Search PDF file</text:p>
          </table:table-cell>
          <table:table-cell table:style-name="ce199" office:value-type="string">
            <text:p>- Go to homepage of acme site</text:p>
            <text:p>- Put uploaded file's name in the search box</text:p>
            <text:p>- Press enter</text:p>
          </table:table-cell>
          <table:table-cell table:style-name="ce199" office:value-type="string">
            <text:p>Shows the result</text:p>
          </table:table-cell>
          <table:table-cell table:style-name="ce199" office:value-type="string">
            <text:p>High</text:p>
          </table:table-cell>
          <table:table-cell table:style-name="ce199"/>
          <table:table-cell table:style-name="ce281"/>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25">
          <table:table-cell table:style-name="ce142" table:formula="of:=IF(VALUE(MID([.F27];6;FIND(&quot;:&quot;;[.F27];1)-FIND(&quot; &quot;;[.F27];1)-1))&gt;VALUE(MID([.F26];6;FIND(&quot;:&quot;;[.F26];1)-FIND(&quot; &quot;;[.F26];1)-1));&quot;&quot;;MAX([.A$7:.A26])+1)">
            <text:p/>
          </table:table-cell>
          <table:table-cell table:style-name="ce262" office:value-type="string">
            <text:p>REG_PLF309_ECMS_008</text:p>
          </table:table-cell>
          <table:table-cell table:style-name="ce196" table:formula="of:=IF(VALUE(MID([.F27];6;FIND(&quot;:&quot;;[.F27];1)-FIND(&quot; &quot;;[.F27];1)-1))&gt;VALUE(MID([.F26];6;FIND(&quot;:&quot;;[.F26];1)-FIND(&quot; &quot;;[.F26];1)-1));[.C26];[.C26]+1)" office:value-type="float" office:value="1">
            <text:p>001</text:p>
          </table:table-cell>
          <table:table-cell table:style-name="ce199" table:formula="of:=[.B27]" office:value-type="string" office:string-value="REG_PLF309_ECMS_008">
            <text:p>REG_PLF309_ECMS_008</text:p>
          </table:table-cell>
          <table:table-cell table:style-name="ce199"/>
          <table:table-cell table:style-name="ce199" office:value-type="string">
            <text:p>Step 4: Printing PDF file</text:p>
          </table:table-cell>
          <table:table-cell table:style-name="ce199" office:value-type="string">
            <text:p>- In search result list, open PDF file to view content</text:p>
            <text:p>- Click on Print </text:p>
            <text:p>- At the bottom of the page, you will find another "print", click on it and choose a page number, for example the first page</text:p>
          </table:table-cell>
          <table:table-cell table:style-name="ce199" office:value-type="string">
            <text:p>The header, footer and content of page are printed</text:p>
          </table:table-cell>
          <table:table-cell table:style-name="ce199" office:value-type="string">
            <text:p>High</text:p>
          </table:table-cell>
          <table:table-cell table:style-name="ce199"/>
          <table:table-cell table:style-name="ce281"/>
          <table:table-cell table:style-name="ce199" office:value-type="string">
            <text:p>thu.nguyen</text:p>
          </table:table-cell>
          <table:table-cell table:style-name="ce199" office:value-type="string">
            <text:p>N/A</text:p>
          </table:table-cell>
          <table:table-cell table:style-name="ce199" office:value-type="string">
            <text:p>Passed</text:p>
          </table:table-cell>
          <table:table-cell table:style-name="ce199" table:number-columns-repeated="1010"/>
        </table:table-row>
        <table:table-row table:style-name="ro17">
          <table:table-cell table:style-name="ce142" table:formula="of:=IF(VALUE(MID([.F28];6;FIND(&quot;:&quot;;[.F28];1)-FIND(&quot; &quot;;[.F28];1)-1))&gt;VALUE(MID([.F27];6;FIND(&quot;:&quot;;[.F27];1)-FIND(&quot; &quot;;[.F27];1)-1));&quot;&quot;;MAX([.A$7:.A27])+1)" office:value-type="float" office:value="10">
            <text:p>010</text:p>
          </table:table-cell>
          <table:table-cell table:style-name="ce261" office:value-type="string">
            <text:p>REG_PLF309_ECMS_009</text:p>
          </table:table-cell>
          <table:table-cell table:style-name="ce196" office:value-type="float" office:value="1">
            <text:p>001</text:p>
          </table:table-cell>
          <table:table-cell table:style-name="ce199" table:formula="of:=[.B28]" office:value-type="string" office:string-value="REG_PLF309_ECMS_009">
            <text:p>REG_PLF309_ECMS_009</text:p>
          </table:table-cell>
          <table:table-cell table:style-name="ce269" office:value-type="string">
            <text:p>Check thumbnail view of PDF file</text:p>
          </table:table-cell>
          <table:table-cell table:style-name="ce199" office:value-type="string">
            <text:p>Step 1: Add thumbnail view for drive</text:p>
          </table:table-cell>
          <table:table-cell table:style-name="ce199" office:value-type="string">
            <text:p>- Go to Content Administration → Manage drive</text:p>
            <text:p>- Add simple view for Site Management drive</text:p>
          </table:table-cell>
          <table:table-cell table:style-name="ce199" office:value-type="string">
            <text:p>Site Management drive is added new view</text:p>
          </table:table-cell>
          <table:table-cell table:style-name="ce199" office:value-type="string">
            <text:p>Medium</text:p>
          </table:table-cell>
          <table:table-cell table:style-name="ce199" office:value-type="string">
            <text:p>ECMS-3408</text:p>
            <text:p>CCP-1217</text:p>
          </table:table-cell>
          <table:table-cell table:style-name="ce281" office:value-type="string">
            <text:p>A black thumbnail</text:p>
          </table:table-cell>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28">
          <table:table-cell table:style-name="ce142" table:formula="of:=IF(VALUE(MID([.F29];6;FIND(&quot;:&quot;;[.F29];1)-FIND(&quot; &quot;;[.F29];1)-1))&gt;VALUE(MID([.F28];6;FIND(&quot;:&quot;;[.F28];1)-FIND(&quot; &quot;;[.F28];1)-1));&quot;&quot;;MAX([.A$7:.A28])+1)">
            <text:p/>
          </table:table-cell>
          <table:table-cell table:style-name="ce262" office:value-type="string">
            <text:p>REG_PLF309_ECMS_009</text:p>
          </table:table-cell>
          <table:table-cell table:style-name="ce196" table:formula="of:=IF(VALUE(MID([.F29];6;FIND(&quot;:&quot;;[.F29];1)-FIND(&quot; &quot;;[.F29];1)-1))&gt;VALUE(MID([.F28];6;FIND(&quot;:&quot;;[.F28];1)-FIND(&quot; &quot;;[.F28];1)-1));[.C28];[.C28]+1)" office:value-type="float" office:value="1">
            <text:p>001</text:p>
          </table:table-cell>
          <table:table-cell table:style-name="ce199" table:formula="of:=[.B29]" office:value-type="string" office:string-value="REG_PLF309_ECMS_009">
            <text:p>REG_PLF309_ECMS_009</text:p>
          </table:table-cell>
          <table:table-cell table:style-name="ce199"/>
          <table:table-cell table:style-name="ce199" office:value-type="string">
            <text:p>Step 2: Upload PDF file</text:p>
          </table:table-cell>
          <table:table-cell table:style-name="ce200" office:value-type="string">
            <text:p><text:span text:style-name="T3">- Go to </text:span><text:span text:style-name="T3">Content </text:span><text:span text:style-name="T3">Explorer</text:span></text:p>
            <text:p><text:span text:style-name="T3">- Upload </text:span><text:span text:style-name="T3">new PFD </text:span><text:span text:style-name="T3">file</text:span></text:p>
          </table:table-cell>
          <table:table-cell table:style-name="ce199" office:value-type="string">
            <text:p>File is uploaded successfully successfully</text:p>
          </table:table-cell>
          <table:table-cell table:style-name="ce199" office:value-type="string">
            <text:p>Medium</text:p>
          </table:table-cell>
          <table:table-cell table:style-name="ce199"/>
          <table:table-cell table:style-name="ce281"/>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28">
          <table:table-cell table:style-name="ce142" table:formula="of:=IF(VALUE(MID([.F30];6;FIND(&quot;:&quot;;[.F30];1)-FIND(&quot; &quot;;[.F30];1)-1))&gt;VALUE(MID([.F29];6;FIND(&quot;:&quot;;[.F29];1)-FIND(&quot; &quot;;[.F29];1)-1));&quot;&quot;;MAX([.A$7:.A29])+1)">
            <text:p/>
          </table:table-cell>
          <table:table-cell table:style-name="ce262" office:value-type="string">
            <text:p>REG_PLF309_ECMS_009</text:p>
          </table:table-cell>
          <table:table-cell table:style-name="ce196" table:formula="of:=IF(VALUE(MID([.F30];6;FIND(&quot;:&quot;;[.F30];1)-FIND(&quot; &quot;;[.F30];1)-1))&gt;VALUE(MID([.F29];6;FIND(&quot;:&quot;;[.F29];1)-FIND(&quot; &quot;;[.F29];1)-1));[.C29];[.C29]+1)" office:value-type="float" office:value="1">
            <text:p>001</text:p>
          </table:table-cell>
          <table:table-cell table:style-name="ce199" table:formula="of:=[.B30]" office:value-type="string" office:string-value="REG_PLF309_ECMS_009">
            <text:p>REG_PLF309_ECMS_009</text:p>
          </table:table-cell>
          <table:table-cell table:style-name="ce199"/>
          <table:table-cell table:style-name="ce199" office:value-type="string">
            <text:p>Step 3: Check thumbnail view of PDF file</text:p>
          </table:table-cell>
          <table:table-cell table:style-name="ce199" office:value-type="string">
            <text:p>- Change to simple view</text:p>
          </table:table-cell>
          <table:table-cell table:style-name="ce199" office:value-type="string">
            <text:p>Thumbnail of PDF file is shown</text:p>
          </table:table-cell>
          <table:table-cell table:style-name="ce199" office:value-type="string">
            <text:p>Medium</text:p>
          </table:table-cell>
          <table:table-cell table:style-name="ce199"/>
          <table:table-cell table:style-name="ce281"/>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23">
          <table:table-cell table:style-name="ce142" table:formula="of:=IF(VALUE(MID([.F31];6;FIND(&quot;:&quot;;[.F31];1)-FIND(&quot; &quot;;[.F31];1)-1))&gt;VALUE(MID([.F30];6;FIND(&quot;:&quot;;[.F30];1)-FIND(&quot; &quot;;[.F30];1)-1));&quot;&quot;;MAX([.A$7:.A30])+1)" office:value-type="float" office:value="11">
            <text:p>011</text:p>
          </table:table-cell>
          <table:table-cell table:style-name="ce261" office:value-type="string">
            <text:p>REG_PLF309_ECMS_010</text:p>
          </table:table-cell>
          <table:table-cell table:style-name="ce196" office:value-type="float" office:value="1">
            <text:p>001</text:p>
          </table:table-cell>
          <table:table-cell table:style-name="ce199" table:formula="of:=[.B31]" office:value-type="string" office:string-value="REG_PLF309_ECMS_010">
            <text:p>REG_PLF309_ECMS_010</text:p>
          </table:table-cell>
          <table:table-cell table:style-name="ce269" office:value-type="string">
            <text:p>Check footer in IE9</text:p>
          </table:table-cell>
          <table:table-cell table:style-name="ce199" office:value-type="string">
            <text:p>Step 1:Upload new file</text:p>
          </table:table-cell>
          <table:table-cell table:style-name="ce200" office:value-type="string">
            <text:p><text:span text:style-name="T3">- Go to </text:span><text:span text:style-name="T3">Content </text:span><text:span text:style-name="T3">Explorer</text:span></text:p>
            <text:p><text:span text:style-name="T3">- Upload </text:span><text:span text:style-name="T3">new file </text:span><text:span text:style-name="T3">with title: </text:span><text:span text:style-name="T3">croix-</text:span><text:span text:style-name="T3">rouge-</text:span><text:span text:style-name="T3">francaise-</text:span><text:span text:style-name="T3">lassociation</text:span><text:span text:style-name="T3">-entend-</text:span><text:span text:style-name="T3">combler-le-</text:span><text:span text:style-name="T3">deficit-en-</text:span><text:span text:style-name="T3">personnel-</text:span><text:span text:style-name="T3">specialise-</text:span><text:span text:style-name="T3">en-guyane</text:span></text:p>
          </table:table-cell>
          <table:table-cell table:style-name="ce199" office:value-type="string">
            <text:p>File is uploaded successfully successfully</text:p>
          </table:table-cell>
          <table:table-cell table:style-name="ce199" office:value-type="string">
            <text:p>Medium</text:p>
          </table:table-cell>
          <table:table-cell table:style-name="ce199" office:value-type="string">
            <text:p>ECMS-3492</text:p>
            <text:p>CCP-1237</text:p>
          </table:table-cell>
          <table:table-cell table:style-name="ce283" office:value-type="string">
            <text:p>the footer goes down </text:p>
          </table:table-cell>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28">
          <table:table-cell table:style-name="ce142" table:formula="of:=IF(VALUE(MID([.F32];6;FIND(&quot;:&quot;;[.F32];1)-FIND(&quot; &quot;;[.F32];1)-1))&gt;VALUE(MID([.F31];6;FIND(&quot;:&quot;;[.F31];1)-FIND(&quot; &quot;;[.F31];1)-1));&quot;&quot;;MAX([.A$7:.A31])+1)">
            <text:p/>
          </table:table-cell>
          <table:table-cell table:style-name="ce262" office:value-type="string">
            <text:p>REG_PLF309_ECMS_010</text:p>
          </table:table-cell>
          <table:table-cell table:style-name="ce196" table:formula="of:=IF(VALUE(MID([.F32];6;FIND(&quot;:&quot;;[.F32];1)-FIND(&quot; &quot;;[.F32];1)-1))&gt;VALUE(MID([.F31];6;FIND(&quot;:&quot;;[.F31];1)-FIND(&quot; &quot;;[.F31];1)-1));[.C31];[.C31]+1)" office:value-type="float" office:value="1">
            <text:p>001</text:p>
          </table:table-cell>
          <table:table-cell table:style-name="ce199" table:formula="of:=[.B32]" office:value-type="string" office:string-value="REG_PLF309_ECMS_010">
            <text:p>REG_PLF309_ECMS_010</text:p>
          </table:table-cell>
          <table:table-cell table:style-name="ce199"/>
          <table:table-cell table:style-name="ce199" office:value-type="string">
            <text:p>Step 2: Check the footer</text:p>
          </table:table-cell>
          <table:table-cell table:style-name="ce199" office:value-type="string">
            <text:p>- Click on this document</text:p>
            <text:p>- Move the mouse in the tree left banner</text:p>
          </table:table-cell>
          <table:table-cell table:style-name="ce199" office:value-type="string">
            <text:p>No UI error</text:p>
          </table:table-cell>
          <table:table-cell table:style-name="ce199" office:value-type="string">
            <text:p>Medium</text:p>
          </table:table-cell>
          <table:table-cell table:style-name="ce199"/>
          <table:table-cell table:style-name="ce281"/>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17">
          <table:table-cell table:style-name="ce142" table:formula="of:=IF(VALUE(MID([.F33];6;FIND(&quot;:&quot;;[.F33];1)-FIND(&quot; &quot;;[.F33];1)-1))&gt;VALUE(MID([.F32];6;FIND(&quot;:&quot;;[.F32];1)-FIND(&quot; &quot;;[.F32];1)-1));&quot;&quot;;MAX([.A$7:.A32])+1)" office:value-type="float" office:value="12">
            <text:p>012</text:p>
          </table:table-cell>
          <table:table-cell table:style-name="ce261" office:value-type="string">
            <text:p>REG_PLF309_ECMS_011</text:p>
          </table:table-cell>
          <table:table-cell table:style-name="ce196" office:value-type="float" office:value="1">
            <text:p>001</text:p>
          </table:table-cell>
          <table:table-cell table:style-name="ce199" table:formula="of:=[.B33]" office:value-type="string" office:string-value="REG_PLF309_ECMS_011">
            <text:p>REG_PLF309_ECMS_011</text:p>
          </table:table-cell>
          <table:table-cell table:style-name="ce269" office:value-type="string">
            <text:p>Check the SignIn portlet after edit</text:p>
          </table:table-cell>
          <table:table-cell table:style-name="ce199" office:value-type="string">
            <text:p>Step 1: Open form to edit content of SignIn portlet</text:p>
          </table:table-cell>
          <table:table-cell table:style-name="ce199" office:value-type="string">
            <text:p>- Log in</text:p>
            <text:p>- Go to acme homepage</text:p>
            <text:p>- Change to Edit mode</text:p>
            <text:p>- Click Edit icon of Acme SignIn portlet</text:p>
          </table:table-cell>
          <table:table-cell table:style-name="ce199" office:value-type="string">
            <text:p>Form to edit content appear</text:p>
          </table:table-cell>
          <table:table-cell table:style-name="ce199" office:value-type="string">
            <text:p>Medium</text:p>
          </table:table-cell>
          <table:table-cell table:style-name="ce199" office:value-type="string">
            <text:p>ECMS-3436</text:p>
            <text:p>CCP-1224</text:p>
          </table:table-cell>
          <table:table-cell table:style-name="ce281" office:value-type="string">
            <text:p>Missing content: Welcome: (username)</text:p>
          </table:table-cell>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28">
          <table:table-cell table:style-name="ce142" table:formula="of:=IF(VALUE(MID([.F34];6;FIND(&quot;:&quot;;[.F34];1)-FIND(&quot; &quot;;[.F34];1)-1))&gt;VALUE(MID([.F33];6;FIND(&quot;:&quot;;[.F33];1)-FIND(&quot; &quot;;[.F33];1)-1));&quot;&quot;;MAX([.A$7:.A33])+1)">
            <text:p/>
          </table:table-cell>
          <table:table-cell table:style-name="ce262" office:value-type="string">
            <text:p>REG_PLF309_ECMS_011</text:p>
          </table:table-cell>
          <table:table-cell table:style-name="ce196" table:formula="of:=IF(VALUE(MID([.F34];6;FIND(&quot;:&quot;;[.F34];1)-FIND(&quot; &quot;;[.F34];1)-1))&gt;VALUE(MID([.F33];6;FIND(&quot;:&quot;;[.F33];1)-FIND(&quot; &quot;;[.F33];1)-1));[.C33];[.C33]+1)" office:value-type="float" office:value="1">
            <text:p>001</text:p>
          </table:table-cell>
          <table:table-cell table:style-name="ce199" table:formula="of:=[.B34]" office:value-type="string" office:string-value="REG_PLF309_ECMS_011">
            <text:p>REG_PLF309_ECMS_011</text:p>
          </table:table-cell>
          <table:table-cell table:style-name="ce199"/>
          <table:table-cell table:style-name="ce200" office:value-type="string">
            <text:p>Step 2: Edit content of SignIn portlet</text:p>
          </table:table-cell>
          <table:table-cell table:style-name="ce199" office:value-type="string">
            <text:p>- Add some characters in content</text:p>
            <text:p>- Save and close</text:p>
            <text:p>- Click on Publish in action bar</text:p>
          </table:table-cell>
          <table:table-cell table:style-name="ce199" office:value-type="string">
            <text:p>The content is published</text:p>
          </table:table-cell>
          <table:table-cell table:style-name="ce199" office:value-type="string">
            <text:p>Medium</text:p>
          </table:table-cell>
          <table:table-cell table:style-name="ce199"/>
          <table:table-cell table:style-name="ce281"/>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10">
          <table:table-cell table:style-name="ce142" table:formula="of:=IF(VALUE(MID([.F35];6;FIND(&quot;:&quot;;[.F35];1)-FIND(&quot; &quot;;[.F35];1)-1))&gt;VALUE(MID([.F34];6;FIND(&quot;:&quot;;[.F34];1)-FIND(&quot; &quot;;[.F34];1)-1));&quot;&quot;;MAX([.A$7:.A34])+1)">
            <text:p/>
          </table:table-cell>
          <table:table-cell table:style-name="ce262" office:value-type="string">
            <text:p>REG_PLF309_ECMS_011</text:p>
          </table:table-cell>
          <table:table-cell table:style-name="ce196" table:formula="of:=IF(VALUE(MID([.F35];6;FIND(&quot;:&quot;;[.F35];1)-FIND(&quot; &quot;;[.F35];1)-1))&gt;VALUE(MID([.F34];6;FIND(&quot;:&quot;;[.F34];1)-FIND(&quot; &quot;;[.F34];1)-1));[.C34];[.C34]+1)" office:value-type="float" office:value="1">
            <text:p>001</text:p>
          </table:table-cell>
          <table:table-cell table:style-name="ce199" table:formula="of:=[.B35]" office:value-type="string" office:string-value="REG_PLF309_ECMS_011">
            <text:p>REG_PLF309_ECMS_011</text:p>
          </table:table-cell>
          <table:table-cell table:style-name="ce199"/>
          <table:table-cell table:style-name="ce199" office:value-type="string">
            <text:p>Step 3: Check the displaying of new content</text:p>
          </table:table-cell>
          <table:table-cell table:style-name="ce199" office:value-type="string">
            <text:p>- Click on Back icon</text:p>
          </table:table-cell>
          <table:table-cell table:style-name="ce199" office:value-type="string">
            <text:p>The new content is shown.</text:p>
          </table:table-cell>
          <table:table-cell table:style-name="ce199" office:value-type="string">
            <text:p>Medium</text:p>
          </table:table-cell>
          <table:table-cell table:style-name="ce199"/>
          <table:table-cell table:style-name="ce281"/>
          <table:table-cell table:style-name="ce199" office:value-type="string">
            <text:p>thu.nguyen</text:p>
          </table:table-cell>
          <table:table-cell table:number-columns-repeated="2" table:style-name="ce199" office:value-type="string">
            <text:p>Failed</text:p>
          </table:table-cell>
          <table:table-cell table:style-name="ce199" office:value-type="string">
            <text:p>ECMS-4027</text:p>
          </table:table-cell>
          <table:table-cell table:style-name="ce199" table:number-columns-repeated="1009"/>
        </table:table-row>
        <table:table-row table:style-name="ro30" table:number-rows-repeated="11">
          <table:table-cell table:style-name="ce199" table:number-columns-repeated="10"/>
          <table:table-cell table:style-name="ce281"/>
          <table:table-cell table:style-name="ce199" table:number-columns-repeated="1013"/>
        </table:table-row>
        <table:table-row table:style-name="ro19" table:number-rows-repeated="1048529">
          <table:table-cell table:number-columns-repeated="1024"/>
        </table:table-row>
        <table:table-row table:style-name="ro19">
          <table:table-cell table:number-columns-repeated="1024"/>
        </table:table-row>
      </table:table>
      <table:table table:name="Summary_Report" table:style-name="ta2" table:print="false">
        <table:table-column table:style-name="co41" table:default-cell-style-name="ce108"/>
        <table:table-column table:style-name="co42" table:default-cell-style-name="ce231"/>
        <table:table-column table:style-name="co43" table:default-cell-style-name="Default"/>
        <table:table-column table:style-name="co44" table:default-cell-style-name="ce128"/>
        <table:table-column table:style-name="co45" table:default-cell-style-name="ce242"/>
        <table:table-column table:style-name="co46" table:number-columns-repeated="250" table:default-cell-style-name="Default"/>
        <table:table-column table:style-name="co8" table:number-columns-repeated="768" table:default-cell-style-name="Default"/>
        <table:table-row table:style-name="ro40">
          <table:table-cell table:style-name="ce221" office:value-type="string" table:number-columns-spanned="4" table:number-rows-spanned="2">
            <text:p>ECMS Regression Tests List</text:p>
          </table:table-cell>
          <table:covered-table-cell table:number-columns-repeated="2" table:style-name="ce221"/>
          <table:covered-table-cell table:style-name="ce236"/>
          <table:table-cell table:style-name="ce233" office:value-type="string" table:number-columns-spanned="1" table:number-rows-spanned="3">
            <text:p>Total cases</text:p>
          </table:table-cell>
          <table:table-cell table:number-columns-repeated="1018"/>
        </table:table-row>
        <table:table-row table:style-name="ro40">
          <table:covered-table-cell table:number-columns-repeated="3" table:style-name="ce222"/>
          <table:covered-table-cell table:style-name="ce236"/>
          <table:covered-table-cell table:style-name="ce240"/>
          <table:table-cell table:number-columns-repeated="1018"/>
        </table:table-row>
        <table:table-row table:style-name="ro41">
          <table:table-cell table:style-name="ce223" office:value-type="string">
            <text:p>Id</text:p>
          </table:table-cell>
          <table:table-cell table:style-name="ce223" office:value-type="string">
            <text:p>Functional Group</text:p>
          </table:table-cell>
          <table:table-cell table:style-name="ce233" office:value-type="string">
            <text:p>Functionality</text:p>
          </table:table-cell>
          <table:table-cell table:style-name="ce233" office:value-type="string">
            <text:p>Functionality Summary</text:p>
          </table:table-cell>
          <table:covered-table-cell table:style-name="ce240"/>
          <table:table-cell table:number-columns-repeated="1018"/>
        </table:table-row>
        <table:table-row table:style-name="ro40">
          <table:table-cell table:style-name="ce224" office:value-type="string">
            <text:p>Bugs_v2_1_4</text:p>
          </table:table-cell>
          <table:table-cell table:style-name="ce230" table:number-columns-repeated="4"/>
          <table:table-cell table:number-columns-repeated="1018"/>
        </table:table-row>
        <table:table-row table:style-name="ro10">
          <table:table-cell office:value-type="string">
            <text:p>REG_PLF304_ECMS_001</text:p>
          </table:table-cell>
          <table:table-cell office:value-type="string">
            <text:p>ECMS</text:p>
          </table:table-cell>
          <table:table-cell table:style-name="ce234"/>
          <table:table-cell table:style-name="ce123" office:value-type="string">
            <text:p>Check life cycle in Manage Publications</text:p>
          </table:table-cell>
          <table:table-cell table:style-name="ce241" table:formula="of:=SUMPRODUCT(([Bugs_v2_1_4.B$7:Bugs_v2_1_4.B$933]=[.$A5])*([Bugs_v2_1_4.A$7:Bugs_v2_1_4.A$933]&lt;&gt;&quot;&quot;))" office:value-type="float" office:value="1">
            <text:p>1</text:p>
          </table:table-cell>
          <table:table-cell table:style-name="ce243"/>
          <table:table-cell table:style-name="ce244" table:number-columns-repeated="244"/>
          <table:table-cell table:style-name="ce245" table:number-columns-repeated="773"/>
        </table:table-row>
        <table:table-row table:style-name="ro10">
          <table:table-cell office:value-type="string">
            <text:p>REG_PLF304_ECMS_002</text:p>
          </table:table-cell>
          <table:table-cell office:value-type="string">
            <text:p>ECMS</text:p>
          </table:table-cell>
          <table:table-cell table:style-name="ce230"/>
          <table:table-cell table:style-name="ce123" office:value-type="string">
            <text:p>Check Category validation</text:p>
          </table:table-cell>
          <table:table-cell table:style-name="ce241" table:formula="of:=SUMPRODUCT(([Bugs_v2_1_4.B$7:Bugs_v2_1_4.B$933]=[.$A6])*([Bugs_v2_1_4.A$7:Bugs_v2_1_4.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4_ECMS_003</text:p>
          </table:table-cell>
          <table:table-cell office:value-type="string">
            <text:p>ECMS</text:p>
          </table:table-cell>
          <table:table-cell table:style-name="ce230"/>
          <table:table-cell table:style-name="ce123" office:value-type="string">
            <text:p>Check rss with special characters</text:p>
          </table:table-cell>
          <table:table-cell table:style-name="ce241" table:formula="of:=SUMPRODUCT(([Bugs_v2_1_4.B$7:Bugs_v2_1_4.B$933]=[.$A7])*([Bugs_v2_1_4.A$7:Bugs_v2_1_4.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4_ECMS_004</text:p>
          </table:table-cell>
          <table:table-cell office:value-type="string">
            <text:p>ECMS</text:p>
          </table:table-cell>
          <table:table-cell table:style-name="ce230"/>
          <table:table-cell table:style-name="ce123" office:value-type="string">
            <text:p>Download attachment in Content Detail portlet</text:p>
          </table:table-cell>
          <table:table-cell table:style-name="ce241" table:formula="of:=SUMPRODUCT(([Bugs_v2_1_4.B$7:Bugs_v2_1_4.B$933]=[.$A8])*([Bugs_v2_1_4.A$7:Bugs_v2_1_4.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4_ECMS_005</text:p>
          </table:table-cell>
          <table:table-cell office:value-type="string">
            <text:p>ECMS</text:p>
          </table:table-cell>
          <table:table-cell table:style-name="ce230"/>
          <table:table-cell office:value-type="string">
            <text:p>Check Content by URL page in public</text:p>
          </table:table-cell>
          <table:table-cell table:style-name="ce241" table:formula="of:=SUMPRODUCT(([Bugs_v2_1_4.B$7:Bugs_v2_1_4.B$933]=[.$A9])*([Bugs_v2_1_4.A$7:Bugs_v2_1_4.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4_ECMS_006</text:p>
          </table:table-cell>
          <table:table-cell office:value-type="string">
            <text:p>ECMS</text:p>
          </table:table-cell>
          <table:table-cell table:style-name="ce230"/>
          <table:table-cell office:value-type="string">
            <text:p>Check Page Navigation in WCM Content Selector</text:p>
          </table:table-cell>
          <table:table-cell table:style-name="ce241" table:formula="of:=SUMPRODUCT(([Bugs_v2_1_4.B$7:Bugs_v2_1_4.B$933]=[.$A10])*([Bugs_v2_1_4.A$7:Bugs_v2_1_4.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4_ECMS_007</text:p>
          </table:table-cell>
          <table:table-cell office:value-type="string">
            <text:p>ECMS</text:p>
          </table:table-cell>
          <table:table-cell table:style-name="ce230"/>
          <table:table-cell office:value-type="string">
            <text:p>Check multi-value WISIWYG field</text:p>
          </table:table-cell>
          <table:table-cell table:style-name="ce241" table:formula="of:=SUMPRODUCT(([Bugs_v2_1_4.B$7:Bugs_v2_1_4.B$933]=[.$A11])*([Bugs_v2_1_4.A$7:Bugs_v2_1_4.A$933]&lt;&gt;&quot;&quot;))" office:value-type="float" office:value="2">
            <text:p>2</text:p>
          </table:table-cell>
          <table:table-cell table:style-name="ce229" table:number-columns-repeated="245"/>
          <table:table-cell table:number-columns-repeated="773"/>
        </table:table-row>
        <table:table-row table:style-name="ro7">
          <table:table-cell table:style-name="ce224" office:value-type="string">
            <text:p>Bugs_v2_1_5</text:p>
          </table:table-cell>
          <table:table-cell table:style-name="ce230" table:number-columns-repeated="3"/>
          <table:table-cell/>
          <table:table-cell table:style-name="ce229" table:number-columns-repeated="245"/>
          <table:table-cell table:number-columns-repeated="773"/>
        </table:table-row>
        <table:table-row table:style-name="ro10">
          <table:table-cell office:value-type="string">
            <text:p>REG_PLF305_ECMS_001</text:p>
          </table:table-cell>
          <table:table-cell office:value-type="string">
            <text:p>ECMS</text:p>
          </table:table-cell>
          <table:table-cell table:style-name="ce234"/>
          <table:table-cell table:style-name="ce123" office:value-type="string">
            <text:p>Check Portuguese language translation of document</text:p>
          </table:table-cell>
          <table:table-cell table:style-name="ce241" table:formula="of:=SUMPRODUCT(([Bugs_v2_1_5.B$7:Bugs_v2_1_5.B$933]=[.$A13])*([Bugs_v2_1_5.A$7:Bugs_v2_1_5.A$933]&lt;&gt;&quot;&quot;))" office:value-type="float" office:value="1">
            <text:p>1</text:p>
          </table:table-cell>
          <table:table-cell table:style-name="ce243"/>
          <table:table-cell table:style-name="ce244" table:number-columns-repeated="244"/>
          <table:table-cell table:style-name="ce245" table:number-columns-repeated="773"/>
        </table:table-row>
        <table:table-row table:style-name="ro10">
          <table:table-cell office:value-type="string">
            <text:p>REG_PLF305_ECMS_002</text:p>
          </table:table-cell>
          <table:table-cell office:value-type="string">
            <text:p>ECMS</text:p>
          </table:table-cell>
          <table:table-cell table:style-name="ce230"/>
          <table:table-cell office:value-type="string">
            <text:p>Check Duplicity Content Filter in CLV</text:p>
          </table:table-cell>
          <table:table-cell table:style-name="ce241" table:formula="of:=SUMPRODUCT(([Bugs_v2_1_5.B$7:Bugs_v2_1_5.B$933]=[.$A14])*([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03</text:p>
          </table:table-cell>
          <table:table-cell office:value-type="string">
            <text:p>ECMS</text:p>
          </table:table-cell>
          <table:table-cell table:style-name="ce230"/>
          <table:table-cell office:value-type="string">
            <text:p>Edit HTML in Content Explorer</text:p>
          </table:table-cell>
          <table:table-cell table:style-name="ce241" table:formula="of:=SUMPRODUCT(([Bugs_v2_1_5.B$7:Bugs_v2_1_5.B$933]=[.$A15])*([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04</text:p>
          </table:table-cell>
          <table:table-cell office:value-type="string">
            <text:p>ECMS</text:p>
          </table:table-cell>
          <table:table-cell table:style-name="ce230"/>
          <table:table-cell office:value-type="string">
            <text:p>Upload illustration image in free layout web content</text:p>
          </table:table-cell>
          <table:table-cell table:style-name="ce241" table:formula="of:=SUMPRODUCT(([Bugs_v2_1_5.B$7:Bugs_v2_1_5.B$933]=[.$A16])*([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05</text:p>
          </table:table-cell>
          <table:table-cell office:value-type="string">
            <text:p>ECMS</text:p>
          </table:table-cell>
          <table:table-cell table:style-name="ce230"/>
          <table:table-cell office:value-type="string">
            <text:p>Check form Select Category</text:p>
          </table:table-cell>
          <table:table-cell table:style-name="ce241" table:formula="of:=SUMPRODUCT(([Bugs_v2_1_5.B$7:Bugs_v2_1_5.B$933]=[.$A17])*([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06</text:p>
          </table:table-cell>
          <table:table-cell office:value-type="string">
            <text:p>ECMS</text:p>
          </table:table-cell>
          <table:table-cell table:style-name="ce230"/>
          <table:table-cell office:value-type="string">
            <text:p>Check long comment readability</text:p>
          </table:table-cell>
          <table:table-cell table:style-name="ce241" table:formula="of:=SUMPRODUCT(([Bugs_v2_1_5.B$7:Bugs_v2_1_5.B$933]=[.$A18])*([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07</text:p>
          </table:table-cell>
          <table:table-cell office:value-type="string">
            <text:p>ECMS</text:p>
          </table:table-cell>
          <table:table-cell table:style-name="ce230"/>
          <table:table-cell office:value-type="string">
            <text:p>Adding image in a content from CLV</text:p>
          </table:table-cell>
          <table:table-cell table:style-name="ce241" table:formula="of:=SUMPRODUCT(([Bugs_v2_1_5.B$7:Bugs_v2_1_5.B$933]=[.$A19])*([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08</text:p>
          </table:table-cell>
          <table:table-cell office:value-type="string">
            <text:p>ECMS</text:p>
          </table:table-cell>
          <table:table-cell table:style-name="ce230"/>
          <table:table-cell office:value-type="string">
            <text:p>Publish document in a locked folder</text:p>
          </table:table-cell>
          <table:table-cell table:style-name="ce241" table:formula="of:=SUMPRODUCT(([Bugs_v2_1_5.B$7:Bugs_v2_1_5.B$933]=[.$A20])*([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09</text:p>
          </table:table-cell>
          <table:table-cell office:value-type="string">
            <text:p>ECMS</text:p>
          </table:table-cell>
          <table:table-cell table:style-name="ce230"/>
          <table:table-cell office:value-type="string">
            <text:p>Check returned URL when navigated back to a CLV page after editing in Content Explorer</text:p>
          </table:table-cell>
          <table:table-cell table:style-name="ce241" table:formula="of:=SUMPRODUCT(([Bugs_v2_1_5.B$7:Bugs_v2_1_5.B$933]=[.$A21])*([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10</text:p>
          </table:table-cell>
          <table:table-cell office:value-type="string">
            <text:p>ECMS</text:p>
          </table:table-cell>
          <table:table-cell table:style-name="ce230"/>
          <table:table-cell table:style-name="ce123" office:value-type="string">
            <text:p>Check French Translation in Newsletter</text:p>
          </table:table-cell>
          <table:table-cell table:style-name="ce241" table:formula="of:=SUMPRODUCT(([Bugs_v2_1_5.B$7:Bugs_v2_1_5.B$933]=[.$A22])*([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11</text:p>
          </table:table-cell>
          <table:table-cell office:value-type="string">
            <text:p>ECMS</text:p>
          </table:table-cell>
          <table:table-cell table:style-name="ce230"/>
          <table:table-cell table:style-name="ce123" office:value-type="string">
            <text:p>Check French Translation in Content Explorer</text:p>
          </table:table-cell>
          <table:table-cell table:style-name="ce241" table:formula="of:=SUMPRODUCT(([Bugs_v2_1_5.B$7:Bugs_v2_1_5.B$933]=[.$A23])*([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12</text:p>
          </table:table-cell>
          <table:table-cell office:value-type="string">
            <text:p>ECMS</text:p>
          </table:table-cell>
          <table:table-cell table:style-name="ce230"/>
          <table:table-cell table:style-name="ce123" office:value-type="string">
            <text:p>Check WCM Content Selector in Chrome</text:p>
          </table:table-cell>
          <table:table-cell table:style-name="ce241" table:formula="of:=SUMPRODUCT(([Bugs_v2_1_5.B$7:Bugs_v2_1_5.B$933]=[.$A24])*([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13</text:p>
          </table:table-cell>
          <table:table-cell office:value-type="string">
            <text:p>ECMS</text:p>
          </table:table-cell>
          <table:table-cell table:style-name="ce230"/>
          <table:table-cell table:style-name="ce123" office:value-type="string">
            <text:p>Check FCK Editor in Chrome</text:p>
          </table:table-cell>
          <table:table-cell table:style-name="ce241" table:formula="of:=SUMPRODUCT(([Bugs_v2_1_5.B$7:Bugs_v2_1_5.B$933]=[.$A25])*([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14</text:p>
          </table:table-cell>
          <table:table-cell office:value-type="string">
            <text:p>ECMS</text:p>
          </table:table-cell>
          <table:table-cell table:style-name="ce230"/>
          <table:table-cell table:style-name="ce123" office:value-type="string">
            <text:p>Inject java script</text:p>
          </table:table-cell>
          <table:table-cell table:style-name="ce241" table:formula="of:=SUMPRODUCT(([Bugs_v2_1_5.B$7:Bugs_v2_1_5.B$933]=[.$A26])*([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15</text:p>
          </table:table-cell>
          <table:table-cell office:value-type="string">
            <text:p>ECMS</text:p>
          </table:table-cell>
          <table:table-cell table:style-name="ce230"/>
          <table:table-cell table:style-name="ce123" office:value-type="string">
            <text:p>Check multi value flag in View Node Properties</text:p>
          </table:table-cell>
          <table:table-cell table:style-name="ce241" table:formula="of:=SUMPRODUCT(([Bugs_v2_1_5.B$7:Bugs_v2_1_5.B$933]=[.$A27])*([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16</text:p>
          </table:table-cell>
          <table:table-cell office:value-type="string">
            <text:p>ECMS</text:p>
          </table:table-cell>
          <table:table-cell table:style-name="ce230"/>
          <table:table-cell table:style-name="ce123" office:value-type="string">
            <text:p>Upload a pdf file with user-input name</text:p>
          </table:table-cell>
          <table:table-cell table:style-name="ce241" table:formula="of:=SUMPRODUCT(([Bugs_v2_1_5.B$7:Bugs_v2_1_5.B$933]=[.$A28])*([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17</text:p>
          </table:table-cell>
          <table:table-cell office:value-type="string">
            <text:p>ECMS</text:p>
          </table:table-cell>
          <table:table-cell table:style-name="ce230"/>
          <table:table-cell table:style-name="ce123" office:value-type="string">
            <text:p>Manage Publications</text:p>
          </table:table-cell>
          <table:table-cell table:style-name="ce241" table:formula="of:=SUMPRODUCT(([Bugs_v2_1_5.B$7:Bugs_v2_1_5.B$933]=[.$A29])*([Bugs_v2_1_5.A$7:Bugs_v2_1_5.A$933]&lt;&gt;&quot;&quot;))" office:value-type="float" office:value="1">
            <text:p>1</text:p>
          </table:table-cell>
          <table:table-cell table:style-name="ce229" table:number-columns-repeated="245"/>
          <table:table-cell table:number-columns-repeated="773"/>
        </table:table-row>
        <table:table-row table:style-name="ro7">
          <table:table-cell table:style-name="ce224" office:value-type="string">
            <text:p>Bugs_v2_1_6</text:p>
          </table:table-cell>
          <table:table-cell table:style-name="ce230" table:number-columns-repeated="2"/>
          <table:table-cell table:style-name="ce237"/>
          <table:table-cell/>
          <table:table-cell table:style-name="ce229" table:number-columns-repeated="245"/>
          <table:table-cell table:number-columns-repeated="773"/>
        </table:table-row>
        <table:table-row table:style-name="ro10">
          <table:table-cell office:value-type="string">
            <text:p>REG_PLF306_ECMS_001</text:p>
          </table:table-cell>
          <table:table-cell office:value-type="string">
            <text:p>ECMS</text:p>
          </table:table-cell>
          <table:table-cell table:style-name="ce230"/>
          <table:table-cell office:value-type="string">
            <text:p>Check limit of taxonomy length</text:p>
          </table:table-cell>
          <table:table-cell table:formula="of:=SUMPRODUCT(([Bugs_v2_1_6.B$7:Bugs_v2_1_6.B$931]=[.$A31])*([Bugs_v2_1_6.A$7:Bugs_v2_1_6.A$931]&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6_ECMS_002</text:p>
          </table:table-cell>
          <table:table-cell office:value-type="string">
            <text:p>ECMS</text:p>
          </table:table-cell>
          <table:table-cell table:style-name="ce230"/>
          <table:table-cell office:value-type="string">
            <text:p>Check RTF Document <text:s/>Edition Dialog</text:p>
          </table:table-cell>
          <table:table-cell table:formula="of:=SUMPRODUCT(([Bugs_v2_1_6.B$7:Bugs_v2_1_6.B$931]=[.$A32])*([Bugs_v2_1_6.A$7:Bugs_v2_1_6.A$931]&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6_ECMS_003</text:p>
          </table:table-cell>
          <table:table-cell office:value-type="string">
            <text:p>ECMS</text:p>
          </table:table-cell>
          <table:table-cell table:style-name="ce235"/>
          <table:table-cell office:value-type="string">
            <text:p>Check server start-up with specified language</text:p>
          </table:table-cell>
          <table:table-cell table:formula="of:=SUMPRODUCT(([Bugs_v2_1_6.B$7:Bugs_v2_1_6.B$931]=[.$A33])*([Bugs_v2_1_6.A$7:Bugs_v2_1_6.A$931]&lt;&gt;&quot;&quot;))" office:value-type="float" office:value="1">
            <text:p>1</text:p>
          </table:table-cell>
          <table:table-cell table:number-columns-repeated="1018"/>
        </table:table-row>
        <table:table-row table:style-name="ro5">
          <table:table-cell office:value-type="string">
            <text:p>REG_PLF306_ECMS_004</text:p>
          </table:table-cell>
          <table:table-cell office:value-type="string">
            <text:p>ECMS</text:p>
          </table:table-cell>
          <table:table-cell table:style-name="ce235"/>
          <table:table-cell office:value-type="string">
            <text:p>Check permission removal on document</text:p>
          </table:table-cell>
          <table:table-cell table:formula="of:=SUMPRODUCT(([Bugs_v2_1_6.B$7:Bugs_v2_1_6.B$931]=[.$A34])*([Bugs_v2_1_6.A$7:Bugs_v2_1_6.A$931]&lt;&gt;&quot;&quot;))" office:value-type="float" office:value="1">
            <text:p>1</text:p>
          </table:table-cell>
          <table:table-cell table:number-columns-repeated="1018"/>
        </table:table-row>
        <table:table-row table:style-name="ro5">
          <table:table-cell office:value-type="string">
            <text:p>REG_PLF306_ECMS_005</text:p>
          </table:table-cell>
          <table:table-cell office:value-type="string">
            <text:p>ECMS</text:p>
          </table:table-cell>
          <table:table-cell table:style-name="ce235"/>
          <table:table-cell office:value-type="string">
            <text:p>Edit metadata with multi-value</text:p>
          </table:table-cell>
          <table:table-cell table:formula="of:=SUMPRODUCT(([Bugs_v2_1_6.B$7:Bugs_v2_1_6.B$931]=[.$A35])*([Bugs_v2_1_6.A$7:Bugs_v2_1_6.A$931]&lt;&gt;&quot;&quot;))" office:value-type="float" office:value="1">
            <text:p>1</text:p>
          </table:table-cell>
          <table:table-cell table:number-columns-repeated="1018"/>
        </table:table-row>
        <table:table-row table:style-name="ro5">
          <table:table-cell office:value-type="string">
            <text:p>REG_PLF306_ECMS_006</text:p>
          </table:table-cell>
          <table:table-cell office:value-type="string">
            <text:p>ECMS</text:p>
          </table:table-cell>
          <table:table-cell table:style-name="ce235"/>
          <table:table-cell office:value-type="string">
            <text:p>Search and download file of which name contain apostrophe ( character ' )</text:p>
          </table:table-cell>
          <table:table-cell table:formula="of:=SUMPRODUCT(([Bugs_v2_1_6.B$7:Bugs_v2_1_6.B$931]=[.$A36])*([Bugs_v2_1_6.A$7:Bugs_v2_1_6.A$931]&lt;&gt;&quot;&quot;))" office:value-type="float" office:value="1">
            <text:p>1</text:p>
          </table:table-cell>
          <table:table-cell table:number-columns-repeated="1018"/>
        </table:table-row>
        <table:table-row table:style-name="ro5">
          <table:table-cell office:value-type="string">
            <text:p>REG_PLF306_ECMS_007</text:p>
          </table:table-cell>
          <table:table-cell office:value-type="string">
            <text:p>ECMS</text:p>
          </table:table-cell>
          <table:table-cell table:style-name="ce235"/>
          <table:table-cell office:value-type="string">
            <text:p>Check page navigation in File Explorer</text:p>
          </table:table-cell>
          <table:table-cell table:formula="of:=SUMPRODUCT(([Bugs_v2_1_6.B$7:Bugs_v2_1_6.B$931]=[.$A37])*([Bugs_v2_1_6.A$7:Bugs_v2_1_6.A$931]&lt;&gt;&quot;&quot;))" office:value-type="float" office:value="1">
            <text:p>1</text:p>
          </table:table-cell>
          <table:table-cell table:number-columns-repeated="1018"/>
        </table:table-row>
        <table:table-row table:style-name="ro5">
          <table:table-cell office:value-type="string">
            <text:p>REG_PLF306_ECMS_008</text:p>
          </table:table-cell>
          <table:table-cell office:value-type="string">
            <text:p>ECMS</text:p>
          </table:table-cell>
          <table:table-cell table:style-name="ce235"/>
          <table:table-cell office:value-type="string">
            <text:p>Check content sort order in CLV</text:p>
          </table:table-cell>
          <table:table-cell table:formula="of:=SUMPRODUCT(([Bugs_v2_1_6.B$7:Bugs_v2_1_6.B$931]=[.$A38])*([Bugs_v2_1_6.A$7:Bugs_v2_1_6.A$931]&lt;&gt;&quot;&quot;))" office:value-type="float" office:value="1">
            <text:p>1</text:p>
          </table:table-cell>
          <table:table-cell table:number-columns-repeated="1018"/>
        </table:table-row>
        <table:table-row table:style-name="ro5">
          <table:table-cell office:value-type="string">
            <text:p>REG_PLF306_ECMS_009</text:p>
          </table:table-cell>
          <table:table-cell office:value-type="string">
            <text:p>ECMS</text:p>
          </table:table-cell>
          <table:table-cell table:style-name="ce235"/>
          <table:table-cell office:value-type="string">
            <text:p>Check Portuguese translation</text:p>
          </table:table-cell>
          <table:table-cell table:formula="of:=SUMPRODUCT(([Bugs_v2_1_6.B$7:Bugs_v2_1_6.B$931]=[.$A39])*([Bugs_v2_1_6.A$7:Bugs_v2_1_6.A$931]&lt;&gt;&quot;&quot;))" office:value-type="float" office:value="1">
            <text:p>1</text:p>
          </table:table-cell>
          <table:table-cell table:number-columns-repeated="1018"/>
        </table:table-row>
        <table:table-row table:style-name="ro5">
          <table:table-cell office:value-type="string">
            <text:p>REG_PLF306_ECMS_010</text:p>
          </table:table-cell>
          <table:table-cell office:value-type="string">
            <text:p>ECMS</text:p>
          </table:table-cell>
          <table:table-cell table:style-name="ce235"/>
          <table:table-cell table:style-name="ce123" office:value-type="string">
            <text:p>Check Edit form of a File document</text:p>
          </table:table-cell>
          <table:table-cell table:formula="of:=SUMPRODUCT(([Bugs_v2_1_6.B$7:Bugs_v2_1_6.B$931]=[.$A40])*([Bugs_v2_1_6.A$7:Bugs_v2_1_6.A$931]&lt;&gt;&quot;&quot;))" office:value-type="float" office:value="1">
            <text:p>1</text:p>
          </table:table-cell>
          <table:table-cell table:number-columns-repeated="1018"/>
        </table:table-row>
        <table:table-row table:style-name="ro5">
          <table:table-cell office:value-type="string">
            <text:p>REG_PLF306_ECMS_011</text:p>
          </table:table-cell>
          <table:table-cell office:value-type="string">
            <text:p>ECMS</text:p>
          </table:table-cell>
          <table:table-cell table:style-name="ce235"/>
          <table:table-cell table:style-name="ce123" office:value-type="string">
            <text:p>Check link in WYSIWYG field</text:p>
          </table:table-cell>
          <table:table-cell table:formula="of:=SUMPRODUCT(([Bugs_v2_1_6.B$7:Bugs_v2_1_6.B$931]=[.$A41])*([Bugs_v2_1_6.A$7:Bugs_v2_1_6.A$931]&lt;&gt;&quot;&quot;))" office:value-type="float" office:value="1">
            <text:p>1</text:p>
          </table:table-cell>
          <table:table-cell table:number-columns-repeated="1018"/>
        </table:table-row>
        <table:table-row table:style-name="ro5">
          <table:table-cell office:value-type="string">
            <text:p>REG_PLF306_ECMS_012</text:p>
          </table:table-cell>
          <table:table-cell office:value-type="string">
            <text:p>ECMS</text:p>
          </table:table-cell>
          <table:table-cell table:style-name="ce235"/>
          <table:table-cell table:style-name="ce123" office:value-type="string">
            <text:p>Check 'Add Translation' with Simplified Chinese</text:p>
          </table:table-cell>
          <table:table-cell table:formula="of:=SUMPRODUCT(([Bugs_v2_1_6.B$7:Bugs_v2_1_6.B$931]=[.$A42])*([Bugs_v2_1_6.A$7:Bugs_v2_1_6.A$931]&lt;&gt;&quot;&quot;))" office:value-type="float" office:value="1">
            <text:p>1</text:p>
          </table:table-cell>
          <table:table-cell table:number-columns-repeated="1018"/>
        </table:table-row>
        <table:table-row table:style-name="ro10">
          <table:table-cell office:value-type="string">
            <text:p>REG_PLF306_ECMS_013</text:p>
          </table:table-cell>
          <table:table-cell office:value-type="string">
            <text:p>ECMS</text:p>
          </table:table-cell>
          <table:table-cell table:style-name="ce235"/>
          <table:table-cell table:style-name="ce123" office:value-type="string">
            <text:p>Check Space Document</text:p>
          </table:table-cell>
          <table:table-cell table:formula="of:=SUMPRODUCT(([Bugs_v2_1_6.B$7:Bugs_v2_1_6.B$931]=[.$A43])*([Bugs_v2_1_6.A$7:Bugs_v2_1_6.A$931]&lt;&gt;&quot;&quot;))" office:value-type="float" office:value="2">
            <text:p>2</text:p>
          </table:table-cell>
          <table:table-cell table:number-columns-repeated="1018"/>
        </table:table-row>
        <table:table-row table:style-name="ro10">
          <table:table-cell office:value-type="string">
            <text:p>REG_PLF306_ECMS_014</text:p>
          </table:table-cell>
          <table:table-cell office:value-type="string">
            <text:p>ECMS</text:p>
          </table:table-cell>
          <table:table-cell table:style-name="ce235"/>
          <table:table-cell table:style-name="ce123" office:value-type="string">
            <text:p>Check Group drives</text:p>
          </table:table-cell>
          <table:table-cell table:formula="of:=SUMPRODUCT(([Bugs_v2_1_6.B$7:Bugs_v2_1_6.B$931]=[.$A44])*([Bugs_v2_1_6.A$7:Bugs_v2_1_6.A$931]&lt;&gt;&quot;&quot;))" office:value-type="float" office:value="1">
            <text:p>1</text:p>
          </table:table-cell>
          <table:table-cell table:number-columns-repeated="1018"/>
        </table:table-row>
        <table:table-row table:style-name="ro10">
          <table:table-cell office:value-type="string">
            <text:p>REG_PLF306_ECMS_015</text:p>
          </table:table-cell>
          <table:table-cell office:value-type="string">
            <text:p>ECMS</text:p>
          </table:table-cell>
          <table:table-cell table:style-name="ce235"/>
          <table:table-cell table:style-name="ce123" office:value-type="string">
            <text:p>Check Manage Publication Panel template</text:p>
          </table:table-cell>
          <table:table-cell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224" office:value-type="string">
            <text:p>Bugs_v2_1_7</text:p>
          </table:table-cell>
          <table:table-cell table:style-name="ce230" table:number-columns-repeated="2"/>
          <table:table-cell table:style-name="ce237"/>
          <table:table-cell/>
          <table:table-cell table:style-name="ce229" table:number-columns-repeated="245"/>
          <table:table-cell table:number-columns-repeated="773"/>
        </table:table-row>
        <table:table-row table:style-name="ro10">
          <table:table-cell office:value-type="string">
            <text:p>REG_PLF307_ECMS_001</text:p>
          </table:table-cell>
          <table:table-cell office:value-type="string">
            <text:p>ECMS</text:p>
          </table:table-cell>
          <table:table-cell table:style-name="ce235"/>
          <table:table-cell table:style-name="ce121" office:value-type="string">
            <text:p>"View Properties" Component </text:p>
          </table:table-cell>
          <table:table-cell table:formula="of:=SUMPRODUCT(([Bugs_v2_1_7.B$7:Bugs_v2_1_7.B$931]=[.$A47])*([Bugs_v2_1_7.A$7:Bugs_v2_1_7.A$931]&lt;&gt;&quot;&quot;))" office:value-type="float" office:value="1">
            <text:p>1</text:p>
          </table:table-cell>
          <table:table-cell table:number-columns-repeated="1018"/>
        </table:table-row>
        <table:table-row table:style-name="ro10">
          <table:table-cell office:value-type="string">
            <text:p>REG_PLF307_ECMS_002</text:p>
          </table:table-cell>
          <table:table-cell office:value-type="string">
            <text:p>ECMS</text:p>
          </table:table-cell>
          <table:table-cell table:style-name="ce235"/>
          <table:table-cell table:style-name="ce152" office:value-type="string">
            <text:p>Replacing a file in categories</text:p>
          </table:table-cell>
          <table:table-cell table:formula="of:=SUMPRODUCT(([Bugs_v2_1_7.B$7:Bugs_v2_1_7.B$931]=[.$A48])*([Bugs_v2_1_7.A$7:Bugs_v2_1_7.A$931]&lt;&gt;&quot;&quot;))" office:value-type="float" office:value="1">
            <text:p>1</text:p>
          </table:table-cell>
          <table:table-cell table:number-columns-repeated="1018"/>
        </table:table-row>
        <table:table-row table:style-name="ro10">
          <table:table-cell office:value-type="string">
            <text:p>REG_PLF307_ECMS_003</text:p>
          </table:table-cell>
          <table:table-cell office:value-type="string">
            <text:p>ECMS</text:p>
          </table:table-cell>
          <table:table-cell table:style-name="ce235"/>
          <table:table-cell office:value-type="string">
            <text:p>Selecting the 'workflow' publication workflow</text:p>
          </table:table-cell>
          <table:table-cell table:formula="of:=SUMPRODUCT(([Bugs_v2_1_7.B$7:Bugs_v2_1_7.B$931]=[.$A49])*([Bugs_v2_1_7.A$7:Bugs_v2_1_7.A$931]&lt;&gt;&quot;&quot;))" office:value-type="float" office:value="1">
            <text:p>1</text:p>
          </table:table-cell>
          <table:table-cell table:number-columns-repeated="1018"/>
        </table:table-row>
        <table:table-row table:style-name="ro10">
          <table:table-cell office:value-type="string">
            <text:p>REG_PLF307_ECMS_004</text:p>
          </table:table-cell>
          <table:table-cell office:value-type="string">
            <text:p>ECMS</text:p>
          </table:table-cell>
          <table:table-cell table:style-name="ce235"/>
          <table:table-cell table:style-name="ce123" office:value-type="string">
            <text:p>Images in ACME Site</text:p>
          </table:table-cell>
          <table:table-cell table:formula="of:=SUMPRODUCT(([Bugs_v2_1_7.B$7:Bugs_v2_1_7.B$931]=[.$A50])*([Bugs_v2_1_7.A$7:Bugs_v2_1_7.A$931]&lt;&gt;&quot;&quot;))" office:value-type="float" office:value="2">
            <text:p>2</text:p>
          </table:table-cell>
          <table:table-cell table:number-columns-repeated="1018"/>
        </table:table-row>
        <table:table-row table:style-name="ro10">
          <table:table-cell office:value-type="string">
            <text:p>REG_PLF307_ECMS_005</text:p>
          </table:table-cell>
          <table:table-cell office:value-type="string">
            <text:p>ECMS</text:p>
          </table:table-cell>
          <table:table-cell table:style-name="ce235"/>
          <table:table-cell office:value-type="string">
            <text:p>*, ~, +, - characters in simple search and advanced search</text:p>
          </table:table-cell>
          <table:table-cell table:formula="of:=SUMPRODUCT(([Bugs_v2_1_7.B$7:Bugs_v2_1_7.B$931]=[.$A51])*([Bugs_v2_1_7.A$7:Bugs_v2_1_7.A$931]&lt;&gt;&quot;&quot;))" office:value-type="float" office:value="1">
            <text:p>1</text:p>
          </table:table-cell>
          <table:table-cell table:number-columns-repeated="1018"/>
        </table:table-row>
        <table:table-row table:style-name="ro10">
          <table:table-cell office:value-type="string">
            <text:p>REG_PLF307_ECMS_006</text:p>
          </table:table-cell>
          <table:table-cell office:value-type="string">
            <text:p>ECMS</text:p>
          </table:table-cell>
          <table:table-cell table:style-name="ce235"/>
          <table:table-cell office:value-type="string">
            <text:p>Linked documents of article is click-able in a SCV page </text:p>
          </table:table-cell>
          <table:table-cell table:formula="of:=SUMPRODUCT(([Bugs_v2_1_7.B$7:Bugs_v2_1_7.B$931]=[.$A52])*([Bugs_v2_1_7.A$7:Bugs_v2_1_7.A$931]&lt;&gt;&quot;&quot;))" office:value-type="float" office:value="1">
            <text:p>1</text:p>
          </table:table-cell>
          <table:table-cell table:number-columns-repeated="1018"/>
        </table:table-row>
        <table:table-row table:style-name="ro10">
          <table:table-cell office:value-type="string">
            <text:p>REG_PLF307_ECMS_007</text:p>
          </table:table-cell>
          <table:table-cell office:value-type="string">
            <text:p>ECMS</text:p>
          </table:table-cell>
          <table:table-cell table:style-name="ce235"/>
          <table:table-cell office:value-type="string">
            <text:p>Check the displaying of Content based on custom node type a CLV page </text:p>
          </table:table-cell>
          <table:table-cell table:formula="of:=SUMPRODUCT(([Bugs_v2_1_7.B$7:Bugs_v2_1_7.B$931]=[.$A53])*([Bugs_v2_1_7.A$7:Bugs_v2_1_7.A$931]&lt;&gt;&quot;&quot;))" office:value-type="float" office:value="1">
            <text:p>1</text:p>
          </table:table-cell>
          <table:table-cell table:number-columns-repeated="1018"/>
        </table:table-row>
        <table:table-row table:style-name="ro10">
          <table:table-cell office:value-type="string">
            <text:p>REG_PLF307_ECMS_008</text:p>
          </table:table-cell>
          <table:table-cell office:value-type="string">
            <text:p>ECMS</text:p>
          </table:table-cell>
          <table:table-cell/>
          <table:table-cell office:value-type="string">
            <text:p>Check right URL when in put title of node with specical characters in IE 7 and IE 8</text:p>
          </table:table-cell>
          <table:table-cell table:formula="of:=SUMPRODUCT(([Bugs_v2_1_7.B$7:Bugs_v2_1_7.B$931]=[.$A54])*([Bugs_v2_1_7.A$7:Bugs_v2_1_7.A$931]&lt;&gt;&quot;&quot;))" office:value-type="float" office:value="1">
            <text:p>1</text:p>
          </table:table-cell>
          <table:table-cell table:number-columns-repeated="1018"/>
        </table:table-row>
        <table:table-row table:style-name="ro10">
          <table:table-cell office:value-type="string">
            <text:p>REG_PLF307_ECMS_009</text:p>
          </table:table-cell>
          <table:table-cell office:value-type="string">
            <text:p>ECMS</text:p>
          </table:table-cell>
          <table:table-cell/>
          <table:table-cell office:value-type="string">
            <text:p>Check search result with keyword in comment of document </text:p>
          </table:table-cell>
          <table:table-cell table:formula="of:=SUMPRODUCT(([Bugs_v2_1_7.B$7:Bugs_v2_1_7.B$931]=[.$A55])*([Bugs_v2_1_7.A$7:Bugs_v2_1_7.A$931]&lt;&gt;&quot;&quot;))" office:value-type="float" office:value="1">
            <text:p>1</text:p>
          </table:table-cell>
          <table:table-cell table:number-columns-repeated="1018"/>
        </table:table-row>
        <table:table-row table:style-name="ro10">
          <table:table-cell office:value-type="string">
            <text:p>REG_PLF307_ECMS_010</text:p>
          </table:table-cell>
          <table:table-cell office:value-type="string">
            <text:p>ECMS</text:p>
          </table:table-cell>
          <table:table-cell/>
          <table:table-cell office:value-type="string">
            <text:p>Check the displaying of Content explorer portlet in 'level3' page</text:p>
          </table:table-cell>
          <table:table-cell table:formula="of:=SUMPRODUCT(([Bugs_v2_1_7.B$7:Bugs_v2_1_7.B$931]=[.$A56])*([Bugs_v2_1_7.A$7:Bugs_v2_1_7.A$931]&lt;&gt;&quot;&quot;))" office:value-type="float" office:value="1">
            <text:p>1</text:p>
          </table:table-cell>
          <table:table-cell table:number-columns-repeated="1018"/>
        </table:table-row>
        <table:table-row table:style-name="ro10">
          <table:table-cell office:value-type="string">
            <text:p>REG_PLF307_ECMS_011</text:p>
          </table:table-cell>
          <table:table-cell office:value-type="string">
            <text:p>ECMS</text:p>
          </table:table-cell>
          <table:table-cell/>
          <table:table-cell table:style-name="ce123" office:value-type="string">
            <text:p>Check that Double left click on a node works properly in Chrome</text:p>
          </table:table-cell>
          <table:table-cell table:formula="of:=SUMPRODUCT(([Bugs_v2_1_7.B$7:Bugs_v2_1_7.B$931]=[.$A57])*([Bugs_v2_1_7.A$7:Bugs_v2_1_7.A$931]&lt;&gt;&quot;&quot;))" office:value-type="float" office:value="1">
            <text:p>1</text:p>
          </table:table-cell>
          <table:table-cell table:number-columns-repeated="1018"/>
        </table:table-row>
        <table:table-row table:style-name="ro10">
          <table:table-cell office:value-type="string">
            <text:p>REG_PLF307_ECMS_012</text:p>
          </table:table-cell>
          <table:table-cell office:value-type="string">
            <text:p>ECMS</text:p>
          </table:table-cell>
          <table:table-cell/>
          <table:table-cell table:style-name="ce123" office:value-type="string">
            <text:p>Check delete Favorites folder in Private Drive of user</text:p>
          </table:table-cell>
          <table:table-cell table:formula="of:=SUMPRODUCT(([Bugs_v2_1_7.B$7:Bugs_v2_1_7.B$931]=[.$A58])*([Bugs_v2_1_7.A$7:Bugs_v2_1_7.A$931]&lt;&gt;&quot;&quot;))" office:value-type="float" office:value="1">
            <text:p>1</text:p>
          </table:table-cell>
          <table:table-cell table:number-columns-repeated="1018"/>
        </table:table-row>
        <table:table-row table:style-name="ro10">
          <table:table-cell office:value-type="string">
            <text:p>REG_PLF307_ECMS_013</text:p>
          </table:table-cell>
          <table:table-cell office:value-type="string">
            <text:p>ECMS</text:p>
          </table:table-cell>
          <table:table-cell/>
          <table:table-cell table:style-name="ce123" office:value-type="string">
            <text:p>Check "Add/Manage Content" actions from CLV in "Dynamic Navigation" <text:s/>active mode</text:p>
          </table:table-cell>
          <table:table-cell table:formula="of:=SUMPRODUCT(([Bugs_v2_1_7.B$7:Bugs_v2_1_7.B$931]=[.$A59])*([Bugs_v2_1_7.A$7:Bugs_v2_1_7.A$931]&lt;&gt;&quot;&quot;))" office:value-type="float" office:value="1">
            <text:p>1</text:p>
          </table:table-cell>
          <table:table-cell table:number-columns-repeated="1018"/>
        </table:table-row>
        <table:table-row table:style-name="ro10">
          <table:table-cell office:value-type="string">
            <text:p>REG_PLF307_ECMS_014</text:p>
          </table:table-cell>
          <table:table-cell office:value-type="string">
            <text:p>ECMS</text:p>
          </table:table-cell>
          <table:table-cell/>
          <table:table-cell table:style-name="ce123" office:value-type="string">
            <text:p>Check load icon in Simple View</text:p>
          </table:table-cell>
          <table:table-cell table:formula="of:=SUMPRODUCT(([Bugs_v2_1_7.B$7:Bugs_v2_1_7.B$931]=[.$A60])*([Bugs_v2_1_7.A$7:Bugs_v2_1_7.A$931]&lt;&gt;&quot;&quot;))" office:value-type="float" office:value="1">
            <text:p>1</text:p>
          </table:table-cell>
          <table:table-cell table:number-columns-repeated="1018"/>
        </table:table-row>
        <table:table-row table:style-name="ro10">
          <table:table-cell office:value-type="string">
            <text:p>REG_PLF307_ECMS_015</text:p>
          </table:table-cell>
          <table:table-cell office:value-type="string">
            <text:p>ECMS</text:p>
          </table:table-cell>
          <table:table-cell/>
          <table:table-cell table:style-name="ce123" office:value-type="string">
            <text:p>Check java.util.MissingResourceException when try to open a PDF file.</text:p>
          </table:table-cell>
          <table:table-cell table:formula="of:=SUMPRODUCT(([Bugs_v2_1_7.B$7:Bugs_v2_1_7.B$931]=[.$A61])*([Bugs_v2_1_7.A$7:Bugs_v2_1_7.A$931]&lt;&gt;&quot;&quot;))" office:value-type="float" office:value="1">
            <text:p>1</text:p>
          </table:table-cell>
          <table:table-cell table:number-columns-repeated="1018"/>
        </table:table-row>
        <table:table-row table:style-name="ro10">
          <table:table-cell office:value-type="string">
            <text:p>REG_PLF307_ECMS_016</text:p>
          </table:table-cell>
          <table:table-cell office:value-type="string">
            <text:p>ECMS</text:p>
          </table:table-cell>
          <table:table-cell/>
          <table:table-cell table:style-name="ce123" office:value-type="string">
            <text:p>Check: delete a node of a workspace different from trash one's</text:p>
          </table:table-cell>
          <table:table-cell table:formula="of:=SUMPRODUCT(([Bugs_v2_1_7.B$7:Bugs_v2_1_7.B$931]=[.$A62])*([Bugs_v2_1_7.A$7:Bugs_v2_1_7.A$931]&lt;&gt;&quot;&quot;))" office:value-type="float" office:value="1">
            <text:p>1</text:p>
          </table:table-cell>
          <table:table-cell table:number-columns-repeated="1018"/>
        </table:table-row>
        <table:table-row table:style-name="ro10">
          <table:table-cell office:value-type="string">
            <text:p>REG_PLF307_ECMS_017</text:p>
          </table:table-cell>
          <table:table-cell office:value-type="string">
            <text:p>ECMS</text:p>
          </table:table-cell>
          <table:table-cell/>
          <table:table-cell table:style-name="ce123" office:value-type="string">
            <text:p>Check: Shared css and js is reloaded after server restart</text:p>
          </table:table-cell>
          <table:table-cell table:formula="of:=SUMPRODUCT(([Bugs_v2_1_7.B$7:Bugs_v2_1_7.B$931]=[.$A63])*([Bugs_v2_1_7.A$7:Bugs_v2_1_7.A$931]&lt;&gt;&quot;&quot;))" office:value-type="float" office:value="1">
            <text:p>1</text:p>
          </table:table-cell>
          <table:table-cell table:number-columns-repeated="1018"/>
        </table:table-row>
        <table:table-row table:style-name="ro10">
          <table:table-cell office:value-type="string">
            <text:p>REG_PLF307_ECMS_018</text:p>
          </table:table-cell>
          <table:table-cell office:value-type="string">
            <text:p>ECMS</text:p>
          </table:table-cell>
          <table:table-cell/>
          <table:table-cell table:style-name="ce123" office:value-type="string">
            <text:p>A node that don't point to a page does not have a link on Navigation portlet</text:p>
          </table:table-cell>
          <table:table-cell table:formula="of:=SUMPRODUCT(([Bugs_v2_1_7.B$7:Bugs_v2_1_7.B$931]=[.$A64])*([Bugs_v2_1_7.A$7:Bugs_v2_1_7.A$931]&lt;&gt;&quot;&quot;))" office:value-type="float" office:value="1">
            <text:p>1</text:p>
          </table:table-cell>
          <table:table-cell table:number-columns-repeated="1018"/>
        </table:table-row>
        <table:table-row table:style-name="ro10">
          <table:table-cell office:value-type="string">
            <text:p>REG_PLF307_ECMS_019</text:p>
          </table:table-cell>
          <table:table-cell office:value-type="string">
            <text:p>ECMS</text:p>
          </table:table-cell>
          <table:table-cell/>
          <table:table-cell table:style-name="ce123" office:value-type="string">
            <text:p>Setting a content Explorer with parameterize option</text:p>
          </table:table-cell>
          <table:table-cell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225" office:value-type="string">
            <text:p>Bugs_v2_1_8</text:p>
          </table:table-cell>
          <table:table-cell table:number-columns-repeated="2"/>
          <table:table-cell table:style-name="ce109"/>
          <table:table-cell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226" office:value-type="string">
            <text:p>REG_PLF308_ECMS_001</text:p>
          </table:table-cell>
          <table:table-cell office:value-type="string">
            <text:p>ECMS</text:p>
          </table:table-cell>
          <table:table-cell/>
          <table:table-cell table:style-name="ce121" office:value-type="string">
            <text:p><text:s/>Check whether unknown error appears when do action on document while trying to edit</text:p>
          </table:table-cell>
          <table:table-cell table:formula="of:=SUMPRODUCT(([Bugs_v2_1_8.B$7:Bugs_v2_1_8.B$924]=[.$A67])*([Bugs_v2_1_8.A$7:Bugs_v2_1_8.A$924]&lt;&gt;&quot;&quot;))" office:value-type="float" office:value="1">
            <text:p>1</text:p>
          </table:table-cell>
          <table:table-cell table:number-columns-repeated="1018"/>
        </table:table-row>
        <table:table-row table:style-name="ro10">
          <table:table-cell table:style-name="ce226" office:value-type="string">
            <text:p>REG_PLF308_ECMS_002</text:p>
          </table:table-cell>
          <table:table-cell office:value-type="string">
            <text:p>ECMS</text:p>
          </table:table-cell>
          <table:table-cell/>
          <table:table-cell office:value-type="string">
            <text:p>Create and delete javascript files from Content Explorer</text:p>
          </table:table-cell>
          <table:table-cell table:formula="of:=SUMPRODUCT(([Bugs_v2_1_8.B$7:Bugs_v2_1_8.B$924]=[.$A68])*([Bugs_v2_1_8.A$7:Bugs_v2_1_8.A$924]&lt;&gt;&quot;&quot;))" office:value-type="float" office:value="1">
            <text:p>1</text:p>
          </table:table-cell>
          <table:table-cell table:number-columns-repeated="1018"/>
        </table:table-row>
        <table:table-row table:style-name="ro10">
          <table:table-cell table:style-name="ce226" office:value-type="string">
            <text:p>REG_PLF308_ECMS_003</text:p>
          </table:table-cell>
          <table:table-cell office:value-type="string">
            <text:p>ECMS</text:p>
          </table:table-cell>
          <table:table-cell/>
          <table:table-cell office:value-type="string">
            <text:p>Check name is automatically generated when creating a new content</text:p>
          </table:table-cell>
          <table:table-cell table:formula="of:=SUMPRODUCT(([Bugs_v2_1_8.B$7:Bugs_v2_1_8.B$924]=[.$A69])*([Bugs_v2_1_8.A$7:Bugs_v2_1_8.A$924]&lt;&gt;&quot;&quot;))" office:value-type="float" office:value="1">
            <text:p>1</text:p>
          </table:table-cell>
          <table:table-cell table:number-columns-repeated="1018"/>
        </table:table-row>
        <table:table-row table:style-name="ro7">
          <table:table-cell table:style-name="ce226" office:value-type="string">
            <text:p>REG_PLF308_ECMS_004</text:p>
          </table:table-cell>
          <table:table-cell office:value-type="string">
            <text:p>ECMS</text:p>
          </table:table-cell>
          <table:table-cell/>
          <table:table-cell office:value-type="string">
            <text:p>Check whether Uploaded image gets overwritten</text:p>
          </table:table-cell>
          <table:table-cell table:formula="of:=SUMPRODUCT(([Bugs_v2_1_8.B$7:Bugs_v2_1_8.B$924]=[.$A70])*([Bugs_v2_1_8.A$7:Bugs_v2_1_8.A$924]&lt;&gt;&quot;&quot;))" office:value-type="float" office:value="1">
            <text:p>1</text:p>
          </table:table-cell>
          <table:table-cell table:number-columns-repeated="1018"/>
        </table:table-row>
        <table:table-row table:style-name="ro10">
          <table:table-cell table:style-name="ce226" office:value-type="string">
            <text:p>REG_PLF308_ECMS_005</text:p>
          </table:table-cell>
          <table:table-cell office:value-type="string">
            <text:p>ECMS</text:p>
          </table:table-cell>
          <table:table-cell/>
          <table:table-cell office:value-type="string">
            <text:p>Check Search results are displayed 10 items per page</text:p>
          </table:table-cell>
          <table:table-cell table:formula="of:=SUMPRODUCT(([Bugs_v2_1_8.B$7:Bugs_v2_1_8.B$924]=[.$A71])*([Bugs_v2_1_8.A$7:Bugs_v2_1_8.A$924]&lt;&gt;&quot;&quot;))" office:value-type="float" office:value="1">
            <text:p>1</text:p>
          </table:table-cell>
          <table:table-cell table:number-columns-repeated="1018"/>
        </table:table-row>
        <table:table-row table:style-name="ro10">
          <table:table-cell table:style-name="ce226" office:value-type="string">
            <text:p>REG_PLF308_ECMS_006</text:p>
          </table:table-cell>
          <table:table-cell office:value-type="string">
            <text:p>ECMS</text:p>
          </table:table-cell>
          <table:table-cell/>
          <table:table-cell office:value-type="string">
            <text:p>Check displaying of Content Explorer portlet in home page</text:p>
          </table:table-cell>
          <table:table-cell table:formula="of:=SUMPRODUCT(([Bugs_v2_1_8.B$7:Bugs_v2_1_8.B$924]=[.$A72])*([Bugs_v2_1_8.A$7:Bugs_v2_1_8.A$924]&lt;&gt;&quot;&quot;))" office:value-type="float" office:value="1">
            <text:p>1</text:p>
          </table:table-cell>
          <table:table-cell table:number-columns-repeated="1018"/>
        </table:table-row>
        <table:table-row table:style-name="ro7">
          <table:table-cell table:style-name="ce226" office:value-type="string">
            <text:p>REG_PLF308_ECMS_007</text:p>
          </table:table-cell>
          <table:table-cell office:value-type="string">
            <text:p>ECMS</text:p>
          </table:table-cell>
          <table:table-cell/>
          <table:table-cell office:value-type="string">
            <text:p>Click on "View document" in a space </text:p>
          </table:table-cell>
          <table:table-cell table:formula="of:=SUMPRODUCT(([Bugs_v2_1_8.B$7:Bugs_v2_1_8.B$924]=[.$A73])*([Bugs_v2_1_8.A$7:Bugs_v2_1_8.A$924]&lt;&gt;&quot;&quot;))" office:value-type="float" office:value="1">
            <text:p>1</text:p>
          </table:table-cell>
          <table:table-cell table:number-columns-repeated="1018"/>
        </table:table-row>
        <table:table-row table:style-name="ro10">
          <table:table-cell table:style-name="ce226" office:value-type="string">
            <text:p>REG_PLF308_ECMS_008</text:p>
          </table:table-cell>
          <table:table-cell office:value-type="string">
            <text:p>ECMS</text:p>
          </table:table-cell>
          <table:table-cell/>
          <table:table-cell office:value-type="string">
            <text:p>Check applying two filters in the Filter By Type of File Explorer</text:p>
          </table:table-cell>
          <table:table-cell table:formula="of:=SUMPRODUCT(([Bugs_v2_1_8.B$7:Bugs_v2_1_8.B$924]=[.$A74])*([Bugs_v2_1_8.A$7:Bugs_v2_1_8.A$924]&lt;&gt;&quot;&quot;))" office:value-type="float" office:value="1">
            <text:p>1</text:p>
          </table:table-cell>
          <table:table-cell table:number-columns-repeated="1018"/>
        </table:table-row>
        <table:table-row table:style-name="ro10">
          <table:table-cell table:style-name="ce226" office:value-type="string">
            <text:p>REG_PLF308_ECMS_009</text:p>
          </table:table-cell>
          <table:table-cell office:value-type="string">
            <text:p>ECMS</text:p>
          </table:table-cell>
          <table:table-cell/>
          <table:table-cell office:value-type="string">
            <text:p>Check the results of an initial research is cleared during a second search</text:p>
          </table:table-cell>
          <table:table-cell table:formula="of:=SUMPRODUCT(([Bugs_v2_1_8.B$7:Bugs_v2_1_8.B$924]=[.$A75])*([Bugs_v2_1_8.A$7:Bugs_v2_1_8.A$924]&lt;&gt;&quot;&quot;))" office:value-type="float" office:value="1">
            <text:p>1</text:p>
          </table:table-cell>
          <table:table-cell table:number-columns-repeated="1018"/>
        </table:table-row>
        <table:table-row table:style-name="ro7">
          <table:table-cell table:style-name="ce226" office:value-type="string">
            <text:p>REG_PLF308_ECMS_010</text:p>
          </table:table-cell>
          <table:table-cell office:value-type="string">
            <text:p>ECMS</text:p>
          </table:table-cell>
          <table:table-cell/>
          <table:table-cell office:value-type="string">
            <text:p>Searching under a category in Sites Explorer</text:p>
          </table:table-cell>
          <table:table-cell table:formula="of:=SUMPRODUCT(([Bugs_v2_1_8.B$7:Bugs_v2_1_8.B$924]=[.$A76])*([Bugs_v2_1_8.A$7:Bugs_v2_1_8.A$924]&lt;&gt;&quot;&quot;))" office:value-type="float" office:value="3">
            <text:p>3</text:p>
          </table:table-cell>
          <table:table-cell table:number-columns-repeated="1018"/>
        </table:table-row>
        <table:table-row table:style-name="ro10">
          <table:table-cell table:style-name="ce226" office:value-type="string">
            <text:p>REG_PLF308_ECMS_011</text:p>
          </table:table-cell>
          <table:table-cell office:value-type="string">
            <text:p>ECMS</text:p>
          </table:table-cell>
          <table:table-cell/>
          <table:table-cell office:value-type="string">
            <text:p>Check nullPointerException when Setting a name to taxonomyAction</text:p>
          </table:table-cell>
          <table:table-cell table:formula="of:=SUMPRODUCT(([Bugs_v2_1_8.B$7:Bugs_v2_1_8.B$924]=[.$A77])*([Bugs_v2_1_8.A$7:Bugs_v2_1_8.A$924]&lt;&gt;&quot;&quot;))" office:value-type="float" office:value="1">
            <text:p>1</text:p>
          </table:table-cell>
          <table:table-cell table:number-columns-repeated="1018"/>
        </table:table-row>
        <table:table-row table:style-name="ro7">
          <table:table-cell table:style-name="ce226" office:value-type="string">
            <text:p>REG_PLF308_ECMS_012</text:p>
          </table:table-cell>
          <table:table-cell office:value-type="string">
            <text:p>ECMS</text:p>
          </table:table-cell>
          <table:table-cell/>
          <table:table-cell table:style-name="ce123" office:value-type="string">
            <text:p>Check displaying HTM Lists in exo content.</text:p>
          </table:table-cell>
          <table:table-cell table:formula="of:=SUMPRODUCT(([Bugs_v2_1_8.B$7:Bugs_v2_1_8.B$924]=[.$A78])*([Bugs_v2_1_8.A$7:Bugs_v2_1_8.A$924]&lt;&gt;&quot;&quot;))" office:value-type="float" office:value="1">
            <text:p>1</text:p>
          </table:table-cell>
          <table:table-cell table:number-columns-repeated="1018"/>
        </table:table-row>
        <table:table-row table:style-name="ro10">
          <table:table-cell table:style-name="ce226" office:value-type="string">
            <text:p>REG_PLF308_ECMS_013</text:p>
          </table:table-cell>
          <table:table-cell office:value-type="string">
            <text:p>ECMS</text:p>
          </table:table-cell>
          <table:table-cell/>
          <table:table-cell table:style-name="ce123" office:value-type="string">
            <text:p>Check Hidden Field's value is reset when editing a document</text:p>
          </table:table-cell>
          <table:table-cell table:formula="of:=SUMPRODUCT(([Bugs_v2_1_8.B$7:Bugs_v2_1_8.B$924]=[.$A79])*([Bugs_v2_1_8.A$7:Bugs_v2_1_8.A$924]&lt;&gt;&quot;&quot;))" office:value-type="float" office:value="1">
            <text:p>1</text:p>
          </table:table-cell>
          <table:table-cell table:number-columns-repeated="1018"/>
        </table:table-row>
        <table:table-row table:style-name="ro7">
          <table:table-cell table:style-name="ce225" office:value-type="string">
            <text:p>Bugs_v2_1_9</text:p>
          </table:table-cell>
          <table:table-cell table:number-columns-repeated="2"/>
          <table:table-cell table:style-name="ce109"/>
          <table:table-cell table:formula="of:=SUMPRODUCT(([Bugs_v2_1_7.B$7:Bugs_v2_1_7.B$931]=[.$A80])*([Bugs_v2_1_7.A$7:Bugs_v2_1_7.A$931]&lt;&gt;&quot;&quot;))" office:value-type="float" office:value="0">
            <text:p>0</text:p>
          </table:table-cell>
          <table:table-cell table:number-columns-repeated="1018"/>
        </table:table-row>
        <table:table-row table:style-name="ro42">
          <table:table-cell table:style-name="ce193" office:value-type="string">
            <text:p>REG_PLF309_ECMS_001</text:p>
          </table:table-cell>
          <table:table-cell office:value-type="string">
            <text:p>ECMS</text:p>
          </table:table-cell>
          <table:table-cell/>
          <table:table-cell table:style-name="ce238" office:value-type="string">
            <text:p>Check XSS with Navigation on URL</text:p>
          </table:table-cell>
          <table:table-cell table:formula="of:=SUMPRODUCT(([Bugs_v2_1_9.B$7:Bugs_v2_1_9.B$931]=[.$A81])*([Bugs_v2_1_9.A$7:Bugs_v2_1_9.A$931]&lt;&gt;&quot;&quot;))" office:value-type="float" office:value="1">
            <text:p>1</text:p>
          </table:table-cell>
          <table:table-cell table:number-columns-repeated="1018"/>
        </table:table-row>
        <table:table-row table:style-name="ro42">
          <table:table-cell table:style-name="ce193" office:value-type="string">
            <text:p>REG_PLF309_ECMS_002</text:p>
          </table:table-cell>
          <table:table-cell office:value-type="string">
            <text:p>ECMS</text:p>
          </table:table-cell>
          <table:table-cell/>
          <table:table-cell table:style-name="ce238" office:value-type="string">
            <text:p>Check the displaying of <text:s/>content in CLV portlet</text:p>
          </table:table-cell>
          <table:table-cell table:formula="of:=SUMPRODUCT(([Bugs_v2_1_9.B$7:Bugs_v2_1_9.B$931]=[.$A82])*([Bugs_v2_1_9.A$7:Bugs_v2_1_9.A$931]&lt;&gt;&quot;&quot;))" office:value-type="float" office:value="1">
            <text:p>1</text:p>
          </table:table-cell>
          <table:table-cell table:number-columns-repeated="1018"/>
        </table:table-row>
        <table:table-row table:style-name="ro42">
          <table:table-cell table:style-name="ce193" office:value-type="string">
            <text:p>REG_PLF309_ECMS_003</text:p>
          </table:table-cell>
          <table:table-cell office:value-type="string">
            <text:p>ECMS</text:p>
          </table:table-cell>
          <table:table-cell/>
          <table:table-cell table:style-name="ce238" office:value-type="string">
            <text:p>Check XSS in Search portlet</text:p>
          </table:table-cell>
          <table:table-cell table:formula="of:=SUMPRODUCT(([Bugs_v2_1_9.B$7:Bugs_v2_1_9.B$931]=[.$A83])*([Bugs_v2_1_9.A$7:Bugs_v2_1_9.A$931]&lt;&gt;&quot;&quot;))" office:value-type="float" office:value="1">
            <text:p>1</text:p>
          </table:table-cell>
          <table:table-cell table:number-columns-repeated="1018"/>
        </table:table-row>
        <table:table-row table:style-name="ro42">
          <table:table-cell table:style-name="ce193" office:value-type="string">
            <text:p>REG_PLF309_ECMS_004</text:p>
          </table:table-cell>
          <table:table-cell office:value-type="string">
            <text:p>ECMS</text:p>
          </table:table-cell>
          <table:table-cell/>
          <table:table-cell table:style-name="ce238" office:value-type="string">
            <text:p>Check default value of Calendar field </text:p>
          </table:table-cell>
          <table:table-cell table:formula="of:=SUMPRODUCT(([Bugs_v2_1_9.B$7:Bugs_v2_1_9.B$931]=[.$A84])*([Bugs_v2_1_9.A$7:Bugs_v2_1_9.A$931]&lt;&gt;&quot;&quot;))" office:value-type="float" office:value="1">
            <text:p>1</text:p>
          </table:table-cell>
          <table:table-cell table:number-columns-repeated="1018"/>
        </table:table-row>
        <table:table-row table:style-name="ro42">
          <table:table-cell table:style-name="ce193" office:value-type="string">
            <text:p>REG_PLF309_ECMS_005</text:p>
          </table:table-cell>
          <table:table-cell office:value-type="string">
            <text:p>ECMS</text:p>
          </table:table-cell>
          <table:table-cell/>
          <table:table-cell table:style-name="ce238" office:value-type="string">
            <text:p>Add new webcontent with java script</text:p>
          </table:table-cell>
          <table:table-cell table:formula="of:=SUMPRODUCT(([Bugs_v2_1_9.B$7:Bugs_v2_1_9.B$931]=[.$A85])*([Bugs_v2_1_9.A$7:Bugs_v2_1_9.A$931]&lt;&gt;&quot;&quot;))" office:value-type="float" office:value="1">
            <text:p>1</text:p>
          </table:table-cell>
          <table:table-cell table:number-columns-repeated="1018"/>
        </table:table-row>
        <table:table-row table:style-name="ro42">
          <table:table-cell table:style-name="ce193" office:value-type="string">
            <text:p>REG_PLF309_ECMS_006</text:p>
          </table:table-cell>
          <table:table-cell office:value-type="string">
            <text:p>ECMS</text:p>
          </table:table-cell>
          <table:table-cell/>
          <table:table-cell table:style-name="ce238" office:value-type="string">
            <text:p>Filter some actions insite nt: file</text:p>
          </table:table-cell>
          <table:table-cell table:formula="of:=SUMPRODUCT(([Bugs_v2_1_9.B$7:Bugs_v2_1_9.B$931]=[.$A86])*([Bugs_v2_1_9.A$7:Bugs_v2_1_9.A$931]&lt;&gt;&quot;&quot;))" office:value-type="float" office:value="2">
            <text:p>2</text:p>
          </table:table-cell>
          <table:table-cell table:number-columns-repeated="1018"/>
        </table:table-row>
        <table:table-row table:style-name="ro12">
          <table:table-cell table:style-name="ce193" office:value-type="string">
            <text:p>REG_PLF309_ECMS_007</text:p>
          </table:table-cell>
          <table:table-cell office:value-type="string">
            <text:p>ECMS</text:p>
          </table:table-cell>
          <table:table-cell/>
          <table:table-cell table:style-name="ce238" office:value-type="string">
            <text:p>Check webDAV link</text:p>
          </table:table-cell>
          <table:table-cell table:formula="of:=SUMPRODUCT(([Bugs_v2_1_9.B$7:Bugs_v2_1_9.B$931]=[.$A87])*([Bugs_v2_1_9.A$7:Bugs_v2_1_9.A$931]&lt;&gt;&quot;&quot;))" office:value-type="float" office:value="1">
            <text:p>1</text:p>
          </table:table-cell>
          <table:table-cell table:number-columns-repeated="1018"/>
        </table:table-row>
        <table:table-row table:style-name="ro42">
          <table:table-cell table:style-name="ce193" office:value-type="string">
            <text:p>REG_PLF309_ECMS_008</text:p>
          </table:table-cell>
          <table:table-cell office:value-type="string">
            <text:p>ECMS</text:p>
          </table:table-cell>
          <table:table-cell/>
          <table:table-cell table:style-name="ce238" office:value-type="string">
            <text:p>Printing PDF</text:p>
          </table:table-cell>
          <table:table-cell table:formula="of:=SUMPRODUCT(([Bugs_v2_1_9.B$7:Bugs_v2_1_9.B$931]=[.$A88])*([Bugs_v2_1_9.A$7:Bugs_v2_1_9.A$931]&lt;&gt;&quot;&quot;))" office:value-type="float" office:value="1">
            <text:p>1</text:p>
          </table:table-cell>
          <table:table-cell table:number-columns-repeated="1018"/>
        </table:table-row>
        <table:table-row table:style-name="ro42">
          <table:table-cell table:style-name="ce193" office:value-type="string">
            <text:p>REG_PLF309_ECMS_009</text:p>
          </table:table-cell>
          <table:table-cell office:value-type="string">
            <text:p>ECMS</text:p>
          </table:table-cell>
          <table:table-cell/>
          <table:table-cell table:style-name="ce238" office:value-type="string">
            <text:p>Check thumbnail view of PDF file</text:p>
          </table:table-cell>
          <table:table-cell table:formula="of:=SUMPRODUCT(([Bugs_v2_1_9.B$7:Bugs_v2_1_9.B$931]=[.$A89])*([Bugs_v2_1_9.A$7:Bugs_v2_1_9.A$931]&lt;&gt;&quot;&quot;))" office:value-type="float" office:value="1">
            <text:p>1</text:p>
          </table:table-cell>
          <table:table-cell table:number-columns-repeated="1018"/>
        </table:table-row>
        <table:table-row table:style-name="ro42">
          <table:table-cell table:style-name="ce193" office:value-type="string">
            <text:p>REG_PLF309_ECMS_010</text:p>
          </table:table-cell>
          <table:table-cell office:value-type="string">
            <text:p>ECMS</text:p>
          </table:table-cell>
          <table:table-cell/>
          <table:table-cell table:style-name="ce238" office:value-type="string">
            <text:p>Check footer in IE9</text:p>
          </table:table-cell>
          <table:table-cell table:formula="of:=SUMPRODUCT(([Bugs_v2_1_9.B$7:Bugs_v2_1_9.B$931]=[.$A90])*([Bugs_v2_1_9.A$7:Bugs_v2_1_9.A$931]&lt;&gt;&quot;&quot;))" office:value-type="float" office:value="1">
            <text:p>1</text:p>
          </table:table-cell>
          <table:table-cell table:number-columns-repeated="1018"/>
        </table:table-row>
        <table:table-row table:style-name="ro42">
          <table:table-cell table:style-name="ce193" office:value-type="string">
            <text:p>REG_PLF309_ECMS_011</text:p>
          </table:table-cell>
          <table:table-cell office:value-type="string">
            <text:p>ECMS</text:p>
          </table:table-cell>
          <table:table-cell/>
          <table:table-cell table:style-name="ce239" office:value-type="string">
            <text:p>Check the SignIn portlet after edit</text:p>
          </table:table-cell>
          <table:table-cell table:formula="of:=SUMPRODUCT(([Bugs_v2_1_9.B$7:Bugs_v2_1_9.B$931]=[.$A91])*([Bugs_v2_1_9.A$7:Bugs_v2_1_9.A$931]&lt;&gt;&quot;&quot;))" office:value-type="float" office:value="1">
            <text:p>1</text:p>
          </table:table-cell>
          <table:table-cell table:number-columns-repeated="1018"/>
        </table:table-row>
        <table:table-row table:style-name="ro7" table:number-rows-repeated="3">
          <table:table-cell table:style-name="ce227"/>
          <table:table-cell table:number-columns-repeated="2"/>
          <table:table-cell table:style-name="ce109"/>
          <table:table-cell table:number-columns-repeated="1019"/>
        </table:table-row>
        <table:table-row table:style-name="ro43">
          <table:table-cell table:style-name="ce107"/>
          <table:table-cell table:style-name="Default"/>
          <table:table-cell/>
          <table:table-cell table:style-name="Default"/>
          <table:table-cell table:number-columns-repeated="1019"/>
        </table:table-row>
        <table:table-row table:style-name="ro7" table:number-rows-repeated="2">
          <table:table-cell table:style-name="ce107"/>
          <table:table-cell table:style-name="Default"/>
          <table:table-cell/>
          <table:table-cell table:style-name="Default"/>
          <table:table-cell table:number-columns-repeated="1019"/>
        </table:table-row>
        <table:table-row table:style-name="ro7">
          <table:table-cell table:style-name="ce192"/>
          <table:table-cell table:style-name="Default"/>
          <table:table-cell/>
          <table:table-cell table:style-name="Default"/>
          <table:table-cell table:number-columns-repeated="1019"/>
        </table:table-row>
        <table:table-row table:style-name="ro44">
          <table:table-cell table:style-name="ce228" office:value-type="string">
            <text:p>Total</text:p>
          </table:table-cell>
          <table:table-cell table:style-name="ce232" table:number-columns-repeated="2"/>
          <table:table-cell table:style-name="ce101"/>
          <table:table-cell table:style-name="ce228" table:formula="of:=SUM([.E1:.E97])" office:value-type="float" office:value="87">
            <text:p>87</text:p>
          </table:table-cell>
          <table:table-cell table:style-name="ce229" table:number-columns-repeated="245"/>
          <table:table-cell table:number-columns-repeated="773"/>
        </table:table-row>
        <table:table-row table:style-name="ro7">
          <table:table-cell table:style-name="ce229" table:number-columns-repeated="3"/>
          <table:table-cell table:style-name="Default"/>
          <table:table-cell table:style-name="ce229" table:number-columns-repeated="246"/>
          <table:table-cell table:number-columns-repeated="773"/>
        </table:table-row>
        <table:table-row table:style-name="ro7" table:number-rows-repeated="2">
          <table:table-cell table:style-name="ce229" table:number-columns-repeated="3"/>
          <table:table-cell table:style-name="ce123"/>
          <table:table-cell table:style-name="ce229" table:number-columns-repeated="246"/>
          <table:table-cell table:number-columns-repeated="773"/>
        </table:table-row>
        <table:table-row table:style-name="ro7" table:number-rows-repeated="2">
          <table:table-cell table:style-name="ce229" table:number-columns-repeated="3"/>
          <table:table-cell table:style-name="ce101"/>
          <table:table-cell table:style-name="ce229" table:number-columns-repeated="246"/>
          <table:table-cell table:number-columns-repeated="773"/>
        </table:table-row>
        <table:table-row table:style-name="ro7" table:number-rows-repeated="4">
          <table:table-cell table:style-name="ce229" table:number-columns-repeated="3"/>
          <table:table-cell table:style-name="Default"/>
          <table:table-cell table:style-name="ce229" table:number-columns-repeated="246"/>
          <table:table-cell table:number-columns-repeated="773"/>
        </table:table-row>
        <table:table-row table:style-name="ro7" table:number-rows-repeated="10">
          <table:table-cell table:style-name="ce229" table:number-columns-repeated="250"/>
          <table:table-cell table:number-columns-repeated="773"/>
        </table:table-row>
        <table:table-row table:style-name="ro7" table:number-rows-repeated="10">
          <table:table-cell table:style-name="Default" table:number-columns-repeated="2"/>
          <table:table-cell/>
          <table:table-cell table:style-name="Default" table:number-columns-repeated="2"/>
          <table:table-cell table:number-columns-repeated="1018"/>
        </table:table-row>
        <table:table-row table:style-name="ro7">
          <table:table-cell table:style-name="Default" table:number-columns-repeated="2"/>
          <table:table-cell/>
          <table:table-cell table:style-name="Default" table:number-columns-repeated="2"/>
          <table:table-cell table:number-columns-repeated="1018"/>
        </table:table-row>
      </table:table>
      <table:named-expressions>
        <table:named-expression table:name="ACTION" table:base-cell-address="$Cover.$A$1" table:expression="&quot;$#REF!.$B$3:$G$4&quot;"/>
        <table:named-expression table:name="Add_address" table:base-cell-address="$Bugs_v2_1_4.$H$14" table:expression="$#REF!.$E$13:$H$14"/>
        <table:named-expression table:name="Add_contact" table:base-cell-address="$Bugs_v2_1_5.$H$9" table:expression="$#REF!.$E$7:$H$9"/>
        <table:named-expression table:name="Add_tag" table:base-cell-address="$Cover.$H$8" table:expression="$#REF!.$E$7:$H$8"/>
        <table:named-expression table:name="Add_tag_forcontact" table:base-cell-address="$Bugs_v2_1_5.$H$493" table:expression="$#REF!.$E$478:$H$487"/>
        <table:named-expression table:name="APPLICATION_NAME" table:base-cell-address="$Cover.$A$1" table:expression="$#REF!.$B$8"/>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Copy_paste_contact" table:base-cell-address="$Bugs_v2_1_5.$H$349" table:expression="$#REF!.$E$342:$H$343"/>
        <table:named-expression table:name="Draf_drop_contact" table:base-cell-address="$Bugs_v2_1_5.$H$198" table:expression="$#REF!.$E$190:$H$192"/>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port_address" table:base-cell-address="$Bugs_v2_1_4.$H$174" table:expression="$#REF!.$E$174:$H$176"/>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Search_contact" table:base-cell-address="$Cover.$H$82" table:expression="$'bugs_v1.6.5'.$e$#ref!:$h$#REF!"/>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Share_contact_togroup" table:base-cell-address="$Bugs_v2_1_5.$H$469" table:expression="$#REF!.$E$454:$H$463"/>
        <table:named-expression table:name="Share_contact_touser" table:base-cell-address="$Bugs_v2_1_5.$H$450" table:expression="$#REF!.$E$433:$H$444"/>
        <table:named-expression table:name="TEST_VERSION" table:base-cell-address="$Cover.$A$1" table:expression="$#REF!.$B$5"/>
      </table:named-expressions>
      <table:database-ranges>
        <table:database-range table:name="__Anonymous_Sheet_DB__2" table:target-range-address="Bugs_v2_1_4.L1:Bugs_v2_1_4.L6" table:display-filter-buttons="true" table:orientation="column"/>
        <table:database-range table:name="__Anonymous_Sheet_DB__3" table:target-range-address="Bugs_v2_1_5.A1:Bugs_v2_1_5.P50" table:display-filter-buttons="true" table:contains-header="false" table:orientation="column"/>
        <table:database-range table:name="__Anonymous_Sheet_DB__4" table:target-range-address="Bugs_v2_1_6.L1:Bugs_v2_1_6.L6" table:display-filter-buttons="true" table:orientation="column"/>
        <table:database-range table:name="__Anonymous_Sheet_DB__5" table:target-range-address="Bugs_v2_1_7.L1:Bugs_v2_1_7.L6" table:display-filter-buttons="true" table:orientation="column"/>
        <table:database-range table:name="__Anonymous_Sheet_DB__6" table:target-range-address="Bugs_v2_1_8.L1:Bugs_v2_1_8.L41" table:display-filter-buttons="true" table:orientation="column"/>
        <table:database-range table:name="__Anonymous_Sheet_DB__7" table:target-range-address="Bugs_v2_1_9.L1:Bugs_v2_1_9.L35"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day number:style="long"/>
      <number:text>-</number:text>
      <number:month number:textual="true"/>
      <number:text>-</number:text>
      <number:year/>
    </number:date-style>
    <number:currency-style style:name="N231P0" style:volatile="true">
      <number:number number:decimal-places="2" number:min-integer-digits="1" number:grouping="true"/>
      <number:text> </number:text>
      <number:currency-symbol number:language="fr" number:country="FR">€</number:currency-symbol>
    </number:currency-style>
    <number:currency-style style:name="N23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1P0"/>
    </number:currency-style>
    <number:date-style style:name="N232">
      <number:day number:style="long"/>
      <number:text>/</number:text>
      <number:month number:style="long"/>
      <number:text>/</number:text>
      <number:year/>
    </number:date-style>
    <number:date-style style:name="N233">
      <number:day number:style="long"/>
      <number:text>/</number:text>
      <number:month number:style="long"/>
      <number:text>/</number:text>
      <number:year number:style="long"/>
    </number:date-style>
    <number:date-style style:name="N234">
      <number:month number:textual="true"/>
      <number:text>- </number:text>
      <number:day/>
      <number:text>- </number:text>
      <number:year/>
    </number:date-style>
    <number:date-style style:name="N235">
      <number:month number:textual="true"/>
      <number:text>-</number:text>
      <number:day/>
      <number:text>-</number:text>
      <number:year/>
    </number:date-style>
    <number:number-style style:name="N236">
      <number:number number:decimal-places="0" number:min-integer-digits="2"/>
      <number:text>1</number:text>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07-27T15:20:02</dc:date>
    <meta:print-date>2008-06-17T00:45:47</meta:print-date>
    <dc:language>en-US</dc:language>
    <meta:editing-cycles>1209</meta:editing-cycles>
    <meta:editing-duration>P18DT16H45M57S</meta:editing-duration>
    <meta:document-statistic meta:table-count="9" meta:cell-count="3120" meta:object-count="1"/>
    <meta:user-defined meta:name="Info 1"/>
    <meta:user-defined meta:name="Info 2"/>
    <meta:user-defined meta:name="Info 3"/>
    <meta:user-defined meta:name="Info 4"/>
  </office:meta>
</office:document-meta>
</file>